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automatic-styles>
    <style:style style:name="Table1" style:family="table">
      <style:table-properties style:width="4.9549in" fo:margin-left="-0.0799in" fo:margin-top="0in" fo:margin-bottom="0in" table:align="left" style:writing-mode="lr-tb"/>
    </style:style>
    <style:style style:name="Table1.A" style:family="table-column">
      <style:table-column-properties style:column-width="0.716in"/>
    </style:style>
    <style:style style:name="Table1.B" style:family="table-column">
      <style:table-column-properties style:column-width="0.7826in"/>
    </style:style>
    <style:style style:name="Table1.C" style:family="table-column">
      <style:table-column-properties style:column-width="0.734in"/>
    </style:style>
    <style:style style:name="Table1.D" style:family="table-column">
      <style:table-column-properties style:column-width="1.8542in"/>
    </style:style>
    <style:style style:name="Table1.E" style:family="table-column">
      <style:table-column-properties style:column-width="0.8681in"/>
    </style:style>
    <style:style style:name="Table1.1" style:family="table-row">
      <style:table-row-properties fo:keep-together="auto"/>
    </style:style>
    <style:style style:name="Table1.A1" style:family="table-cell">
      <style:table-cell-properties style:vertical-align="" fo:padding-left="0.0799in" fo:padding-right="0.0799in" fo:padding-top="0in" fo:padding-bottom="0in" fo:border-left="none" fo:border-right="none" fo:border-top="none" fo:border-bottom="0.5pt solid #000001"/>
    </style:style>
    <style:style style:name="Table1.A2" style:family="table-cell">
      <style:table-cell-properties style:vertical-align="" fo:padding-left="0.0799in" fo:padding-right="0.0799in" fo:padding-top="0in" fo:padding-bottom="0in" fo:border-left="none" fo:border-right="none" fo:border-top="0.5pt solid #000001" fo:border-bottom="0.5pt solid #000001"/>
    </style:style>
    <style:style style:name="Table1.A24" style:family="table-cell">
      <style:table-cell-properties style:vertical-align="" fo:padding-left="0.0799in" fo:padding-right="0.0799in" fo:padding-top="0in" fo:padding-bottom="0in" fo:border-left="none" fo:border-right="none" fo:border-top="0.5pt solid #000001" fo:border-bottom="none"/>
    </style:style>
    <style:style style:name="Table2" style:family="table">
      <style:table-properties style:width="4.325in" fo:margin-left="-0.075in" fo:margin-top="0in" fo:margin-bottom="0in" table:align="left" style:writing-mode="lr-tb"/>
    </style:style>
    <style:style style:name="Table2.A" style:family="table-column">
      <style:table-column-properties style:column-width="0.6292in"/>
    </style:style>
    <style:style style:name="Table2.B" style:family="table-column">
      <style:table-column-properties style:column-width="2.6958in"/>
    </style:style>
    <style:style style:name="Table2.C" style:family="table-column">
      <style:table-column-properties style:column-width="1in"/>
    </style:style>
    <style:style style:name="Table2.1" style:family="table-row">
      <style:table-row-properties fo:keep-together="auto"/>
    </style:style>
    <style:style style:name="Table2.A1" style:family="table-cell">
      <style:table-cell-properties style:vertical-align="" fo:padding-left="0.075in" fo:padding-right="0.075in" fo:padding-top="0in" fo:padding-bottom="0in" fo:border-left="none" fo:border-right="none" fo:border-top="none" fo:border-bottom="0.5pt solid #000001"/>
    </style:style>
    <style:style style:name="Table2.A2" style:family="table-cell">
      <style:table-cell-properties style:vertical-align="" fo:padding-left="0.075in" fo:padding-right="0.075in" fo:padding-top="0in" fo:padding-bottom="0in" fo:border-left="none" fo:border-right="none" fo:border-top="0.5pt solid #000001" fo:border-bottom="0.5pt solid #000001"/>
    </style:style>
    <style:style style:name="Table2.A16" style:family="table-cell">
      <style:table-cell-properties style:vertical-align="" fo:padding-left="0.075in" fo:padding-right="0.075in" fo:padding-top="0in" fo:padding-bottom="0in" fo:border-left="none" fo:border-right="none" fo:border-top="0.5pt solid #000001" fo:border-bottom="none"/>
    </style:style>
    <style:style style:name="Table3" style:family="table">
      <style:table-properties style:width="4.325in" fo:margin-left="-0.075in" fo:margin-top="0in" fo:margin-bottom="0in" table:align="left" style:writing-mode="lr-tb"/>
    </style:style>
    <style:style style:name="Table3.A" style:family="table-column">
      <style:table-column-properties style:column-width="0.575in"/>
    </style:style>
    <style:style style:name="Table3.B" style:family="table-column">
      <style:table-column-properties style:column-width="2.8049in"/>
    </style:style>
    <style:style style:name="Table3.C" style:family="table-column">
      <style:table-column-properties style:column-width="0.9451in"/>
    </style:style>
    <style:style style:name="Table3.1" style:family="table-row">
      <style:table-row-properties fo:keep-together="auto"/>
    </style:style>
    <style:style style:name="Table3.A1" style:family="table-cell">
      <style:table-cell-properties style:vertical-align="" fo:padding-left="0.075in" fo:padding-right="0.075in" fo:padding-top="0in" fo:padding-bottom="0in" fo:border-left="none" fo:border-right="none" fo:border-top="none" fo:border-bottom="0.5pt solid #000001"/>
    </style:style>
    <style:style style:name="Table3.A2" style:family="table-cell">
      <style:table-cell-properties style:vertical-align="" fo:padding-left="0.075in" fo:padding-right="0.075in" fo:padding-top="0in" fo:padding-bottom="0in" fo:border-left="none" fo:border-right="none" fo:border-top="0.5pt solid #000001" fo:border-bottom="0.5pt solid #000001"/>
    </style:style>
    <style:style style:name="Table3.A10" style:family="table-cell">
      <style:table-cell-properties style:vertical-align="" fo:padding-left="0.075in" fo:padding-right="0.075in" fo:padding-top="0in" fo:padding-bottom="0in" fo:border-left="none" fo:border-right="none" fo:border-top="0.5pt solid #000001" fo:border-bottom="none"/>
    </style:style>
    <style:style style:name="Table4" style:family="table">
      <style:table-properties style:width="6.4229in" fo:margin-left="-0.075in" fo:margin-top="0in" fo:margin-bottom="0in" table:align="left" style:writing-mode="lr-tb"/>
    </style:style>
    <style:style style:name="Table4.A" style:family="table-column">
      <style:table-column-properties style:column-width="0.5903in"/>
    </style:style>
    <style:style style:name="Table4.B" style:family="table-column">
      <style:table-column-properties style:column-width="0.7153in"/>
    </style:style>
    <style:style style:name="Table4.C" style:family="table-column">
      <style:table-column-properties style:column-width="0.591in"/>
    </style:style>
    <style:style style:name="Table4.D" style:family="table-column">
      <style:table-column-properties style:column-width="2.5688in"/>
    </style:style>
    <style:style style:name="Table4.E" style:family="table-column">
      <style:table-column-properties style:column-width="1.9576in"/>
    </style:style>
    <style:style style:name="Table4.1" style:family="table-row">
      <style:table-row-properties fo:keep-together="auto"/>
    </style:style>
    <style:style style:name="Table4.A1" style:family="table-cell">
      <style:table-cell-properties style:vertical-align="" fo:padding-left="0.075in" fo:padding-right="0.075in" fo:padding-top="0in" fo:padding-bottom="0in" fo:border-left="none" fo:border-right="none" fo:border-top="none" fo:border-bottom="0.5pt solid #000001"/>
    </style:style>
    <style:style style:name="Table4.A2" style:family="table-cell">
      <style:table-cell-properties style:vertical-align="" fo:padding-left="0.075in" fo:padding-right="0.075in" fo:padding-top="0in" fo:padding-bottom="0in" fo:border-left="none" fo:border-right="none" fo:border-top="0.5pt solid #000001" fo:border-bottom="0.5pt solid #000001"/>
    </style:style>
    <style:style style:name="Table4.A42" style:family="table-cell">
      <style:table-cell-properties style:vertical-align="" fo:padding-left="0.075in" fo:padding-right="0.075in" fo:padding-top="0in" fo:padding-bottom="0in" fo:border-left="none" fo:border-right="none" fo:border-top="0.5pt solid #000001" fo:border-bottom="none"/>
    </style:style>
    <style:style style:name="Table5" style:family="table">
      <style:table-properties style:width="5.2375in" fo:margin-left="-0.075in" fo:margin-top="0in" fo:margin-bottom="0in" table:align="left" style:writing-mode="lr-tb"/>
    </style:style>
    <style:style style:name="Table5.A" style:family="table-column">
      <style:table-column-properties style:column-width="0.6076in"/>
    </style:style>
    <style:style style:name="Table5.B" style:family="table-column">
      <style:table-column-properties style:column-width="0.7229in"/>
    </style:style>
    <style:style style:name="Table5.C" style:family="table-column">
      <style:table-column-properties style:column-width="0.6264in"/>
    </style:style>
    <style:style style:name="Table5.D" style:family="table-column">
      <style:table-column-properties style:column-width="1.934in"/>
    </style:style>
    <style:style style:name="Table5.E" style:family="table-column">
      <style:table-column-properties style:column-width="1.3465in"/>
    </style:style>
    <style:style style:name="Table5.1" style:family="table-row">
      <style:table-row-properties fo:keep-together="auto"/>
    </style:style>
    <style:style style:name="Table5.A1" style:family="table-cell">
      <style:table-cell-properties style:vertical-align="" fo:padding-left="0.075in" fo:padding-right="0.075in" fo:padding-top="0in" fo:padding-bottom="0in" fo:border-left="none" fo:border-right="none" fo:border-top="none" fo:border-bottom="0.5pt solid #000001"/>
    </style:style>
    <style:style style:name="Table5.A2" style:family="table-cell">
      <style:table-cell-properties style:vertical-align="" fo:padding-left="0.075in" fo:padding-right="0.075in" fo:padding-top="0in" fo:padding-bottom="0in" fo:border-left="none" fo:border-right="none" fo:border-top="0.5pt solid #000001" fo:border-bottom="0.5pt solid #000001"/>
    </style:style>
    <style:style style:name="Table5.A36" style:family="table-cell">
      <style:table-cell-properties style:vertical-align="" fo:padding-left="0.075in" fo:padding-right="0.075in" fo:padding-top="0in" fo:padding-bottom="0in" fo:border-left="none" fo:border-right="none" fo:border-top="0.5pt solid #000001" fo:border-bottom="none"/>
    </style:style>
    <style:style style:name="Table6" style:family="table">
      <style:table-properties style:width="4.3847in" fo:margin-left="-0.075in" fo:margin-top="0in" fo:margin-bottom="0in" table:align="left" style:writing-mode="lr-tb"/>
    </style:style>
    <style:style style:name="Table6.A" style:family="table-column">
      <style:table-column-properties style:column-width="1.2333in"/>
    </style:style>
    <style:style style:name="Table6.B" style:family="table-column">
      <style:table-column-properties style:column-width="1.8201in"/>
    </style:style>
    <style:style style:name="Table6.C" style:family="table-column">
      <style:table-column-properties style:column-width="1.3313in"/>
    </style:style>
    <style:style style:name="Table6.1" style:family="table-row">
      <style:table-row-properties fo:keep-together="auto"/>
    </style:style>
    <style:style style:name="Table6.A1" style:family="table-cell">
      <style:table-cell-properties style:vertical-align="" fo:padding-left="0.075in" fo:padding-right="0.075in" fo:padding-top="0in" fo:padding-bottom="0in" fo:border-left="none" fo:border-right="none" fo:border-top="none" fo:border-bottom="0.5pt solid #000001"/>
    </style:style>
    <style:style style:name="Table6.A2" style:family="table-cell">
      <style:table-cell-properties style:vertical-align="" fo:padding-left="0.075in" fo:padding-right="0.075in" fo:padding-top="0in" fo:padding-bottom="0in" fo:border-left="none" fo:border-right="none" fo:border-top="0.5pt solid #000001" fo:border-bottom="0.5pt solid #000001"/>
    </style:style>
    <style:style style:name="Table6.A4" style:family="table-cell">
      <style:table-cell-properties style:vertical-align="" fo:padding-left="0.075in" fo:padding-right="0.075in" fo:padding-top="0in" fo:padding-bottom="0in" fo:border-left="none" fo:border-right="none" fo:border-top="0.5pt solid #000001" fo:border-bottom="none"/>
    </style:style>
    <style:style style:name="Table7" style:family="table">
      <style:table-properties style:width="4.3271in" fo:margin-left="-0.075in" fo:margin-top="0in" fo:margin-bottom="0in" table:align="left" style:writing-mode="lr-tb"/>
    </style:style>
    <style:style style:name="Table7.A" style:family="table-column">
      <style:table-column-properties style:column-width="0.566in"/>
    </style:style>
    <style:style style:name="Table7.B" style:family="table-column">
      <style:table-column-properties style:column-width="0.6521in"/>
    </style:style>
    <style:style style:name="Table7.C" style:family="table-column">
      <style:table-column-properties style:column-width="0.5667in"/>
    </style:style>
    <style:style style:name="Table7.D" style:family="table-column">
      <style:table-column-properties style:column-width="1.6007in"/>
    </style:style>
    <style:style style:name="Table7.E" style:family="table-column">
      <style:table-column-properties style:column-width="0.9417in"/>
    </style:style>
    <style:style style:name="Table7.1" style:family="table-row">
      <style:table-row-properties fo:keep-together="auto"/>
    </style:style>
    <style:style style:name="Table7.A1" style:family="table-cell">
      <style:table-cell-properties style:vertical-align="" fo:padding-left="0.075in" fo:padding-right="0.075in" fo:padding-top="0in" fo:padding-bottom="0in" fo:border-left="none" fo:border-right="none" fo:border-top="none" fo:border-bottom="0.5pt solid #000001"/>
    </style:style>
    <style:style style:name="Table7.A2" style:family="table-cell">
      <style:table-cell-properties style:vertical-align="" fo:padding-left="0.075in" fo:padding-right="0.075in" fo:padding-top="0in" fo:padding-bottom="0in" fo:border-left="none" fo:border-right="none" fo:border-top="0.5pt solid #000001" fo:border-bottom="0.5pt solid #000001"/>
    </style:style>
    <style:style style:name="Table7.A14" style:family="table-cell">
      <style:table-cell-properties style:vertical-align="" fo:padding-left="0.075in" fo:padding-right="0.075in" fo:padding-top="0in" fo:padding-bottom="0in" fo:border-left="none" fo:border-right="none" fo:border-top="0.5pt solid #000001" fo:border-bottom="none"/>
    </style:style>
    <style:style style:name="Table8" style:family="table">
      <style:table-properties style:width="4.0257in" fo:margin-left="-0.075in" fo:margin-top="0in" fo:margin-bottom="0in" table:align="left" style:writing-mode="lr-tb"/>
    </style:style>
    <style:style style:name="Table8.A" style:family="table-column">
      <style:table-column-properties style:column-width="0.566in"/>
    </style:style>
    <style:style style:name="Table8.B" style:family="table-column">
      <style:table-column-properties style:column-width="0.6521in"/>
    </style:style>
    <style:style style:name="Table8.D" style:family="table-column">
      <style:table-column-properties style:column-width="1.3in"/>
    </style:style>
    <style:style style:name="Table8.E" style:family="table-column">
      <style:table-column-properties style:column-width="0.9417in"/>
    </style:style>
    <style:style style:name="Table8.1" style:family="table-row">
      <style:table-row-properties fo:keep-together="auto"/>
    </style:style>
    <style:style style:name="Table8.A1" style:family="table-cell">
      <style:table-cell-properties style:vertical-align="" fo:padding-left="0.075in" fo:padding-right="0.075in" fo:padding-top="0in" fo:padding-bottom="0in" fo:border-left="none" fo:border-right="none" fo:border-top="none" fo:border-bottom="0.5pt solid #000001"/>
    </style:style>
    <style:style style:name="Table8.A2" style:family="table-cell">
      <style:table-cell-properties style:vertical-align="" fo:padding-left="0.075in" fo:padding-right="0.075in" fo:padding-top="0in" fo:padding-bottom="0in" fo:border-left="none" fo:border-right="none" fo:border-top="0.5pt solid #000001" fo:border-bottom="0.5pt solid #000001"/>
    </style:style>
    <style:style style:name="Table8.A10" style:family="table-cell">
      <style:table-cell-properties style:vertical-align="" fo:padding-left="0.075in" fo:padding-right="0.075in" fo:padding-top="0in" fo:padding-bottom="0in" fo:border-left="none" fo:border-right="none" fo:border-top="0.5pt solid #000001" fo:border-bottom="none"/>
    </style:style>
    <style:style style:name="Table9" style:family="table">
      <style:table-properties style:width="5.9549in" fo:margin-left="-0.0799in" fo:margin-top="0in" fo:margin-bottom="0in" table:align="left" style:writing-mode="lr-tb"/>
    </style:style>
    <style:style style:name="Table9.A" style:family="table-column">
      <style:table-column-properties style:column-width="0.6389in"/>
    </style:style>
    <style:style style:name="Table9.B" style:family="table-column">
      <style:table-column-properties style:column-width="0.7236in"/>
    </style:style>
    <style:style style:name="Table9.D" style:family="table-column">
      <style:table-column-properties style:column-width="2.2028in"/>
    </style:style>
    <style:style style:name="Table9.E" style:family="table-column">
      <style:table-column-properties style:column-width="1.7507in"/>
    </style:style>
    <style:style style:name="Table9.1" style:family="table-row">
      <style:table-row-properties fo:keep-together="auto"/>
    </style:style>
    <style:style style:name="Table9.A1" style:family="table-cell">
      <style:table-cell-properties style:vertical-align="" fo:padding-left="0.0799in" fo:padding-right="0.0799in" fo:padding-top="0in" fo:padding-bottom="0in" fo:border-left="none" fo:border-right="none" fo:border-top="none" fo:border-bottom="0.5pt solid #000001"/>
    </style:style>
    <style:style style:name="Table9.A2" style:family="table-cell">
      <style:table-cell-properties style:vertical-align="" fo:padding-left="0.0799in" fo:padding-right="0.0799in" fo:padding-top="0in" fo:padding-bottom="0in" fo:border-left="none" fo:border-right="none" fo:border-top="0.5pt solid #000001" fo:border-bottom="0.5pt solid #000001"/>
    </style:style>
    <style:style style:name="Table9.A18" style:family="table-cell">
      <style:table-cell-properties style:vertical-align="" fo:padding-left="0.0799in" fo:padding-right="0.0799in" fo:padding-top="0in" fo:padding-bottom="0in" fo:border-left="none" fo:border-right="none" fo:border-top="0.5pt solid #000001" fo:border-bottom="none"/>
    </style:style>
    <style:style style:name="Table10" style:family="table">
      <style:table-properties style:width="2.2993in" fo:margin-left="-0.075in" fo:margin-top="0in" fo:margin-bottom="0in" table:align="left" style:writing-mode="lr-tb"/>
    </style:style>
    <style:style style:name="Table10.A" style:family="table-column">
      <style:table-column-properties style:column-width="0.6167in"/>
    </style:style>
    <style:style style:name="Table10.B" style:family="table-column">
      <style:table-column-properties style:column-width="1.6819in"/>
    </style:style>
    <style:style style:name="Table10.1" style:family="table-row">
      <style:table-row-properties fo:keep-together="auto"/>
    </style:style>
    <style:style style:name="Table10.A1" style:family="table-cell">
      <style:table-cell-properties style:vertical-align="" fo:padding-left="0.075in" fo:padding-right="0.075in" fo:padding-top="0in" fo:padding-bottom="0in" fo:border-left="none" fo:border-right="none" fo:border-top="none" fo:border-bottom="0.5pt solid #000001"/>
    </style:style>
    <style:style style:name="Table10.A2" style:family="table-cell">
      <style:table-cell-properties style:vertical-align="" fo:padding-left="0.075in" fo:padding-right="0.075in" fo:padding-top="0in" fo:padding-bottom="0in" fo:border-left="none" fo:border-right="none" fo:border-top="0.5pt solid #000001" fo:border-bottom="0.5pt solid #000001"/>
    </style:style>
    <style:style style:name="Table10.A5" style:family="table-cell">
      <style:table-cell-properties style:vertical-align="" fo:padding-left="0.075in" fo:padding-right="0.075in" fo:padding-top="0in" fo:padding-bottom="0in" fo:border-left="none" fo:border-right="none" fo:border-top="0.5pt solid #000001" fo:border-bottom="none"/>
    </style:style>
    <style:style style:name="Table11" style:family="table">
      <style:table-properties style:width="4.7in" fo:margin-left="-0.075in" fo:margin-top="0in" fo:margin-bottom="0in" table:align="left" style:writing-mode="lr-tb"/>
    </style:style>
    <style:style style:name="Table11.A" style:family="table-column">
      <style:table-column-properties style:column-width="0.6292in"/>
    </style:style>
    <style:style style:name="Table11.B" style:family="table-column">
      <style:table-column-properties style:column-width="2.6951in"/>
    </style:style>
    <style:style style:name="Table11.C" style:family="table-column">
      <style:table-column-properties style:column-width="1.3757in"/>
    </style:style>
    <style:style style:name="Table11.1" style:family="table-row">
      <style:table-row-properties fo:keep-together="auto"/>
    </style:style>
    <style:style style:name="Table11.A1" style:family="table-cell">
      <style:table-cell-properties style:vertical-align="" fo:padding-left="0.075in" fo:padding-right="0.075in" fo:padding-top="0in" fo:padding-bottom="0in" fo:border-left="none" fo:border-right="none" fo:border-top="none" fo:border-bottom="0.5pt solid #000001"/>
    </style:style>
    <style:style style:name="Table11.A2" style:family="table-cell">
      <style:table-cell-properties style:vertical-align="" fo:padding-left="0.075in" fo:padding-right="0.075in" fo:padding-top="0in" fo:padding-bottom="0in" fo:border-left="none" fo:border-right="none" fo:border-top="0.5pt solid #000001" fo:border-bottom="0.5pt solid #000001"/>
    </style:style>
    <style:style style:name="Table11.A20" style:family="table-cell">
      <style:table-cell-properties style:vertical-align="" fo:padding-left="0.075in" fo:padding-right="0.075in" fo:padding-top="0in" fo:padding-bottom="0in" fo:border-left="none" fo:border-right="none" fo:border-top="0.5pt solid #000001" fo:border-bottom="none"/>
    </style:style>
    <style:style style:name="Table12" style:family="table">
      <style:table-properties style:width="3.825in" fo:margin-left="-0.075in" fo:margin-top="0in" fo:margin-bottom="0in" table:align="left" style:writing-mode="lr-tb"/>
    </style:style>
    <style:style style:name="Table12.A" style:family="table-column">
      <style:table-column-properties style:column-width="0.6292in"/>
    </style:style>
    <style:style style:name="Table12.B" style:family="table-column">
      <style:table-column-properties style:column-width="1.9451in"/>
    </style:style>
    <style:style style:name="Table12.C" style:family="table-column">
      <style:table-column-properties style:column-width="1.2507in"/>
    </style:style>
    <style:style style:name="Table12.1" style:family="table-row">
      <style:table-row-properties fo:keep-together="auto"/>
    </style:style>
    <style:style style:name="Table12.A1" style:family="table-cell">
      <style:table-cell-properties style:vertical-align="" fo:padding-left="0.075in" fo:padding-right="0.075in" fo:padding-top="0in" fo:padding-bottom="0in" fo:border-left="none" fo:border-right="none" fo:border-top="none" fo:border-bottom="0.5pt solid #000001"/>
    </style:style>
    <style:style style:name="Table12.A2" style:family="table-cell">
      <style:table-cell-properties style:vertical-align="" fo:padding-left="0.075in" fo:padding-right="0.075in" fo:padding-top="0in" fo:padding-bottom="0in" fo:border-left="none" fo:border-right="none" fo:border-top="0.5pt solid #000001" fo:border-bottom="0.5pt solid #000001"/>
    </style:style>
    <style:style style:name="Table12.A42" style:family="table-cell">
      <style:table-cell-properties style:vertical-align="" fo:padding-left="0.075in" fo:padding-right="0.075in" fo:padding-top="0in" fo:padding-bottom="0in" fo:border-left="none" fo:border-right="none" fo:border-top="0.5pt solid #000001" fo:border-bottom="none"/>
    </style:style>
    <style:style style:name="Table13" style:family="table">
      <style:table-properties style:width="4.9486in" fo:margin-left="-0.075in" fo:margin-top="0in" fo:margin-bottom="0in" table:align="left" style:writing-mode="lr-tb"/>
    </style:style>
    <style:style style:name="Table13.A" style:family="table-column">
      <style:table-column-properties style:column-width="0.8396in"/>
    </style:style>
    <style:style style:name="Table13.B" style:family="table-column">
      <style:table-column-properties style:column-width="0.6292in"/>
    </style:style>
    <style:style style:name="Table13.C" style:family="table-column">
      <style:table-column-properties style:column-width="1.8542in"/>
    </style:style>
    <style:style style:name="Table13.D" style:family="table-column">
      <style:table-column-properties style:column-width="1.625in"/>
    </style:style>
    <style:style style:name="Table13.1" style:family="table-row">
      <style:table-row-properties fo:keep-together="auto"/>
    </style:style>
    <style:style style:name="Table13.A1" style:family="table-cell">
      <style:table-cell-properties style:vertical-align="" fo:padding-left="0.075in" fo:padding-right="0.075in" fo:padding-top="0in" fo:padding-bottom="0in" fo:border-left="none" fo:border-right="none" fo:border-top="none" fo:border-bottom="0.5pt solid #000001"/>
    </style:style>
    <style:style style:name="Table13.A2" style:family="table-cell">
      <style:table-cell-properties style:vertical-align="" fo:padding-left="0.075in" fo:padding-right="0.075in" fo:padding-top="0in" fo:padding-bottom="0in" fo:border-left="none" fo:border-right="none" fo:border-top="0.5pt solid #000001" fo:border-bottom="0.5pt solid #000001"/>
    </style:style>
    <style:style style:name="Table13.A24" style:family="table-cell">
      <style:table-cell-properties style:vertical-align="" fo:padding-left="0.075in" fo:padding-right="0.075in" fo:padding-top="0in" fo:padding-bottom="0in" fo:border-left="none" fo:border-right="none" fo:border-top="0.5pt solid #000001" fo:border-bottom="none"/>
    </style:style>
    <style:style style:name="Table14" style:family="table">
      <style:table-properties style:width="5.4549in" fo:margin-left="-0.0799in" fo:margin-top="0in" fo:margin-bottom="0in" table:align="left" style:writing-mode="lr-tb"/>
    </style:style>
    <style:style style:name="Table14.A" style:family="table-column">
      <style:table-column-properties style:column-width="0.6in"/>
    </style:style>
    <style:style style:name="Table14.B" style:family="table-column">
      <style:table-column-properties style:column-width="0.7243in"/>
    </style:style>
    <style:style style:name="Table14.C" style:family="table-column">
      <style:table-column-properties style:column-width="0.6389in"/>
    </style:style>
    <style:style style:name="Table14.D" style:family="table-column">
      <style:table-column-properties style:column-width="1.866in"/>
    </style:style>
    <style:style style:name="Table14.E" style:family="table-column">
      <style:table-column-properties style:column-width="1.6257in"/>
    </style:style>
    <style:style style:name="Table14.1" style:family="table-row">
      <style:table-row-properties fo:keep-together="auto"/>
    </style:style>
    <style:style style:name="Table14.A1" style:family="table-cell">
      <style:table-cell-properties style:vertical-align="" fo:padding-left="0.0799in" fo:padding-right="0.0799in" fo:padding-top="0in" fo:padding-bottom="0in" fo:border-left="none" fo:border-right="none" fo:border-top="none" fo:border-bottom="0.5pt solid #000001"/>
    </style:style>
    <style:style style:name="Table14.A2" style:family="table-cell">
      <style:table-cell-properties style:vertical-align="" fo:padding-left="0.0799in" fo:padding-right="0.0799in" fo:padding-top="0in" fo:padding-bottom="0in" fo:border-left="none" fo:border-right="none" fo:border-top="0.5pt solid #000001" fo:border-bottom="0.5pt solid #000001"/>
    </style:style>
    <style:style style:name="Table14.A34" style:family="table-cell">
      <style:table-cell-properties style:vertical-align="" fo:padding-left="0.0799in" fo:padding-right="0.0799in" fo:padding-top="0in" fo:padding-bottom="0in" fo:border-left="none" fo:border-right="none" fo:border-top="0.5pt solid #000001" fo:border-bottom="none"/>
    </style:style>
    <style:style style:name="Table15" style:family="table">
      <style:table-properties style:width="5.0799in" fo:margin-left="-0.0799in" fo:margin-top="0in" fo:margin-bottom="0in" table:align="left" style:writing-mode="lr-tb"/>
    </style:style>
    <style:style style:name="Table15.A" style:family="table-column">
      <style:table-column-properties style:column-width="0.6007in"/>
    </style:style>
    <style:style style:name="Table15.B" style:family="table-column">
      <style:table-column-properties style:column-width="0.7243in"/>
    </style:style>
    <style:style style:name="Table15.C" style:family="table-column">
      <style:table-column-properties style:column-width="0.6389in"/>
    </style:style>
    <style:style style:name="Table15.D" style:family="table-column">
      <style:table-column-properties style:column-width="1.366in"/>
    </style:style>
    <style:style style:name="Table15.E" style:family="table-column">
      <style:table-column-properties style:column-width="1.75in"/>
    </style:style>
    <style:style style:name="Table15.1" style:family="table-row">
      <style:table-row-properties fo:keep-together="auto"/>
    </style:style>
    <style:style style:name="Table15.A1" style:family="table-cell">
      <style:table-cell-properties style:vertical-align="" fo:padding-left="0.0799in" fo:padding-right="0.0799in" fo:padding-top="0in" fo:padding-bottom="0in" fo:border-left="none" fo:border-right="none" fo:border-top="none" fo:border-bottom="0.5pt solid #000001"/>
    </style:style>
    <style:style style:name="Table15.A2" style:family="table-cell">
      <style:table-cell-properties style:vertical-align="" fo:padding-left="0.0799in" fo:padding-right="0.0799in" fo:padding-top="0in" fo:padding-bottom="0in" fo:border-left="none" fo:border-right="none" fo:border-top="0.5pt solid #000001" fo:border-bottom="0.5pt solid #000001"/>
    </style:style>
    <style:style style:name="Table15.A23" style:family="table-cell">
      <style:table-cell-properties style:vertical-align="" fo:padding-left="0.0799in" fo:padding-right="0.0799in" fo:padding-top="0in" fo:padding-bottom="0in" fo:border-left="none" fo:border-right="none" fo:border-top="0.5pt solid #000001" fo:border-bottom="none"/>
    </style:style>
    <style:style style:name="Table16" style:family="table">
      <style:table-properties style:width="2.0979in" fo:margin-left="-0.075in" fo:margin-top="0in" fo:margin-bottom="0in" table:align="left" style:writing-mode="lr-tb"/>
    </style:style>
    <style:style style:name="Table16.A" style:family="table-column">
      <style:table-column-properties style:column-width="0.6354in"/>
    </style:style>
    <style:style style:name="Table16.B" style:family="table-column">
      <style:table-column-properties style:column-width="1.4618in"/>
    </style:style>
    <style:style style:name="Table16.1" style:family="table-row">
      <style:table-row-properties fo:keep-together="auto"/>
    </style:style>
    <style:style style:name="Table16.A1" style:family="table-cell">
      <style:table-cell-properties style:vertical-align="" fo:padding-left="0.075in" fo:padding-right="0.075in" fo:padding-top="0in" fo:padding-bottom="0in" fo:border-left="none" fo:border-right="none" fo:border-top="none" fo:border-bottom="0.5pt solid #000001"/>
    </style:style>
    <style:style style:name="Table16.A2" style:family="table-cell">
      <style:table-cell-properties style:vertical-align="" fo:padding-left="0.075in" fo:padding-right="0.075in" fo:padding-top="0in" fo:padding-bottom="0in" fo:border-left="none" fo:border-right="none" fo:border-top="0.5pt solid #000001" fo:border-bottom="0.5pt solid #000001"/>
    </style:style>
    <style:style style:name="Table16.A32" style:family="table-cell">
      <style:table-cell-properties style:vertical-align="" fo:padding-left="0.075in" fo:padding-right="0.075in" fo:padding-top="0in" fo:padding-bottom="0in" fo:border-left="none" fo:border-right="none" fo:border-top="0.5pt solid #000001" fo:border-bottom="none"/>
    </style:style>
    <style:style style:name="Table17" style:family="table">
      <style:table-properties style:width="5.075in" fo:margin-left="-0.0799in" fo:margin-top="0in" fo:margin-bottom="0in" table:align="left" style:writing-mode="lr-tb"/>
    </style:style>
    <style:style style:name="Table17.A" style:family="table-column">
      <style:table-column-properties style:column-width="0.6389in"/>
    </style:style>
    <style:style style:name="Table17.B" style:family="table-column">
      <style:table-column-properties style:column-width="0.7236in"/>
    </style:style>
    <style:style style:name="Table17.C" style:family="table-column">
      <style:table-column-properties style:column-width="0.6014in"/>
    </style:style>
    <style:style style:name="Table17.D" style:family="table-column">
      <style:table-column-properties style:column-width="2.0972in"/>
    </style:style>
    <style:style style:name="Table17.E" style:family="table-column">
      <style:table-column-properties style:column-width="1.0139in"/>
    </style:style>
    <style:style style:name="Table17.1" style:family="table-row">
      <style:table-row-properties fo:keep-together="auto"/>
    </style:style>
    <style:style style:name="Table17.A1" style:family="table-cell">
      <style:table-cell-properties style:vertical-align="" fo:padding-left="0.0799in" fo:padding-right="0.0799in" fo:padding-top="0in" fo:padding-bottom="0in" fo:border-left="none" fo:border-right="none" fo:border-top="none" fo:border-bottom="0.5pt solid #000001"/>
    </style:style>
    <style:style style:name="Table17.A2" style:family="table-cell">
      <style:table-cell-properties style:vertical-align="" fo:padding-left="0.0799in" fo:padding-right="0.0799in" fo:padding-top="0in" fo:padding-bottom="0in" fo:border-left="none" fo:border-right="none" fo:border-top="0.5pt solid #000001" fo:border-bottom="0.5pt solid #000001"/>
    </style:style>
    <style:style style:name="Table17.A36" style:family="table-cell">
      <style:table-cell-properties style:vertical-align="" fo:padding-left="0.0799in" fo:padding-right="0.0799in" fo:padding-top="0in" fo:padding-bottom="0in" fo:border-left="none" fo:border-right="none" fo:border-top="0.5pt solid #000001" fo:border-bottom="none"/>
    </style:style>
    <style:style style:name="Table18" style:family="table">
      <style:table-properties style:width="2.5535in" fo:margin-left="-0.0799in" fo:margin-top="0in" fo:margin-bottom="0in" table:align="left" style:writing-mode="lr-tb"/>
    </style:style>
    <style:style style:name="Table18.A" style:family="table-column">
      <style:table-column-properties style:column-width="0.6451in"/>
    </style:style>
    <style:style style:name="Table18.B" style:family="table-column">
      <style:table-column-properties style:column-width="1.9076in"/>
    </style:style>
    <style:style style:name="Table18.1" style:family="table-row">
      <style:table-row-properties fo:keep-together="auto"/>
    </style:style>
    <style:style style:name="Table18.A1" style:family="table-cell">
      <style:table-cell-properties style:vertical-align="" fo:padding-left="0.0799in" fo:padding-right="0.0799in" fo:padding-top="0in" fo:padding-bottom="0in" fo:border-left="none" fo:border-right="none" fo:border-top="none" fo:border-bottom="0.5pt solid #000001"/>
    </style:style>
    <style:style style:name="Table18.A2" style:family="table-cell">
      <style:table-cell-properties style:vertical-align="" fo:padding-left="0.0799in" fo:padding-right="0.0799in" fo:padding-top="0in" fo:padding-bottom="0in" fo:border-left="none" fo:border-right="none" fo:border-top="0.5pt solid #000001" fo:border-bottom="0.5pt solid #000001"/>
    </style:style>
    <style:style style:name="Table18.A32" style:family="table-cell">
      <style:table-cell-properties style:vertical-align="" fo:padding-left="0.0799in" fo:padding-right="0.0799in" fo:padding-top="0in" fo:padding-bottom="0in" fo:border-left="none" fo:border-right="none" fo:border-top="0.5pt solid #000001" fo:border-bottom="none"/>
    </style:style>
    <style:style style:name="P1" style:family="paragraph" style:parent-style-name="Heading_20_4" style:list-style-name="">
      <style:paragraph-properties fo:margin-left="0in" fo:margin-right="0in" fo:text-align="center" style:justify-single-word="false" fo:text-indent="0in" style:auto-text-indent="false">
        <style:tab-stops/>
      </style:paragraph-properties>
    </style:style>
    <style:style style:name="P2" style:family="paragraph" style:parent-style-name="Preformatted" style:master-page-name="Standard">
      <style:paragraph-properties fo:margin-left="0in" fo:margin-right="0in" fo:orphans="2" fo:widows="2" fo:text-indent="0in" style:auto-text-indent="false" style:page-number="auto"/>
    </style:style>
    <style:style style:name="P3" style:family="paragraph" style:parent-style-name="Standard">
      <style:paragraph-properties fo:margin-left="0in" fo:margin-right="0in" fo:orphans="2" fo:widows="2" fo:text-indent="0in" style:auto-text-indent="false"/>
    </style:style>
    <style:style style:name="P4" style:family="paragraph" style:parent-style-name="Standard">
      <style:paragraph-properties fo:margin-left="0in" fo:margin-right="0in" fo:orphans="2" fo:widows="2" fo:text-indent="0in" style:auto-text-indent="false">
        <style:tab-stops/>
      </style:paragraph-properties>
    </style:style>
    <style:style style:name="P5" style:family="paragraph" style:parent-style-name="Standard">
      <style:paragraph-properties fo:margin-left="0in" fo:margin-right="0in" fo:orphans="2" fo:widows="2" fo:text-indent="0in" style:auto-text-indent="false"/>
      <style:text-properties fo:color="#000000" style:font-name="Times New Roman" fo:font-size="12.5pt" fo:language="en" fo:country="US" style:font-size-asian="12.5pt" style:language-asian="en" style:country-asian="US"/>
    </style:style>
    <style:style style:name="P6" style:family="paragraph" style:parent-style-name="Standard">
      <style:paragraph-properties fo:margin-left="0in" fo:margin-right="0in" fo:orphans="2" fo:widows="2" fo:text-indent="0in" style:auto-text-indent="false"/>
      <style:text-properties fo:color="#000000" style:font-name="Times New Roman" fo:font-size="10.5pt" fo:language="en" fo:country="US" fo:font-weight="bold" style:font-size-asian="10.5pt" style:language-asian="en" style:country-asian="US" style:font-weight-asian="bold"/>
    </style:style>
    <style:style style:name="P7" style:family="paragraph" style:parent-style-name="Standard">
      <style:paragraph-properties fo:margin-left="0in" fo:margin-right="0in" fo:orphans="2" fo:widows="2" fo:text-indent="0in" style:auto-text-indent="false"/>
      <style:text-properties fo:color="#000000" style:font-name="Times New Roman" fo:font-size="10.5pt" fo:language="en" fo:country="US" style:font-size-asian="10.5pt" style:language-asian="en" style:country-asian="US"/>
    </style:style>
    <style:style style:name="P8" style:family="paragraph" style:parent-style-name="Standard">
      <style:paragraph-properties fo:margin-left="0in" fo:margin-right="0in" fo:orphans="2" fo:widows="2" fo:text-indent="0in" style:auto-text-indent="false"/>
      <style:text-properties fo:color="#000000" style:font-name="Times New Roman" fo:font-size="10pt" fo:language="en" fo:country="US" style:font-size-asian="10pt" style:language-asian="en" style:country-asian="US"/>
    </style:style>
    <style:style style:name="P9" style:family="paragraph" style:parent-style-name="Standard">
      <style:paragraph-properties fo:margin-left="0in" fo:margin-right="0in" fo:orphans="2" fo:widows="2" fo:text-indent="0in" style:auto-text-indent="false"/>
      <style:text-properties fo:color="#000000" style:font-name="Times New Roman" fo:font-size="10pt" fo:language="en" fo:country="US" fo:font-weight="bold" style:font-size-asian="10pt" style:language-asian="en" style:country-asian="US" style:font-weight-asian="bold"/>
    </style:style>
    <style:style style:name="P10" style:family="paragraph" style:parent-style-name="Standard">
      <style:paragraph-properties fo:margin-left="0in" fo:margin-right="0in" fo:text-align="start" style:justify-single-word="false" fo:text-indent="0in" style:auto-text-indent="false">
        <style:tab-stops/>
      </style:paragraph-properties>
    </style:style>
    <style:style style:name="P11" style:family="paragraph" style:parent-style-name="Standard">
      <style:paragraph-properties fo:margin-left="0in" fo:margin-right="0in" fo:text-align="center" style:justify-single-word="false" fo:text-indent="0in" style:auto-text-indent="false">
        <style:tab-stops/>
      </style:paragraph-properties>
    </style:style>
    <style:style style:name="P12" style:family="paragraph" style:parent-style-name="Standard">
      <style:paragraph-properties fo:margin-left="0in" fo:margin-right="0in" fo:text-align="center" style:justify-single-word="false" fo:orphans="2" fo:widows="2" fo:text-indent="0in" style:auto-text-indent="false"/>
    </style:style>
    <style:style style:name="P13" style:family="paragraph" style:parent-style-name="Standard">
      <style:paragraph-properties fo:margin-left="0in" fo:margin-right="0in" fo:text-align="center" style:justify-single-word="false" fo:orphans="2" fo:widows="2" fo:text-indent="0in" style:auto-text-indent="false">
        <style:tab-stops/>
      </style:paragraph-properties>
    </style:style>
    <style:style style:name="P14" style:family="paragraph" style:parent-style-name="Standard">
      <style:paragraph-properties fo:margin-left="0in" fo:margin-right="0in" fo:text-align="end" style:justify-single-word="false" fo:orphans="2" fo:widows="2" fo:text-indent="0in" style:auto-text-indent="false"/>
    </style:style>
    <style:style style:name="P15" style:family="paragraph" style:parent-style-name="Standard">
      <style:paragraph-properties fo:margin-left="0in" fo:margin-right="0in" fo:text-align="end" style:justify-single-word="false" fo:orphans="2" fo:widows="2" fo:text-indent="0in" style:auto-text-indent="false">
        <style:tab-stops/>
      </style:paragraph-properties>
    </style:style>
    <style:style style:name="P16" style:family="paragraph" style:parent-style-name="Standard">
      <style:paragraph-properties fo:margin-left="0in" fo:margin-right="0in" fo:text-align="end" style:justify-single-word="false" fo:orphans="2" fo:widows="2" fo:text-indent="0in" style:auto-text-indent="false"/>
      <style:text-properties style:font-name="Times New Roman" fo:font-size="9pt" style:font-size-asian="9pt"/>
    </style:style>
    <style:style style:name="P17" style:family="paragraph" style:parent-style-name="Standard">
      <style:paragraph-properties fo:margin-left="0in" fo:margin-right="0in" fo:text-align="center" style:justify-single-word="false" fo:orphans="2" fo:widows="2" fo:text-indent="0in" style:auto-text-indent="false"/>
      <style:text-properties style:font-name="Times New Roman" fo:font-size="9pt" style:font-size-asian="9pt"/>
    </style:style>
    <style:style style:name="P18" style:family="paragraph" style:parent-style-name="Standard">
      <style:paragraph-properties fo:margin-left="0in" fo:margin-right="0in" fo:text-align="center" style:justify-single-word="false" fo:orphans="2" fo:widows="2" fo:text-indent="0in" style:auto-text-indent="false">
        <style:tab-stops/>
      </style:paragraph-properties>
      <style:text-properties style:font-name="Times New Roman" fo:font-size="9pt" style:font-size-asian="9pt"/>
    </style:style>
    <style:style style:name="P19" style:family="paragraph" style:parent-style-name="Heading_20_1">
      <style:paragraph-properties fo:margin-left="0in" fo:margin-right="0in" fo:text-indent="0in" style:auto-text-indent="false">
        <style:tab-stops/>
      </style:paragraph-properties>
    </style:style>
    <style:style style:name="P20" style:family="paragraph" style:parent-style-name="Text_20_body">
      <style:paragraph-properties fo:margin-left="0in" fo:margin-right="0in" fo:text-indent="0in" style:auto-text-indent="false"/>
    </style:style>
    <style:style style:name="P21" style:family="paragraph" style:parent-style-name="Heading_20_3">
      <style:paragraph-properties fo:margin-left="0in" fo:margin-right="0in" fo:text-indent="0in" style:auto-text-indent="false">
        <style:tab-stops/>
      </style:paragraph-properties>
    </style:style>
    <style:style style:name="T1" style:family="text">
      <style:text-properties style:font-name="Times New Roman"/>
    </style:style>
    <style:style style:name="T2" style:family="text">
      <style:text-properties style:font-name="Times New Roman" fo:font-size="10pt" fo:language="en" fo:country="US" style:font-size-asian="10pt" style:language-asian="en" style:country-asian="US"/>
    </style:style>
    <style:style style:name="T3" style:family="text">
      <style:text-properties style:font-name="Times New Roman" fo:font-size="10pt" style:font-size-asian="10pt"/>
    </style:style>
    <style:style style:name="T4" style:family="text">
      <style:text-properties style:font-name="Times New Roman" fo:font-size="10pt" fo:font-style="italic" style:font-size-asian="10pt" style:font-style-asian="italic"/>
    </style:style>
    <style:style style:name="T5" style:family="text">
      <style:text-properties style:font-name="Times New Roman" fo:font-size="10pt" fo:font-weight="bold" style:font-size-asian="10pt" style:font-weight-asian="bold"/>
    </style:style>
    <style:style style:name="T6" style:family="text">
      <style:text-properties fo:color="#000000" style:font-name="Times New Roman" fo:font-size="18pt" fo:language="en" fo:country="US" style:font-size-asian="18pt" style:language-asian="en" style:country-asian="US"/>
    </style:style>
    <style:style style:name="T7" style:family="text">
      <style:text-properties fo:color="#000000" style:font-name="Times New Roman" fo:font-size="12pt" fo:language="en" fo:country="US" style:font-size-asian="12pt" style:language-asian="en" style:country-asian="US"/>
    </style:style>
    <style:style style:name="T8" style:family="text">
      <style:text-properties fo:color="#000000" style:font-name="Times New Roman" fo:font-size="10pt" fo:language="en" fo:country="US" style:font-size-asian="10pt" style:language-asian="en" style:country-asian="US"/>
    </style:style>
    <style:style style:name="T9" style:family="text">
      <style:text-properties fo:color="#000000" style:font-name="Times New Roman" fo:font-size="10pt" fo:language="en" fo:country="US" fo:font-weight="bold" style:font-size-asian="10pt" style:language-asian="en" style:country-asian="US" style:font-weight-asian="bold"/>
    </style:style>
    <style:style style:name="T10" style:family="text">
      <style:text-properties fo:color="#000000" style:font-name="Times New Roman" fo:font-size="10pt" fo:language="en" fo:country="US" fo:font-style="italic" style:font-size-asian="10pt" style:language-asian="en" style:country-asian="US" style:font-style-asian="italic"/>
    </style:style>
    <style:style style:name="T11" style:family="text">
      <style:text-properties fo:color="#000000" style:font-name="Times New Roman" fo:font-size="10pt" fo:language="en" fo:country="US" fo:font-style="italic" fo:font-weight="bold" style:font-size-asian="10pt" style:language-asian="en" style:country-asian="US" style:font-style-asian="italic" style:font-weight-asian="bold"/>
    </style:style>
    <style:style style:name="T12" style:family="text">
      <style:text-properties fo:color="#000000" style:font-name="Times New Roman"/>
    </style:style>
    <style:style style:name="T13" style:family="text">
      <style:text-properties fo:color="#000000" style:font-name="Times New Roman" fo:font-size="10.5pt" fo:language="en" fo:country="US" style:font-size-asian="10.5pt" style:language-asian="en" style:country-asian="US"/>
    </style:style>
    <style:style style:name="T14" style:family="text">
      <style:text-properties fo:font-weight="normal" style:font-weight-asian="normal"/>
    </style:style>
    <style:style style:name="T15" style:family="text">
      <style:text-properties style:text-position="super 58%" style:font-name="Times New Roman" fo:font-size="10pt" fo:font-weight="bold" style:font-size-asian="10pt"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This material is Open Game Content, and is licensed for public use under the terms of the Open Game License v1.0a.</text:span></text:p>
      <text:p text:style-name="P3"><text:span text:style-name="T6">MAGIC ITEMS II (ARMOR &amp; WEAPONS)</text:span></text:p>
      <text:p text:style-name="P5"/>
      <text:p text:style-name="P3"><text:span text:style-name="T7">ARMOR</text:span></text:p>
      <text:p text:style-name="P3"><text:span text:style-name="T8">In general, magic armor protects the wearer to a greater extent than nonmagical armor. Magic armor bonuses are enhancement bonuses, never rise above +5, and stack with regular armor bonuses (and with shield and magic shield enhancement bonuses). All magic armor is also masterwork armor, reducing armor check penalties by 1.</text:span></text:p>
      <text:p text:style-name="P3"><text:span text:style-name="T8">In addition to an enhancement bonus, armor may have special abilities. Special abilities usually count as additional bonuses for determining the market value of an item, but do not improve AC. A suit of armor cannot have an effective bonus (enhancement plus special ability bonus equivalents) higher than +10. A suit of armor with a special ability must have at least a +1 enhancement bonus.</text:span></text:p>
      <text:p text:style-name="P3"><text:span text:style-name="T8">A suit of armor or a shield may be made of an unusual material. Roll d%: 01–95 indicates that the item is of a standard sort, and 96–100 indicates that it is made of a special material.</text:span></text:p>
      <text:p text:style-name="P3"><text:span text:style-name="T8">Armor is always created so that even if the type of armor comes with boots or gauntlets, these pieces can be switched for other magic boots or gauntlets.</text:span></text:p>
      <text:p text:style-name="P6"/>
      <table:table table:name="Table1" table:style-name="Table1">
        <table:table-column table:style-name="Table1.A"/>
        <table:table-column table:style-name="Table1.B"/>
        <table:table-column table:style-name="Table1.C"/>
        <table:table-column table:style-name="Table1.D"/>
        <table:table-column table:style-name="Table1.E"/>
        <text:soft-page-break/>
        <table:table-row table:style-name="Table1.1">
          <table:table-cell table:style-name="Table1.A1" table:number-columns-spanned="5" office:value-type="string">
            <text:h text:style-name="P19" text:outline-level="1"><text:span text:style-name="T3">Table: Armor and Shields</text:span></text:h>
          </table:table-cell>
          <table:covered-table-cell/>
          <table:covered-table-cell/>
          <table:covered-table-cell/>
          <table:covered-table-cell/>
        </table:table-row>
        <table:table-row table:style-name="Table1.1">
          <table:table-cell table:style-name="Table1.A2" office:value-type="string">
            <text:p text:style-name="P11"><text:span text:style-name="T12">Minor</text:span></text:p>
          </table:table-cell>
          <table:table-cell table:style-name="Table1.A2" office:value-type="string">
            <text:p text:style-name="P11"><text:span text:style-name="T12">Medium</text:span></text:p>
          </table:table-cell>
          <table:table-cell table:style-name="Table1.A2" office:value-type="string">
            <text:p text:style-name="P11"><text:span text:style-name="T12">Major</text:span></text:p>
          </table:table-cell>
          <table:table-cell table:style-name="Table1.A2" office:value-type="string">
            <text:p text:style-name="P10"><text:span text:style-name="T12">Item</text:span></text:p>
          </table:table-cell>
          <table:table-cell table:style-name="Table1.A2" office:value-type="string">
            <text:h text:style-name="P21" text:outline-level="3"><text:span text:style-name="T1">Base Price</text:span></text:h>
          </table:table-cell>
        </table:table-row>
        <table:table-row table:style-name="Table1.1">
          <table:table-cell table:style-name="Table1.A2" office:value-type="string">
            <text:p text:style-name="P12"><text:span text:style-name="T3">01–60</text:span></text:p>
          </table:table-cell>
          <table:table-cell table:style-name="Table1.A2" office:value-type="string">
            <text:p text:style-name="P12"><text:span text:style-name="T3">01–05</text:span></text:p>
          </table:table-cell>
          <table:table-cell table:style-name="Table1.A2" office:value-type="string">
            <text:p text:style-name="P12"><text:span text:style-name="T3">—</text:span></text:p>
          </table:table-cell>
          <table:table-cell table:style-name="Table1.A2" office:value-type="string">
            <text:p text:style-name="P3"><text:span text:style-name="T4">+1 shield</text:span></text:p>
          </table:table-cell>
          <table:table-cell table:style-name="Table1.A2" office:value-type="string">
            <text:p text:style-name="P14"><text:span text:style-name="T3">1,000 gp</text:span></text:p>
          </table:table-cell>
        </table:table-row>
        <table:table-row table:style-name="Table1.1">
          <table:table-cell table:style-name="Table1.A2" office:value-type="string">
            <text:p text:style-name="P12"><text:span text:style-name="T3">61–80</text:span></text:p>
          </table:table-cell>
          <table:table-cell table:style-name="Table1.A2" office:value-type="string">
            <text:p text:style-name="P12"><text:span text:style-name="T3">06–10</text:span></text:p>
          </table:table-cell>
          <table:table-cell table:style-name="Table1.A2" office:value-type="string">
            <text:p text:style-name="P12"><text:span text:style-name="T3">-</text:span></text:p>
          </table:table-cell>
          <table:table-cell table:style-name="Table1.A2" office:value-type="string">
            <text:p text:style-name="P3"><text:span text:style-name="T4">+1 armor</text:span></text:p>
          </table:table-cell>
          <table:table-cell table:style-name="Table1.A2" office:value-type="string">
            <text:p text:style-name="P14"><text:span text:style-name="T3">1,000 gp</text:span></text:p>
          </table:table-cell>
        </table:table-row>
        <table:table-row table:style-name="Table1.1">
          <table:table-cell table:style-name="Table1.A2" office:value-type="string">
            <text:p text:style-name="P12"><text:span text:style-name="T3">81–85</text:span></text:p>
          </table:table-cell>
          <table:table-cell table:style-name="Table1.A2" office:value-type="string">
            <text:p text:style-name="P12"><text:span text:style-name="T3">11–20</text:span></text:p>
          </table:table-cell>
          <table:table-cell table:style-name="Table1.A2" office:value-type="string">
            <text:p text:style-name="P12"><text:span text:style-name="T3">—</text:span></text:p>
          </table:table-cell>
          <table:table-cell table:style-name="Table1.A2" office:value-type="string">
            <text:p text:style-name="P3"><text:span text:style-name="T4">+2 shield</text:span></text:p>
          </table:table-cell>
          <table:table-cell table:style-name="Table1.A2" office:value-type="string">
            <text:p text:style-name="P14"><text:span text:style-name="T3">4,000 gp</text:span></text:p>
          </table:table-cell>
        </table:table-row>
        <table:table-row table:style-name="Table1.1">
          <table:table-cell table:style-name="Table1.A2" office:value-type="string">
            <text:p text:style-name="P12"><text:span text:style-name="T3">86–87</text:span></text:p>
          </table:table-cell>
          <table:table-cell table:style-name="Table1.A2" office:value-type="string">
            <text:p text:style-name="P12"><text:span text:style-name="T3">21–30</text:span></text:p>
          </table:table-cell>
          <table:table-cell table:style-name="Table1.A2" office:value-type="string">
            <text:p text:style-name="P12"><text:span text:style-name="T3">—</text:span></text:p>
          </table:table-cell>
          <table:table-cell table:style-name="Table1.A2" office:value-type="string">
            <text:p text:style-name="P3"><text:span text:style-name="T4">+2 armor</text:span></text:p>
          </table:table-cell>
          <table:table-cell table:style-name="Table1.A2" office:value-type="string">
            <text:p text:style-name="P14"><text:span text:style-name="T3">4,000 gp</text:span></text:p>
          </table:table-cell>
        </table:table-row>
        <table:table-row table:style-name="Table1.1">
          <table:table-cell table:style-name="Table1.A2" office:value-type="string">
            <text:p text:style-name="P12"><text:span text:style-name="T3">—</text:span></text:p>
          </table:table-cell>
          <table:table-cell table:style-name="Table1.A2" office:value-type="string">
            <text:p text:style-name="P12"><text:span text:style-name="T3">31–40</text:span></text:p>
          </table:table-cell>
          <table:table-cell table:style-name="Table1.A2" office:value-type="string">
            <text:p text:style-name="P12"><text:span text:style-name="T3">01–08</text:span></text:p>
          </table:table-cell>
          <table:table-cell table:style-name="Table1.A2" office:value-type="string">
            <text:p text:style-name="P3"><text:span text:style-name="T4">+3 shield</text:span></text:p>
          </table:table-cell>
          <table:table-cell table:style-name="Table1.A2" office:value-type="string">
            <text:p text:style-name="P14"><text:span text:style-name="T3">9,000 gp</text:span></text:p>
          </table:table-cell>
        </table:table-row>
        <table:table-row table:style-name="Table1.1">
          <table:table-cell table:style-name="Table1.A2" office:value-type="string">
            <text:p text:style-name="P12"><text:span text:style-name="T3">—</text:span></text:p>
          </table:table-cell>
          <table:table-cell table:style-name="Table1.A2" office:value-type="string">
            <text:p text:style-name="P12"><text:span text:style-name="T3">41–50</text:span></text:p>
          </table:table-cell>
          <table:table-cell table:style-name="Table1.A2" office:value-type="string">
            <text:p text:style-name="P12"><text:span text:style-name="T3">09–16</text:span></text:p>
          </table:table-cell>
          <table:table-cell table:style-name="Table1.A2" office:value-type="string">
            <text:p text:style-name="P3"><text:span text:style-name="T4">+3 armor</text:span></text:p>
          </table:table-cell>
          <table:table-cell table:style-name="Table1.A2" office:value-type="string">
            <text:p text:style-name="P14"><text:span text:style-name="T3">9,000 gp</text:span></text:p>
          </table:table-cell>
        </table:table-row>
        <table:table-row table:style-name="Table1.1">
          <table:table-cell table:style-name="Table1.A2" office:value-type="string">
            <text:p text:style-name="P12"><text:span text:style-name="T3">—</text:span></text:p>
          </table:table-cell>
          <table:table-cell table:style-name="Table1.A2" office:value-type="string">
            <text:p text:style-name="P12"><text:span text:style-name="T3">51–55</text:span></text:p>
          </table:table-cell>
          <table:table-cell table:style-name="Table1.A2" office:value-type="string">
            <text:p text:style-name="P12"><text:span text:style-name="T3">17–27</text:span></text:p>
          </table:table-cell>
          <table:table-cell table:style-name="Table1.A2" office:value-type="string">
            <text:p text:style-name="P3"><text:span text:style-name="T4">+4 shield</text:span></text:p>
          </table:table-cell>
          <table:table-cell table:style-name="Table1.A2" office:value-type="string">
            <text:p text:style-name="P14"><text:span text:style-name="T3">16,000 gp</text:span></text:p>
          </table:table-cell>
        </table:table-row>
        <table:table-row table:style-name="Table1.1">
          <table:table-cell table:style-name="Table1.A2" office:value-type="string">
            <text:p text:style-name="P12"><text:span text:style-name="T3">—</text:span></text:p>
          </table:table-cell>
          <table:table-cell table:style-name="Table1.A2" office:value-type="string">
            <text:p text:style-name="P12"><text:span text:style-name="T3">56–57</text:span></text:p>
          </table:table-cell>
          <table:table-cell table:style-name="Table1.A2" office:value-type="string">
            <text:p text:style-name="P12"><text:span text:style-name="T3">28–38</text:span></text:p>
          </table:table-cell>
          <table:table-cell table:style-name="Table1.A2" office:value-type="string">
            <text:p text:style-name="P3"><text:span text:style-name="T4">+4 armor</text:span></text:p>
          </table:table-cell>
          <table:table-cell table:style-name="Table1.A2" office:value-type="string">
            <text:p text:style-name="P14"><text:span text:style-name="T3">16,000 gp</text:span></text:p>
          </table:table-cell>
        </table:table-row>
        <table:table-row table:style-name="Table1.1">
          <table:table-cell table:style-name="Table1.A2" office:value-type="string">
            <text:p text:style-name="P12"><text:span text:style-name="T3">—</text:span></text:p>
          </table:table-cell>
          <table:table-cell table:style-name="Table1.A2" office:value-type="string">
            <text:p text:style-name="P12"><text:span text:style-name="T3">—</text:span></text:p>
          </table:table-cell>
          <table:table-cell table:style-name="Table1.A2" office:value-type="string">
            <text:p text:style-name="P12"><text:span text:style-name="T3">39–49</text:span></text:p>
          </table:table-cell>
          <table:table-cell table:style-name="Table1.A2" office:value-type="string">
            <text:p text:style-name="P3"><text:span text:style-name="T4">+5 shield</text:span></text:p>
          </table:table-cell>
          <table:table-cell table:style-name="Table1.A2" office:value-type="string">
            <text:p text:style-name="P14"><text:span text:style-name="T3">25,000 gp</text:span></text:p>
          </table:table-cell>
        </table:table-row>
        <table:table-row table:style-name="Table1.1">
          <table:table-cell table:style-name="Table1.A2" office:value-type="string">
            <text:p text:style-name="P12"><text:span text:style-name="T3">—</text:span></text:p>
          </table:table-cell>
          <table:table-cell table:style-name="Table1.A2" office:value-type="string">
            <text:p text:style-name="P12"><text:span text:style-name="T3">—</text:span></text:p>
          </table:table-cell>
          <table:table-cell table:style-name="Table1.A2" office:value-type="string">
            <text:p text:style-name="P12"><text:span text:style-name="T3">50–57</text:span></text:p>
          </table:table-cell>
          <table:table-cell table:style-name="Table1.A2" office:value-type="string">
            <text:p text:style-name="P3"><text:span text:style-name="T4">+5 armor</text:span></text:p>
          </table:table-cell>
          <table:table-cell table:style-name="Table1.A2" office:value-type="string">
            <text:p text:style-name="P14"><text:span text:style-name="T3">25,000 gp</text:span></text:p>
          </table:table-cell>
        </table:table-row>
        <table:table-row table:style-name="Table1.1">
          <table:table-cell table:style-name="Table1.A2" office:value-type="string">
            <text:p text:style-name="P12"><text:span text:style-name="T3">—</text:span></text:p>
          </table:table-cell>
          <table:table-cell table:style-name="Table1.A2" office:value-type="string">
            <text:p text:style-name="P12"><text:span text:style-name="T3">—</text:span></text:p>
          </table:table-cell>
          <table:table-cell table:style-name="Table1.A2" office:value-type="string">
            <text:p text:style-name="P12"><text:span text:style-name="T3">—</text:span></text:p>
          </table:table-cell>
          <table:table-cell table:style-name="Table1.A2" office:value-type="string">
            <text:p text:style-name="P3"><text:span text:style-name="T4">+6 armor/shield</text:span><text:span text:style-name="T15">1</text:span></text:p>
          </table:table-cell>
          <table:table-cell table:style-name="Table1.A2" office:value-type="string">
            <text:p text:style-name="P14"><text:span text:style-name="T3">36,000 gp</text:span></text:p>
          </table:table-cell>
        </table:table-row>
        <table:table-row table:style-name="Table1.1">
          <table:table-cell table:style-name="Table1.A2" office:value-type="string">
            <text:p text:style-name="P12"><text:span text:style-name="T3">—</text:span></text:p>
          </table:table-cell>
          <table:table-cell table:style-name="Table1.A2" office:value-type="string">
            <text:p text:style-name="P12"><text:span text:style-name="T3">—</text:span></text:p>
          </table:table-cell>
          <table:table-cell table:style-name="Table1.A2" office:value-type="string">
            <text:p text:style-name="P12"><text:span text:style-name="T3">—</text:span></text:p>
          </table:table-cell>
          <table:table-cell table:style-name="Table1.A2" office:value-type="string">
            <text:p text:style-name="P3"><text:span text:style-name="T4">+7 armor/shield</text:span><text:span text:style-name="T15">1</text:span></text:p>
          </table:table-cell>
          <table:table-cell table:style-name="Table1.A2" office:value-type="string">
            <text:p text:style-name="P14"><text:span text:style-name="T3">49,000 gp</text:span></text:p>
          </table:table-cell>
        </table:table-row>
        <table:table-row table:style-name="Table1.1">
          <table:table-cell table:style-name="Table1.A2" office:value-type="string">
            <text:p text:style-name="P12"><text:span text:style-name="T3">—</text:span></text:p>
          </table:table-cell>
          <table:table-cell table:style-name="Table1.A2" office:value-type="string">
            <text:p text:style-name="P12"><text:span text:style-name="T3">—</text:span></text:p>
          </table:table-cell>
          <table:table-cell table:style-name="Table1.A2" office:value-type="string">
            <text:p text:style-name="P12"><text:span text:style-name="T3">—</text:span></text:p>
          </table:table-cell>
          <table:table-cell table:style-name="Table1.A2" office:value-type="string">
            <text:p text:style-name="P3"><text:span text:style-name="T4">+8 armor/shield</text:span><text:span text:style-name="T15">1</text:span></text:p>
          </table:table-cell>
          <table:table-cell table:style-name="Table1.A2" office:value-type="string">
            <text:p text:style-name="P14"><text:span text:style-name="T3">64,000 gp</text:span></text:p>
          </table:table-cell>
        </table:table-row>
        <table:table-row table:style-name="Table1.1">
          <table:table-cell table:style-name="Table1.A2" office:value-type="string">
            <text:p text:style-name="P12"><text:span text:style-name="T3">—</text:span></text:p>
          </table:table-cell>
          <table:table-cell table:style-name="Table1.A2" office:value-type="string">
            <text:p text:style-name="P12"><text:span text:style-name="T3">—</text:span></text:p>
          </table:table-cell>
          <table:table-cell table:style-name="Table1.A2" office:value-type="string">
            <text:p text:style-name="P12"><text:span text:style-name="T3">—</text:span></text:p>
          </table:table-cell>
          <table:table-cell table:style-name="Table1.A2" office:value-type="string">
            <text:p text:style-name="P3"><text:span text:style-name="T4">+9 armor/shield</text:span><text:span text:style-name="T15">1</text:span></text:p>
          </table:table-cell>
          <table:table-cell table:style-name="Table1.A2" office:value-type="string">
            <text:p text:style-name="P14"><text:span text:style-name="T3">81,000 gp</text:span></text:p>
          </table:table-cell>
        </table:table-row>
        <table:table-row table:style-name="Table1.1">
          <table:table-cell table:style-name="Table1.A2" office:value-type="string">
            <text:p text:style-name="P12"><text:span text:style-name="T3">—</text:span></text:p>
          </table:table-cell>
          <table:table-cell table:style-name="Table1.A2" office:value-type="string">
            <text:p text:style-name="P12"><text:span text:style-name="T3">—</text:span></text:p>
          </table:table-cell>
          <table:table-cell table:style-name="Table1.A2" office:value-type="string">
            <text:p text:style-name="P12"><text:span text:style-name="T3">—</text:span></text:p>
          </table:table-cell>
          <table:table-cell table:style-name="Table1.A2" office:value-type="string">
            <text:p text:style-name="P3"><text:span text:style-name="T4">+10 armor/shield</text:span><text:span text:style-name="T15">1</text:span></text:p>
          </table:table-cell>
          <table:table-cell table:style-name="Table1.A2" office:value-type="string">
            <text:p text:style-name="P14"><text:span text:style-name="T3">100,000 gp</text:span></text:p>
          </table:table-cell>
        </table:table-row>
        <table:table-row table:style-name="Table1.1">
          <table:table-cell table:style-name="Table1.A2" office:value-type="string">
            <text:p text:style-name="P12"><text:span text:style-name="T3">88–89</text:span></text:p>
          </table:table-cell>
          <table:table-cell table:style-name="Table1.A2" office:value-type="string">
            <text:p text:style-name="P12"><text:span text:style-name="T3">58–60</text:span></text:p>
          </table:table-cell>
          <table:table-cell table:style-name="Table1.A2" office:value-type="string">
            <text:p text:style-name="P12"><text:span text:style-name="T3">58–60</text:span></text:p>
          </table:table-cell>
          <table:table-cell table:style-name="Table1.A2" office:value-type="string">
            <text:p text:style-name="P3"><text:span text:style-name="T3">Specific armor</text:span><text:span text:style-name="T15">2</text:span></text:p>
          </table:table-cell>
          <table:table-cell table:style-name="Table1.A2" office:value-type="string">
            <text:p text:style-name="P14"><text:span text:style-name="T3">—</text:span></text:p>
          </table:table-cell>
        </table:table-row>
        <table:table-row table:style-name="Table1.1">
          <table:table-cell table:style-name="Table1.A2" office:value-type="string">
            <text:p text:style-name="P12"><text:span text:style-name="T3">90–91</text:span></text:p>
          </table:table-cell>
          <table:table-cell table:style-name="Table1.A2" office:value-type="string">
            <text:p text:style-name="P12"><text:span text:style-name="T3">61–63</text:span></text:p>
          </table:table-cell>
          <table:table-cell table:style-name="Table1.A2" office:value-type="string">
            <text:p text:style-name="P12"><text:span text:style-name="T3">61–63</text:span></text:p>
          </table:table-cell>
          <table:table-cell table:style-name="Table1.A2" office:value-type="string">
            <text:p text:style-name="P3"><text:span text:style-name="T3">Specific shield</text:span><text:span text:style-name="T15">3</text:span></text:p>
          </table:table-cell>
          <table:table-cell table:style-name="Table1.A2" office:value-type="string">
            <text:p text:style-name="P14"><text:span text:style-name="T3">—</text:span></text:p>
          </table:table-cell>
        </table:table-row>
        <table:table-row table:style-name="Table1.1">
          <table:table-cell table:style-name="Table1.A2" office:value-type="string">
            <text:p text:style-name="P12"><text:span text:style-name="T3">92–100</text:span></text:p>
          </table:table-cell>
          <table:table-cell table:style-name="Table1.A2" office:value-type="string">
            <text:p text:style-name="P12"><text:span text:style-name="T3">64–100</text:span></text:p>
          </table:table-cell>
          <table:table-cell table:style-name="Table1.A2" office:value-type="string">
            <text:p text:style-name="P12"><text:span text:style-name="T3">64–100</text:span></text:p>
          </table:table-cell>
          <table:table-cell table:style-name="Table1.A2" office:value-type="string">
            <text:p text:style-name="P3"><text:span text:style-name="T3">Special ability and roll again</text:span><text:span text:style-name="T15">4</text:span></text:p>
          </table:table-cell>
          <table:table-cell table:style-name="Table1.A2" office:value-type="string">
            <text:p text:style-name="P14"><text:span text:style-name="T3">—</text:span></text:p>
          </table:table-cell>
        </table:table-row>
        <table:table-row table:style-name="Table1.1">
          <table:table-cell table:style-name="Table1.A2" table:number-columns-spanned="5" office:value-type="string">
            <text:p text:style-name="P4"><text:span text:style-name="T3">1 Armor and shields can’t actually have bonuses this high. Use these lines to determine price when special abilities are added in.</text:span></text:p>
          </table:table-cell>
          <table:covered-table-cell/>
          <table:covered-table-cell/>
          <table:covered-table-cell/>
          <table:covered-table-cell/>
        </table:table-row>
        <table:table-row table:style-name="Table1.1">
          <table:table-cell table:style-name="Table1.A2" table:number-columns-spanned="5" office:value-type="string">
            <text:p text:style-name="P3"><text:span text:style-name="T3">2 Roll on Table: Specific Armors.</text:span></text:p>
          </table:table-cell>
          <table:covered-table-cell/>
          <table:covered-table-cell/>
          <table:covered-table-cell/>
          <table:covered-table-cell/>
        </table:table-row>
        <table:table-row table:style-name="Table1.1">
          <table:table-cell table:style-name="Table1.A2" table:number-columns-spanned="5" office:value-type="string">
            <text:p text:style-name="P3"><text:span text:style-name="T3">3 Roll on Table: Specific Shields.</text:span></text:p>
          </table:table-cell>
          <table:covered-table-cell/>
          <table:covered-table-cell/>
          <table:covered-table-cell/>
          <table:covered-table-cell/>
        </table:table-row>
        <table:table-row table:style-name="Table1.1">
          <table:table-cell table:style-name="Table1.A24" table:number-columns-spanned="5" office:value-type="string">
            <text:p text:style-name="P4"><text:span text:style-name="T3">4 Roll on Table: Armor Special Abilities or Table: Shield Special Abilities.</text:span></text:p>
          </table:table-cell>
          <table:covered-table-cell/>
          <table:covered-table-cell/>
          <table:covered-table-cell/>
          <table:covered-table-cell/>
        </table:table-row>
      </table:table>
      <text:p text:style-name="P6"/>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P4"><text:span text:style-name="T5">Table: Random Armor Type</text:span></text:p>
          </table:table-cell>
          <table:covered-table-cell/>
          <table:covered-table-cell/>
        </table:table-row>
        <table:table-row table:style-name="Table2.1">
          <table:table-cell table:style-name="Table2.A2" office:value-type="string">
            <text:p text:style-name="P13"><text:span text:style-name="T5">d%</text:span></text:p>
          </table:table-cell>
          <table:table-cell table:style-name="Table2.A2" office:value-type="string">
            <text:p text:style-name="P4"><text:span text:style-name="T5">Armor</text:span></text:p>
          </table:table-cell>
          <table:table-cell table:style-name="Table2.A2" office:value-type="string">
            <text:p text:style-name="P15"><text:span text:style-name="T5">Armor Cost</text:span><text:span text:style-name="T15">1</text:span></text:p>
          </table:table-cell>
        </table:table-row>
        <table:table-row table:style-name="Table2.1">
          <table:table-cell table:style-name="Table2.A2" office:value-type="string">
            <text:p text:style-name="P12"><text:span text:style-name="T3">01</text:span></text:p>
          </table:table-cell>
          <table:table-cell table:style-name="Table2.A2" office:value-type="string">
            <text:p text:style-name="P3"><text:span text:style-name="T3">Padded</text:span></text:p>
          </table:table-cell>
          <table:table-cell table:style-name="Table2.A2" office:value-type="string">
            <text:p text:style-name="P14"><text:span text:style-name="T3">+155 gp</text:span></text:p>
          </table:table-cell>
        </table:table-row>
        <table:table-row table:style-name="Table2.1">
          <table:table-cell table:style-name="Table2.A2" office:value-type="string">
            <text:p text:style-name="P12"><text:span text:style-name="T3">02</text:span></text:p>
          </table:table-cell>
          <table:table-cell table:style-name="Table2.A2" office:value-type="string">
            <text:p text:style-name="P3"><text:span text:style-name="T3">Leather</text:span></text:p>
          </table:table-cell>
          <table:table-cell table:style-name="Table2.A2" office:value-type="string">
            <text:p text:style-name="P14"><text:span text:style-name="T3">+160 gp</text:span></text:p>
          </table:table-cell>
        </table:table-row>
        <table:table-row table:style-name="Table2.1">
          <table:table-cell table:style-name="Table2.A2" office:value-type="string">
            <text:p text:style-name="P12"><text:span text:style-name="T3">03–17</text:span></text:p>
          </table:table-cell>
          <table:table-cell table:style-name="Table2.A2" office:value-type="string">
            <text:p text:style-name="P3"><text:span text:style-name="T3">Studded leather</text:span></text:p>
          </table:table-cell>
          <table:table-cell table:style-name="Table2.A2" office:value-type="string">
            <text:p text:style-name="P14"><text:span text:style-name="T3">+175 gp</text:span></text:p>
          </table:table-cell>
        </table:table-row>
        <table:table-row table:style-name="Table2.1">
          <table:table-cell table:style-name="Table2.A2" office:value-type="string">
            <text:p text:style-name="P12"><text:span text:style-name="T3">18–32</text:span></text:p>
          </table:table-cell>
          <table:table-cell table:style-name="Table2.A2" office:value-type="string">
            <text:p text:style-name="P3"><text:span text:style-name="T3">Chain shirt</text:span></text:p>
          </table:table-cell>
          <table:table-cell table:style-name="Table2.A2" office:value-type="string">
            <text:p text:style-name="P14"><text:span text:style-name="T3">+250 gp</text:span></text:p>
          </table:table-cell>
        </table:table-row>
        <table:table-row table:style-name="Table2.1">
          <table:table-cell table:style-name="Table2.A2" office:value-type="string">
            <text:p text:style-name="P12"><text:span text:style-name="T3">33–42</text:span></text:p>
          </table:table-cell>
          <table:table-cell table:style-name="Table2.A2" office:value-type="string">
            <text:p text:style-name="P3"><text:span text:style-name="T3">Hide</text:span></text:p>
          </table:table-cell>
          <table:table-cell table:style-name="Table2.A2" office:value-type="string">
            <text:p text:style-name="P14"><text:span text:style-name="T3">+165 gp</text:span></text:p>
          </table:table-cell>
        </table:table-row>
        <table:table-row table:style-name="Table2.1">
          <table:table-cell table:style-name="Table2.A2" office:value-type="string">
            <text:p text:style-name="P12"><text:span text:style-name="T3">43</text:span></text:p>
          </table:table-cell>
          <table:table-cell table:style-name="Table2.A2" office:value-type="string">
            <text:p text:style-name="P3"><text:span text:style-name="T3">Scale mail</text:span></text:p>
          </table:table-cell>
          <table:table-cell table:style-name="Table2.A2" office:value-type="string">
            <text:p text:style-name="P14"><text:span text:style-name="T3">+200 gp</text:span></text:p>
          </table:table-cell>
        </table:table-row>
        <table:table-row table:style-name="Table2.1">
          <table:table-cell table:style-name="Table2.A2" office:value-type="string">
            <text:p text:style-name="P12"><text:span text:style-name="T3">44</text:span></text:p>
          </table:table-cell>
          <table:table-cell table:style-name="Table2.A2" office:value-type="string">
            <text:p text:style-name="P3"><text:span text:style-name="T3">Chainmail</text:span></text:p>
          </table:table-cell>
          <table:table-cell table:style-name="Table2.A2" office:value-type="string">
            <text:p text:style-name="P14"><text:span text:style-name="T3">+300 gp</text:span></text:p>
          </table:table-cell>
        </table:table-row>
        <table:table-row table:style-name="Table2.1">
          <table:table-cell table:style-name="Table2.A2" office:value-type="string">
            <text:p text:style-name="P12"><text:span text:style-name="T3">45–57</text:span></text:p>
          </table:table-cell>
          <table:table-cell table:style-name="Table2.A2" office:value-type="string">
            <text:p text:style-name="P3"><text:span text:style-name="T3">Breastplate</text:span></text:p>
          </table:table-cell>
          <table:table-cell table:style-name="Table2.A2" office:value-type="string">
            <text:p text:style-name="P14"><text:span text:style-name="T3">+350 gp</text:span></text:p>
          </table:table-cell>
        </table:table-row>
        <table:table-row table:style-name="Table2.1">
          <table:table-cell table:style-name="Table2.A2" office:value-type="string">
            <text:p text:style-name="P12"><text:span text:style-name="T3">58</text:span></text:p>
          </table:table-cell>
          <table:table-cell table:style-name="Table2.A2" office:value-type="string">
            <text:p text:style-name="P3"><text:span text:style-name="T3">Splint mail</text:span></text:p>
          </table:table-cell>
          <table:table-cell table:style-name="Table2.A2" office:value-type="string">
            <text:p text:style-name="P14"><text:span text:style-name="T3">+350 gp</text:span></text:p>
          </table:table-cell>
        </table:table-row>
        <table:table-row table:style-name="Table2.1">
          <table:table-cell table:style-name="Table2.A2" office:value-type="string">
            <text:p text:style-name="P12"><text:span text:style-name="T3">59</text:span></text:p>
          </table:table-cell>
          <table:table-cell table:style-name="Table2.A2" office:value-type="string">
            <text:p text:style-name="P3"><text:span text:style-name="T3">Banded mail</text:span></text:p>
          </table:table-cell>
          <table:table-cell table:style-name="Table2.A2" office:value-type="string">
            <text:p text:style-name="P14"><text:span text:style-name="T3">+400 gp</text:span></text:p>
          </table:table-cell>
        </table:table-row>
        <table:table-row table:style-name="Table2.1">
          <table:table-cell table:style-name="Table2.A2" office:value-type="string">
            <text:p text:style-name="P12"><text:span text:style-name="T3">60</text:span></text:p>
          </table:table-cell>
          <table:table-cell table:style-name="Table2.A2" office:value-type="string">
            <text:p text:style-name="P3"><text:span text:style-name="T3">Half-plate</text:span></text:p>
          </table:table-cell>
          <table:table-cell table:style-name="Table2.A2" office:value-type="string">
            <text:p text:style-name="P14"><text:span text:style-name="T3">+750 gp</text:span></text:p>
          </table:table-cell>
        </table:table-row>
        <table:table-row table:style-name="Table2.1">
          <table:table-cell table:style-name="Table2.A2" office:value-type="string">
            <text:p text:style-name="P12"><text:span text:style-name="T3">61–100</text:span></text:p>
          </table:table-cell>
          <table:table-cell table:style-name="Table2.A2" office:value-type="string">
            <text:p text:style-name="P3"><text:span text:style-name="T3">Full plate</text:span></text:p>
          </table:table-cell>
          <table:table-cell table:style-name="Table2.A2" office:value-type="string">
            <text:p text:style-name="P14"><text:span text:style-name="T3">+1,650 gp</text:span></text:p>
          </table:table-cell>
        </table:table-row>
        <table:table-row table:style-name="Table2.1">
          <table:table-cell table:style-name="Table2.A2" table:number-columns-spanned="3" office:value-type="string">
            <text:p text:style-name="P4"><text:span text:style-name="T3">1 Add to enhancement bonus on Table: Armor and Shields to determine total market price.</text:span></text:p>
          </table:table-cell>
          <table:covered-table-cell/>
          <table:covered-table-cell/>
        </table:table-row>
        <table:table-row table:style-name="Table2.1">
          <table:table-cell table:style-name="Table2.A16" table:number-columns-spanned="3" office:value-type="string">
            <text:p text:style-name="P4"><text:span text:style-name="T3">All magic armor is masterwork armor (with an armor check penalty 1 less than normal).</text:span></text:p>
          </table:table-cell>
          <table:covered-table-cell/>
          <table:covered-table-cell/>
        </table:table-row>
      </table:table>
      <text:p text:style-name="P6"/>
      <table:table table:name="Table3" table:style-name="Table3">
        <table:table-column table:style-name="Table3.A"/>
        <table:table-column table:style-name="Table3.B"/>
        <table:table-column table:style-name="Table3.C"/>
        <table:table-row table:style-name="Table3.1">
          <table:table-cell table:style-name="Table3.A1" table:number-columns-spanned="3" office:value-type="string">
            <text:p text:style-name="P4"><text:span text:style-name="T5">Table: Random Shield Type</text:span></text:p>
          </table:table-cell>
          <table:covered-table-cell/>
          <table:covered-table-cell/>
        </table:table-row>
        <table:table-row table:style-name="Table3.1">
          <table:table-cell table:style-name="Table3.A2" office:value-type="string">
            <text:p text:style-name="P13"><text:span text:style-name="T5">d%</text:span></text:p>
          </table:table-cell>
          <table:table-cell table:style-name="Table3.A2" office:value-type="string">
            <text:p text:style-name="P4"><text:span text:style-name="T5">Shield</text:span></text:p>
          </table:table-cell>
          <table:table-cell table:style-name="Table3.A2" office:value-type="string">
            <text:p text:style-name="P15"><text:span text:style-name="T5">Shield Cost</text:span><text:span text:style-name="T15">1</text:span></text:p>
          </table:table-cell>
        </table:table-row>
        <table:table-row table:style-name="Table3.1">
          <table:table-cell table:style-name="Table3.A2" office:value-type="string">
            <text:p text:style-name="P12"><text:span text:style-name="T3">01–10</text:span></text:p>
          </table:table-cell>
          <table:table-cell table:style-name="Table3.A2" office:value-type="string">
            <text:p text:style-name="P3"><text:span text:style-name="T3">Buckler</text:span></text:p>
          </table:table-cell>
          <table:table-cell table:style-name="Table3.A2" office:value-type="string">
            <text:p text:style-name="P14"><text:span text:style-name="T3">+165 gp</text:span></text:p>
          </table:table-cell>
        </table:table-row>
        <table:table-row table:style-name="Table3.1">
          <table:table-cell table:style-name="Table3.A2" office:value-type="string">
            <text:p text:style-name="P12"><text:span text:style-name="T3">11–15</text:span></text:p>
          </table:table-cell>
          <table:table-cell table:style-name="Table3.A2" office:value-type="string">
            <text:p text:style-name="P3"><text:span text:style-name="T3">Shield, light, wooden</text:span></text:p>
          </table:table-cell>
          <table:table-cell table:style-name="Table3.A2" office:value-type="string">
            <text:p text:style-name="P14"><text:span text:style-name="T3">+153 gp</text:span></text:p>
          </table:table-cell>
        </table:table-row>
        <table:table-row table:style-name="Table3.1">
          <table:table-cell table:style-name="Table3.A2" office:value-type="string">
            <text:p text:style-name="P12"><text:span text:style-name="T3">16–20</text:span></text:p>
          </table:table-cell>
          <table:table-cell table:style-name="Table3.A2" office:value-type="string">
            <text:p text:style-name="P3"><text:span text:style-name="T3">Shield, light, steel</text:span></text:p>
          </table:table-cell>
          <table:table-cell table:style-name="Table3.A2" office:value-type="string">
            <text:p text:style-name="P14"><text:span text:style-name="T3">+159 gp</text:span></text:p>
          </table:table-cell>
        </table:table-row>
        <table:table-row table:style-name="Table3.1">
          <table:table-cell table:style-name="Table3.A2" office:value-type="string">
            <text:p text:style-name="P12"><text:span text:style-name="T3">21–30</text:span></text:p>
          </table:table-cell>
          <table:table-cell table:style-name="Table3.A2" office:value-type="string">
            <text:p text:style-name="P3"><text:span text:style-name="T3">Shield, heavy, wooden</text:span></text:p>
          </table:table-cell>
          <table:table-cell table:style-name="Table3.A2" office:value-type="string">
            <text:p text:style-name="P14"><text:span text:style-name="T3">+157 gp</text:span></text:p>
          </table:table-cell>
        </table:table-row>
        <table:table-row table:style-name="Table3.1">
          <table:table-cell table:style-name="Table3.A2" office:value-type="string">
            <text:p text:style-name="P12"><text:span text:style-name="T3">31–95</text:span></text:p>
          </table:table-cell>
          <table:table-cell table:style-name="Table3.A2" office:value-type="string">
            <text:p text:style-name="P3"><text:span text:style-name="T3">Shield, heavy, steel</text:span></text:p>
          </table:table-cell>
          <table:table-cell table:style-name="Table3.A2" office:value-type="string">
            <text:p text:style-name="P14"><text:span text:style-name="T3">+170 gp</text:span></text:p>
          </table:table-cell>
        </table:table-row>
        <table:table-row table:style-name="Table3.1">
          <table:table-cell table:style-name="Table3.A2" office:value-type="string">
            <text:p text:style-name="P12"><text:span text:style-name="T3">96–100</text:span></text:p>
          </table:table-cell>
          <table:table-cell table:style-name="Table3.A2" office:value-type="string">
            <text:p text:style-name="P3"><text:span text:style-name="T3">Shield, tower</text:span></text:p>
          </table:table-cell>
          <table:table-cell table:style-name="Table3.A2" office:value-type="string">
            <text:p text:style-name="P14"><text:span text:style-name="T3">+180 gp</text:span></text:p>
          </table:table-cell>
        </table:table-row>
        <table:table-row table:style-name="Table3.1">
          <table:table-cell table:style-name="Table3.A2" table:number-columns-spanned="3" office:value-type="string">
            <text:p text:style-name="P4"><text:span text:style-name="T3">1 Add to enhancement bonus on Table: Armor and Shields to determine total market price.</text:span></text:p>
          </table:table-cell>
          <table:covered-table-cell/>
          <table:covered-table-cell/>
        </table:table-row>
        <table:table-row table:style-name="Table3.1">
          <table:table-cell table:style-name="Table3.A10" table:number-columns-spanned="3" office:value-type="string">
            <text:p text:style-name="P4"><text:span text:style-name="T3">All magic shields are masterwork shields (with an armor check penalty 1 less than normal).</text:span></text:p>
          </table:table-cell>
          <table:covered-table-cell/>
          <table:covered-table-cell/>
        </table:table-row>
      </table:table>
      <text:p text:style-name="P8"/>
      <text:p text:style-name="P3"><text:span text:style-name="T9">Caster Level for Armor and Shields:</text:span><text:span text:style-name="T8"> The caster level of a magic shield or magic armor with a special ability is given in the item description. For an item with only an enhancement bonus, the caster level is three times the enhancement bonus. If an item has both an enhancement bonus and a special ability, the higher of the two caster level requirements must be met.</text:span></text:p>
      <text:p text:style-name="P3"><text:span text:style-name="T9">Shields:</text:span><text:span text:style-name="T8"> Shield enhancement bonuses stack with armor enhancement bonuses. Shield enhancement bonuses do not act as attack or damage bonuses when the shield is used in a bash. The bashing special ability, however, does grant a +1 bonus on attack and damage rolls (see the special ability description).</text:span></text:p>
      <text:p text:style-name="P3"><text:span text:style-name="T8">A shield could be built that also acted as a magic weapon, but the cost of the enhancement bonus on attack rolls would need to be added into the cost of the shield and its enhancement bonus to AC.</text:span></text:p>
      <text:p text:style-name="P3"><text:soft-page-break/><text:span text:style-name="T8">As with armor, special abilities built into the shield add to the market value in the form of additions to the bonus of the shield, although they do not improve AC. A shield cannot have an effective bonus (enhancement plus special ability bonus equivalents) higher than +10. A shield with a special ability must have at least a +1 enhancement bonus.</text:span></text:p>
      <text:p text:style-name="P3"><text:span text:style-name="T9">Shield Hardness and Hit Points:</text:span><text:span text:style-name="T8"> Each +1 of enhancement bonus adds 2 to a shield’s hardness and +10 to its hit points.</text:span></text:p>
      <text:p text:style-name="P3"><text:span text:style-name="T9">Activation:</text:span><text:span text:style-name="T8"> Usually a character benefits from magic armor and shields in exactly the way a character benefits from nonmagical armor and shields—by wearing them. If armor or a shield has a special ability that the user needs to activate then the user usually needs to utter the command word (a standard action).</text:span></text:p>
      <text:p text:style-name="P3"><text:span text:style-name="T9">Armor for Unusual Creatures: </text:span><text:span text:style-name="T8">The cost of armor for nonhumanoid creatures, as well as for creatures who are neither Small nor Medium, varies</text:span><text:span text:style-name="T10">. </text:span><text:span text:style-name="T8">The cost of the masterwork quality and any magical enhancement remains the same.</text:span></text:p>
      <text:p text:style-name="P7"/>
      <text:p text:style-name="P3"><text:span text:style-name="T7">Magic Armor and Shield Special Ability Descriptions</text:span></text:p>
      <text:p text:style-name="P3"><text:span text:style-name="T8">Most magic armor and shields only have enhancement bonuses. Such items can also have one or more of the special abilities detailed below. Armor or a shield with a special ability must have at least a +1 enhancement bonus.</text:span></text:p>
      <text:p text:style-name="P8"/>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table:number-columns-spanned="5" office:value-type="string">
            <text:h text:style-name="P19" text:outline-level="1"><text:span text:style-name="T3">Table: Armor Special Abilities</text:span></text:h>
          </table:table-cell>
          <table:covered-table-cell/>
          <table:covered-table-cell/>
          <table:covered-table-cell/>
          <table:covered-table-cell/>
        </table:table-row>
        <table:table-row table:style-name="Table4.1">
          <table:table-cell table:style-name="Table4.A2" office:value-type="string">
            <text:p text:style-name="P11"><text:span text:style-name="T12">Minor</text:span></text:p>
          </table:table-cell>
          <table:table-cell table:style-name="Table4.A2" office:value-type="string">
            <text:p text:style-name="P11"><text:span text:style-name="T12">Medium</text:span></text:p>
          </table:table-cell>
          <table:table-cell table:style-name="Table4.A2" office:value-type="string">
            <text:p text:style-name="P11"><text:span text:style-name="T12">Major</text:span></text:p>
          </table:table-cell>
          <table:table-cell table:style-name="Table4.A2" office:value-type="string">
            <text:p text:style-name="P10"><text:span text:style-name="T12">Special Ability</text:span></text:p>
          </table:table-cell>
          <table:table-cell table:style-name="Table4.A2" office:value-type="string">
            <text:h text:style-name="P21" text:outline-level="3"><text:span text:style-name="T1">Base Price Modifier</text:span></text:h>
          </table:table-cell>
        </table:table-row>
        <table:table-row table:style-name="Table4.1">
          <table:table-cell table:style-name="Table4.A2" office:value-type="string">
            <text:p text:style-name="P12"><text:span text:style-name="T3">01–25</text:span></text:p>
          </table:table-cell>
          <table:table-cell table:style-name="Table4.A2" office:value-type="string">
            <text:p text:style-name="P12"><text:span text:style-name="T3">01–05</text:span></text:p>
          </table:table-cell>
          <table:table-cell table:style-name="Table4.A2" office:value-type="string">
            <text:p text:style-name="P12"><text:span text:style-name="T3">01–03</text:span></text:p>
          </table:table-cell>
          <table:table-cell table:style-name="Table4.A2" office:value-type="string">
            <text:p text:style-name="P3"><text:span text:style-name="T3">Glamered</text:span></text:p>
          </table:table-cell>
          <table:table-cell table:style-name="Table4.A2" office:value-type="string">
            <text:p text:style-name="P14"><text:span text:style-name="T3">+2,700 gp</text:span></text:p>
          </table:table-cell>
        </table:table-row>
        <table:table-row table:style-name="Table4.1">
          <table:table-cell table:style-name="Table4.A2" office:value-type="string">
            <text:p text:style-name="P12"><text:span text:style-name="T3">26–32</text:span></text:p>
          </table:table-cell>
          <table:table-cell table:style-name="Table4.A2" office:value-type="string">
            <text:p text:style-name="P12"><text:span text:style-name="T3">06–08</text:span></text:p>
          </table:table-cell>
          <table:table-cell table:style-name="Table4.A2" office:value-type="string">
            <text:p text:style-name="P12"><text:span text:style-name="T3">04</text:span></text:p>
          </table:table-cell>
          <table:table-cell table:style-name="Table4.A2" office:value-type="string">
            <text:p text:style-name="P3"><text:span text:style-name="T3">Fortification, light</text:span></text:p>
          </table:table-cell>
          <table:table-cell table:style-name="Table4.A2" office:value-type="string">
            <text:p text:style-name="P14"><text:span text:style-name="T3">+1 bonus</text:span><text:span text:style-name="T15">1</text:span></text:p>
          </table:table-cell>
        </table:table-row>
        <table:table-row table:style-name="Table4.1">
          <table:table-cell table:style-name="Table4.A2" office:value-type="string">
            <text:p text:style-name="P12"><text:span text:style-name="T3">33–52</text:span></text:p>
          </table:table-cell>
          <table:table-cell table:style-name="Table4.A2" office:value-type="string">
            <text:p text:style-name="P12"><text:span text:style-name="T3">09–11</text:span></text:p>
          </table:table-cell>
          <table:table-cell table:style-name="Table4.A2" office:value-type="string">
            <text:p text:style-name="P12"><text:span text:style-name="T3">—</text:span></text:p>
          </table:table-cell>
          <table:table-cell table:style-name="Table4.A2" office:value-type="string">
            <text:p text:style-name="P3"><text:span text:style-name="T3">Slick</text:span></text:p>
          </table:table-cell>
          <table:table-cell table:style-name="Table4.A2" office:value-type="string">
            <text:p text:style-name="P14"><text:span text:style-name="T3">+3,750 gp</text:span></text:p>
          </table:table-cell>
        </table:table-row>
        <table:table-row table:style-name="Table4.1">
          <table:table-cell table:style-name="Table4.A2" office:value-type="string">
            <text:p text:style-name="P12"><text:span text:style-name="T3">53–72</text:span></text:p>
          </table:table-cell>
          <table:table-cell table:style-name="Table4.A2" office:value-type="string">
            <text:p text:style-name="P12"><text:span text:style-name="T3">12–14</text:span></text:p>
          </table:table-cell>
          <table:table-cell table:style-name="Table4.A2" office:value-type="string">
            <text:p text:style-name="P12"><text:span text:style-name="T3">—</text:span></text:p>
          </table:table-cell>
          <table:table-cell table:style-name="Table4.A2" office:value-type="string">
            <text:p text:style-name="P3"><text:span text:style-name="T3">Shadow</text:span></text:p>
          </table:table-cell>
          <table:table-cell table:style-name="Table4.A2" office:value-type="string">
            <text:p text:style-name="P14"><text:span text:style-name="T3">+3,750 gp</text:span></text:p>
          </table:table-cell>
        </table:table-row>
        <text:soft-page-break/>
        <table:table-row table:style-name="Table4.1">
          <table:table-cell table:style-name="Table4.A2" office:value-type="string">
            <text:p text:style-name="P12"><text:span text:style-name="T3">73–92</text:span></text:p>
          </table:table-cell>
          <table:table-cell table:style-name="Table4.A2" office:value-type="string">
            <text:p text:style-name="P12"><text:span text:style-name="T3">15–17</text:span></text:p>
          </table:table-cell>
          <table:table-cell table:style-name="Table4.A2" office:value-type="string">
            <text:p text:style-name="P12"><text:span text:style-name="T3">—</text:span></text:p>
          </table:table-cell>
          <table:table-cell table:style-name="Table4.A2" office:value-type="string">
            <text:p text:style-name="P3"><text:span text:style-name="T3">Silent moves</text:span></text:p>
          </table:table-cell>
          <table:table-cell table:style-name="Table4.A2" office:value-type="string">
            <text:p text:style-name="P14"><text:span text:style-name="T3">+3,750 gp</text:span></text:p>
          </table:table-cell>
        </table:table-row>
        <table:table-row table:style-name="Table4.1">
          <table:table-cell table:style-name="Table4.A2" office:value-type="string">
            <text:p text:style-name="P12"><text:span text:style-name="T3">93–96</text:span></text:p>
          </table:table-cell>
          <table:table-cell table:style-name="Table4.A2" office:value-type="string">
            <text:p text:style-name="P12"><text:span text:style-name="T3">18–19</text:span></text:p>
          </table:table-cell>
          <table:table-cell table:style-name="Table4.A2" office:value-type="string">
            <text:p text:style-name="P12"><text:span text:style-name="T3">—</text:span></text:p>
          </table:table-cell>
          <table:table-cell table:style-name="Table4.A2" office:value-type="string">
            <text:p text:style-name="P3"><text:span text:style-name="T3">Spell resistance (13)</text:span></text:p>
          </table:table-cell>
          <table:table-cell table:style-name="Table4.A2" office:value-type="string">
            <text:p text:style-name="P14"><text:span text:style-name="T3">+2 bonus</text:span><text:span text:style-name="T15">1</text:span></text:p>
          </table:table-cell>
        </table:table-row>
        <table:table-row table:style-name="Table4.1">
          <table:table-cell table:style-name="Table4.A2" office:value-type="string">
            <text:p text:style-name="P12"><text:span text:style-name="T3">97</text:span></text:p>
          </table:table-cell>
          <table:table-cell table:style-name="Table4.A2" office:value-type="string">
            <text:p text:style-name="P12"><text:span text:style-name="T3">20–29</text:span></text:p>
          </table:table-cell>
          <table:table-cell table:style-name="Table4.A2" office:value-type="string">
            <text:p text:style-name="P12"><text:span text:style-name="T3">05–07</text:span></text:p>
          </table:table-cell>
          <table:table-cell table:style-name="Table4.A2" office:value-type="string">
            <text:p text:style-name="P3"><text:span text:style-name="T3">Slick, improved</text:span></text:p>
          </table:table-cell>
          <table:table-cell table:style-name="Table4.A2" office:value-type="string">
            <text:p text:style-name="P14"><text:span text:style-name="T3">+15,000 gp</text:span></text:p>
          </table:table-cell>
        </table:table-row>
        <table:table-row table:style-name="Table4.1">
          <table:table-cell table:style-name="Table4.A2" office:value-type="string">
            <text:p text:style-name="P12"><text:span text:style-name="T3">98</text:span></text:p>
          </table:table-cell>
          <table:table-cell table:style-name="Table4.A2" office:value-type="string">
            <text:p text:style-name="P12"><text:span text:style-name="T3">30–39</text:span></text:p>
          </table:table-cell>
          <table:table-cell table:style-name="Table4.A2" office:value-type="string">
            <text:p text:style-name="P12"><text:span text:style-name="T3">08–10</text:span></text:p>
          </table:table-cell>
          <table:table-cell table:style-name="Table4.A2" office:value-type="string">
            <text:p text:style-name="P3"><text:span text:style-name="T3">Shadow, improved</text:span></text:p>
          </table:table-cell>
          <table:table-cell table:style-name="Table4.A2" office:value-type="string">
            <text:p text:style-name="P14"><text:span text:style-name="T3">+15,000 gp</text:span></text:p>
          </table:table-cell>
        </table:table-row>
        <table:table-row table:style-name="Table4.1">
          <table:table-cell table:style-name="Table4.A2" office:value-type="string">
            <text:p text:style-name="P12"><text:span text:style-name="T3">99</text:span></text:p>
          </table:table-cell>
          <table:table-cell table:style-name="Table4.A2" office:value-type="string">
            <text:p text:style-name="P12"><text:span text:style-name="T3">40–49</text:span></text:p>
          </table:table-cell>
          <table:table-cell table:style-name="Table4.A2" office:value-type="string">
            <text:p text:style-name="P12"><text:span text:style-name="T3">11–13</text:span></text:p>
          </table:table-cell>
          <table:table-cell table:style-name="Table4.A2" office:value-type="string">
            <text:p text:style-name="P3"><text:span text:style-name="T3">Silent moves, improved</text:span></text:p>
          </table:table-cell>
          <table:table-cell table:style-name="Table4.A2" office:value-type="string">
            <text:p text:style-name="P14"><text:span text:style-name="T3">+15,000 gp</text:span></text:p>
          </table:table-cell>
        </table:table-row>
        <table:table-row table:style-name="Table4.1">
          <table:table-cell table:style-name="Table4.A2" office:value-type="string">
            <text:p text:style-name="P12"><text:span text:style-name="T3">—</text:span></text:p>
          </table:table-cell>
          <table:table-cell table:style-name="Table4.A2" office:value-type="string">
            <text:p text:style-name="P12"><text:span text:style-name="T3">50–54</text:span></text:p>
          </table:table-cell>
          <table:table-cell table:style-name="Table4.A2" office:value-type="string">
            <text:p text:style-name="P12"><text:span text:style-name="T3">14–16</text:span></text:p>
          </table:table-cell>
          <table:table-cell table:style-name="Table4.A2" office:value-type="string">
            <text:p text:style-name="P3"><text:span text:style-name="T3">Acid resistance</text:span></text:p>
          </table:table-cell>
          <table:table-cell table:style-name="Table4.A2" office:value-type="string">
            <text:p text:style-name="P14"><text:span text:style-name="T3">+18,000 gp</text:span></text:p>
          </table:table-cell>
        </table:table-row>
        <text:soft-page-break/>
        <table:table-row table:style-name="Table4.1">
          <table:table-cell table:style-name="Table4.A2" office:value-type="string">
            <text:p text:style-name="P12"><text:span text:style-name="T3">—</text:span></text:p>
          </table:table-cell>
          <table:table-cell table:style-name="Table4.A2" office:value-type="string">
            <text:p text:style-name="P12"><text:span text:style-name="T3">55–59</text:span></text:p>
          </table:table-cell>
          <table:table-cell table:style-name="Table4.A2" office:value-type="string">
            <text:p text:style-name="P12"><text:span text:style-name="T3">17–19</text:span></text:p>
          </table:table-cell>
          <table:table-cell table:style-name="Table4.A2" office:value-type="string">
            <text:p text:style-name="P3"><text:span text:style-name="T3">Cold resistance</text:span></text:p>
          </table:table-cell>
          <table:table-cell table:style-name="Table4.A2" office:value-type="string">
            <text:p text:style-name="P14"><text:span text:style-name="T3">+18,000 gp</text:span></text:p>
          </table:table-cell>
        </table:table-row>
        <table:table-row table:style-name="Table4.1">
          <table:table-cell table:style-name="Table4.A2" office:value-type="string">
            <text:p text:style-name="P12"><text:span text:style-name="T3">—</text:span></text:p>
          </table:table-cell>
          <table:table-cell table:style-name="Table4.A2" office:value-type="string">
            <text:p text:style-name="P12"><text:span text:style-name="T3">60–64</text:span></text:p>
          </table:table-cell>
          <table:table-cell table:style-name="Table4.A2" office:value-type="string">
            <text:p text:style-name="P12"><text:span text:style-name="T3">20–22</text:span></text:p>
          </table:table-cell>
          <table:table-cell table:style-name="Table4.A2" office:value-type="string">
            <text:p text:style-name="P3"><text:span text:style-name="T3">Electricity resistance</text:span></text:p>
          </table:table-cell>
          <table:table-cell table:style-name="Table4.A2" office:value-type="string">
            <text:p text:style-name="P14"><text:span text:style-name="T3">+18,000 gp</text:span></text:p>
          </table:table-cell>
        </table:table-row>
        <table:table-row table:style-name="Table4.1">
          <table:table-cell table:style-name="Table4.A2" office:value-type="string">
            <text:p text:style-name="P12"><text:span text:style-name="T3">—</text:span></text:p>
          </table:table-cell>
          <table:table-cell table:style-name="Table4.A2" office:value-type="string">
            <text:p text:style-name="P12"><text:span text:style-name="T3">65–69</text:span></text:p>
          </table:table-cell>
          <table:table-cell table:style-name="Table4.A2" office:value-type="string">
            <text:p text:style-name="P12"><text:span text:style-name="T3">23–25</text:span></text:p>
          </table:table-cell>
          <table:table-cell table:style-name="Table4.A2" office:value-type="string">
            <text:p text:style-name="P3"><text:span text:style-name="T3">Fire resistance</text:span></text:p>
          </table:table-cell>
          <table:table-cell table:style-name="Table4.A2" office:value-type="string">
            <text:p text:style-name="P14"><text:span text:style-name="T3">+18,000 gp</text:span></text:p>
          </table:table-cell>
        </table:table-row>
        <table:table-row table:style-name="Table4.1">
          <table:table-cell table:style-name="Table4.A2" office:value-type="string">
            <text:p text:style-name="P12"><text:span text:style-name="T3">—</text:span></text:p>
          </table:table-cell>
          <table:table-cell table:style-name="Table4.A2" office:value-type="string">
            <text:p text:style-name="P12"><text:span text:style-name="T3">70–74</text:span></text:p>
          </table:table-cell>
          <table:table-cell table:style-name="Table4.A2" office:value-type="string">
            <text:p text:style-name="P12"><text:span text:style-name="T3">26–28</text:span></text:p>
          </table:table-cell>
          <table:table-cell table:style-name="Table4.A2" office:value-type="string">
            <text:p text:style-name="P3"><text:span text:style-name="T3">Sonic resistance</text:span></text:p>
          </table:table-cell>
          <table:table-cell table:style-name="Table4.A2" office:value-type="string">
            <text:p text:style-name="P14"><text:span text:style-name="T3">+18,000 gp</text:span></text:p>
          </table:table-cell>
        </table:table-row>
        <table:table-row table:style-name="Table4.1">
          <table:table-cell table:style-name="Table4.A2" office:value-type="string">
            <text:p text:style-name="P12"><text:span text:style-name="T3">—</text:span></text:p>
          </table:table-cell>
          <table:table-cell table:style-name="Table4.A2" office:value-type="string">
            <text:p text:style-name="P12"><text:span text:style-name="T3">75–79</text:span></text:p>
          </table:table-cell>
          <table:table-cell table:style-name="Table4.A2" office:value-type="string">
            <text:p text:style-name="P12"><text:span text:style-name="T3">29–33</text:span></text:p>
          </table:table-cell>
          <table:table-cell table:style-name="Table4.A2" office:value-type="string">
            <text:p text:style-name="P3"><text:span text:style-name="T3">Ghost touch</text:span></text:p>
          </table:table-cell>
          <table:table-cell table:style-name="Table4.A2" office:value-type="string">
            <text:p text:style-name="P14"><text:span text:style-name="T3">+3 bonus</text:span><text:span text:style-name="T15">1</text:span></text:p>
          </table:table-cell>
        </table:table-row>
        <table:table-row table:style-name="Table4.1">
          <table:table-cell table:style-name="Table4.A2" office:value-type="string">
            <text:p text:style-name="P12"><text:span text:style-name="T3">—</text:span></text:p>
          </table:table-cell>
          <table:table-cell table:style-name="Table4.A2" office:value-type="string">
            <text:p text:style-name="P12"><text:span text:style-name="T3">80–84</text:span></text:p>
          </table:table-cell>
          <table:table-cell table:style-name="Table4.A2" office:value-type="string">
            <text:p text:style-name="P12"><text:span text:style-name="T3">34–35</text:span></text:p>
          </table:table-cell>
          <table:table-cell table:style-name="Table4.A2" office:value-type="string">
            <text:p text:style-name="P3"><text:span text:style-name="T3">Invulnerability</text:span></text:p>
          </table:table-cell>
          <table:table-cell table:style-name="Table4.A2" office:value-type="string">
            <text:p text:style-name="P14"><text:span text:style-name="T3">+3 bonus</text:span><text:span text:style-name="T15">1</text:span></text:p>
          </table:table-cell>
        </table:table-row>
        <text:soft-page-break/>
        <table:table-row table:style-name="Table4.1">
          <table:table-cell table:style-name="Table4.A2" office:value-type="string">
            <text:p text:style-name="P12"><text:span text:style-name="T3">—</text:span></text:p>
          </table:table-cell>
          <table:table-cell table:style-name="Table4.A2" office:value-type="string">
            <text:p text:style-name="P12"><text:span text:style-name="T3">85–89</text:span></text:p>
          </table:table-cell>
          <table:table-cell table:style-name="Table4.A2" office:value-type="string">
            <text:p text:style-name="P12"><text:span text:style-name="T3">36–40</text:span></text:p>
          </table:table-cell>
          <table:table-cell table:style-name="Table4.A2" office:value-type="string">
            <text:p text:style-name="P3"><text:span text:style-name="T3">Fortification, moderate</text:span></text:p>
          </table:table-cell>
          <table:table-cell table:style-name="Table4.A2" office:value-type="string">
            <text:p text:style-name="P14"><text:span text:style-name="T3">+3 bonus</text:span><text:span text:style-name="T15">1</text:span></text:p>
          </table:table-cell>
        </table:table-row>
        <table:table-row table:style-name="Table4.1">
          <table:table-cell table:style-name="Table4.A2" office:value-type="string">
            <text:p text:style-name="P12"><text:span text:style-name="T3">—</text:span></text:p>
          </table:table-cell>
          <table:table-cell table:style-name="Table4.A2" office:value-type="string">
            <text:p text:style-name="P12"><text:span text:style-name="T3">90–94</text:span></text:p>
          </table:table-cell>
          <table:table-cell table:style-name="Table4.A2" office:value-type="string">
            <text:p text:style-name="P12"><text:span text:style-name="T3">41–42</text:span></text:p>
          </table:table-cell>
          <table:table-cell table:style-name="Table4.A2" office:value-type="string">
            <text:p text:style-name="P3"><text:span text:style-name="T3">Spell resistance (15)</text:span></text:p>
          </table:table-cell>
          <table:table-cell table:style-name="Table4.A2" office:value-type="string">
            <text:p text:style-name="P14"><text:span text:style-name="T3">+3 bonus</text:span><text:span text:style-name="T15">1</text:span></text:p>
          </table:table-cell>
        </table:table-row>
        <table:table-row table:style-name="Table4.1">
          <table:table-cell table:style-name="Table4.A2" office:value-type="string">
            <text:p text:style-name="P12"><text:span text:style-name="T3">—</text:span></text:p>
          </table:table-cell>
          <table:table-cell table:style-name="Table4.A2" office:value-type="string">
            <text:p text:style-name="P12"><text:span text:style-name="T3">95–99</text:span></text:p>
          </table:table-cell>
          <table:table-cell table:style-name="Table4.A2" office:value-type="string">
            <text:p text:style-name="P12"><text:span text:style-name="T3">43</text:span></text:p>
          </table:table-cell>
          <table:table-cell table:style-name="Table4.A2" office:value-type="string">
            <text:p text:style-name="P3"><text:span text:style-name="T3">Wild</text:span></text:p>
          </table:table-cell>
          <table:table-cell table:style-name="Table4.A2" office:value-type="string">
            <text:p text:style-name="P14"><text:span text:style-name="T3">+3 bonus</text:span><text:span text:style-name="T15">1</text:span></text:p>
          </table:table-cell>
        </table:table-row>
        <table:table-row table:style-name="Table4.1">
          <table:table-cell table:style-name="Table4.A2" office:value-type="string">
            <text:p text:style-name="P12"><text:span text:style-name="T3">—</text:span></text:p>
          </table:table-cell>
          <table:table-cell table:style-name="Table4.A2" office:value-type="string">
            <text:p text:style-name="P12"><text:span text:style-name="T3">—</text:span></text:p>
          </table:table-cell>
          <table:table-cell table:style-name="Table4.A2" office:value-type="string">
            <text:p text:style-name="P12"><text:span text:style-name="T3">44–48</text:span></text:p>
          </table:table-cell>
          <table:table-cell table:style-name="Table4.A2" office:value-type="string">
            <text:p text:style-name="P3"><text:span text:style-name="T3">Slick, greater</text:span></text:p>
          </table:table-cell>
          <table:table-cell table:style-name="Table4.A2" office:value-type="string">
            <text:p text:style-name="P14"><text:span text:style-name="T3">+33,750 gp</text:span></text:p>
          </table:table-cell>
        </table:table-row>
        <table:table-row table:style-name="Table4.1">
          <table:table-cell table:style-name="Table4.A2" office:value-type="string">
            <text:p text:style-name="P12"><text:span text:style-name="T3">—</text:span></text:p>
          </table:table-cell>
          <table:table-cell table:style-name="Table4.A2" office:value-type="string">
            <text:p text:style-name="P12"><text:span text:style-name="T3">—</text:span></text:p>
          </table:table-cell>
          <table:table-cell table:style-name="Table4.A2" office:value-type="string">
            <text:p text:style-name="P12"><text:span text:style-name="T3">49–53</text:span></text:p>
          </table:table-cell>
          <table:table-cell table:style-name="Table4.A2" office:value-type="string">
            <text:p text:style-name="P3"><text:span text:style-name="T3">Shadow, greater</text:span></text:p>
          </table:table-cell>
          <table:table-cell table:style-name="Table4.A2" office:value-type="string">
            <text:p text:style-name="P14"><text:span text:style-name="T3">+33,750 gp</text:span></text:p>
          </table:table-cell>
        </table:table-row>
        <table:table-row table:style-name="Table4.1">
          <table:table-cell table:style-name="Table4.A2" office:value-type="string">
            <text:p text:style-name="P12"><text:span text:style-name="T3">—</text:span></text:p>
          </table:table-cell>
          <table:table-cell table:style-name="Table4.A2" office:value-type="string">
            <text:p text:style-name="P12"><text:span text:style-name="T3">—</text:span></text:p>
          </table:table-cell>
          <table:table-cell table:style-name="Table4.A2" office:value-type="string">
            <text:p text:style-name="P12"><text:span text:style-name="T3">54–58</text:span></text:p>
          </table:table-cell>
          <table:table-cell table:style-name="Table4.A2" office:value-type="string">
            <text:p text:style-name="P3"><text:span text:style-name="T3">Silent moves, greater</text:span></text:p>
          </table:table-cell>
          <table:table-cell table:style-name="Table4.A2" office:value-type="string">
            <text:p text:style-name="P14"><text:span text:style-name="T3">+33,750 gp</text:span></text:p>
          </table:table-cell>
        </table:table-row>
        <text:soft-page-break/>
        <table:table-row table:style-name="Table4.1">
          <table:table-cell table:style-name="Table4.A2" office:value-type="string">
            <text:p text:style-name="P12"><text:span text:style-name="T3">—</text:span></text:p>
          </table:table-cell>
          <table:table-cell table:style-name="Table4.A2" office:value-type="string">
            <text:p text:style-name="P12"><text:span text:style-name="T3">—</text:span></text:p>
          </table:table-cell>
          <table:table-cell table:style-name="Table4.A2" office:value-type="string">
            <text:p text:style-name="P12"><text:span text:style-name="T3">59–63</text:span></text:p>
          </table:table-cell>
          <table:table-cell table:style-name="Table4.A2" office:value-type="string">
            <text:p text:style-name="P3"><text:span text:style-name="T3">Acid resistance, improved</text:span></text:p>
          </table:table-cell>
          <table:table-cell table:style-name="Table4.A2" office:value-type="string">
            <text:p text:style-name="P14"><text:span text:style-name="T3">+42,000 gp</text:span></text:p>
          </table:table-cell>
        </table:table-row>
        <table:table-row table:style-name="Table4.1">
          <table:table-cell table:style-name="Table4.A2" office:value-type="string">
            <text:p text:style-name="P12"><text:span text:style-name="T3">—</text:span></text:p>
          </table:table-cell>
          <table:table-cell table:style-name="Table4.A2" office:value-type="string">
            <text:p text:style-name="P12"><text:span text:style-name="T3">—</text:span></text:p>
          </table:table-cell>
          <table:table-cell table:style-name="Table4.A2" office:value-type="string">
            <text:p text:style-name="P12"><text:span text:style-name="T3">64–68</text:span></text:p>
          </table:table-cell>
          <table:table-cell table:style-name="Table4.A2" office:value-type="string">
            <text:p text:style-name="P3"><text:span text:style-name="T3">Cold resistance, improved</text:span></text:p>
          </table:table-cell>
          <table:table-cell table:style-name="Table4.A2" office:value-type="string">
            <text:p text:style-name="P14"><text:span text:style-name="T3">+42,000 gp</text:span></text:p>
          </table:table-cell>
        </table:table-row>
        <table:table-row table:style-name="Table4.1">
          <table:table-cell table:style-name="Table4.A2" office:value-type="string">
            <text:p text:style-name="P12"><text:span text:style-name="T3">—</text:span></text:p>
          </table:table-cell>
          <table:table-cell table:style-name="Table4.A2" office:value-type="string">
            <text:p text:style-name="P12"><text:span text:style-name="T3">—</text:span></text:p>
          </table:table-cell>
          <table:table-cell table:style-name="Table4.A2" office:value-type="string">
            <text:p text:style-name="P12"><text:span text:style-name="T3">69–73</text:span></text:p>
          </table:table-cell>
          <table:table-cell table:style-name="Table4.A2" office:value-type="string">
            <text:p text:style-name="P3"><text:span text:style-name="T3">Electricity resistance, improved</text:span></text:p>
          </table:table-cell>
          <table:table-cell table:style-name="Table4.A2" office:value-type="string">
            <text:p text:style-name="P14"><text:span text:style-name="T3">+42,000 gp</text:span></text:p>
          </table:table-cell>
        </table:table-row>
        <table:table-row table:style-name="Table4.1">
          <table:table-cell table:style-name="Table4.A2" office:value-type="string">
            <text:p text:style-name="P12"><text:span text:style-name="T3">—</text:span></text:p>
          </table:table-cell>
          <table:table-cell table:style-name="Table4.A2" office:value-type="string">
            <text:p text:style-name="P12"><text:span text:style-name="T3">—</text:span></text:p>
          </table:table-cell>
          <table:table-cell table:style-name="Table4.A2" office:value-type="string">
            <text:p text:style-name="P12"><text:span text:style-name="T3">74–78</text:span></text:p>
          </table:table-cell>
          <table:table-cell table:style-name="Table4.A2" office:value-type="string">
            <text:p text:style-name="P3"><text:span text:style-name="T3">Fire resistance, improved</text:span></text:p>
          </table:table-cell>
          <table:table-cell table:style-name="Table4.A2" office:value-type="string">
            <text:p text:style-name="P14"><text:span text:style-name="T3">+42,000 gp</text:span></text:p>
          </table:table-cell>
        </table:table-row>
        <table:table-row table:style-name="Table4.1">
          <table:table-cell table:style-name="Table4.A2" office:value-type="string">
            <text:p text:style-name="P12"><text:span text:style-name="T3">—</text:span></text:p>
          </table:table-cell>
          <table:table-cell table:style-name="Table4.A2" office:value-type="string">
            <text:p text:style-name="P12"><text:span text:style-name="T3">—</text:span></text:p>
          </table:table-cell>
          <table:table-cell table:style-name="Table4.A2" office:value-type="string">
            <text:p text:style-name="P12"><text:span text:style-name="T3">79–83</text:span></text:p>
          </table:table-cell>
          <table:table-cell table:style-name="Table4.A2" office:value-type="string">
            <text:p text:style-name="P3"><text:span text:style-name="T3">Sonic resistance, improved</text:span></text:p>
          </table:table-cell>
          <table:table-cell table:style-name="Table4.A2" office:value-type="string">
            <text:p text:style-name="P14"><text:span text:style-name="T3">+42,000 gp</text:span></text:p>
          </table:table-cell>
        </table:table-row>
        <table:table-row table:style-name="Table4.1">
          <table:table-cell table:style-name="Table4.A2" office:value-type="string">
            <text:p text:style-name="P12"><text:span text:style-name="T3">—</text:span></text:p>
          </table:table-cell>
          <table:table-cell table:style-name="Table4.A2" office:value-type="string">
            <text:p text:style-name="P12"><text:span text:style-name="T3">—</text:span></text:p>
          </table:table-cell>
          <table:table-cell table:style-name="Table4.A2" office:value-type="string">
            <text:p text:style-name="P12"><text:span text:style-name="T3">84–88</text:span></text:p>
          </table:table-cell>
          <table:table-cell table:style-name="Table4.A2" office:value-type="string">
            <text:p text:style-name="P3"><text:span text:style-name="T3">Spell resistance (17)</text:span></text:p>
          </table:table-cell>
          <table:table-cell table:style-name="Table4.A2" office:value-type="string">
            <text:p text:style-name="P14"><text:span text:style-name="T3">+4 bonus</text:span><text:span text:style-name="T15">1</text:span></text:p>
          </table:table-cell>
        </table:table-row>
        <text:soft-page-break/>
        <table:table-row table:style-name="Table4.1">
          <table:table-cell table:style-name="Table4.A2" office:value-type="string">
            <text:p text:style-name="P12"><text:span text:style-name="T3">—</text:span></text:p>
          </table:table-cell>
          <table:table-cell table:style-name="Table4.A2" office:value-type="string">
            <text:p text:style-name="P12"><text:span text:style-name="T3">—</text:span></text:p>
          </table:table-cell>
          <table:table-cell table:style-name="Table4.A2" office:value-type="string">
            <text:p text:style-name="P12"><text:span text:style-name="T3">89</text:span></text:p>
          </table:table-cell>
          <table:table-cell table:style-name="Table4.A2" office:value-type="string">
            <text:p text:style-name="P3"><text:span text:style-name="T3">Etherealness </text:span></text:p>
          </table:table-cell>
          <table:table-cell table:style-name="Table4.A2" office:value-type="string">
            <text:p text:style-name="P14"><text:span text:style-name="T3">+49,000 gp</text:span></text:p>
          </table:table-cell>
        </table:table-row>
        <table:table-row table:style-name="Table4.1">
          <table:table-cell table:style-name="Table4.A2" office:value-type="string">
            <text:p text:style-name="P12"><text:span text:style-name="T3">—</text:span></text:p>
          </table:table-cell>
          <table:table-cell table:style-name="Table4.A2" office:value-type="string">
            <text:p text:style-name="P12"><text:span text:style-name="T3">—</text:span></text:p>
          </table:table-cell>
          <table:table-cell table:style-name="Table4.A2" office:value-type="string">
            <text:p text:style-name="P12"><text:span text:style-name="T3">90</text:span></text:p>
          </table:table-cell>
          <table:table-cell table:style-name="Table4.A2" office:value-type="string">
            <text:p text:style-name="P3"><text:span text:style-name="T3">Undead controlling</text:span></text:p>
          </table:table-cell>
          <table:table-cell table:style-name="Table4.A2" office:value-type="string">
            <text:p text:style-name="P14"><text:span text:style-name="T3">+49,000 gp</text:span></text:p>
          </table:table-cell>
        </table:table-row>
        <table:table-row table:style-name="Table4.1">
          <table:table-cell table:style-name="Table4.A2" office:value-type="string">
            <text:p text:style-name="P12"><text:span text:style-name="T3">—</text:span></text:p>
          </table:table-cell>
          <table:table-cell table:style-name="Table4.A2" office:value-type="string">
            <text:p text:style-name="P12"><text:span text:style-name="T3">—</text:span></text:p>
          </table:table-cell>
          <table:table-cell table:style-name="Table4.A2" office:value-type="string">
            <text:p text:style-name="P12"><text:span text:style-name="T3">91–92</text:span></text:p>
          </table:table-cell>
          <table:table-cell table:style-name="Table4.A2" office:value-type="string">
            <text:p text:style-name="P3"><text:span text:style-name="T3">Fortification, heavy</text:span></text:p>
          </table:table-cell>
          <table:table-cell table:style-name="Table4.A2" office:value-type="string">
            <text:p text:style-name="P14"><text:span text:style-name="T3">+5 bonus</text:span><text:span text:style-name="T15">1</text:span></text:p>
          </table:table-cell>
        </table:table-row>
        <table:table-row table:style-name="Table4.1">
          <table:table-cell table:style-name="Table4.A2" office:value-type="string">
            <text:p text:style-name="P12"><text:span text:style-name="T3">—</text:span></text:p>
          </table:table-cell>
          <table:table-cell table:style-name="Table4.A2" office:value-type="string">
            <text:p text:style-name="P12"><text:span text:style-name="T3">—</text:span></text:p>
          </table:table-cell>
          <table:table-cell table:style-name="Table4.A2" office:value-type="string">
            <text:p text:style-name="P12"><text:span text:style-name="T3">93–94</text:span></text:p>
          </table:table-cell>
          <table:table-cell table:style-name="Table4.A2" office:value-type="string">
            <text:p text:style-name="P3"><text:span text:style-name="T3">Spell resistance (19)</text:span></text:p>
          </table:table-cell>
          <table:table-cell table:style-name="Table4.A2" office:value-type="string">
            <text:p text:style-name="P14"><text:span text:style-name="T3">+5 bonus</text:span><text:span text:style-name="T15">1</text:span></text:p>
          </table:table-cell>
        </table:table-row>
        <table:table-row table:style-name="Table4.1">
          <table:table-cell table:style-name="Table4.A2" office:value-type="string">
            <text:p text:style-name="P12"><text:span text:style-name="T3">—</text:span></text:p>
          </table:table-cell>
          <table:table-cell table:style-name="Table4.A2" office:value-type="string">
            <text:p text:style-name="P12"><text:span text:style-name="T3">—</text:span></text:p>
          </table:table-cell>
          <table:table-cell table:style-name="Table4.A2" office:value-type="string">
            <text:p text:style-name="P12"><text:span text:style-name="T3">95</text:span></text:p>
          </table:table-cell>
          <table:table-cell table:style-name="Table4.A2" office:value-type="string">
            <text:p text:style-name="P3"><text:span text:style-name="T3">Acid resistance, greater</text:span></text:p>
          </table:table-cell>
          <table:table-cell table:style-name="Table4.A2" office:value-type="string">
            <text:p text:style-name="P14"><text:span text:style-name="T3">+66,000 gp</text:span></text:p>
          </table:table-cell>
        </table:table-row>
        <table:table-row table:style-name="Table4.1">
          <table:table-cell table:style-name="Table4.A2" office:value-type="string">
            <text:p text:style-name="P12"><text:span text:style-name="T3">—</text:span></text:p>
          </table:table-cell>
          <table:table-cell table:style-name="Table4.A2" office:value-type="string">
            <text:p text:style-name="P12"><text:span text:style-name="T3">—</text:span></text:p>
          </table:table-cell>
          <table:table-cell table:style-name="Table4.A2" office:value-type="string">
            <text:p text:style-name="P12"><text:span text:style-name="T3">96</text:span></text:p>
          </table:table-cell>
          <table:table-cell table:style-name="Table4.A2" office:value-type="string">
            <text:p text:style-name="P3"><text:span text:style-name="T3">Cold resistance, greater</text:span></text:p>
          </table:table-cell>
          <table:table-cell table:style-name="Table4.A2" office:value-type="string">
            <text:p text:style-name="P14"><text:span text:style-name="T3">+66,000 gp</text:span></text:p>
          </table:table-cell>
        </table:table-row>
        <text:soft-page-break/>
        <table:table-row table:style-name="Table4.1">
          <table:table-cell table:style-name="Table4.A2" office:value-type="string">
            <text:p text:style-name="P12"><text:span text:style-name="T3">—</text:span></text:p>
          </table:table-cell>
          <table:table-cell table:style-name="Table4.A2" office:value-type="string">
            <text:p text:style-name="P12"><text:span text:style-name="T3">—</text:span></text:p>
          </table:table-cell>
          <table:table-cell table:style-name="Table4.A2" office:value-type="string">
            <text:p text:style-name="P12"><text:span text:style-name="T3">97</text:span></text:p>
          </table:table-cell>
          <table:table-cell table:style-name="Table4.A2" office:value-type="string">
            <text:p text:style-name="P3"><text:span text:style-name="T3">Electricity resistance, greater</text:span></text:p>
          </table:table-cell>
          <table:table-cell table:style-name="Table4.A2" office:value-type="string">
            <text:p text:style-name="P14"><text:span text:style-name="T3">+66,000 gp</text:span></text:p>
          </table:table-cell>
        </table:table-row>
        <table:table-row table:style-name="Table4.1">
          <table:table-cell table:style-name="Table4.A2" office:value-type="string">
            <text:p text:style-name="P12"><text:span text:style-name="T3">—</text:span></text:p>
          </table:table-cell>
          <table:table-cell table:style-name="Table4.A2" office:value-type="string">
            <text:p text:style-name="P12"><text:span text:style-name="T3">—</text:span></text:p>
          </table:table-cell>
          <table:table-cell table:style-name="Table4.A2" office:value-type="string">
            <text:p text:style-name="P12"><text:span text:style-name="T3">98</text:span></text:p>
          </table:table-cell>
          <table:table-cell table:style-name="Table4.A2" office:value-type="string">
            <text:p text:style-name="P3"><text:span text:style-name="T3">Fire resistance, greater</text:span></text:p>
          </table:table-cell>
          <table:table-cell table:style-name="Table4.A2" office:value-type="string">
            <text:p text:style-name="P14"><text:span text:style-name="T3">+66,000 gp</text:span></text:p>
          </table:table-cell>
        </table:table-row>
        <table:table-row table:style-name="Table4.1">
          <table:table-cell table:style-name="Table4.A2" office:value-type="string">
            <text:p text:style-name="P12"><text:span text:style-name="T3">—</text:span></text:p>
          </table:table-cell>
          <table:table-cell table:style-name="Table4.A2" office:value-type="string">
            <text:p text:style-name="P12"><text:span text:style-name="T3">—</text:span></text:p>
          </table:table-cell>
          <table:table-cell table:style-name="Table4.A2" office:value-type="string">
            <text:p text:style-name="P12"><text:span text:style-name="T3">99</text:span></text:p>
          </table:table-cell>
          <table:table-cell table:style-name="Table4.A2" office:value-type="string">
            <text:p text:style-name="P3"><text:span text:style-name="T3">Sonic resistance, greater</text:span></text:p>
          </table:table-cell>
          <table:table-cell table:style-name="Table4.A2" office:value-type="string">
            <text:p text:style-name="P14"><text:span text:style-name="T3">+66,000 gp</text:span></text:p>
          </table:table-cell>
        </table:table-row>
        <table:table-row table:style-name="Table4.1">
          <table:table-cell table:style-name="Table4.A2" office:value-type="string">
            <text:p text:style-name="P12"><text:span text:style-name="T3">100</text:span></text:p>
          </table:table-cell>
          <table:table-cell table:style-name="Table4.A2" office:value-type="string">
            <text:p text:style-name="P12"><text:span text:style-name="T3">100</text:span></text:p>
          </table:table-cell>
          <table:table-cell table:style-name="Table4.A2" office:value-type="string">
            <text:p text:style-name="P12"><text:span text:style-name="T3">100</text:span></text:p>
          </table:table-cell>
          <table:table-cell table:style-name="Table4.A2" office:value-type="string">
            <text:p text:style-name="P3"><text:span text:style-name="T3">Roll twice again</text:span><text:span text:style-name="T15">2</text:span></text:p>
          </table:table-cell>
          <table:table-cell table:style-name="Table4.A2" office:value-type="string">
            <text:p text:style-name="P14"><text:span text:style-name="T3">—</text:span></text:p>
          </table:table-cell>
        </table:table-row>
        <table:table-row table:style-name="Table4.1">
          <table:table-cell table:style-name="Table4.A2" table:number-columns-spanned="5" office:value-type="string">
            <text:p text:style-name="P4"><text:span text:style-name="T3">1 Add to enhancement bonus on Table: Armor and Shields to determine total market price.</text:span></text:p>
          </table:table-cell>
          <table:covered-table-cell/>
          <table:covered-table-cell/>
          <table:covered-table-cell/>
          <table:covered-table-cell/>
        </table:table-row>
        <table:table-row table:style-name="Table4.1">
          <table:table-cell table:style-name="Table4.A42" table:number-columns-spanned="5" office:value-type="string">
            <text:p text:style-name="P4"><text:span text:style-name="T3">2 If you roll a special ability twice, only one counts. If you roll two versions of the same special ability, use the better.</text:span></text:p>
          </table:table-cell>
          <table:covered-table-cell/>
          <table:covered-table-cell/>
          <table:covered-table-cell/>
          <table:covered-table-cell/>
        </table:table-row>
      </table:table>
      <text:p text:style-name="P8"/>
      <table:table table:name="Table5" table:style-name="Table5">
        <table:table-column table:style-name="Table5.A"/>
        <table:table-column table:style-name="Table5.B"/>
        <table:table-column table:style-name="Table5.C"/>
        <table:table-column table:style-name="Table5.D"/>
        <table:table-column table:style-name="Table5.E"/>
        <text:soft-page-break/>
        <table:table-row table:style-name="Table5.1">
          <table:table-cell table:style-name="Table5.A1" table:number-columns-spanned="5" office:value-type="string">
            <text:h text:style-name="P19" text:outline-level="1"><text:span text:style-name="T3">Table: Shield Special Abilities</text:span></text:h>
          </table:table-cell>
          <table:covered-table-cell/>
          <table:covered-table-cell/>
          <table:covered-table-cell/>
          <table:covered-table-cell/>
        </table:table-row>
        <table:table-row table:style-name="Table5.1">
          <table:table-cell table:style-name="Table5.A2" office:value-type="string">
            <text:p text:style-name="P11"><text:span text:style-name="T12">Minor</text:span></text:p>
          </table:table-cell>
          <table:table-cell table:style-name="Table5.A2" office:value-type="string">
            <text:p text:style-name="P11"><text:span text:style-name="T12">Medium</text:span></text:p>
          </table:table-cell>
          <table:table-cell table:style-name="Table5.A2" office:value-type="string">
            <text:p text:style-name="P11"><text:span text:style-name="T12">Major</text:span></text:p>
          </table:table-cell>
          <table:table-cell table:style-name="Table5.A2" office:value-type="string">
            <text:p text:style-name="P10"><text:span text:style-name="T12">Special Ability</text:span></text:p>
          </table:table-cell>
          <table:table-cell table:style-name="Table5.A2" office:value-type="string">
            <text:h text:style-name="P21" text:outline-level="3"><text:span text:style-name="T1">Base Price Modifier</text:span></text:h>
          </table:table-cell>
        </table:table-row>
        <table:table-row table:style-name="Table5.1">
          <table:table-cell table:style-name="Table5.A2" office:value-type="string">
            <text:p text:style-name="P12"><text:span text:style-name="T3">01–20</text:span></text:p>
          </table:table-cell>
          <table:table-cell table:style-name="Table5.A2" office:value-type="string">
            <text:p text:style-name="P12"><text:span text:style-name="T3">01–10</text:span></text:p>
          </table:table-cell>
          <table:table-cell table:style-name="Table5.A2" office:value-type="string">
            <text:p text:style-name="P12"><text:span text:style-name="T3">01–05</text:span></text:p>
          </table:table-cell>
          <table:table-cell table:style-name="Table5.A2" office:value-type="string">
            <text:p text:style-name="P3"><text:span text:style-name="T3">Arrow catching</text:span></text:p>
          </table:table-cell>
          <table:table-cell table:style-name="Table5.A2" office:value-type="string">
            <text:p text:style-name="P14"><text:span text:style-name="T3">+1 bonus</text:span><text:span text:style-name="T15">1</text:span></text:p>
          </table:table-cell>
        </table:table-row>
        <table:table-row table:style-name="Table5.1">
          <table:table-cell table:style-name="Table5.A2" office:value-type="string">
            <text:p text:style-name="P12"><text:span text:style-name="T3">21–40</text:span></text:p>
          </table:table-cell>
          <table:table-cell table:style-name="Table5.A2" office:value-type="string">
            <text:p text:style-name="P12"><text:span text:style-name="T3">11–20</text:span></text:p>
          </table:table-cell>
          <table:table-cell table:style-name="Table5.A2" office:value-type="string">
            <text:p text:style-name="P12"><text:span text:style-name="T3">06–08</text:span></text:p>
          </table:table-cell>
          <table:table-cell table:style-name="Table5.A2" office:value-type="string">
            <text:p text:style-name="P3"><text:span text:style-name="T3">Bashing</text:span></text:p>
          </table:table-cell>
          <table:table-cell table:style-name="Table5.A2" office:value-type="string">
            <text:p text:style-name="P14"><text:span text:style-name="T3">+1 bonus</text:span><text:span text:style-name="T15">1</text:span></text:p>
          </table:table-cell>
        </table:table-row>
        <table:table-row table:style-name="Table5.1">
          <table:table-cell table:style-name="Table5.A2" office:value-type="string">
            <text:p text:style-name="P12"><text:span text:style-name="T3">41–50</text:span></text:p>
          </table:table-cell>
          <table:table-cell table:style-name="Table5.A2" office:value-type="string">
            <text:p text:style-name="P12"><text:span text:style-name="T3">21–25</text:span></text:p>
          </table:table-cell>
          <table:table-cell table:style-name="Table5.A2" office:value-type="string">
            <text:p text:style-name="P12"><text:span text:style-name="T3">09–10</text:span></text:p>
          </table:table-cell>
          <table:table-cell table:style-name="Table5.A2" office:value-type="string">
            <text:p text:style-name="P3"><text:span text:style-name="T3">Blinding</text:span></text:p>
          </table:table-cell>
          <table:table-cell table:style-name="Table5.A2" office:value-type="string">
            <text:p text:style-name="P14"><text:span text:style-name="T3">+1 bonus</text:span><text:span text:style-name="T15">1</text:span></text:p>
          </table:table-cell>
        </table:table-row>
        <table:table-row table:style-name="Table5.1">
          <table:table-cell table:style-name="Table5.A2" office:value-type="string">
            <text:p text:style-name="P12"><text:span text:style-name="T3">51–75</text:span></text:p>
          </table:table-cell>
          <table:table-cell table:style-name="Table5.A2" office:value-type="string">
            <text:p text:style-name="P12"><text:span text:style-name="T3">26–40</text:span></text:p>
          </table:table-cell>
          <table:table-cell table:style-name="Table5.A2" office:value-type="string">
            <text:p text:style-name="P12"><text:span text:style-name="T3">11–15</text:span></text:p>
          </table:table-cell>
          <table:table-cell table:style-name="Table5.A2" office:value-type="string">
            <text:p text:style-name="P3"><text:span text:style-name="T3">Fortification, light</text:span></text:p>
          </table:table-cell>
          <table:table-cell table:style-name="Table5.A2" office:value-type="string">
            <text:p text:style-name="P14"><text:span text:style-name="T3">+1 bonus</text:span><text:span text:style-name="T15">1</text:span></text:p>
          </table:table-cell>
        </table:table-row>
        <table:table-row table:style-name="Table5.1">
          <table:table-cell table:style-name="Table5.A2" office:value-type="string">
            <text:p text:style-name="P12"><text:span text:style-name="T3">76–92</text:span></text:p>
          </table:table-cell>
          <table:table-cell table:style-name="Table5.A2" office:value-type="string">
            <text:p text:style-name="P12"><text:span text:style-name="T3">41–50</text:span></text:p>
          </table:table-cell>
          <table:table-cell table:style-name="Table5.A2" office:value-type="string">
            <text:p text:style-name="P12"><text:span text:style-name="T3">16–20</text:span></text:p>
          </table:table-cell>
          <table:table-cell table:style-name="Table5.A2" office:value-type="string">
            <text:p text:style-name="P3"><text:span text:style-name="T3">Arrow deflection</text:span></text:p>
          </table:table-cell>
          <table:table-cell table:style-name="Table5.A2" office:value-type="string">
            <text:p text:style-name="P14"><text:span text:style-name="T3">+2 bonus</text:span><text:span text:style-name="T15">1</text:span></text:p>
          </table:table-cell>
        </table:table-row>
        <table:table-row table:style-name="Table5.1">
          <table:table-cell table:style-name="Table5.A2" office:value-type="string">
            <text:p text:style-name="P12"><text:span text:style-name="T3">93–97</text:span></text:p>
          </table:table-cell>
          <table:table-cell table:style-name="Table5.A2" office:value-type="string">
            <text:p text:style-name="P12"><text:span text:style-name="T3">51–57</text:span></text:p>
          </table:table-cell>
          <table:table-cell table:style-name="Table5.A2" office:value-type="string">
            <text:p text:style-name="P12"><text:span text:style-name="T3">21–25</text:span></text:p>
          </table:table-cell>
          <table:table-cell table:style-name="Table5.A2" office:value-type="string">
            <text:p text:style-name="P3"><text:span text:style-name="T3">Animated</text:span></text:p>
          </table:table-cell>
          <table:table-cell table:style-name="Table5.A2" office:value-type="string">
            <text:p text:style-name="P14"><text:span text:style-name="T3">+2 bonus</text:span><text:span text:style-name="T15">1</text:span></text:p>
          </table:table-cell>
        </table:table-row>
        <table:table-row table:style-name="Table5.1">
          <table:table-cell table:style-name="Table5.A2" office:value-type="string">
            <text:p text:style-name="P12"><text:span text:style-name="T3">98–99</text:span></text:p>
          </table:table-cell>
          <table:table-cell table:style-name="Table5.A2" office:value-type="string">
            <text:p text:style-name="P12"><text:span text:style-name="T3">58–59</text:span></text:p>
          </table:table-cell>
          <table:table-cell table:style-name="Table5.A2" office:value-type="string">
            <text:p text:style-name="P12"><text:span text:style-name="T3">—</text:span></text:p>
          </table:table-cell>
          <table:table-cell table:style-name="Table5.A2" office:value-type="string">
            <text:p text:style-name="P3"><text:span text:style-name="T3">Spell resistance (13)</text:span></text:p>
          </table:table-cell>
          <table:table-cell table:style-name="Table5.A2" office:value-type="string">
            <text:p text:style-name="P14"><text:span text:style-name="T3">+2 bonus</text:span><text:span text:style-name="T15">1</text:span></text:p>
          </table:table-cell>
        </table:table-row>
        <table:table-row table:style-name="Table5.1">
          <table:table-cell table:style-name="Table5.A2" office:value-type="string">
            <text:p text:style-name="P12"><text:span text:style-name="T3">—</text:span></text:p>
          </table:table-cell>
          <table:table-cell table:style-name="Table5.A2" office:value-type="string">
            <text:p text:style-name="P12"><text:span text:style-name="T3">60–63</text:span></text:p>
          </table:table-cell>
          <table:table-cell table:style-name="Table5.A2" office:value-type="string">
            <text:p text:style-name="P12"><text:span text:style-name="T3">26–28</text:span></text:p>
          </table:table-cell>
          <table:table-cell table:style-name="Table5.A2" office:value-type="string">
            <text:p text:style-name="P3"><text:span text:style-name="T3">Acid resistance</text:span></text:p>
          </table:table-cell>
          <table:table-cell table:style-name="Table5.A2" office:value-type="string">
            <text:p text:style-name="P14"><text:span text:style-name="T3">+18,000 gp</text:span></text:p>
          </table:table-cell>
        </table:table-row>
        <table:table-row table:style-name="Table5.1">
          <table:table-cell table:style-name="Table5.A2" office:value-type="string">
            <text:p text:style-name="P12"><text:span text:style-name="T3">—</text:span></text:p>
          </table:table-cell>
          <table:table-cell table:style-name="Table5.A2" office:value-type="string">
            <text:p text:style-name="P12"><text:span text:style-name="T3">64–67</text:span></text:p>
          </table:table-cell>
          <table:table-cell table:style-name="Table5.A2" office:value-type="string">
            <text:p text:style-name="P12"><text:span text:style-name="T3">29–31</text:span></text:p>
          </table:table-cell>
          <table:table-cell table:style-name="Table5.A2" office:value-type="string">
            <text:p text:style-name="P3"><text:span text:style-name="T3">Cold resistance</text:span></text:p>
          </table:table-cell>
          <table:table-cell table:style-name="Table5.A2" office:value-type="string">
            <text:p text:style-name="P14"><text:span text:style-name="T3">+18,000 gp</text:span></text:p>
          </table:table-cell>
        </table:table-row>
        <table:table-row table:style-name="Table5.1">
          <table:table-cell table:style-name="Table5.A2" office:value-type="string">
            <text:p text:style-name="P12"><text:span text:style-name="T3">—</text:span></text:p>
          </table:table-cell>
          <table:table-cell table:style-name="Table5.A2" office:value-type="string">
            <text:p text:style-name="P12"><text:span text:style-name="T3">68–71</text:span></text:p>
          </table:table-cell>
          <table:table-cell table:style-name="Table5.A2" office:value-type="string">
            <text:p text:style-name="P12"><text:span text:style-name="T3">32–34</text:span></text:p>
          </table:table-cell>
          <table:table-cell table:style-name="Table5.A2" office:value-type="string">
            <text:p text:style-name="P3"><text:span text:style-name="T3">Electricity resistance</text:span></text:p>
          </table:table-cell>
          <table:table-cell table:style-name="Table5.A2" office:value-type="string">
            <text:p text:style-name="P14"><text:span text:style-name="T3">+18,000 gp</text:span></text:p>
          </table:table-cell>
        </table:table-row>
        <table:table-row table:style-name="Table5.1">
          <table:table-cell table:style-name="Table5.A2" office:value-type="string">
            <text:p text:style-name="P12"><text:span text:style-name="T3">—</text:span></text:p>
          </table:table-cell>
          <table:table-cell table:style-name="Table5.A2" office:value-type="string">
            <text:p text:style-name="P12"><text:span text:style-name="T3">72–75</text:span></text:p>
          </table:table-cell>
          <table:table-cell table:style-name="Table5.A2" office:value-type="string">
            <text:p text:style-name="P12"><text:span text:style-name="T3">35–37</text:span></text:p>
          </table:table-cell>
          <table:table-cell table:style-name="Table5.A2" office:value-type="string">
            <text:p text:style-name="P3"><text:span text:style-name="T3">Fire resistance</text:span></text:p>
          </table:table-cell>
          <table:table-cell table:style-name="Table5.A2" office:value-type="string">
            <text:p text:style-name="P14"><text:span text:style-name="T3">+18,000 gp</text:span></text:p>
          </table:table-cell>
        </table:table-row>
        <table:table-row table:style-name="Table5.1">
          <table:table-cell table:style-name="Table5.A2" office:value-type="string">
            <text:p text:style-name="P12"><text:span text:style-name="T3">—</text:span></text:p>
          </table:table-cell>
          <table:table-cell table:style-name="Table5.A2" office:value-type="string">
            <text:p text:style-name="P12"><text:span text:style-name="T3">76–79</text:span></text:p>
          </table:table-cell>
          <table:table-cell table:style-name="Table5.A2" office:value-type="string">
            <text:p text:style-name="P12"><text:span text:style-name="T3">38–40</text:span></text:p>
          </table:table-cell>
          <table:table-cell table:style-name="Table5.A2" office:value-type="string">
            <text:p text:style-name="P3"><text:span text:style-name="T3">Sonic resistance</text:span></text:p>
          </table:table-cell>
          <table:table-cell table:style-name="Table5.A2" office:value-type="string">
            <text:p text:style-name="P14"><text:span text:style-name="T3">+18,000 gp</text:span></text:p>
          </table:table-cell>
        </table:table-row>
        <table:table-row table:style-name="Table5.1">
          <table:table-cell table:style-name="Table5.A2" office:value-type="string">
            <text:p text:style-name="P12"><text:span text:style-name="T3">—</text:span></text:p>
          </table:table-cell>
          <table:table-cell table:style-name="Table5.A2" office:value-type="string">
            <text:p text:style-name="P12"><text:span text:style-name="T3">80–85</text:span></text:p>
          </table:table-cell>
          <table:table-cell table:style-name="Table5.A2" office:value-type="string">
            <text:p text:style-name="P12"><text:span text:style-name="T3">41–46</text:span></text:p>
          </table:table-cell>
          <table:table-cell table:style-name="Table5.A2" office:value-type="string">
            <text:p text:style-name="P3"><text:span text:style-name="T3">Ghost touch</text:span></text:p>
          </table:table-cell>
          <table:table-cell table:style-name="Table5.A2" office:value-type="string">
            <text:p text:style-name="P14"><text:span text:style-name="T3">+3 bonus</text:span><text:span text:style-name="T15">1</text:span></text:p>
          </table:table-cell>
        </table:table-row>
        <table:table-row table:style-name="Table5.1">
          <table:table-cell table:style-name="Table5.A2" office:value-type="string">
            <text:p text:style-name="P12"><text:span text:style-name="T3">—</text:span></text:p>
          </table:table-cell>
          <table:table-cell table:style-name="Table5.A2" office:value-type="string">
            <text:p text:style-name="P12"><text:span text:style-name="T3">86–95</text:span></text:p>
          </table:table-cell>
          <table:table-cell table:style-name="Table5.A2" office:value-type="string">
            <text:p text:style-name="P12"><text:span text:style-name="T3">47–56</text:span></text:p>
          </table:table-cell>
          <table:table-cell table:style-name="Table5.A2" office:value-type="string">
            <text:p text:style-name="P3"><text:span text:style-name="T3">Fortification, moderate</text:span></text:p>
          </table:table-cell>
          <table:table-cell table:style-name="Table5.A2" office:value-type="string">
            <text:p text:style-name="P14"><text:span text:style-name="T3">+3 bonus</text:span><text:span text:style-name="T15">1</text:span></text:p>
          </table:table-cell>
        </table:table-row>
        <table:table-row table:style-name="Table5.1">
          <table:table-cell table:style-name="Table5.A2" office:value-type="string">
            <text:p text:style-name="P12"><text:span text:style-name="T3">—</text:span></text:p>
          </table:table-cell>
          <table:table-cell table:style-name="Table5.A2" office:value-type="string">
            <text:p text:style-name="P12"><text:span text:style-name="T3">96–98</text:span></text:p>
          </table:table-cell>
          <table:table-cell table:style-name="Table5.A2" office:value-type="string">
            <text:p text:style-name="P12"><text:span text:style-name="T3">57–58</text:span></text:p>
          </table:table-cell>
          <table:table-cell table:style-name="Table5.A2" office:value-type="string">
            <text:p text:style-name="P3"><text:span text:style-name="T3">Spell resistance (15)</text:span></text:p>
          </table:table-cell>
          <table:table-cell table:style-name="Table5.A2" office:value-type="string">
            <text:p text:style-name="P14"><text:span text:style-name="T3">+3 bonus</text:span><text:span text:style-name="T15">1</text:span></text:p>
          </table:table-cell>
        </table:table-row>
        <table:table-row table:style-name="Table5.1">
          <table:table-cell table:style-name="Table5.A2" office:value-type="string">
            <text:p text:style-name="P12"><text:span text:style-name="T3">—</text:span></text:p>
          </table:table-cell>
          <table:table-cell table:style-name="Table5.A2" office:value-type="string">
            <text:p text:style-name="P12"><text:span text:style-name="T3">99</text:span></text:p>
          </table:table-cell>
          <table:table-cell table:style-name="Table5.A2" office:value-type="string">
            <text:p text:style-name="P12"><text:span text:style-name="T3">59</text:span></text:p>
          </table:table-cell>
          <table:table-cell table:style-name="Table5.A2" office:value-type="string">
            <text:p text:style-name="P3"><text:span text:style-name="T3">Wild</text:span></text:p>
          </table:table-cell>
          <table:table-cell table:style-name="Table5.A2" office:value-type="string">
            <text:p text:style-name="P14"><text:span text:style-name="T3">+3 bonus</text:span><text:span text:style-name="T15">1</text:span></text:p>
          </table:table-cell>
        </table:table-row>
        <table:table-row table:style-name="Table5.1">
          <table:table-cell table:style-name="Table5.A2" office:value-type="string">
            <text:p text:style-name="P12"><text:span text:style-name="T3">—</text:span></text:p>
          </table:table-cell>
          <table:table-cell table:style-name="Table5.A2" office:value-type="string">
            <text:p text:style-name="P12"><text:span text:style-name="T3">—</text:span></text:p>
          </table:table-cell>
          <table:table-cell table:style-name="Table5.A2" office:value-type="string">
            <text:p text:style-name="P12"><text:span text:style-name="T3">60–64</text:span></text:p>
          </table:table-cell>
          <table:table-cell table:style-name="Table5.A2" office:value-type="string">
            <text:p text:style-name="P3"><text:span text:style-name="T3">Acid resistance, improved</text:span></text:p>
          </table:table-cell>
          <table:table-cell table:style-name="Table5.A2" office:value-type="string">
            <text:p text:style-name="P14"><text:span text:style-name="T3">+42,000 gp</text:span></text:p>
          </table:table-cell>
        </table:table-row>
        <table:table-row table:style-name="Table5.1">
          <table:table-cell table:style-name="Table5.A2" office:value-type="string">
            <text:p text:style-name="P12"><text:span text:style-name="T3">—</text:span></text:p>
          </table:table-cell>
          <table:table-cell table:style-name="Table5.A2" office:value-type="string">
            <text:p text:style-name="P12"><text:span text:style-name="T3">—</text:span></text:p>
          </table:table-cell>
          <table:table-cell table:style-name="Table5.A2" office:value-type="string">
            <text:p text:style-name="P12"><text:span text:style-name="T3">65–69</text:span></text:p>
          </table:table-cell>
          <table:table-cell table:style-name="Table5.A2" office:value-type="string">
            <text:p text:style-name="P3"><text:span text:style-name="T3">Cold resistance, improved</text:span></text:p>
          </table:table-cell>
          <table:table-cell table:style-name="Table5.A2" office:value-type="string">
            <text:p text:style-name="P14"><text:span text:style-name="T3">+42,000 gp</text:span></text:p>
          </table:table-cell>
        </table:table-row>
        <table:table-row table:style-name="Table5.1">
          <table:table-cell table:style-name="Table5.A2" office:value-type="string">
            <text:p text:style-name="P12"><text:span text:style-name="T3">—</text:span></text:p>
          </table:table-cell>
          <table:table-cell table:style-name="Table5.A2" office:value-type="string">
            <text:p text:style-name="P12"><text:span text:style-name="T3">—</text:span></text:p>
          </table:table-cell>
          <table:table-cell table:style-name="Table5.A2" office:value-type="string">
            <text:p text:style-name="P12"><text:span text:style-name="T3">70–74</text:span></text:p>
          </table:table-cell>
          <table:table-cell table:style-name="Table5.A2" office:value-type="string">
            <text:p text:style-name="P3"><text:span text:style-name="T3">Electricity resistance, improved</text:span></text:p>
          </table:table-cell>
          <table:table-cell table:style-name="Table5.A2" office:value-type="string">
            <text:p text:style-name="P14"><text:span text:style-name="T3">+42,000 gp</text:span></text:p>
          </table:table-cell>
        </table:table-row>
        <table:table-row table:style-name="Table5.1">
          <table:table-cell table:style-name="Table5.A2" office:value-type="string">
            <text:p text:style-name="P12"><text:span text:style-name="T3">—</text:span></text:p>
          </table:table-cell>
          <table:table-cell table:style-name="Table5.A2" office:value-type="string">
            <text:p text:style-name="P12"><text:span text:style-name="T3">—</text:span></text:p>
          </table:table-cell>
          <table:table-cell table:style-name="Table5.A2" office:value-type="string">
            <text:p text:style-name="P12"><text:span text:style-name="T3">75–79</text:span></text:p>
          </table:table-cell>
          <table:table-cell table:style-name="Table5.A2" office:value-type="string">
            <text:p text:style-name="P3"><text:span text:style-name="T3">Fire resistance, improved</text:span></text:p>
          </table:table-cell>
          <table:table-cell table:style-name="Table5.A2" office:value-type="string">
            <text:p text:style-name="P14"><text:span text:style-name="T3">+42,000 gp</text:span></text:p>
          </table:table-cell>
        </table:table-row>
        <table:table-row table:style-name="Table5.1">
          <table:table-cell table:style-name="Table5.A2" office:value-type="string">
            <text:p text:style-name="P12"><text:span text:style-name="T3">—</text:span></text:p>
          </table:table-cell>
          <table:table-cell table:style-name="Table5.A2" office:value-type="string">
            <text:p text:style-name="P12"><text:span text:style-name="T3">—</text:span></text:p>
          </table:table-cell>
          <table:table-cell table:style-name="Table5.A2" office:value-type="string">
            <text:p text:style-name="P12"><text:span text:style-name="T3">80–84</text:span></text:p>
          </table:table-cell>
          <table:table-cell table:style-name="Table5.A2" office:value-type="string">
            <text:p text:style-name="P3"><text:span text:style-name="T3">Sonic resistance, improved</text:span></text:p>
          </table:table-cell>
          <table:table-cell table:style-name="Table5.A2" office:value-type="string">
            <text:p text:style-name="P14"><text:span text:style-name="T3">+42,000 gp</text:span></text:p>
          </table:table-cell>
        </table:table-row>
        <table:table-row table:style-name="Table5.1">
          <table:table-cell table:style-name="Table5.A2" office:value-type="string">
            <text:p text:style-name="P12"><text:span text:style-name="T3">—</text:span></text:p>
          </table:table-cell>
          <table:table-cell table:style-name="Table5.A2" office:value-type="string">
            <text:p text:style-name="P12"><text:span text:style-name="T3">—</text:span></text:p>
          </table:table-cell>
          <table:table-cell table:style-name="Table5.A2" office:value-type="string">
            <text:p text:style-name="P12"><text:span text:style-name="T3">85–86</text:span></text:p>
          </table:table-cell>
          <table:table-cell table:style-name="Table5.A2" office:value-type="string">
            <text:p text:style-name="P3"><text:span text:style-name="T3">Spell resistance (17)</text:span></text:p>
          </table:table-cell>
          <table:table-cell table:style-name="Table5.A2" office:value-type="string">
            <text:p text:style-name="P14"><text:span text:style-name="T3">+4 bonus</text:span><text:span text:style-name="T15">1</text:span></text:p>
          </table:table-cell>
        </table:table-row>
        <table:table-row table:style-name="Table5.1">
          <table:table-cell table:style-name="Table5.A2" office:value-type="string">
            <text:p text:style-name="P12"><text:span text:style-name="T3">—</text:span></text:p>
          </table:table-cell>
          <table:table-cell table:style-name="Table5.A2" office:value-type="string">
            <text:p text:style-name="P12"><text:span text:style-name="T3">—</text:span></text:p>
          </table:table-cell>
          <table:table-cell table:style-name="Table5.A2" office:value-type="string">
            <text:p text:style-name="P12"><text:span text:style-name="T3">87</text:span></text:p>
          </table:table-cell>
          <table:table-cell table:style-name="Table5.A2" office:value-type="string">
            <text:p text:style-name="P3"><text:span text:style-name="T3">Undead controlling</text:span></text:p>
          </table:table-cell>
          <table:table-cell table:style-name="Table5.A2" office:value-type="string">
            <text:p text:style-name="P14"><text:span text:style-name="T3">+49,000 gp</text:span></text:p>
          </table:table-cell>
        </table:table-row>
        <table:table-row table:style-name="Table5.1">
          <table:table-cell table:style-name="Table5.A2" office:value-type="string">
            <text:p text:style-name="P12"><text:span text:style-name="T3">—</text:span></text:p>
          </table:table-cell>
          <table:table-cell table:style-name="Table5.A2" office:value-type="string">
            <text:p text:style-name="P12"><text:span text:style-name="T3">—</text:span></text:p>
          </table:table-cell>
          <table:table-cell table:style-name="Table5.A2" office:value-type="string">
            <text:p text:style-name="P12"><text:span text:style-name="T3">88–91</text:span></text:p>
          </table:table-cell>
          <table:table-cell table:style-name="Table5.A2" office:value-type="string">
            <text:p text:style-name="P3"><text:span text:style-name="T3">Fortification, heavy</text:span></text:p>
          </table:table-cell>
          <table:table-cell table:style-name="Table5.A2" office:value-type="string">
            <text:p text:style-name="P14"><text:span text:style-name="T3">+5 bonus</text:span><text:span text:style-name="T15">1</text:span></text:p>
          </table:table-cell>
        </table:table-row>
        <table:table-row table:style-name="Table5.1">
          <table:table-cell table:style-name="Table5.A2" office:value-type="string">
            <text:p text:style-name="P12"><text:span text:style-name="T3">—</text:span></text:p>
          </table:table-cell>
          <table:table-cell table:style-name="Table5.A2" office:value-type="string">
            <text:p text:style-name="P12"><text:span text:style-name="T3">—</text:span></text:p>
          </table:table-cell>
          <table:table-cell table:style-name="Table5.A2" office:value-type="string">
            <text:p text:style-name="P12"><text:span text:style-name="T3">92–93</text:span></text:p>
          </table:table-cell>
          <table:table-cell table:style-name="Table5.A2" office:value-type="string">
            <text:p text:style-name="P3"><text:span text:style-name="T3">Reflecting </text:span></text:p>
          </table:table-cell>
          <table:table-cell table:style-name="Table5.A2" office:value-type="string">
            <text:p text:style-name="P14"><text:span text:style-name="T3">+5 bonus</text:span><text:span text:style-name="T15">1</text:span></text:p>
          </table:table-cell>
        </table:table-row>
        <table:table-row table:style-name="Table5.1">
          <table:table-cell table:style-name="Table5.A2" office:value-type="string">
            <text:p text:style-name="P12"><text:span text:style-name="T3">—</text:span></text:p>
          </table:table-cell>
          <table:table-cell table:style-name="Table5.A2" office:value-type="string">
            <text:p text:style-name="P12"><text:span text:style-name="T3">—</text:span></text:p>
          </table:table-cell>
          <table:table-cell table:style-name="Table5.A2" office:value-type="string">
            <text:p text:style-name="P12"><text:span text:style-name="T3">94</text:span></text:p>
          </table:table-cell>
          <table:table-cell table:style-name="Table5.A2" office:value-type="string">
            <text:p text:style-name="P3"><text:span text:style-name="T3">Spell resistance (19)</text:span></text:p>
          </table:table-cell>
          <table:table-cell table:style-name="Table5.A2" office:value-type="string">
            <text:p text:style-name="P14"><text:span text:style-name="T3">+5 bonus</text:span><text:span text:style-name="T15">1</text:span></text:p>
          </table:table-cell>
        </table:table-row>
        <table:table-row table:style-name="Table5.1">
          <table:table-cell table:style-name="Table5.A2" office:value-type="string">
            <text:p text:style-name="P12"><text:span text:style-name="T3">—</text:span></text:p>
          </table:table-cell>
          <table:table-cell table:style-name="Table5.A2" office:value-type="string">
            <text:p text:style-name="P12"><text:span text:style-name="T3">—</text:span></text:p>
          </table:table-cell>
          <table:table-cell table:style-name="Table5.A2" office:value-type="string">
            <text:p text:style-name="P12"><text:span text:style-name="T3">95</text:span></text:p>
          </table:table-cell>
          <table:table-cell table:style-name="Table5.A2" office:value-type="string">
            <text:p text:style-name="P3"><text:span text:style-name="T3">Acid resistance, greater</text:span></text:p>
          </table:table-cell>
          <table:table-cell table:style-name="Table5.A2" office:value-type="string">
            <text:p text:style-name="P14"><text:span text:style-name="T3">+66,000 gp</text:span></text:p>
          </table:table-cell>
        </table:table-row>
        <table:table-row table:style-name="Table5.1">
          <table:table-cell table:style-name="Table5.A2" office:value-type="string">
            <text:p text:style-name="P12"><text:span text:style-name="T3">—</text:span></text:p>
          </table:table-cell>
          <table:table-cell table:style-name="Table5.A2" office:value-type="string">
            <text:p text:style-name="P12"><text:span text:style-name="T3">—</text:span></text:p>
          </table:table-cell>
          <table:table-cell table:style-name="Table5.A2" office:value-type="string">
            <text:p text:style-name="P12"><text:span text:style-name="T3">96</text:span></text:p>
          </table:table-cell>
          <table:table-cell table:style-name="Table5.A2" office:value-type="string">
            <text:p text:style-name="P3"><text:span text:style-name="T3">Cold resistance, greater</text:span></text:p>
          </table:table-cell>
          <table:table-cell table:style-name="Table5.A2" office:value-type="string">
            <text:p text:style-name="P14"><text:span text:style-name="T3">+66,000 gp</text:span></text:p>
          </table:table-cell>
        </table:table-row>
        <table:table-row table:style-name="Table5.1">
          <table:table-cell table:style-name="Table5.A2" office:value-type="string">
            <text:p text:style-name="P12"><text:span text:style-name="T3">—</text:span></text:p>
          </table:table-cell>
          <table:table-cell table:style-name="Table5.A2" office:value-type="string">
            <text:p text:style-name="P12"><text:span text:style-name="T3">—</text:span></text:p>
          </table:table-cell>
          <table:table-cell table:style-name="Table5.A2" office:value-type="string">
            <text:p text:style-name="P12"><text:span text:style-name="T3">97</text:span></text:p>
          </table:table-cell>
          <table:table-cell table:style-name="Table5.A2" office:value-type="string">
            <text:p text:style-name="P3"><text:span text:style-name="T3">Electricity resistance, greater</text:span></text:p>
          </table:table-cell>
          <table:table-cell table:style-name="Table5.A2" office:value-type="string">
            <text:p text:style-name="P14"><text:span text:style-name="T3">+66,000 gp</text:span></text:p>
          </table:table-cell>
        </table:table-row>
        <table:table-row table:style-name="Table5.1">
          <table:table-cell table:style-name="Table5.A2" office:value-type="string">
            <text:p text:style-name="P12"><text:span text:style-name="T3">—</text:span></text:p>
          </table:table-cell>
          <table:table-cell table:style-name="Table5.A2" office:value-type="string">
            <text:p text:style-name="P12"><text:span text:style-name="T3">—</text:span></text:p>
          </table:table-cell>
          <table:table-cell table:style-name="Table5.A2" office:value-type="string">
            <text:p text:style-name="P12"><text:span text:style-name="T3">98</text:span></text:p>
          </table:table-cell>
          <table:table-cell table:style-name="Table5.A2" office:value-type="string">
            <text:p text:style-name="P3"><text:span text:style-name="T3">Fire resistance, greater</text:span></text:p>
          </table:table-cell>
          <table:table-cell table:style-name="Table5.A2" office:value-type="string">
            <text:p text:style-name="P14"><text:span text:style-name="T3">+66,000 gp</text:span></text:p>
          </table:table-cell>
        </table:table-row>
        <table:table-row table:style-name="Table5.1">
          <table:table-cell table:style-name="Table5.A2" office:value-type="string">
            <text:p text:style-name="P12"><text:span text:style-name="T3">—</text:span></text:p>
          </table:table-cell>
          <table:table-cell table:style-name="Table5.A2" office:value-type="string">
            <text:p text:style-name="P12"><text:span text:style-name="T3">—</text:span></text:p>
          </table:table-cell>
          <table:table-cell table:style-name="Table5.A2" office:value-type="string">
            <text:p text:style-name="P12"><text:span text:style-name="T3">99</text:span></text:p>
          </table:table-cell>
          <table:table-cell table:style-name="Table5.A2" office:value-type="string">
            <text:p text:style-name="P3"><text:span text:style-name="T3">Sonic resistance, greater</text:span></text:p>
          </table:table-cell>
          <table:table-cell table:style-name="Table5.A2" office:value-type="string">
            <text:p text:style-name="P14"><text:span text:style-name="T3">+66,000 gp</text:span></text:p>
          </table:table-cell>
        </table:table-row>
        <table:table-row table:style-name="Table5.1">
          <table:table-cell table:style-name="Table5.A2" office:value-type="string">
            <text:p text:style-name="P12"><text:span text:style-name="T3">100</text:span></text:p>
          </table:table-cell>
          <table:table-cell table:style-name="Table5.A2" office:value-type="string">
            <text:p text:style-name="P12"><text:span text:style-name="T3">100</text:span></text:p>
          </table:table-cell>
          <table:table-cell table:style-name="Table5.A2" office:value-type="string">
            <text:p text:style-name="P12"><text:span text:style-name="T3">100</text:span></text:p>
          </table:table-cell>
          <table:table-cell table:style-name="Table5.A2" office:value-type="string">
            <text:p text:style-name="P3"><text:span text:style-name="T3">Roll twice again</text:span><text:span text:style-name="T5">2</text:span></text:p>
          </table:table-cell>
          <table:table-cell table:style-name="Table5.A2" office:value-type="string">
            <text:p text:style-name="P14"><text:span text:style-name="T3">—</text:span></text:p>
          </table:table-cell>
        </table:table-row>
        <table:table-row table:style-name="Table5.1">
          <table:table-cell table:style-name="Table5.A2" table:number-columns-spanned="5" office:value-type="string">
            <text:p text:style-name="P4"><text:span text:style-name="T3">1 Add to enhancement bonus on Table: Armor and Shields to determine total market price.</text:span></text:p>
          </table:table-cell>
          <table:covered-table-cell/>
          <table:covered-table-cell/>
          <table:covered-table-cell/>
          <table:covered-table-cell/>
        </table:table-row>
        <table:table-row table:style-name="Table5.1">
          <table:table-cell table:style-name="Table5.A36" table:number-columns-spanned="5" office:value-type="string">
            <text:p text:style-name="P4"><text:span text:style-name="T3">2 If you roll a special ability twice, only one counts. If you roll two versions of the same special ability, use the better.</text:span></text:p>
          </table:table-cell>
          <table:covered-table-cell/>
          <table:covered-table-cell/>
          <table:covered-table-cell/>
          <table:covered-table-cell/>
        </table:table-row>
      </table:table>
      <text:p text:style-name="P8"/>
      <text:p text:style-name="P3"><text:span text:style-name="T9">Acid Resistance:</text:span><text:span text:style-name="T8"> A suit of armor or a shield with this property normally has a dull gray appearance. The armor absorbs the first 10 points of acid damage per attack that the wearer would normally take (similar to the </text:span><text:span text:style-name="T10">resist energy </text:span><text:span text:style-name="T8">spell).</text:span></text:p>
      <text:p text:style-name="P3"><text:span text:style-name="T8">Faint abjuration; CL 3rd; Craft Magic Arms and Armor, </text:span><text:span text:style-name="T10">resist energy; </text:span><text:span text:style-name="T8">Price +18,000 gp.</text:span></text:p>
      <text:p text:style-name="P3"><text:span text:style-name="T9">Acid Resistance, Improved:</text:span><text:span text:style-name="T8"> As acid resistance, except it absorbs the first 20 points of acid damage per attack.</text:span></text:p>
      <text:p text:style-name="P3"><text:span text:style-name="T8">Moderate abjuration; CL 7th; Craft Magic Arms and Armor, </text:span><text:span text:style-name="T10">resist energy; </text:span><text:span text:style-name="T8">Price +42,000 gp.</text:span></text:p>
      <text:p text:style-name="P3"><text:span text:style-name="T9">Acid Resistance, Greater:</text:span><text:span text:style-name="T8"> As acid resistance, except it absorbs the first 30 points of acid damage per attack.</text:span></text:p>
      <text:p text:style-name="P3"><text:span text:style-name="T8">Moderate abjuration; CL 11th; Craft Magic Arms and Armor, </text:span><text:span text:style-name="T10">resist energy; </text:span><text:span text:style-name="T8">Price +66,000 gp.</text:span></text:p>
      <text:p text:style-name="P3"><text:span text:style-name="T9">Animated:</text:span><text:span text:style-name="T8"> Upon command, an animated shield floats within 2 feet of the wielder, protecting her as if she were using it herself but freeing up both her hands. Only one shield can protect a character at a time. A character with an animated shield still takes any penalties associated with shield use, such as armor check penalty, arcane spell failure chance, and nonproficiency.</text:span></text:p>
      <text:p text:style-name="P3"><text:span text:style-name="T8">Strong transmutation</text:span><text:span text:style-name="T10">; </text:span><text:span text:style-name="T8">CL 12th; Craft Magic Arms and Armor, </text:span><text:span text:style-name="T10">animate objects; </text:span><text:span text:style-name="T8">Price +2 bonus.</text:span></text:p>
      <text:p text:style-name="P3"><text:span text:style-name="T9">Arrow Catching:</text:span><text:span text:style-name="T8"> A shield with this ability attracts ranged weapons to it. It has a deflection bonus of +1 against ranged weapons because projectiles and thrown weapons veer toward it. Additionally, any projectile or thrown weapon aimed at a target within 5 feet of the shield’s wearer diverts from its original target and targets the shield’s bearer instead. (If the wielder has total cover relative to the attacker, the projectile or thrown weapon is not diverted.) Additionally, those attacking the wearer with ranged weapons ignore any miss chances that would normally apply. Projectiles and thrown weapons that have an enhancement bonus higher than the shield’s base AC bonus are not diverted to the wearer (but the shield’s increased AC bonus still applies against these weapons). The wielder can activate or deactivate this ability with a command word.</text:span></text:p>
      <text:p text:style-name="P3"><text:span text:style-name="T8">Moderate abjuration; CL 8th; Craft Magic Arms and Armor, </text:span><text:span text:style-name="T10">entropic shield</text:span><text:span text:style-name="T8">; Price +1 bonus.</text:span></text:p>
      <text:p text:style-name="P3"><text:span text:style-name="T9">Arrow Deflection:</text:span><text:span text:style-name="T8"> This shield protects the wielder as if he had the Deflect Arrows feat. Once per round when he would normally be struck by a ranged weapon, he can make a DC 20 Reflex save. If the ranged weapon has an enhancement bonus, the DC increases by that amount. If he succeeds, the shield deflects the weapon. He must be aware of the attack and not flat-footed. Attempting to deflect a ranged weapon doesn’t count as an action. Exceptional ranged weapons, such as boulders hurled by giants or </text:span><text:span text:style-name="T10">acid arrows</text:span><text:span text:style-name="T8">, can’t be deflected.</text:span></text:p>
      <text:p text:style-name="P3"><text:span text:style-name="T8">Faint abjuration</text:span><text:span text:style-name="T10">; </text:span><text:span text:style-name="T8">CL 5th</text:span><text:span text:style-name="T10">; </text:span><text:span text:style-name="T8">Craft Magic Arms and Armor, </text:span><text:span text:style-name="T10">shield; </text:span><text:span text:style-name="T8">Price +2 bonus.</text:span></text:p>
      <text:p text:style-name="P3"><text:span text:style-name="T9">Bashing:</text:span><text:span text:style-name="T8"> A shield with this special ability is designed to perform a shield bash. A bashing shield deals damage as if it were a weapon of two size categories larger (a Medium light shield thus deals 1d6 points of damage and a Medium heavy shield deals 1d8 points of damage). The shield acts as a +1 weapon when used to bash. (Only light and heavy shields can have this ability.)</text:span></text:p>
      <text:p text:style-name="P3"><text:span text:style-name="T8">Moderate transmutation</text:span><text:span text:style-name="T10">; </text:span><text:span text:style-name="T8">CL 8th; Craft Magic Arms and Armor, </text:span><text:span text:style-name="T10">bull’s strength; </text:span><text:span text:style-name="T8">Price +1 bonus.</text:span></text:p>
      <text:p text:style-name="P3"><text:span text:style-name="T9">Blinding:</text:span><text:span text:style-name="T8"> A shield with this ability flashes with a brilliant light up to twice per day upon command of the wielder. Anyone within 20 feet except the wielder must make a DC 14 Reflex save or be blinded for 1d4 rounds.</text:span></text:p>
      <text:p text:style-name="P3"><text:span text:style-name="T8">Moderate evocation</text:span><text:span text:style-name="T10">; </text:span><text:span text:style-name="T8">CL 7th; Craft Magic Arms and Armor, </text:span><text:span text:style-name="T10">searing light; </text:span><text:span text:style-name="T8">Price +1 bonus.</text:span></text:p>
      <text:p text:style-name="P3"><text:span text:style-name="T9">Cold Resistance:</text:span><text:span text:style-name="T8"> A suit of armor or a shield with this property normally has a bluish, icy hue or is adorned with furs and shaggy pelts. The armor absorbs the first 10 points of cold damage per attack that the wearer would normally take (similar to the </text:span><text:span text:style-name="T10">resist energy </text:span><text:span text:style-name="T8">spell).</text:span></text:p>
      <text:p text:style-name="P3"><text:span text:style-name="T8">Faint abjuration; CL 3rd; Craft Magic Arms and Armor, </text:span><text:span text:style-name="T10">resist energy; </text:span><text:span text:style-name="T8">Price +18,000 gp.</text:span></text:p>
      <text:p text:style-name="P3"><text:span text:style-name="T9">Cold Resistance, Improved:</text:span><text:span text:style-name="T8"> As cold resistance, except it absorbs the first 20 points of cold damage per attack.</text:span></text:p>
      <text:p text:style-name="P3"><text:span text:style-name="T8">Moderate abjuration; CL 7th; Craft Magic Arms and Armor, </text:span><text:span text:style-name="T10">resist energy; </text:span><text:span text:style-name="T8">Price +42,000 gp.</text:span></text:p>
      <text:p text:style-name="P3"><text:span text:style-name="T9">Cold Resistance, Greater:</text:span><text:span text:style-name="T8"> As cold resistance, except it absorbs the first 30 points of cold damage per attack.</text:span></text:p>
      <text:p text:style-name="P3"><text:span text:style-name="T8">Moderate abjuration; CL 11th; Craft Magic Arms and Armor, </text:span><text:span text:style-name="T10">resist energy; </text:span><text:span text:style-name="T8">Price +66,000 gp.</text:span></text:p>
      <text:p text:style-name="P3"><text:span text:style-name="T9">Electricity Resistance:</text:span><text:span text:style-name="T8"> A suit of armor or a shield with this property normally has a bluish hue and often bears a storm or lightning motif. The armor absorbs the first 10 points of electricity damage per attack that the wearer would normally take (similar to the </text:span><text:span text:style-name="T10">resist energy </text:span><text:span text:style-name="T8">spell).</text:span></text:p>
      <text:p text:style-name="P3"><text:span text:style-name="T8">Faint abjuration; CL 3rd; Craft Magic Arms and Armor, </text:span><text:span text:style-name="T10">resist energy; </text:span><text:span text:style-name="T8">Price +18,000 gp.</text:span></text:p>
      <text:p text:style-name="P3"><text:span text:style-name="T9">Electricity Resistance, Improved: </text:span><text:span text:style-name="T8">As electricity resistance, except it absorbs the first 20 points of electricity damage per attack.</text:span></text:p>
      <text:p text:style-name="P3"><text:span text:style-name="T8">Moderate abjuration; CL 7th; Craft Magic Arms and Armor, </text:span><text:span text:style-name="T10">resist energy; </text:span><text:span text:style-name="T8">Price +42,000 gp.</text:span></text:p>
      <text:p text:style-name="P3"><text:span text:style-name="T9">Electricity Resistance, Greater: </text:span><text:span text:style-name="T8">As electricity resistance, except it absorbs the first 30 points of electricity damage per attack.</text:span></text:p>
      <text:p text:style-name="P3"><text:span text:style-name="T8">Moderate abjuration; CL 11th; Craft Magic Arms and Armor, </text:span><text:span text:style-name="T10">resist energy; </text:span><text:span text:style-name="T8">Price +66,000 gp.</text:span></text:p>
      <text:p text:style-name="P3"><text:span text:style-name="T9">Etherealness:</text:span><text:span text:style-name="T8"> On command, this ability allows the wearer of the armor to become ethereal (as the </text:span><text:span text:style-name="T10">ethereal jaunt </text:span><text:span text:style-name="T8">spell) once per day. The character can remain ethereal for as long as desired, but once he returns to normal, he cannot become ethereal again that day.</text:span></text:p>
      <text:p text:style-name="P3"><text:span text:style-name="T8">Strong transmutation</text:span><text:span text:style-name="T10">; </text:span><text:span text:style-name="T8">CL 13th; Craft Magic Arms and Armor, </text:span><text:span text:style-name="T10">ethereal jaunt; </text:span><text:span text:style-name="T8">Price +49,000 gp.</text:span></text:p>
      <text:p text:style-name="P3"><text:span text:style-name="T9">Fire Resistance:</text:span><text:span text:style-name="T8"> A suit of armor with this ability normally has a reddish hue and often is decorated with a draconic motif. The armor absorbs the first 10 points of fire damage per attack that the wearer would normally take (similar to the </text:span><text:span text:style-name="T10">resist energy </text:span><text:span text:style-name="T8">spell).</text:span></text:p>
      <text:p text:style-name="P3"><text:soft-page-break/><text:span text:style-name="T8">Faint abjuration; CL 3rd; Craft Magic Arms and Armor, </text:span><text:span text:style-name="T10">resist energy; </text:span><text:span text:style-name="T8">Price +18,000 gp.</text:span></text:p>
      <text:p text:style-name="P3"><text:span text:style-name="T9">Fire Resistance, Improved: </text:span><text:span text:style-name="T8">As fire resistance, except it absorbs the first 20 points of fire damage per attack.</text:span></text:p>
      <text:p text:style-name="P3"><text:span text:style-name="T8">Moderate abjuration; CL 7th; Craft Magic Arms and Armor, </text:span><text:span text:style-name="T10">resist energy; </text:span><text:span text:style-name="T8">Price +42,000 gp.</text:span></text:p>
      <text:p text:style-name="P3"><text:span text:style-name="T9">Fire Resistance, Greater:</text:span><text:span text:style-name="T8"> As fire resistance, except it absorbs the first 30 points of fire damage per attack.</text:span></text:p>
      <text:p text:style-name="P3"><text:span text:style-name="T8">Moderate abjuration; CL 11th; Craft Magic Arms and Armor, </text:span><text:span text:style-name="T10">resist energy; </text:span><text:span text:style-name="T8">Price +66,000 gp.</text:span></text:p>
      <text:p text:style-name="P3"><text:span text:style-name="T9">Fortification: </text:span><text:span text:style-name="T8">This suit of armor or shield produces a magical force that protects vital areas of the wearer more effectively. When a critical hit or sneak attack is scored on the wearer, there is a chance that the critical hit or sneak attack is negated and damage is instead rolled normally.</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0"><text:span text:style-name="T12">Fortification Type</text:span></text:p>
          </table:table-cell>
          <table:table-cell table:style-name="Table6.A1" office:value-type="string">
            <text:h text:style-name="P1" text:outline-level="4"><text:span text:style-name="T1">Chance for Normal Damage</text:span></text:h>
          </table:table-cell>
          <table:table-cell table:style-name="Table6.A1" office:value-type="string">
            <text:h text:style-name="P21" text:outline-level="3"><text:span text:style-name="T1">Base Price Modifier</text:span></text:h>
          </table:table-cell>
        </table:table-row>
        <table:table-row table:style-name="Table6.1">
          <table:table-cell table:style-name="Table6.A2" office:value-type="string">
            <text:p text:style-name="P4"><text:span text:style-name="T3">Light</text:span></text:p>
          </table:table-cell>
          <table:table-cell table:style-name="Table6.A2" office:value-type="string">
            <text:p text:style-name="P13"><text:span text:style-name="T3">25%</text:span></text:p>
          </table:table-cell>
          <table:table-cell table:style-name="Table6.A2" office:value-type="string">
            <text:p text:style-name="P15"><text:span text:style-name="T3">+1 bonus</text:span></text:p>
          </table:table-cell>
        </table:table-row>
        <table:table-row table:style-name="Table6.1">
          <table:table-cell table:style-name="Table6.A2" office:value-type="string">
            <text:p text:style-name="P3"><text:span text:style-name="T3">Moderate</text:span></text:p>
          </table:table-cell>
          <table:table-cell table:style-name="Table6.A2" office:value-type="string">
            <text:p text:style-name="P12"><text:span text:style-name="T3">75%</text:span></text:p>
          </table:table-cell>
          <table:table-cell table:style-name="Table6.A2" office:value-type="string">
            <text:p text:style-name="P14"><text:span text:style-name="T3">+3 bonus</text:span></text:p>
          </table:table-cell>
        </table:table-row>
        <table:table-row table:style-name="Table6.1">
          <table:table-cell table:style-name="Table6.A4" office:value-type="string">
            <text:p text:style-name="P4"><text:span text:style-name="T3">Heavy</text:span></text:p>
          </table:table-cell>
          <table:table-cell table:style-name="Table6.A4" office:value-type="string">
            <text:p text:style-name="P13"><text:span text:style-name="T3">100%</text:span></text:p>
          </table:table-cell>
          <table:table-cell table:style-name="Table6.A4" office:value-type="string">
            <text:p text:style-name="P15"><text:span text:style-name="T3">+5 bonus</text:span></text:p>
          </table:table-cell>
        </table:table-row>
      </table:table>
      <text:p text:style-name="P3"><text:span text:style-name="T8">Strong abjuration</text:span><text:span text:style-name="T10">; </text:span><text:span text:style-name="T8">CL 13th; Craft Magic Arms and Armor, </text:span><text:span text:style-name="T10">limited wish </text:span><text:span text:style-name="T8">or </text:span><text:span text:style-name="T10">miracle; </text:span><text:span text:style-name="T8">Price varies (see above).</text:span></text:p>
      <text:p text:style-name="P3"><text:span text:style-name="T9">Ghost Touch:</text:span><text:span text:style-name="T8"> This armor or shield seems almost translucent. Both its enhancement bonus and its armor bonus count against the attacks of incorporeal creatures. It can be picked up, moved, and worn by incorporeal creatures at any time. Incorporeal creatures gain the armor or shield’s enhancement bonus against both corporeal and incorporeal attacks, and they can still pass freely through solid objects.</text:span></text:p>
      <text:p text:style-name="P3"><text:span text:style-name="T8">Strong transmutation</text:span><text:span text:style-name="T10">; </text:span><text:span text:style-name="T8">CL 15th; Craft Magic Arms and Armor, </text:span><text:span text:style-name="T10">etherealness; </text:span><text:span text:style-name="T8">Price +3 bonus.</text:span></text:p>
      <text:p text:style-name="P3"><text:span text:style-name="T9">Glamered: </text:span><text:span text:style-name="T8">A suit of armor with this ability appears normal. Upon command, the armor changes shape and form to assume the appearance of a normal set of clothing. The armor retains all its properties (including weight) when glamered. Only a </text:span><text:span text:style-name="T10">true seeing </text:span><text:span text:style-name="T8">spell or similar magic reveals the true nature of the armor when disguised.</text:span></text:p>
      <text:p text:style-name="P3"><text:span text:style-name="T8">Moderate illusion</text:span><text:span text:style-name="T10">; </text:span><text:span text:style-name="T8">CL 10th; Craft Magic Arms and Armor, </text:span><text:span text:style-name="T10">disguise self; </text:span><text:span text:style-name="T8">Price +2,700 gp.</text:span></text:p>
      <text:p text:style-name="P3"><text:span text:style-name="T9">Invulnerability:</text:span><text:span text:style-name="T8"> This suit of armor grants the wearer damage reduction of 5/magic.</text:span></text:p>
      <text:p text:style-name="P3"><text:span text:style-name="T8">Strong abjuration and perhaps evocation (if </text:span><text:span text:style-name="T10">miracle </text:span><text:span text:style-name="T8">is used)</text:span><text:span text:style-name="T10">; </text:span><text:span text:style-name="T8">CL 18th; Craft Magic Arms and Armor, </text:span><text:span text:style-name="T10">stoneskin, wish </text:span><text:span text:style-name="T8">or </text:span><text:span text:style-name="T10">miracle; </text:span><text:span text:style-name="T8">Price +3 bonus.</text:span></text:p>
      <text:p text:style-name="P3"><text:span text:style-name="T9">Reflecting: </text:span><text:span text:style-name="T8">This shield seems like a mirror. Its surface is completely reflective. Once per day, it can be called on to reflect a spell back at its caster exactly like the </text:span><text:span text:style-name="T10">spell turning </text:span><text:span text:style-name="T8">spell</text:span><text:span text:style-name="T10">.</text:span></text:p>
      <text:p text:style-name="P3"><text:span text:style-name="T8">Strong abjuration</text:span><text:span text:style-name="T10">; </text:span><text:span text:style-name="T8">CL 14th; Craft Magic Arms and Armor, </text:span><text:span text:style-name="T10">spell turning; </text:span><text:span text:style-name="T8">Price +5 bonus.</text:span></text:p>
      <text:p text:style-name="P3"><text:span text:style-name="T9">Shadow:</text:span><text:span text:style-name="T8"> This armor is jet black and blurs the wearer whenever she tries to hide, granting a +5 competence bonus on Hide checks. (The armor’s armor check penalty still applies normally.)</text:span></text:p>
      <text:p text:style-name="P3"><text:span text:style-name="T8">Faint illusion</text:span><text:span text:style-name="T10">; </text:span><text:span text:style-name="T8">CL 5th; Craft Magic Arms and Armor, </text:span><text:span text:style-name="T10">invisibility; </text:span><text:span text:style-name="T8">Price +3,750 gp.</text:span></text:p>
      <text:p text:style-name="P3"><text:span text:style-name="T9">Shadow, Improved:</text:span><text:span text:style-name="T8"> As shadow, except it grants a +10 competence bonus on Hide checks.</text:span></text:p>
      <text:p text:style-name="P3"><text:span text:style-name="T8">Moderate illusion; CL 10th; Craft Magic Arms and Armor, </text:span><text:span text:style-name="T10">invisibility; </text:span><text:span text:style-name="T8">Price +15,000 gp.</text:span></text:p>
      <text:p text:style-name="P3"><text:span text:style-name="T9">Shadow, Greater:</text:span><text:span text:style-name="T8"> As shadow, except it grants a +15 competence bonus on Hide checks.</text:span></text:p>
      <text:p text:style-name="P3"><text:span text:style-name="T8">Moderate illusion; CL 15th; Craft Magic Arms and Armor, </text:span><text:span text:style-name="T10">invisibility; </text:span><text:span text:style-name="T8">Price +33,750 gp.</text:span></text:p>
      <text:p text:style-name="P3"><text:span text:style-name="T9">Silent Moves: </text:span><text:span text:style-name="T8">This armor is well oiled and magically constructed so that it not only makes little sound, but it dampens sound around it. It provides a +5 competence bonus on its wearer’s Move Silently checks. (The armor’s armor check penalty still applies normally.)</text:span></text:p>
      <text:p text:style-name="P3"><text:span text:style-name="T8">Faint illusion</text:span><text:span text:style-name="T10">; </text:span><text:span text:style-name="T8">CL 5th; Craft Magic Arms and Armor, </text:span><text:span text:style-name="T10">silence; </text:span><text:span text:style-name="T8">Price +3,750 gp.</text:span></text:p>
      <text:p text:style-name="P3"><text:span text:style-name="T9">Silent Moves, Improved:</text:span><text:span text:style-name="T8"> As silent moves, except it grants a +10 competence bonus on Move Silently checks.</text:span></text:p>
      <text:p text:style-name="P3"><text:span text:style-name="T8">Moderate illusion; CL 10th; Craft Magic Arms and Armor, </text:span><text:span text:style-name="T10">silence; </text:span><text:span text:style-name="T8">Price +15,000 gp.</text:span></text:p>
      <text:p text:style-name="P3"><text:span text:style-name="T9">Silent Moves, Greater: </text:span><text:span text:style-name="T8">As silent moves, except it grants a +15 competence bonus on Move Silently checks.</text:span></text:p>
      <text:p text:style-name="P3"><text:span text:style-name="T8">Moderate illusion; CL 15th; Craft Magic Arms and Armor, </text:span><text:span text:style-name="T10">silence; </text:span><text:span text:style-name="T8">Price +33,750 gp.</text:span></text:p>
      <text:p text:style-name="P3"><text:span text:style-name="T9">Slick:</text:span><text:span text:style-name="T8"> Slick armor seems coated at all times with a slightly greasy oil. It provides a +5 competence bonus on its wearer’s Escape Artist checks. (The armor’s armor check penalty still applies normally.)</text:span></text:p>
      <text:p text:style-name="P3"><text:span text:style-name="T8">Faint conjuration</text:span><text:span text:style-name="T10">; </text:span><text:span text:style-name="T8">CL 4th; Craft Magic Arms and Armor, </text:span><text:span text:style-name="T10">grease; </text:span><text:span text:style-name="T8">Price +3,750 gp.</text:span></text:p>
      <text:p text:style-name="P3"><text:soft-page-break/><text:span text:style-name="T9">Slick, Improved: </text:span><text:span text:style-name="T8">As slick, except it grants a +10 competence bonus on Escape Artist checks.</text:span></text:p>
      <text:p text:style-name="P3"><text:span text:style-name="T8">Moderate conjuration; CL 10th; Craft Magic Arms and Armor, </text:span><text:span text:style-name="T10">grease; </text:span><text:span text:style-name="T8">Price +15,000 gp.</text:span></text:p>
      <text:p text:style-name="P3"><text:span text:style-name="T9">Slick, Greater:</text:span><text:span text:style-name="T8"> As slick, except it grants a +15 competence bonus on Escape Artist checks.</text:span></text:p>
      <text:p text:style-name="P3"><text:span text:style-name="T8">Moderate conjuration; CL 15th; Craft Magic Arms and Armor, </text:span><text:span text:style-name="T10">grease; </text:span><text:span text:style-name="T8">Price +33,750 gp.</text:span></text:p>
      <text:p text:style-name="P3"><text:span text:style-name="T9">Sonic Resistance: </text:span><text:span text:style-name="T8">A suit of armor or a shield with this property normally has a glistening appearance. The armor absorbs the first 10 points of sonic damage per attack that the wearer would normally take (similar to the </text:span><text:span text:style-name="T10">resist energy </text:span><text:span text:style-name="T8">spell).</text:span></text:p>
      <text:p text:style-name="P3"><text:span text:style-name="T8">Faint abjuration; CL 3rd; Craft Magic Arms and Armor, </text:span><text:span text:style-name="T10">resist energy; </text:span><text:span text:style-name="T8">Price +18,000 gp.</text:span></text:p>
      <text:p text:style-name="P3"><text:span text:style-name="T9">Sonic Resistance, Improved:</text:span><text:span text:style-name="T8"> As sonic resistance, except it absorbs the first 20 points of sonic damage per attack.</text:span></text:p>
      <text:p text:style-name="P3"><text:span text:style-name="T8">Moderate abjuration; CL 7th; Craft Magic Arms and Armor, </text:span><text:span text:style-name="T10">resist energy; </text:span><text:span text:style-name="T8">Price +42,000 gp.</text:span></text:p>
      <text:p text:style-name="P3"><text:span text:style-name="T9">Sonic Resistance, Greater:</text:span><text:span text:style-name="T8"> As sonic resistance, except it absorbs the first 30 points of sonic damage per attack.</text:span></text:p>
      <text:p text:style-name="P3"><text:span text:style-name="T8">Moderate abjuration; CL 11th; Craft Magic Arms and Armor, </text:span><text:span text:style-name="T10">resist energy; </text:span><text:span text:style-name="T8">Price +66,000 gp.</text:span></text:p>
      <text:p text:style-name="P3"><text:span text:style-name="T9">Spell Resistance: </text:span><text:span text:style-name="T8">This property grants the armor’s wearer spell resistance while the armor is worn. The spell resistance can be 13, 15, 17, or 19, depending on the armor.</text:span></text:p>
      <text:p text:style-name="P3"><text:span text:style-name="T8">Strong abjuration</text:span><text:span text:style-name="T10">; </text:span><text:span text:style-name="T8">CL 15th; Craft Magic Arms and Armor, </text:span><text:span text:style-name="T10">spell resistance; </text:span><text:span text:style-name="T8">Price +2 bonus (SR 13), +3 bonus (SR 15), +4 bonus (SR 17), or +5 bonus (SR 19).</text:span></text:p>
      <text:p text:style-name="P3"><text:span text:style-name="T9">Undead Controlling:</text:span><text:span text:style-name="T8"> The wearer of a suit of armor or a shield with this property may control up to 26 HD of undead per day, as the </text:span><text:span text:style-name="T10">control undead </text:span><text:span text:style-name="T8">spell. At dawn each day, the wearer loses control of any undead still under his sway. Armor or a shield with this ability appears to be made of bone; this feature is entirely decorative and has no other effect on the armor.</text:span></text:p>
      <text:p text:style-name="P3"><text:span text:style-name="T8">Strong necromancy; CL 13th; Craft Magic Arms and Armor, </text:span><text:span text:style-name="T10">control undead</text:span><text:span text:style-name="T8">; Price +49,000 gp.</text:span></text:p>
      <text:p text:style-name="P3"><text:span text:style-name="T9">Wild:</text:span><text:span text:style-name="T8"> The wearer of a suit of armor or a shield with this ability preserves his armor bonus (and any enhancement bonus) while in a wild shape. Armor and shields with this ability usually appear to be made covered in leaf patterns. While the wearer is in a wild shape, the armor cannot be seen.</text:span></text:p>
      <text:p text:style-name="P3"><text:span text:style-name="T8">Moderate transmutation; CL 9th; Craft Magic Arms and Armor, </text:span><text:span text:style-name="T10">baleful polymorph</text:span><text:span text:style-name="T8">; Price +3 bonus.</text:span></text:p>
      <text:p text:style-name="P7"/>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table:number-columns-spanned="5" office:value-type="string">
            <text:p text:style-name="P4"><text:span text:style-name="T5">Table: Specific Armors</text:span></text:p>
          </table:table-cell>
          <table:covered-table-cell/>
          <table:covered-table-cell/>
          <table:covered-table-cell/>
          <table:covered-table-cell/>
        </table:table-row>
        <table:table-row table:style-name="Table7.1">
          <table:table-cell table:style-name="Table7.A2" office:value-type="string">
            <text:p text:style-name="P11"><text:span text:style-name="T12">Minor</text:span></text:p>
          </table:table-cell>
          <table:table-cell table:style-name="Table7.A2" office:value-type="string">
            <text:p text:style-name="P11"><text:span text:style-name="T12">Medium</text:span></text:p>
          </table:table-cell>
          <table:table-cell table:style-name="Table7.A2" office:value-type="string">
            <text:p text:style-name="P11"><text:span text:style-name="T12">Major</text:span></text:p>
          </table:table-cell>
          <table:table-cell table:style-name="Table7.A2" office:value-type="string">
            <text:p text:style-name="P10"><text:span text:style-name="T12">Specific Armor</text:span></text:p>
          </table:table-cell>
          <table:table-cell table:style-name="Table7.A2" office:value-type="string">
            <text:h text:style-name="P21" text:outline-level="3"><text:span text:style-name="T1">Market Price</text:span></text:h>
          </table:table-cell>
        </table:table-row>
        <table:table-row table:style-name="Table7.1">
          <table:table-cell table:style-name="Table7.A2" office:value-type="string">
            <text:p text:style-name="P12"><text:span text:style-name="T3">01–50</text:span></text:p>
          </table:table-cell>
          <table:table-cell table:style-name="Table7.A2" office:value-type="string">
            <text:p text:style-name="P12"><text:span text:style-name="T3">01–25</text:span></text:p>
          </table:table-cell>
          <table:table-cell table:style-name="Table7.A2" office:value-type="string">
            <text:p text:style-name="P12"><text:span text:style-name="T3">—</text:span></text:p>
          </table:table-cell>
          <table:table-cell table:style-name="Table7.A2" office:value-type="string">
            <text:p text:style-name="P3"><text:span text:style-name="T3">Mithral shirt</text:span></text:p>
          </table:table-cell>
          <table:table-cell table:style-name="Table7.A2" office:value-type="string">
            <text:p text:style-name="P14"><text:span text:style-name="T3">1,100 gp</text:span></text:p>
          </table:table-cell>
        </table:table-row>
        <table:table-row table:style-name="Table7.1">
          <table:table-cell table:style-name="Table7.A2" office:value-type="string">
            <text:p text:style-name="P12"><text:span text:style-name="T3">51–80</text:span></text:p>
          </table:table-cell>
          <table:table-cell table:style-name="Table7.A2" office:value-type="string">
            <text:p text:style-name="P12"><text:span text:style-name="T3">26–45</text:span></text:p>
          </table:table-cell>
          <table:table-cell table:style-name="Table7.A2" office:value-type="string">
            <text:p text:style-name="P12"><text:span text:style-name="T3">—</text:span></text:p>
          </table:table-cell>
          <table:table-cell table:style-name="Table7.A2" office:value-type="string">
            <text:p text:style-name="P3"><text:span text:style-name="T3">Dragonhide plate</text:span></text:p>
          </table:table-cell>
          <table:table-cell table:style-name="Table7.A2" office:value-type="string">
            <text:p text:style-name="P14"><text:span text:style-name="T3">3,300 gp</text:span></text:p>
          </table:table-cell>
        </table:table-row>
        <table:table-row table:style-name="Table7.1">
          <table:table-cell table:style-name="Table7.A2" office:value-type="string">
            <text:p text:style-name="P12"><text:span text:style-name="T3">81–100</text:span></text:p>
          </table:table-cell>
          <table:table-cell table:style-name="Table7.A2" office:value-type="string">
            <text:p text:style-name="P12"><text:span text:style-name="T3">46–57</text:span></text:p>
          </table:table-cell>
          <table:table-cell table:style-name="Table7.A2" office:value-type="string">
            <text:p text:style-name="P12"><text:span text:style-name="T3">—</text:span></text:p>
          </table:table-cell>
          <table:table-cell table:style-name="Table7.A2" office:value-type="string">
            <text:p text:style-name="P3"><text:span text:style-name="T3">Elven chain</text:span></text:p>
          </table:table-cell>
          <table:table-cell table:style-name="Table7.A2" office:value-type="string">
            <text:p text:style-name="P14"><text:span text:style-name="T3">4,150 gp</text:span></text:p>
          </table:table-cell>
        </table:table-row>
        <table:table-row table:style-name="Table7.1">
          <table:table-cell table:style-name="Table7.A2" office:value-type="string">
            <text:p text:style-name="P12"><text:span text:style-name="T3">—</text:span></text:p>
          </table:table-cell>
          <table:table-cell table:style-name="Table7.A2" office:value-type="string">
            <text:p text:style-name="P12"><text:span text:style-name="T3">58–67</text:span></text:p>
          </table:table-cell>
          <table:table-cell table:style-name="Table7.A2" office:value-type="string">
            <text:p text:style-name="P12"><text:span text:style-name="T3">—</text:span></text:p>
          </table:table-cell>
          <table:table-cell table:style-name="Table7.A2" office:value-type="string">
            <text:p text:style-name="P3"><text:span text:style-name="T4">Rhino hide</text:span></text:p>
          </table:table-cell>
          <table:table-cell table:style-name="Table7.A2" office:value-type="string">
            <text:p text:style-name="P14"><text:span text:style-name="T3">5,165 gp</text:span></text:p>
          </table:table-cell>
        </table:table-row>
        <table:table-row table:style-name="Table7.1">
          <table:table-cell table:style-name="Table7.A2" office:value-type="string">
            <text:p text:style-name="P12"><text:span text:style-name="T3">—</text:span></text:p>
          </table:table-cell>
          <table:table-cell table:style-name="Table7.A2" office:value-type="string">
            <text:p text:style-name="P12"><text:span text:style-name="T3">68–82</text:span></text:p>
          </table:table-cell>
          <table:table-cell table:style-name="Table7.A2" office:value-type="string">
            <text:p text:style-name="P12"><text:span text:style-name="T3">01–10</text:span></text:p>
          </table:table-cell>
          <table:table-cell table:style-name="Table7.A2" office:value-type="string">
            <text:p text:style-name="P3"><text:span text:style-name="T3">Adamantine breastplate</text:span></text:p>
          </table:table-cell>
          <table:table-cell table:style-name="Table7.A2" office:value-type="string">
            <text:p text:style-name="P14"><text:span text:style-name="T3">10,200 gp</text:span></text:p>
          </table:table-cell>
        </table:table-row>
        <table:table-row table:style-name="Table7.1">
          <table:table-cell table:style-name="Table7.A2" office:value-type="string">
            <text:p text:style-name="P12"><text:span text:style-name="T3">—</text:span></text:p>
          </table:table-cell>
          <table:table-cell table:style-name="Table7.A2" office:value-type="string">
            <text:p text:style-name="P12"><text:span text:style-name="T3">83–97</text:span></text:p>
          </table:table-cell>
          <table:table-cell table:style-name="Table7.A2" office:value-type="string">
            <text:p text:style-name="P12"><text:span text:style-name="T3">11–20</text:span></text:p>
          </table:table-cell>
          <table:table-cell table:style-name="Table7.A2" office:value-type="string">
            <text:p text:style-name="P3"><text:span text:style-name="T3">Dwarven plate</text:span></text:p>
          </table:table-cell>
          <table:table-cell table:style-name="Table7.A2" office:value-type="string">
            <text:p text:style-name="P14"><text:span text:style-name="T3">16,500 gp</text:span></text:p>
          </table:table-cell>
        </table:table-row>
        <table:table-row table:style-name="Table7.1">
          <table:table-cell table:style-name="Table7.A2" office:value-type="string">
            <text:p text:style-name="P12"><text:span text:style-name="T3">—</text:span></text:p>
          </table:table-cell>
          <table:table-cell table:style-name="Table7.A2" office:value-type="string">
            <text:p text:style-name="P12"><text:span text:style-name="T3">98–100</text:span></text:p>
          </table:table-cell>
          <table:table-cell table:style-name="Table7.A2" office:value-type="string">
            <text:p text:style-name="P12"><text:span text:style-name="T3">21–32</text:span></text:p>
          </table:table-cell>
          <table:table-cell table:style-name="Table7.A2" office:value-type="string">
            <text:p text:style-name="P3"><text:span text:style-name="T4">Banded mail of luck</text:span></text:p>
          </table:table-cell>
          <table:table-cell table:style-name="Table7.A2" office:value-type="string">
            <text:p text:style-name="P14"><text:span text:style-name="T3">18,900 gp</text:span></text:p>
          </table:table-cell>
        </table:table-row>
        <table:table-row table:style-name="Table7.1">
          <table:table-cell table:style-name="Table7.A2" office:value-type="string">
            <text:p text:style-name="P12"><text:span text:style-name="T3">—</text:span></text:p>
          </table:table-cell>
          <table:table-cell table:style-name="Table7.A2" office:value-type="string">
            <text:p text:style-name="P12"><text:span text:style-name="T3">—</text:span></text:p>
          </table:table-cell>
          <table:table-cell table:style-name="Table7.A2" office:value-type="string">
            <text:p text:style-name="P12"><text:span text:style-name="T3">33–50</text:span></text:p>
          </table:table-cell>
          <table:table-cell table:style-name="Table7.A2" office:value-type="string">
            <text:p text:style-name="P3"><text:span text:style-name="T4">Celestial armor</text:span></text:p>
          </table:table-cell>
          <table:table-cell table:style-name="Table7.A2" office:value-type="string">
            <text:p text:style-name="P14"><text:span text:style-name="T3">22,400 gp</text:span></text:p>
          </table:table-cell>
        </table:table-row>
        <table:table-row table:style-name="Table7.1">
          <table:table-cell table:style-name="Table7.A2" office:value-type="string">
            <text:p text:style-name="P12"><text:span text:style-name="T3">—</text:span></text:p>
          </table:table-cell>
          <table:table-cell table:style-name="Table7.A2" office:value-type="string">
            <text:p text:style-name="P12"><text:span text:style-name="T3">—</text:span></text:p>
          </table:table-cell>
          <table:table-cell table:style-name="Table7.A2" office:value-type="string">
            <text:p text:style-name="P12"><text:span text:style-name="T3">51–60</text:span></text:p>
          </table:table-cell>
          <table:table-cell table:style-name="Table7.A2" office:value-type="string">
            <text:p text:style-name="P3"><text:span text:style-name="T4">Plate armor of the deep</text:span></text:p>
          </table:table-cell>
          <table:table-cell table:style-name="Table7.A2" office:value-type="string">
            <text:p text:style-name="P14"><text:span text:style-name="T3">24,650 gp</text:span></text:p>
          </table:table-cell>
        </table:table-row>
        <table:table-row table:style-name="Table7.1">
          <table:table-cell table:style-name="Table7.A2" office:value-type="string">
            <text:p text:style-name="P12"><text:span text:style-name="T3">—</text:span></text:p>
          </table:table-cell>
          <table:table-cell table:style-name="Table7.A2" office:value-type="string">
            <text:p text:style-name="P12"><text:span text:style-name="T3">—</text:span></text:p>
          </table:table-cell>
          <table:table-cell table:style-name="Table7.A2" office:value-type="string">
            <text:p text:style-name="P12"><text:span text:style-name="T3">61–75</text:span></text:p>
          </table:table-cell>
          <table:table-cell table:style-name="Table7.A2" office:value-type="string">
            <text:p text:style-name="P3"><text:span text:style-name="T4">Breastplate of command</text:span></text:p>
          </table:table-cell>
          <table:table-cell table:style-name="Table7.A2" office:value-type="string">
            <text:p text:style-name="P14"><text:span text:style-name="T3">25,400 gp</text:span></text:p>
          </table:table-cell>
        </table:table-row>
        <table:table-row table:style-name="Table7.1">
          <table:table-cell table:style-name="Table7.A2" office:value-type="string">
            <text:p text:style-name="P12"><text:span text:style-name="T3">—</text:span></text:p>
          </table:table-cell>
          <table:table-cell table:style-name="Table7.A2" office:value-type="string">
            <text:p text:style-name="P12"><text:span text:style-name="T3">—</text:span></text:p>
          </table:table-cell>
          <table:table-cell table:style-name="Table7.A2" office:value-type="string">
            <text:p text:style-name="P12"><text:span text:style-name="T3">76–90</text:span></text:p>
          </table:table-cell>
          <table:table-cell table:style-name="Table7.A2" office:value-type="string">
            <text:p text:style-name="P3"><text:span text:style-name="T3">Mithral full plate of speed</text:span></text:p>
          </table:table-cell>
          <table:table-cell table:style-name="Table7.A2" office:value-type="string">
            <text:p text:style-name="P14"><text:span text:style-name="T3">26,500 gp</text:span></text:p>
          </table:table-cell>
        </table:table-row>
        <table:table-row table:style-name="Table7.1">
          <table:table-cell table:style-name="Table7.A14" office:value-type="string">
            <text:p text:style-name="P13"><text:span text:style-name="T3">—</text:span></text:p>
          </table:table-cell>
          <table:table-cell table:style-name="Table7.A14" office:value-type="string">
            <text:p text:style-name="P13"><text:span text:style-name="T3">—</text:span></text:p>
          </table:table-cell>
          <table:table-cell table:style-name="Table7.A14" office:value-type="string">
            <text:p text:style-name="P13"><text:span text:style-name="T3">91–100</text:span></text:p>
          </table:table-cell>
          <table:table-cell table:style-name="Table7.A14" office:value-type="string">
            <text:p text:style-name="P4"><text:span text:style-name="T4">Demon armor</text:span></text:p>
          </table:table-cell>
          <table:table-cell table:style-name="Table7.A14" office:value-type="string">
            <text:p text:style-name="P15"><text:span text:style-name="T3">52,260 gp</text:span></text:p>
          </table:table-cell>
        </table:table-row>
      </table:table>
      <text:p text:style-name="P7"/>
      <text:p text:style-name="P3"><text:span text:style-name="T7">Specific Armors</text:span></text:p>
      <text:p text:style-name="P3"><text:soft-page-break/><text:span text:style-name="T8">The following specific suits of armor usually are preconstructed with exactly the qualities described here.</text:span></text:p>
      <text:p text:style-name="P3"><text:span text:style-name="T9">Adamantine Breastplate:</text:span><text:span text:style-name="T8"> This nonmagical breastplate is made of adamantine, giving its wearer damage reduction of 2/–.</text:span></text:p>
      <text:p text:style-name="P3"><text:span text:style-name="T8">No aura (nonmagical); Price 10,200 gp.</text:span></text:p>
      <text:p text:style-name="P3"><text:span text:style-name="T9">Banded Mail of Luck:</text:span><text:span text:style-name="T8"> Ten 100-gp gems adorn this </text:span><text:span text:style-name="T10">+3 banded mail. </text:span><text:span text:style-name="T8">Once per week, the armor allows its wearer to require that an attack roll made against him be rerolled. He must take whatever consequences come from the second roll. The wearer’s player must decide whether to have the attack roll rerolled before damage is rolled.</text:span></text:p>
      <text:p text:style-name="P3"><text:span text:style-name="T8">Strong enchantment</text:span><text:span text:style-name="T10">; </text:span><text:span text:style-name="T8">CL 12th; Craft Magic Arms and Armor, </text:span><text:span text:style-name="T10">bless; </text:span><text:span text:style-name="T8">Price 18,900 gp; Cost 10,150 gp + 700 XP.</text:span></text:p>
      <text:p text:style-name="P3"><text:span text:style-name="T9">Breastplate of Command: </text:span><text:span text:style-name="T8">This finely crafted </text:span><text:span text:style-name="T10">+2 breastplate </text:span><text:span text:style-name="T8">radiates a powerful aura of magic. When worn, the armor bestows a dignified and commanding aura upon its owner. The wearer gains a +2 competence bonus on all Charisma checks, including turning checks and Charisma-based skill checks. The wearer also gains a +2 competence bonus to his Leadership score. Friendly troops within 360 feet of the user become braver than normal. Since the effect arises in great part from the distinctiveness of the armor, the wearer cannot hide or conceal herself in any way and still have the effect function.</text:span></text:p>
      <text:p text:style-name="P3"><text:span text:style-name="T8">Strong enchantment</text:span><text:span text:style-name="T10">; </text:span><text:span text:style-name="T8">CL 15th; Craft Magic Arms and Armor, </text:span><text:span text:style-name="T10">mass charm monster; </text:span><text:span text:style-name="T8">Price 25,400 gp; Cost 10,975 gp + 850 XP.</text:span></text:p>
      <text:p text:style-name="P3"><text:span text:style-name="T9">Celestial Armor:</text:span><text:span text:style-name="T8"> This bright silver or gold </text:span><text:span text:style-name="T10">+3 chainmail </text:span><text:span text:style-name="T8">is so fine and light that it can be worn under normal clothing without betraying its presence. It has a maximum Dexterity bonus of +8, an armor check penalty of –2, and an arcane spell failure chance of 15%. It is considered light armor, weighs 20 pounds, and it allows the wearer to use </text:span><text:span text:style-name="T10">fly </text:span><text:span text:style-name="T8">on command (as the spell) once per day.</text:span></text:p>
      <text:p text:style-name="P3"><text:span text:style-name="T8">Faint transmutation [good]; CL 5th; Craft Magic Arms and Armor, creator must be good, </text:span><text:span text:style-name="T10">fly; </text:span><text:span text:style-name="T8">Price 22,400 gp; Cost 12,550 gp + 1,004 XP.</text:span></text:p>
      <text:p text:style-name="P3"><text:span text:style-name="T9">Demon Armor: </text:span><text:span text:style-name="T8">This plate armor is fashioned to make the wearer appear to be a demon. The helmet is shaped to look like a horned demon head, and its wearer looks out of the open, tooth-filled mouth. This </text:span><text:span text:style-name="T10">+4 full plate </text:span><text:span text:style-name="T8">allows the wearer to make claw attacks that deal 1d10 points of damage, strike as +1 weapons, and afflict the target as if she had been struck by a </text:span><text:span text:style-name="T10">contagion </text:span><text:span text:style-name="T8">spell (Fortitude DC 14 negates). Use of </text:span><text:span text:style-name="T10">contagion </text:span><text:span text:style-name="T8">requires a normal melee attack with the claws. The “claws” are built into the armor’s vambraces and gauntlets. </text:span></text:p>
      <text:p text:style-name="P3"><text:span text:style-name="T8">The armor bestows one negative level on any nonevil creature wearing it. This negative level persists as long as the armor is worn and disappears when the armor is removed. The negative level never results in actual level loss, but it cannot be overcome in any way (including </text:span><text:span text:style-name="T10">restoration </text:span><text:span text:style-name="T8">spells) while the armor is worn.</text:span></text:p>
      <text:p text:style-name="P3"><text:span text:style-name="T8">Strong necromancy [evil]; CL 13th; Craft Magic Arms and Armor, </text:span><text:span text:style-name="T10">contagion; </text:span><text:span text:style-name="T8">Price 52,260 gp; Cost 26,130 gp + 2,090 XP.</text:span></text:p>
      <text:p text:style-name="P3"><text:span text:style-name="T9">Dragonhide Plate:</text:span><text:span text:style-name="T8"> This suit of full plate is made of dragonhide, rather than metal, so druids can wear it. It is otherwise identical to masterwork full plate.</text:span></text:p>
      <text:p text:style-name="P3"><text:span text:style-name="T8">No aura (nonmagical); Price 3,300 gp.</text:span></text:p>
      <text:p text:style-name="P3"><text:span text:style-name="T9">Dwarven Plate:</text:span><text:span text:style-name="T8"> This full plate is made of adamantine, giving its wearer damage reduction of 3/–.</text:span></text:p>
      <text:p text:style-name="P3"><text:span text:style-name="T8">No aura (nonmagical); Price 16,500 gp.</text:span></text:p>
      <text:p text:style-name="P3"><text:span text:style-name="T9">Elven Chain:</text:span><text:span text:style-name="T8"> This extremely light chainmail is made of very fine mithral links. Speed while wearing elven chain is 30 feet for Medium creatures, or 20 feet for Small. The armor has an arcane spell failure chance of 20%, a maximum Dexterity bonus of +4, and an armor check penalty of –2. It is considered light armor and weighs 20 pounds.</text:span></text:p>
      <text:p text:style-name="P3"><text:span text:style-name="T8">No aura (nonmagical); Price 4,150 gp.</text:span></text:p>
      <text:p text:style-name="P3"><text:span text:style-name="T9">Mithral Full Plate of Speed:</text:span><text:span text:style-name="T8"> As a free action, the wearer of this fine set of </text:span><text:span text:style-name="T10">+1 mithral full plate </text:span><text:span text:style-name="T8">can activate it, enabling her to act as though affected by a </text:span><text:span text:style-name="T10">haste </text:span><text:span text:style-name="T8">spell for up to 10 rounds each day. The duration of the </text:span><text:span text:style-name="T10">haste </text:span><text:span text:style-name="T8">effect need not be consecutive rounds.</text:span></text:p>
      <text:p text:style-name="P20"><text:span text:style-name="T2">Speed while wearing a suit of mithral full plate is 20 feet for Medium creatures, or 15 feet for Small. The armor has an arcane spell failure chance of 25%, a maximum Dexterity bonus of +3, and an armor check penalty of –3. It is considered medium armor and weighs 25 pounds.</text:span></text:p>
      <text:p text:style-name="P3"><text:span text:style-name="T8">Faint transmutation; CL 5th; Craft Magic Arms and Armor, </text:span><text:span text:style-name="T10">haste</text:span><text:span text:style-name="T8">; Price 26,500 gp.</text:span></text:p>
      <text:p text:style-name="P3"><text:span text:style-name="T9">Mithral Shirt:</text:span><text:span text:style-name="T8"> This extremely light chain shirt is made of very fine mithral links. Speed while wearing a mithral shirt is 30 feet for Medium creatures, or 20 feet for Small. The armor has an arcane spell failure chance of 10%, a maximum Dexterity bonus of +6, and no armor check penalty. It is considered light armor and weighs 10 pounds.</text:span></text:p>
      <text:p text:style-name="P3"><text:span text:style-name="T8">No aura (nonmagical); Price 1,100 gp.</text:span></text:p>
      <text:p text:style-name="P3"><text:span text:style-name="T9">Plate Armor of the Deep: </text:span><text:span text:style-name="T8">This </text:span><text:span text:style-name="T10">+1 full plate </text:span><text:span text:style-name="T8">is decorated with a wave and fish motif. The wearer of </text:span><text:span text:style-name="T10">plate armor of the deep </text:span><text:span text:style-name="T8">is treated as unarmored for purposes of Swim checks. The wearer can breathe underwater and can converse with any creature with a language that breathes water.</text:span></text:p>
      <text:p text:style-name="P3"><text:span text:style-name="T8">Moderate abjuration</text:span><text:span text:style-name="T10">; </text:span><text:span text:style-name="T8">CL 11th; Craft Magic Arms and Armor, </text:span><text:span text:style-name="T10">freedom of movement, water breathing, tongues; </text:span><text:span text:style-name="T8">Price 24,650 gp; Cost 17,150 gp + 600 XP.</text:span></text:p>
      <text:p text:style-name="P3"><text:span text:style-name="T9">Rhino Hide:</text:span><text:span text:style-name="T8"> This </text:span><text:span text:style-name="T10">+2 hide </text:span><text:span text:style-name="T8">armor is made from rhinoceros hide. In addition to granting a +2 enhancement bonus to AC, it has a –1 armor check penalty and deals an additional 2d6 points of damage on any successful charge attack made by the wearer, including a mounted charge.</text:span></text:p>
      <text:p text:style-name="P3"><text:span text:style-name="T8">Moderate transmutation</text:span><text:span text:style-name="T10">; </text:span><text:span text:style-name="T8">CL 9th; Craft Magic Arms and Armor, </text:span><text:span text:style-name="T10">bull’s strength; </text:span><text:span text:style-name="T8">Price 5,165 gp; Cost 2,665 gp + 200 XP.</text:span></text:p>
      <text:p text:style-name="P9"/>
      <table:table table:name="Table8" table:style-name="Table8">
        <table:table-column table:style-name="Table8.A"/>
        <table:table-column table:style-name="Table8.B"/>
        <table:table-column table:style-name="Table8.A"/>
        <table:table-column table:style-name="Table8.D"/>
        <table:table-column table:style-name="Table8.E"/>
        <text:soft-page-break/>
        <table:table-row table:style-name="Table8.1">
          <table:table-cell table:style-name="Table8.A1" table:number-columns-spanned="5" office:value-type="string">
            <text:p text:style-name="P4"><text:span text:style-name="T5">Table: Specific Shields</text:span></text:p>
          </table:table-cell>
          <table:covered-table-cell/>
          <table:covered-table-cell/>
          <table:covered-table-cell/>
          <table:covered-table-cell/>
        </table:table-row>
        <table:table-row table:style-name="Table8.1">
          <table:table-cell table:style-name="Table8.A2" office:value-type="string">
            <text:p text:style-name="P11"><text:span text:style-name="T12">Minor</text:span></text:p>
          </table:table-cell>
          <table:table-cell table:style-name="Table8.A2" office:value-type="string">
            <text:p text:style-name="P11"><text:span text:style-name="T12">Medium</text:span></text:p>
          </table:table-cell>
          <table:table-cell table:style-name="Table8.A2" office:value-type="string">
            <text:p text:style-name="P11"><text:span text:style-name="T12">Major</text:span></text:p>
          </table:table-cell>
          <table:table-cell table:style-name="Table8.A2" office:value-type="string">
            <text:p text:style-name="P10"><text:span text:style-name="T12">Specific Shield</text:span></text:p>
          </table:table-cell>
          <table:table-cell table:style-name="Table8.A2" office:value-type="string">
            <text:h text:style-name="P21" text:outline-level="3"><text:span text:style-name="T1">Market Price</text:span></text:h>
          </table:table-cell>
        </table:table-row>
        <table:table-row table:style-name="Table8.1">
          <table:table-cell table:style-name="Table8.A2" office:value-type="string">
            <text:p text:style-name="P12"><text:span text:style-name="T3">01–30</text:span></text:p>
          </table:table-cell>
          <table:table-cell table:style-name="Table8.A2" office:value-type="string">
            <text:p text:style-name="P12"><text:span text:style-name="T3">01–20</text:span></text:p>
          </table:table-cell>
          <table:table-cell table:style-name="Table8.A2" office:value-type="string">
            <text:p text:style-name="P12"><text:span text:style-name="T3">—</text:span></text:p>
          </table:table-cell>
          <table:table-cell table:style-name="Table8.A2" office:value-type="string">
            <text:p text:style-name="P3"><text:span text:style-name="T3">Darkwood buckler</text:span></text:p>
          </table:table-cell>
          <table:table-cell table:style-name="Table8.A2" office:value-type="string">
            <text:p text:style-name="P14"><text:span text:style-name="T3">205 gp</text:span></text:p>
          </table:table-cell>
        </table:table-row>
        <table:table-row table:style-name="Table8.1">
          <table:table-cell table:style-name="Table8.A2" office:value-type="string">
            <text:p text:style-name="P12"><text:span text:style-name="T3">31–80</text:span></text:p>
          </table:table-cell>
          <table:table-cell table:style-name="Table8.A2" office:value-type="string">
            <text:p text:style-name="P12"><text:span text:style-name="T3">21–45</text:span></text:p>
          </table:table-cell>
          <table:table-cell table:style-name="Table8.A2" office:value-type="string">
            <text:p text:style-name="P12"><text:span text:style-name="T3">—</text:span></text:p>
          </table:table-cell>
          <table:table-cell table:style-name="Table8.A2" office:value-type="string">
            <text:p text:style-name="P3"><text:span text:style-name="T3">Darkwood shield</text:span></text:p>
          </table:table-cell>
          <table:table-cell table:style-name="Table8.A2" office:value-type="string">
            <text:p text:style-name="P14"><text:span text:style-name="T3">257 gp</text:span></text:p>
          </table:table-cell>
        </table:table-row>
        <table:table-row table:style-name="Table8.1">
          <table:table-cell table:style-name="Table8.A2" office:value-type="string">
            <text:p text:style-name="P12"><text:span text:style-name="T3">81–95</text:span></text:p>
          </table:table-cell>
          <table:table-cell table:style-name="Table8.A2" office:value-type="string">
            <text:p text:style-name="P12"><text:span text:style-name="T3">46–70</text:span></text:p>
          </table:table-cell>
          <table:table-cell table:style-name="Table8.A2" office:value-type="string">
            <text:p text:style-name="P12"><text:span text:style-name="T3">—</text:span></text:p>
          </table:table-cell>
          <table:table-cell table:style-name="Table8.A2" office:value-type="string">
            <text:p text:style-name="P3"><text:span text:style-name="T3">Mithral heavy shield</text:span></text:p>
          </table:table-cell>
          <table:table-cell table:style-name="Table8.A2" office:value-type="string">
            <text:p text:style-name="P14"><text:span text:style-name="T3">1,020 gp</text:span></text:p>
          </table:table-cell>
        </table:table-row>
        <table:table-row table:style-name="Table8.1">
          <table:table-cell table:style-name="Table8.A2" office:value-type="string">
            <text:p text:style-name="P12"><text:span text:style-name="T3">96–100</text:span></text:p>
          </table:table-cell>
          <table:table-cell table:style-name="Table8.A2" office:value-type="string">
            <text:p text:style-name="P12"><text:span text:style-name="T3">71–85</text:span></text:p>
          </table:table-cell>
          <table:table-cell table:style-name="Table8.A2" office:value-type="string">
            <text:p text:style-name="P12"><text:span text:style-name="T3">01–20</text:span></text:p>
          </table:table-cell>
          <table:table-cell table:style-name="Table8.A2" office:value-type="string">
            <text:p text:style-name="P3"><text:span text:style-name="T4">Caster’s shield</text:span></text:p>
          </table:table-cell>
          <table:table-cell table:style-name="Table8.A2" office:value-type="string">
            <text:p text:style-name="P14"><text:span text:style-name="T3">3,153 gp</text:span></text:p>
          </table:table-cell>
        </table:table-row>
        <table:table-row table:style-name="Table8.1">
          <table:table-cell table:style-name="Table8.A2" office:value-type="string">
            <text:p text:style-name="P12"><text:span text:style-name="T3">—</text:span></text:p>
          </table:table-cell>
          <table:table-cell table:style-name="Table8.A2" office:value-type="string">
            <text:p text:style-name="P12"><text:span text:style-name="T3">86–90</text:span></text:p>
          </table:table-cell>
          <table:table-cell table:style-name="Table8.A2" office:value-type="string">
            <text:p text:style-name="P12"><text:span text:style-name="T3">21–40</text:span></text:p>
          </table:table-cell>
          <table:table-cell table:style-name="Table8.A2" office:value-type="string">
            <text:p text:style-name="P3"><text:span text:style-name="T4">Spined shield</text:span></text:p>
          </table:table-cell>
          <table:table-cell table:style-name="Table8.A2" office:value-type="string">
            <text:p text:style-name="P14"><text:span text:style-name="T3">5,580 gp</text:span></text:p>
          </table:table-cell>
        </table:table-row>
        <table:table-row table:style-name="Table8.1">
          <table:table-cell table:style-name="Table8.A2" office:value-type="string">
            <text:p text:style-name="P12"><text:span text:style-name="T3">—</text:span></text:p>
          </table:table-cell>
          <table:table-cell table:style-name="Table8.A2" office:value-type="string">
            <text:p text:style-name="P12"><text:span text:style-name="T3">91–95</text:span></text:p>
          </table:table-cell>
          <table:table-cell table:style-name="Table8.A2" office:value-type="string">
            <text:p text:style-name="P12"><text:span text:style-name="T3">41–60</text:span></text:p>
          </table:table-cell>
          <table:table-cell table:style-name="Table8.A2" office:value-type="string">
            <text:p text:style-name="P3"><text:span text:style-name="T4">Lion’s shield</text:span></text:p>
          </table:table-cell>
          <table:table-cell table:style-name="Table8.A2" office:value-type="string">
            <text:p text:style-name="P14"><text:span text:style-name="T3">9,170 gp</text:span></text:p>
          </table:table-cell>
        </table:table-row>
        <table:table-row table:style-name="Table8.1">
          <table:table-cell table:style-name="Table8.A2" office:value-type="string">
            <text:p text:style-name="P12"><text:span text:style-name="T3">—</text:span></text:p>
          </table:table-cell>
          <table:table-cell table:style-name="Table8.A2" office:value-type="string">
            <text:p text:style-name="P12"><text:span text:style-name="T3">96–100</text:span></text:p>
          </table:table-cell>
          <table:table-cell table:style-name="Table8.A2" office:value-type="string">
            <text:p text:style-name="P12"><text:span text:style-name="T3">61–90</text:span></text:p>
          </table:table-cell>
          <table:table-cell table:style-name="Table8.A2" office:value-type="string">
            <text:p text:style-name="P3"><text:span text:style-name="T4">Winged shield</text:span></text:p>
          </table:table-cell>
          <table:table-cell table:style-name="Table8.A2" office:value-type="string">
            <text:p text:style-name="P14"><text:span text:style-name="T3">17,257 gp</text:span></text:p>
          </table:table-cell>
        </table:table-row>
        <table:table-row table:style-name="Table8.1">
          <table:table-cell table:style-name="Table8.A10" office:value-type="string">
            <text:p text:style-name="P13"><text:span text:style-name="T3">—</text:span></text:p>
          </table:table-cell>
          <table:table-cell table:style-name="Table8.A10" office:value-type="string">
            <text:p text:style-name="P13"><text:span text:style-name="T3">—</text:span></text:p>
          </table:table-cell>
          <table:table-cell table:style-name="Table8.A10" office:value-type="string">
            <text:p text:style-name="P13"><text:span text:style-name="T3">91–100</text:span></text:p>
          </table:table-cell>
          <table:table-cell table:style-name="Table8.A10" office:value-type="string">
            <text:p text:style-name="P4"><text:span text:style-name="T4">Absorbing shield</text:span></text:p>
          </table:table-cell>
          <table:table-cell table:style-name="Table8.A10" office:value-type="string">
            <text:p text:style-name="P15"><text:span text:style-name="T3">50,170 gp</text:span></text:p>
          </table:table-cell>
        </table:table-row>
      </table:table>
      <text:p text:style-name="P9"/>
      <text:p text:style-name="P3"><text:span text:style-name="T13">Specific Shields</text:span></text:p>
      <text:p text:style-name="P3"><text:span text:style-name="T8">The following specific shields usually are preconstructed with exactly the qualities described here.</text:span></text:p>
      <text:p text:style-name="P3"><text:span text:style-name="T9">Absorbing Shield:</text:span><text:span text:style-name="T8"> This </text:span><text:span text:style-name="T10">+1 heavy steel shield </text:span><text:span text:style-name="T8">is flat black and seems to absorb light. Once every two days, on command, it can </text:span><text:span text:style-name="T10">disintegrate </text:span><text:span text:style-name="T8">an object that it touches, as the spell but requiring a melee touch attack.</text:span></text:p>
      <text:p text:style-name="P3"><text:span text:style-name="T8">Strong transmutation</text:span><text:span text:style-name="T10">; </text:span><text:span text:style-name="T8">CL 17th; Craft Magic Arms and Armor, </text:span><text:span text:style-name="T10">disintegrate; </text:span><text:span text:style-name="T8">Price 50,170 gp; Cost 25,170 gp + 2,000 XP.</text:span></text:p>
      <text:p text:style-name="P3"><text:span text:style-name="T9">Caster’s Shield:</text:span><text:span text:style-name="T8"> This </text:span><text:span text:style-name="T10">+1 light wooden shield </text:span><text:span text:style-name="T8">has a small leather strip on the back on which a spellcaster can scribe a single spell as on a scroll. A spell so scribed has only half the base raw material cost. Experience point and component costs remain the same. The strip cannot accommodate spells of higher than 3rd level. The strip is reusable.</text:span></text:p>
      <text:p text:style-name="P3"><text:span text:style-name="T8">A random </text:span><text:span text:style-name="T10">caster ’s shield </text:span><text:span text:style-name="T8">has a 50% chance of having a single medium scroll spell on it. The spell is divine (01–80 on d%) or arcane (81–100).</text:span></text:p>
      <text:p text:style-name="P3"><text:span text:style-name="T8">A </text:span><text:span text:style-name="T10">caster’s shield </text:span><text:span text:style-name="T8">has a 5% arcane spell failure chance.</text:span></text:p>
      <text:p text:style-name="P3"><text:span text:style-name="T8">Moderate abjuration</text:span><text:span text:style-name="T10">; </text:span><text:span text:style-name="T8">CL 6th; Craft Magic Arms and Armor, Scribe Scroll, creator must be at least 6th level; Price 3,153 gp (plus the value of the scroll spell if one is currently scribed); Cost 1,653 gp + 120 XP.</text:span></text:p>
      <text:p text:style-name="P3"><text:span text:style-name="T9">Darkwood Buckler: </text:span><text:span text:style-name="T8">This nonmagical light wooden shield is made out of darkwood. It has no enhancement bonus, but its construction material makes it lighter than a normal wooden shield. It weighs 2-1/2 pounds and has no armor check penalty.</text:span></text:p>
      <text:p text:style-name="P3"><text:span text:style-name="T8">No aura (nonmagical); Price 205 gp.</text:span></text:p>
      <text:p text:style-name="P3"><text:span text:style-name="T9">Darkwood Shield:</text:span><text:span text:style-name="T8"> This nonmagical heavy wooden shield is made out of darkwood. It has no enhancement bonus, but its construction material makes it lighter than a normal wooden shield.</text:span></text:p>
      <text:p text:style-name="P3"><text:span text:style-name="T8">It weighs 5 pounds and has no armor check penalty.</text:span></text:p>
      <text:p text:style-name="P3"><text:span text:style-name="T8">No aura (nonmagical); Price 257 gp.</text:span></text:p>
      <text:p text:style-name="P3"><text:span text:style-name="T9">Lion’s Shield:</text:span><text:span text:style-name="T8"> This </text:span><text:span text:style-name="T10">+2 heavy steel shield </text:span><text:span text:style-name="T8">is fashioned to appear to be a roaring lion’s head. Three times per day as a free action, the lion’s head can be commanded to attack (independently of the shield wearer), biting with the wielder’s base attack bonus (including multiple attacks, if the wielder has them) and dealing 2d6 points of damage. This attack is in addition to any actions performed by the wielder.</text:span></text:p>
      <text:p text:style-name="P3"><text:span text:style-name="T8">Moderate conjuration</text:span><text:span text:style-name="T10">; </text:span><text:span text:style-name="T8">CL 10th; Craft Magic Arms and Armor, </text:span><text:span text:style-name="T10">summon nature’s ally IV; </text:span><text:span text:style-name="T8">Price 9,170 gp; Cost 4,670 gp + 360 XP.</text:span></text:p>
      <text:p text:style-name="P3"><text:span text:style-name="T9">Mithral Heavy Shield:</text:span><text:span text:style-name="T8"> This heavy shield is made of mithral and thus is much lighter than a standard steel shield. It has a 5% arcane spell failure chance and no armor check penalty. It weighs 5 pounds.</text:span></text:p>
      <text:p text:style-name="P3"><text:span text:style-name="T8">No aura (nonmagical); Price 1,020 gp.</text:span></text:p>
      <text:p text:style-name="P3"><text:span text:style-name="T9">Spined Shield: </text:span><text:span text:style-name="T8">This </text:span><text:span text:style-name="T10">+1 heavy steel shield </text:span><text:span text:style-name="T8">is covered in spines. It acts as a normal spiked shield. On command up to three times per day, the shield’s wearer can fire one of the shield’s spines. A fired spine has a +1 enhancement bonus, a range increment of 120 feet, and deals 1d10 points of damage (19–20/x2). Fired spines regenerate each day.</text:span></text:p>
      <text:p text:style-name="P3"><text:span text:style-name="T8">Moderate evocation</text:span><text:span text:style-name="T10">; </text:span><text:span text:style-name="T8">CL 6th; Craft Magic Arms and Armor, </text:span><text:span text:style-name="T10">magic missile; </text:span><text:span text:style-name="T8">Price 5,580 gp; Cost 2,740 gp + 223 XP.</text:span></text:p>
      <text:p text:style-name="P3"><text:span text:style-name="T9">Winged Shield:</text:span><text:span text:style-name="T8"> This round heavy wooden shield has a +3 enhancement bonus. Small, feathered wings encircle the shield.</text:span></text:p>
      <text:p text:style-name="P3"><text:span text:style-name="T8">Once per day it can be commanded to </text:span><text:span text:style-name="T10">fly </text:span><text:span text:style-name="T8">(as the spell), carrying the wielder. The shield can carry up to 133 pounds and move at 60 feet per round, or up to 266 pounds and move at 40 feet per round.</text:span></text:p>
      <text:p text:style-name="P3"><text:span text:style-name="T8">Faint transmutation</text:span><text:span text:style-name="T10">; </text:span><text:span text:style-name="T8">CL 5th; Craft Magic Arms and Armor, </text:span><text:span text:style-name="T10">fly; </text:span><text:span text:style-name="T8">Price 17,257 gp; Cost 8,628 gp and 5 sp + 690 XP.</text:span></text:p>
      <text:p text:style-name="P5"/>
      <text:p text:style-name="P3"><text:span text:style-name="T7">WEAPONS</text:span></text:p>
      <text:p text:style-name="P3"><text:span text:style-name="T8">Magic weapons have enhancement bonuses ranging from +1 to +5. They apply these bonuses to both attack and damage rolls when used in combat. All magic weapons are also masterwork weapons, but their masterwork bonus on attack rolls does not stack with their enhancement bonus on attack rolls.</text:span></text:p>
      <text:p text:style-name="P3"><text:span text:style-name="T8">Weapons come in two basic categories: melee and ranged. Some of the weapons listed as melee weapons can also be used as ranged weapons. In this case, their enhancement bonus applies to either type of attack.</text:span></text:p>
      <text:p text:style-name="P3"><text:span text:style-name="T8">In addition to an enhancement bonus, weapons may have special abilities. Special abilities count as additional bonuses for determining the market value of the item, but do not modify attack or damage bonuses (except where specifically noted). A single weapon cannot have a modified bonus (enhancement bonus plus special ability bonus equivalents) higher than +10. A weapon with a special ability must have at least a +1 enhancement bonus.</text:span></text:p>
      <text:p text:style-name="P3"><text:span text:style-name="T8">A weapon or a kind of ammunition may be made of an unusual material. Roll d%: 01–95 indicates that the item is of a standard sort, and 96–100 indicates that it is made of a special material.</text:span></text:p>
      <text:p text:style-name="P3"><text:span text:style-name="T9">Caster Level for Weapons: </text:span><text:span text:style-name="T8">The caster level of a weapon with a special ability is given in the item description. For an item with only an enhancement bonus and no other abilities, the caster level is three times the enhancement bonus. If an item has both an enhancement bonus and a special ability, the higher of the two caster level requirements must be met.</text:span></text:p>
      <text:p text:style-name="P3"><text:span text:style-name="T9">Additional Damage Dice:</text:span><text:span text:style-name="T8"> Some magic weapons deal additional dice of damage. Unlike other modifiers to damage, additional dice of damage are not multiplied when the attacker scores a critical hit.</text:span></text:p>
      <text:p text:style-name="P3"><text:span text:style-name="T9">Ranged Weapons and Ammunition:</text:span><text:span text:style-name="T8"> The enhancement bonus from a ranged weapon does not stack with the enhancement bonus from ammunition. Only the higher of the two enhancement bonuses applies.</text:span></text:p>
      <text:p text:style-name="P3"><text:soft-page-break/><text:span text:style-name="T8">Ammunition fired from a projectile weapon with an enhancement bonus of +1 or higher is treated as a magic weapon for the purpose of overcoming damage reduction. Similarly, ammunition fired from a projectile weapon with an alignment gains the alignment of that projectile weapon (in addition to any alignment it may already have).</text:span></text:p>
      <text:p text:style-name="P3"><text:span text:style-name="T9">Magic Ammunition and Breakage:</text:span><text:span text:style-name="T8"> When a magic arrow, crossbow bolt, or sling bullet misses its target, there is a 50% chance it breaks or otherwise is rendered useless. A magic arrow, bolt, or bullet that hits is destroyed.</text:span></text:p>
      <text:p text:style-name="P3"><text:span text:style-name="T9">Light Generation:</text:span><text:span text:style-name="T8"> Fully 30% of magic weapons shed light equivalent to a </text:span><text:span text:style-name="T10">light </text:span><text:span text:style-name="T8">spell (bright light in a 20-foot radius, shadowy light in a 40-foot radius). These glowing weapons are quite obviously magical. Such a weapon can’t be concealed when drawn, nor can its light be shut off. Some of the specific weapons detailed below always or never glow, as defined in their descriptions.</text:span></text:p>
      <text:p text:style-name="P3"><text:span text:style-name="T9">Hardness and Hit Points:</text:span><text:span text:style-name="T8"> An attacker cannot damage a magic weapon that has an enhancement bonus unless his own weapon has at least as high an enhancement bonus as the weapon or shield struck. Each +1 of enhancement bonus also adds 1 to the weapon’s or shield’s hardness and hit points.</text:span></text:p>
      <text:p text:style-name="P3"><text:span text:style-name="T9">Activation:</text:span><text:span text:style-name="T8"> Usually a character benefits from a magic weapon in the same way a character benefits from a mundane weapon—by attacking with it. If a weapon has a special ability that the user needs to activate then the user usually needs to utter a command word (a standard action).</text:span></text:p>
      <text:p text:style-name="P3"><text:span text:style-name="T9">Magic Weapons and Critical Hits:</text:span><text:span text:style-name="T8"> Some weapon qualities and some specific weapons have an extra effect on a critical hit. This special effect functions against creatures not subject to critical hits, such as undead, elementals, and constructs. When fighting against such creatures, roll for critical hits as you would against humanoids or any other creature subject to critical hits. On a successful critical roll, apply the special effect, but do not multiply the weapon’s regular damage. </text:span></text:p>
      <text:p text:style-name="P9"/>
      <table:table table:name="Table9" table:style-name="Table9">
        <table:table-column table:style-name="Table9.A"/>
        <table:table-column table:style-name="Table9.B"/>
        <table:table-column table:style-name="Table9.A"/>
        <table:table-column table:style-name="Table9.D"/>
        <table:table-column table:style-name="Table9.E"/>
        <table:table-row table:style-name="Table9.1">
          <table:table-cell table:style-name="Table9.A1" table:number-columns-spanned="5" office:value-type="string">
            <text:p text:style-name="P4"><text:span text:style-name="T5">Table: Weapons</text:span></text:p>
          </table:table-cell>
          <table:covered-table-cell/>
          <table:covered-table-cell/>
          <table:covered-table-cell/>
          <table:covered-table-cell/>
        </table:table-row>
        <table:table-row table:style-name="Table9.1">
          <table:table-cell table:style-name="Table9.A2" office:value-type="string">
            <text:p text:style-name="P13"><text:span text:style-name="T5">Minor</text:span></text:p>
          </table:table-cell>
          <table:table-cell table:style-name="Table9.A2" office:value-type="string">
            <text:p text:style-name="P13"><text:span text:style-name="T5">Medium</text:span></text:p>
          </table:table-cell>
          <table:table-cell table:style-name="Table9.A2" office:value-type="string">
            <text:p text:style-name="P13"><text:span text:style-name="T5">Major</text:span></text:p>
          </table:table-cell>
          <table:table-cell table:style-name="Table9.A2" office:value-type="string">
            <text:p text:style-name="P4"><text:span text:style-name="T5">Weapon Bonus</text:span></text:p>
          </table:table-cell>
          <table:table-cell table:style-name="Table9.A2" office:value-type="string">
            <text:p text:style-name="P15"><text:span text:style-name="T5">Base Price</text:span><text:span text:style-name="T15">1</text:span></text:p>
          </table:table-cell>
        </table:table-row>
        <table:table-row table:style-name="Table9.1">
          <table:table-cell table:style-name="Table9.A2" office:value-type="string">
            <text:p text:style-name="P12"><text:span text:style-name="T3">01–70</text:span></text:p>
          </table:table-cell>
          <table:table-cell table:style-name="Table9.A2" office:value-type="string">
            <text:p text:style-name="P12"><text:span text:style-name="T3">01–10</text:span></text:p>
          </table:table-cell>
          <table:table-cell table:style-name="Table9.A2" office:value-type="string">
            <text:p text:style-name="P12"><text:span text:style-name="T3">—</text:span></text:p>
          </table:table-cell>
          <table:table-cell table:style-name="Table9.A2" office:value-type="string">
            <text:p text:style-name="P3"><text:span text:style-name="T3">+1</text:span></text:p>
          </table:table-cell>
          <table:table-cell table:style-name="Table9.A2" office:value-type="string">
            <text:p text:style-name="P14"><text:span text:style-name="T3">2,000 gp</text:span></text:p>
          </table:table-cell>
        </table:table-row>
        <table:table-row table:style-name="Table9.1">
          <table:table-cell table:style-name="Table9.A2" office:value-type="string">
            <text:p text:style-name="P12"><text:span text:style-name="T3">71–85</text:span></text:p>
          </table:table-cell>
          <table:table-cell table:style-name="Table9.A2" office:value-type="string">
            <text:p text:style-name="P12"><text:span text:style-name="T3">11–29</text:span></text:p>
          </table:table-cell>
          <table:table-cell table:style-name="Table9.A2" office:value-type="string">
            <text:p text:style-name="P12"><text:span text:style-name="T3">—</text:span></text:p>
          </table:table-cell>
          <table:table-cell table:style-name="Table9.A2" office:value-type="string">
            <text:p text:style-name="P3"><text:span text:style-name="T3">+2</text:span></text:p>
          </table:table-cell>
          <table:table-cell table:style-name="Table9.A2" office:value-type="string">
            <text:p text:style-name="P14"><text:span text:style-name="T3">8,000 gp</text:span></text:p>
          </table:table-cell>
        </table:table-row>
        <table:table-row table:style-name="Table9.1">
          <table:table-cell table:style-name="Table9.A2" office:value-type="string">
            <text:p text:style-name="P12"><text:span text:style-name="T3">—</text:span></text:p>
          </table:table-cell>
          <table:table-cell table:style-name="Table9.A2" office:value-type="string">
            <text:p text:style-name="P12"><text:span text:style-name="T3">30–58</text:span></text:p>
          </table:table-cell>
          <table:table-cell table:style-name="Table9.A2" office:value-type="string">
            <text:p text:style-name="P12"><text:span text:style-name="T3">01–20</text:span></text:p>
          </table:table-cell>
          <table:table-cell table:style-name="Table9.A2" office:value-type="string">
            <text:p text:style-name="P3"><text:span text:style-name="T3">+3</text:span></text:p>
          </table:table-cell>
          <table:table-cell table:style-name="Table9.A2" office:value-type="string">
            <text:p text:style-name="P14"><text:span text:style-name="T3">18,000 gp</text:span></text:p>
          </table:table-cell>
        </table:table-row>
        <table:table-row table:style-name="Table9.1">
          <table:table-cell table:style-name="Table9.A2" office:value-type="string">
            <text:p text:style-name="P12"><text:span text:style-name="T3">—</text:span></text:p>
          </table:table-cell>
          <table:table-cell table:style-name="Table9.A2" office:value-type="string">
            <text:p text:style-name="P12"><text:span text:style-name="T3">59–62</text:span></text:p>
          </table:table-cell>
          <table:table-cell table:style-name="Table9.A2" office:value-type="string">
            <text:p text:style-name="P12"><text:span text:style-name="T3">21–38</text:span></text:p>
          </table:table-cell>
          <table:table-cell table:style-name="Table9.A2" office:value-type="string">
            <text:p text:style-name="P3"><text:span text:style-name="T3">+4</text:span></text:p>
          </table:table-cell>
          <table:table-cell table:style-name="Table9.A2" office:value-type="string">
            <text:p text:style-name="P14"><text:span text:style-name="T3">32,000 gp</text:span></text:p>
          </table:table-cell>
        </table:table-row>
        <table:table-row table:style-name="Table9.1">
          <table:table-cell table:style-name="Table9.A2" office:value-type="string">
            <text:p text:style-name="P12"><text:span text:style-name="T3">—</text:span></text:p>
          </table:table-cell>
          <table:table-cell table:style-name="Table9.A2" office:value-type="string">
            <text:p text:style-name="P12"><text:span text:style-name="T3">—</text:span></text:p>
          </table:table-cell>
          <table:table-cell table:style-name="Table9.A2" office:value-type="string">
            <text:p text:style-name="P12"><text:span text:style-name="T3">39–49</text:span></text:p>
          </table:table-cell>
          <table:table-cell table:style-name="Table9.A2" office:value-type="string">
            <text:p text:style-name="P3"><text:span text:style-name="T3">+5</text:span></text:p>
          </table:table-cell>
          <table:table-cell table:style-name="Table9.A2" office:value-type="string">
            <text:p text:style-name="P14"><text:span text:style-name="T3">50,000 gp</text:span></text:p>
          </table:table-cell>
        </table:table-row>
        <table:table-row table:style-name="Table9.1">
          <table:table-cell table:style-name="Table9.A2" office:value-type="string">
            <text:p text:style-name="P12"><text:span text:style-name="T3">—</text:span></text:p>
          </table:table-cell>
          <table:table-cell table:style-name="Table9.A2" office:value-type="string">
            <text:p text:style-name="P12"><text:span text:style-name="T3">—</text:span></text:p>
          </table:table-cell>
          <table:table-cell table:style-name="Table9.A2" office:value-type="string">
            <text:p text:style-name="P12"><text:span text:style-name="T3">—</text:span></text:p>
          </table:table-cell>
          <table:table-cell table:style-name="Table9.A2" office:value-type="string">
            <text:p text:style-name="P3"><text:span text:style-name="T3">+6</text:span><text:span text:style-name="T15">2</text:span></text:p>
          </table:table-cell>
          <table:table-cell table:style-name="Table9.A2" office:value-type="string">
            <text:p text:style-name="P14"><text:span text:style-name="T3">72,000 gp</text:span></text:p>
          </table:table-cell>
        </table:table-row>
        <table:table-row table:style-name="Table9.1">
          <table:table-cell table:style-name="Table9.A2" office:value-type="string">
            <text:p text:style-name="P12"><text:span text:style-name="T3">—</text:span></text:p>
          </table:table-cell>
          <table:table-cell table:style-name="Table9.A2" office:value-type="string">
            <text:p text:style-name="P12"><text:span text:style-name="T3">—</text:span></text:p>
          </table:table-cell>
          <table:table-cell table:style-name="Table9.A2" office:value-type="string">
            <text:p text:style-name="P12"><text:span text:style-name="T3">—</text:span></text:p>
          </table:table-cell>
          <table:table-cell table:style-name="Table9.A2" office:value-type="string">
            <text:p text:style-name="P3"><text:span text:style-name="T3">+7</text:span><text:span text:style-name="T15">2</text:span></text:p>
          </table:table-cell>
          <table:table-cell table:style-name="Table9.A2" office:value-type="string">
            <text:p text:style-name="P14"><text:span text:style-name="T3">98,000 gp</text:span></text:p>
          </table:table-cell>
        </table:table-row>
        <table:table-row table:style-name="Table9.1">
          <table:table-cell table:style-name="Table9.A2" office:value-type="string">
            <text:p text:style-name="P12"><text:span text:style-name="T3">—</text:span></text:p>
          </table:table-cell>
          <table:table-cell table:style-name="Table9.A2" office:value-type="string">
            <text:p text:style-name="P12"><text:span text:style-name="T3">—</text:span></text:p>
          </table:table-cell>
          <table:table-cell table:style-name="Table9.A2" office:value-type="string">
            <text:p text:style-name="P12"><text:span text:style-name="T3">—</text:span></text:p>
          </table:table-cell>
          <table:table-cell table:style-name="Table9.A2" office:value-type="string">
            <text:p text:style-name="P3"><text:span text:style-name="T3">+8</text:span><text:span text:style-name="T15">2</text:span></text:p>
          </table:table-cell>
          <table:table-cell table:style-name="Table9.A2" office:value-type="string">
            <text:p text:style-name="P14"><text:span text:style-name="T3">128,000 gp</text:span></text:p>
          </table:table-cell>
        </table:table-row>
        <table:table-row table:style-name="Table9.1">
          <table:table-cell table:style-name="Table9.A2" office:value-type="string">
            <text:p text:style-name="P12"><text:span text:style-name="T3">—</text:span></text:p>
          </table:table-cell>
          <table:table-cell table:style-name="Table9.A2" office:value-type="string">
            <text:p text:style-name="P12"><text:span text:style-name="T3">—</text:span></text:p>
          </table:table-cell>
          <table:table-cell table:style-name="Table9.A2" office:value-type="string">
            <text:p text:style-name="P12"><text:span text:style-name="T3">—</text:span></text:p>
          </table:table-cell>
          <table:table-cell table:style-name="Table9.A2" office:value-type="string">
            <text:p text:style-name="P3"><text:span text:style-name="T3">+9</text:span><text:span text:style-name="T15">2</text:span></text:p>
          </table:table-cell>
          <table:table-cell table:style-name="Table9.A2" office:value-type="string">
            <text:p text:style-name="P14"><text:span text:style-name="T3">162,000 gp</text:span></text:p>
          </table:table-cell>
        </table:table-row>
        <table:table-row table:style-name="Table9.1">
          <table:table-cell table:style-name="Table9.A2" office:value-type="string">
            <text:p text:style-name="P12"><text:span text:style-name="T3">—</text:span></text:p>
          </table:table-cell>
          <table:table-cell table:style-name="Table9.A2" office:value-type="string">
            <text:p text:style-name="P12"><text:span text:style-name="T3">—</text:span></text:p>
          </table:table-cell>
          <table:table-cell table:style-name="Table9.A2" office:value-type="string">
            <text:p text:style-name="P12"><text:span text:style-name="T3">—</text:span></text:p>
          </table:table-cell>
          <table:table-cell table:style-name="Table9.A2" office:value-type="string">
            <text:p text:style-name="P3"><text:span text:style-name="T3">+10</text:span><text:span text:style-name="T15">2</text:span></text:p>
          </table:table-cell>
          <table:table-cell table:style-name="Table9.A2" office:value-type="string">
            <text:p text:style-name="P14"><text:span text:style-name="T3">200,000 gp</text:span></text:p>
          </table:table-cell>
        </table:table-row>
        <table:table-row table:style-name="Table9.1">
          <table:table-cell table:style-name="Table9.A2" office:value-type="string">
            <text:p text:style-name="P12"><text:span text:style-name="T3">86–90</text:span></text:p>
          </table:table-cell>
          <table:table-cell table:style-name="Table9.A2" office:value-type="string">
            <text:p text:style-name="P12"><text:span text:style-name="T3">63–68</text:span></text:p>
          </table:table-cell>
          <table:table-cell table:style-name="Table9.A2" office:value-type="string">
            <text:p text:style-name="P12"><text:span text:style-name="T3">50–63</text:span></text:p>
          </table:table-cell>
          <table:table-cell table:style-name="Table9.A2" office:value-type="string">
            <text:p text:style-name="P3"><text:span text:style-name="T3">Specific weapon</text:span><text:span text:style-name="T15">3</text:span></text:p>
          </table:table-cell>
          <table:table-cell table:style-name="Table9.A2" office:value-type="string">
            <text:p text:style-name="P14"><text:span text:style-name="T3">—</text:span></text:p>
          </table:table-cell>
        </table:table-row>
        <table:table-row table:style-name="Table9.1">
          <table:table-cell table:style-name="Table9.A2" office:value-type="string">
            <text:p text:style-name="P12"><text:span text:style-name="T3">91–100</text:span></text:p>
          </table:table-cell>
          <table:table-cell table:style-name="Table9.A2" office:value-type="string">
            <text:p text:style-name="P12"><text:span text:style-name="T3">69–100</text:span></text:p>
          </table:table-cell>
          <table:table-cell table:style-name="Table9.A2" office:value-type="string">
            <text:p text:style-name="P12"><text:span text:style-name="T3">64–100</text:span></text:p>
          </table:table-cell>
          <table:table-cell table:style-name="Table9.A2" office:value-type="string">
            <text:p text:style-name="P3"><text:span text:style-name="T3">Special ability and roll again</text:span><text:span text:style-name="T15">4</text:span></text:p>
          </table:table-cell>
          <table:table-cell table:style-name="Table9.A2" office:value-type="string">
            <text:p text:style-name="P14"><text:span text:style-name="T3">—</text:span></text:p>
          </table:table-cell>
        </table:table-row>
        <table:table-row table:style-name="Table9.1">
          <table:table-cell table:style-name="Table9.A2" table:number-columns-spanned="5" office:value-type="string">
            <text:p text:style-name="P4"><text:span text:style-name="T3">1 This price is for 50 arrows, crossbow bolts, or sling bullets.</text:span></text:p>
          </table:table-cell>
          <table:covered-table-cell/>
          <table:covered-table-cell/>
          <table:covered-table-cell/>
          <table:covered-table-cell/>
        </table:table-row>
        <table:table-row table:style-name="Table9.1">
          <table:table-cell table:style-name="Table9.A2" table:number-columns-spanned="5" office:value-type="string">
            <text:p text:style-name="P3"><text:span text:style-name="T3">2 A weapon can’t actually have a bonus higher than +5. Use these lines to determine price when special abilities are added in.</text:span></text:p>
          </table:table-cell>
          <table:covered-table-cell/>
          <table:covered-table-cell/>
          <table:covered-table-cell/>
          <table:covered-table-cell/>
        </table:table-row>
        <table:table-row table:style-name="Table9.1">
          <table:table-cell table:style-name="Table9.A2" table:number-columns-spanned="5" office:value-type="string">
            <text:p text:style-name="P3"><text:span text:style-name="T3">3 See Table: Specific Weapons.</text:span></text:p>
          </table:table-cell>
          <table:covered-table-cell/>
          <table:covered-table-cell/>
          <table:covered-table-cell/>
          <table:covered-table-cell/>
        </table:table-row>
        <table:table-row table:style-name="Table9.1">
          <table:table-cell table:style-name="Table9.A18" table:number-columns-spanned="5" office:value-type="string">
            <text:p text:style-name="P4"><text:span text:style-name="T3">4 See Table: Melee Weapon Special Abilities for melee weapons or Table: Ranged Weapon Special Abilities for ranged weapons.</text:span></text:p>
          </table:table-cell>
          <table:covered-table-cell/>
          <table:covered-table-cell/>
          <table:covered-table-cell/>
          <table:covered-table-cell/>
        </table:table-row>
      </table:table>
      <text:p text:style-name="P9"/>
      <table:table table:name="Table10" table:style-name="Table10">
        <table:table-column table:style-name="Table10.A"/>
        <table:table-column table:style-name="Table10.B"/>
        <table:table-row table:style-name="Table10.1">
          <table:table-cell table:style-name="Table10.A1" table:number-columns-spanned="2" office:value-type="string">
            <text:p text:style-name="P4"><text:span text:style-name="T5">Table: Weapon Type Determination</text:span></text:p>
          </table:table-cell>
          <table:covered-table-cell/>
        </table:table-row>
        <table:table-row table:style-name="Table10.1">
          <table:table-cell table:style-name="Table10.A2" office:value-type="string">
            <text:p text:style-name="P13"><text:span text:style-name="T5">d%</text:span></text:p>
          </table:table-cell>
          <table:table-cell table:style-name="Table10.A2" office:value-type="string">
            <text:p text:style-name="P4"><text:span text:style-name="T5">Weapon Type</text:span></text:p>
          </table:table-cell>
        </table:table-row>
        <table:table-row table:style-name="Table10.1">
          <table:table-cell table:style-name="Table10.A2" office:value-type="string">
            <text:p text:style-name="P12"><text:span text:style-name="T3">01–70</text:span></text:p>
          </table:table-cell>
          <table:table-cell table:style-name="Table10.A2" office:value-type="string">
            <text:p text:style-name="P3"><text:span text:style-name="T3">Common melee weapon</text:span></text:p>
          </table:table-cell>
        </table:table-row>
        <table:table-row table:style-name="Table10.1">
          <table:table-cell table:style-name="Table10.A2" office:value-type="string">
            <text:p text:style-name="P12"><text:span text:style-name="T3">71–80</text:span></text:p>
          </table:table-cell>
          <table:table-cell table:style-name="Table10.A2" office:value-type="string">
            <text:p text:style-name="P3"><text:span text:style-name="T3">Uncommon weapon</text:span></text:p>
          </table:table-cell>
        </table:table-row>
        <table:table-row table:style-name="Table10.1">
          <table:table-cell table:style-name="Table10.A5" office:value-type="string">
            <text:p text:style-name="P13"><text:span text:style-name="T3">81–100</text:span></text:p>
          </table:table-cell>
          <table:table-cell table:style-name="Table10.A5" office:value-type="string">
            <text:p text:style-name="P4"><text:span text:style-name="T3">Common ranged weapon</text:span></text:p>
          </table:table-cell>
        </table:table-row>
      </table:table>
      <text:p text:style-name="P9"/>
      <table:table table:name="Table11" table:style-name="Table11">
        <table:table-column table:style-name="Table11.A"/>
        <table:table-column table:style-name="Table11.B"/>
        <table:table-column table:style-name="Table11.C"/>
        <table:table-row table:style-name="Table11.1">
          <table:table-cell table:style-name="Table11.A1" table:number-columns-spanned="3" office:value-type="string">
            <text:p text:style-name="P4"><text:span text:style-name="T5">Table: Common Melee Weapons</text:span></text:p>
          </table:table-cell>
          <table:covered-table-cell/>
          <table:covered-table-cell/>
        </table:table-row>
        <table:table-row table:style-name="Table11.1">
          <table:table-cell table:style-name="Table11.A2" office:value-type="string">
            <text:p text:style-name="P13"><text:span text:style-name="T5">d%</text:span></text:p>
          </table:table-cell>
          <table:table-cell table:style-name="Table11.A2" office:value-type="string">
            <text:p text:style-name="P4"><text:span text:style-name="T5">Weapon</text:span></text:p>
          </table:table-cell>
          <table:table-cell table:style-name="Table11.A2" office:value-type="string">
            <text:p text:style-name="P15"><text:span text:style-name="T5">Weapon Cost</text:span><text:span text:style-name="T15">1</text:span></text:p>
          </table:table-cell>
        </table:table-row>
        <table:table-row table:style-name="Table11.1">
          <table:table-cell table:style-name="Table11.A2" office:value-type="string">
            <text:p text:style-name="P12"><text:span text:style-name="T3">01–04</text:span></text:p>
          </table:table-cell>
          <table:table-cell table:style-name="Table11.A2" office:value-type="string">
            <text:p text:style-name="P3"><text:span text:style-name="T3">Dagger</text:span></text:p>
          </table:table-cell>
          <table:table-cell table:style-name="Table11.A2" office:value-type="string">
            <text:p text:style-name="P14"><text:span text:style-name="T3">+302 gp</text:span></text:p>
          </table:table-cell>
        </table:table-row>
        <table:table-row table:style-name="Table11.1">
          <table:table-cell table:style-name="Table11.A2" office:value-type="string">
            <text:p text:style-name="P12"><text:span text:style-name="T3">05–14</text:span></text:p>
          </table:table-cell>
          <table:table-cell table:style-name="Table11.A2" office:value-type="string">
            <text:p text:style-name="P3"><text:span text:style-name="T3">Greataxe</text:span></text:p>
          </table:table-cell>
          <table:table-cell table:style-name="Table11.A2" office:value-type="string">
            <text:p text:style-name="P14"><text:span text:style-name="T3">+320 gp</text:span></text:p>
          </table:table-cell>
        </table:table-row>
        <table:table-row table:style-name="Table11.1">
          <table:table-cell table:style-name="Table11.A2" office:value-type="string">
            <text:p text:style-name="P12"><text:span text:style-name="T3">15–24</text:span></text:p>
          </table:table-cell>
          <table:table-cell table:style-name="Table11.A2" office:value-type="string">
            <text:p text:style-name="P3"><text:span text:style-name="T3">Greatsword</text:span></text:p>
          </table:table-cell>
          <table:table-cell table:style-name="Table11.A2" office:value-type="string">
            <text:p text:style-name="P14"><text:span text:style-name="T3">+350 gp</text:span></text:p>
          </table:table-cell>
        </table:table-row>
        <table:table-row table:style-name="Table11.1">
          <table:table-cell table:style-name="Table11.A2" office:value-type="string">
            <text:p text:style-name="P12"><text:span text:style-name="T3">25–28</text:span></text:p>
          </table:table-cell>
          <table:table-cell table:style-name="Table11.A2" office:value-type="string">
            <text:p text:style-name="P3"><text:span text:style-name="T3">Kama</text:span></text:p>
          </table:table-cell>
          <table:table-cell table:style-name="Table11.A2" office:value-type="string">
            <text:p text:style-name="P14"><text:span text:style-name="T3">+302 gp</text:span></text:p>
          </table:table-cell>
        </table:table-row>
        <table:table-row table:style-name="Table11.1">
          <table:table-cell table:style-name="Table11.A2" office:value-type="string">
            <text:p text:style-name="P12"><text:span text:style-name="T3">29–41</text:span></text:p>
          </table:table-cell>
          <table:table-cell table:style-name="Table11.A2" office:value-type="string">
            <text:p text:style-name="P3"><text:span text:style-name="T3">Longsword</text:span></text:p>
          </table:table-cell>
          <table:table-cell table:style-name="Table11.A2" office:value-type="string">
            <text:p text:style-name="P14"><text:span text:style-name="T3">+315 gp</text:span></text:p>
          </table:table-cell>
        </table:table-row>
        <table:table-row table:style-name="Table11.1">
          <table:table-cell table:style-name="Table11.A2" office:value-type="string">
            <text:p text:style-name="P12"><text:span text:style-name="T3">42–45</text:span></text:p>
          </table:table-cell>
          <table:table-cell table:style-name="Table11.A2" office:value-type="string">
            <text:p text:style-name="P3"><text:span text:style-name="T3">Mace, light</text:span></text:p>
          </table:table-cell>
          <table:table-cell table:style-name="Table11.A2" office:value-type="string">
            <text:p text:style-name="P14"><text:span text:style-name="T3">+305 gp</text:span></text:p>
          </table:table-cell>
        </table:table-row>
        <table:table-row table:style-name="Table11.1">
          <table:table-cell table:style-name="Table11.A2" office:value-type="string">
            <text:p text:style-name="P12"><text:span text:style-name="T3">46–50</text:span></text:p>
          </table:table-cell>
          <table:table-cell table:style-name="Table11.A2" office:value-type="string">
            <text:p text:style-name="P3"><text:span text:style-name="T3">Mace, heavy</text:span></text:p>
          </table:table-cell>
          <table:table-cell table:style-name="Table11.A2" office:value-type="string">
            <text:p text:style-name="P14"><text:span text:style-name="T3">+312 gp</text:span></text:p>
          </table:table-cell>
        </table:table-row>
        <table:table-row table:style-name="Table11.1">
          <table:table-cell table:style-name="Table11.A2" office:value-type="string">
            <text:p text:style-name="P12"><text:span text:style-name="T3">51–54</text:span></text:p>
          </table:table-cell>
          <table:table-cell table:style-name="Table11.A2" office:value-type="string">
            <text:p text:style-name="P3"><text:span text:style-name="T3">Nunchaku</text:span></text:p>
          </table:table-cell>
          <table:table-cell table:style-name="Table11.A2" office:value-type="string">
            <text:p text:style-name="P14"><text:span text:style-name="T3">+302 gp</text:span></text:p>
          </table:table-cell>
        </table:table-row>
        <text:soft-page-break/>
        <table:table-row table:style-name="Table11.1">
          <table:table-cell table:style-name="Table11.A2" office:value-type="string">
            <text:p text:style-name="P12"><text:span text:style-name="T3">55–57</text:span></text:p>
          </table:table-cell>
          <table:table-cell table:style-name="Table11.A2" office:value-type="string">
            <text:p text:style-name="P3"><text:span text:style-name="T3">Quarterstaff</text:span><text:span text:style-name="T15">2</text:span></text:p>
          </table:table-cell>
          <table:table-cell table:style-name="Table11.A2" office:value-type="string">
            <text:p text:style-name="P14"><text:span text:style-name="T3">+600 gp</text:span></text:p>
          </table:table-cell>
        </table:table-row>
        <table:table-row table:style-name="Table11.1">
          <table:table-cell table:style-name="Table11.A2" office:value-type="string">
            <text:p text:style-name="P12"><text:span text:style-name="T3">58–61</text:span></text:p>
          </table:table-cell>
          <table:table-cell table:style-name="Table11.A2" office:value-type="string">
            <text:p text:style-name="P3"><text:span text:style-name="T3">Rapier</text:span></text:p>
          </table:table-cell>
          <table:table-cell table:style-name="Table11.A2" office:value-type="string">
            <text:p text:style-name="P14"><text:span text:style-name="T3">+320 gp</text:span></text:p>
          </table:table-cell>
        </table:table-row>
        <table:table-row table:style-name="Table11.1">
          <table:table-cell table:style-name="Table11.A2" office:value-type="string">
            <text:p text:style-name="P12"><text:span text:style-name="T3">62–66</text:span></text:p>
          </table:table-cell>
          <table:table-cell table:style-name="Table11.A2" office:value-type="string">
            <text:p text:style-name="P3"><text:span text:style-name="T3">Scimitar</text:span></text:p>
          </table:table-cell>
          <table:table-cell table:style-name="Table11.A2" office:value-type="string">
            <text:p text:style-name="P14"><text:span text:style-name="T3">+315 gp</text:span></text:p>
          </table:table-cell>
        </table:table-row>
        <table:table-row table:style-name="Table11.1">
          <table:table-cell table:style-name="Table11.A2" office:value-type="string">
            <text:p text:style-name="P12"><text:span text:style-name="T3">67–70</text:span></text:p>
          </table:table-cell>
          <table:table-cell table:style-name="Table11.A2" office:value-type="string">
            <text:p text:style-name="P3"><text:span text:style-name="T3">Shortspear</text:span></text:p>
          </table:table-cell>
          <table:table-cell table:style-name="Table11.A2" office:value-type="string">
            <text:p text:style-name="P14"><text:span text:style-name="T3">+302 gp</text:span></text:p>
          </table:table-cell>
        </table:table-row>
        <table:table-row table:style-name="Table11.1">
          <table:table-cell table:style-name="Table11.A2" office:value-type="string">
            <text:p text:style-name="P12"><text:span text:style-name="T3">71–74</text:span></text:p>
          </table:table-cell>
          <table:table-cell table:style-name="Table11.A2" office:value-type="string">
            <text:p text:style-name="P3"><text:span text:style-name="T3">Siangham</text:span></text:p>
          </table:table-cell>
          <table:table-cell table:style-name="Table11.A2" office:value-type="string">
            <text:p text:style-name="P14"><text:span text:style-name="T3">+303 gp</text:span></text:p>
          </table:table-cell>
        </table:table-row>
        <table:table-row table:style-name="Table11.1">
          <table:table-cell table:style-name="Table11.A2" office:value-type="string">
            <text:p text:style-name="P12"><text:span text:style-name="T3">75–84</text:span></text:p>
          </table:table-cell>
          <table:table-cell table:style-name="Table11.A2" office:value-type="string">
            <text:p text:style-name="P3"><text:span text:style-name="T3">Sword, bastard</text:span></text:p>
          </table:table-cell>
          <table:table-cell table:style-name="Table11.A2" office:value-type="string">
            <text:p text:style-name="P14"><text:span text:style-name="T3">+335 gp</text:span></text:p>
          </table:table-cell>
        </table:table-row>
        <table:table-row table:style-name="Table11.1">
          <table:table-cell table:style-name="Table11.A2" office:value-type="string">
            <text:p text:style-name="P12"><text:span text:style-name="T3">85–89</text:span></text:p>
          </table:table-cell>
          <table:table-cell table:style-name="Table11.A2" office:value-type="string">
            <text:p text:style-name="P3"><text:span text:style-name="T3">Sword, short</text:span></text:p>
          </table:table-cell>
          <table:table-cell table:style-name="Table11.A2" office:value-type="string">
            <text:p text:style-name="P14"><text:span text:style-name="T3">+310 gp</text:span></text:p>
          </table:table-cell>
        </table:table-row>
        <table:table-row table:style-name="Table11.1">
          <table:table-cell table:style-name="Table11.A2" office:value-type="string">
            <text:p text:style-name="P12"><text:span text:style-name="T3">90–100</text:span></text:p>
          </table:table-cell>
          <table:table-cell table:style-name="Table11.A2" office:value-type="string">
            <text:p text:style-name="P3"><text:span text:style-name="T3">Waraxe, dwarven</text:span></text:p>
          </table:table-cell>
          <table:table-cell table:style-name="Table11.A2" office:value-type="string">
            <text:p text:style-name="P14"><text:span text:style-name="T3">+330 gp</text:span></text:p>
          </table:table-cell>
        </table:table-row>
        <table:table-row table:style-name="Table11.1">
          <table:table-cell table:style-name="Table11.A2" table:number-columns-spanned="3" office:value-type="string">
            <text:p text:style-name="P4"><text:span text:style-name="T3">1 Add to enhancement bonus on Table: Weapons to determine total market price.</text:span></text:p>
          </table:table-cell>
          <table:covered-table-cell/>
          <table:covered-table-cell/>
        </table:table-row>
        <table:table-row table:style-name="Table11.1">
          <table:table-cell table:style-name="Table11.A20" table:number-columns-spanned="3" office:value-type="string">
            <text:p text:style-name="P4"><text:span text:style-name="T3">2 Masterwork double weapons incur double the masterwork cost to account for each head (+300 gp masterwork cost per head for a total of +600 gp). Double weapons have separate magical bonuses for their different heads. If randomly determined, the second head of a double weapon has the same enhancement bonus as the main head (01–50 on d%), doubling the cost of the bonus, or its enhancement bonus is one less (51–100 on d%) and it has no special abilities. All magic weapons are masterwork weapons.</text:span></text:p>
          </table:table-cell>
          <table:covered-table-cell/>
          <table:covered-table-cell/>
        </table:table-row>
      </table:table>
      <text:p text:style-name="P9"/>
      <table:table table:name="Table12" table:style-name="Table12">
        <table:table-column table:style-name="Table12.A"/>
        <table:table-column table:style-name="Table12.B"/>
        <table:table-column table:style-name="Table12.C"/>
        <table:table-row table:style-name="Table12.1">
          <table:table-cell table:style-name="Table12.A1" table:number-columns-spanned="3" office:value-type="string">
            <text:p text:style-name="P4"><text:span text:style-name="T5">Table: Uncommon Weapons</text:span></text:p>
          </table:table-cell>
          <table:covered-table-cell/>
          <table:covered-table-cell/>
        </table:table-row>
        <table:table-row table:style-name="Table12.1">
          <table:table-cell table:style-name="Table12.A2" office:value-type="string">
            <text:p text:style-name="P13"><text:span text:style-name="T5">d%</text:span></text:p>
          </table:table-cell>
          <table:table-cell table:style-name="Table12.A2" office:value-type="string">
            <text:p text:style-name="P4"><text:span text:style-name="T5">Weapon</text:span></text:p>
          </table:table-cell>
          <table:table-cell table:style-name="Table12.A2" office:value-type="string">
            <text:p text:style-name="P15"><text:span text:style-name="T5">Weapon Cost</text:span><text:span text:style-name="T15">1</text:span></text:p>
          </table:table-cell>
        </table:table-row>
        <table:table-row table:style-name="Table12.1">
          <table:table-cell table:style-name="Table12.A2" office:value-type="string">
            <text:p text:style-name="P12"><text:span text:style-name="T3">01–03</text:span></text:p>
          </table:table-cell>
          <table:table-cell table:style-name="Table12.A2" office:value-type="string">
            <text:p text:style-name="P3"><text:span text:style-name="T3">Axe, orc double</text:span><text:span text:style-name="T15">2</text:span></text:p>
          </table:table-cell>
          <table:table-cell table:style-name="Table12.A2" office:value-type="string">
            <text:p text:style-name="P14"><text:span text:style-name="T3">+660 gp</text:span></text:p>
          </table:table-cell>
        </table:table-row>
        <table:table-row table:style-name="Table12.1">
          <table:table-cell table:style-name="Table12.A2" office:value-type="string">
            <text:p text:style-name="P12"><text:span text:style-name="T3">04–07</text:span></text:p>
          </table:table-cell>
          <table:table-cell table:style-name="Table12.A2" office:value-type="string">
            <text:p text:style-name="P3"><text:span text:style-name="T3">Battleaxe</text:span></text:p>
          </table:table-cell>
          <table:table-cell table:style-name="Table12.A2" office:value-type="string">
            <text:p text:style-name="P14"><text:span text:style-name="T3">+310 gp</text:span></text:p>
          </table:table-cell>
        </table:table-row>
        <table:table-row table:style-name="Table12.1">
          <table:table-cell table:style-name="Table12.A2" office:value-type="string">
            <text:p text:style-name="P12"><text:span text:style-name="T3">08–10</text:span></text:p>
          </table:table-cell>
          <table:table-cell table:style-name="Table12.A2" office:value-type="string">
            <text:p text:style-name="P3"><text:span text:style-name="T3">Chain, spiked</text:span></text:p>
          </table:table-cell>
          <table:table-cell table:style-name="Table12.A2" office:value-type="string">
            <text:p text:style-name="P14"><text:span text:style-name="T3">+325 gp</text:span></text:p>
          </table:table-cell>
        </table:table-row>
        <table:table-row table:style-name="Table12.1">
          <table:table-cell table:style-name="Table12.A2" office:value-type="string">
            <text:p text:style-name="P12"><text:span text:style-name="T3">11–12</text:span></text:p>
          </table:table-cell>
          <table:table-cell table:style-name="Table12.A2" office:value-type="string">
            <text:p text:style-name="P3"><text:span text:style-name="T3">Club</text:span></text:p>
          </table:table-cell>
          <table:table-cell table:style-name="Table12.A2" office:value-type="string">
            <text:p text:style-name="P14"><text:span text:style-name="T3">+300 gp</text:span></text:p>
          </table:table-cell>
        </table:table-row>
        <table:table-row table:style-name="Table12.1">
          <table:table-cell table:style-name="Table12.A2" office:value-type="string">
            <text:p text:style-name="P12"><text:span text:style-name="T3">13–16</text:span></text:p>
          </table:table-cell>
          <table:table-cell table:style-name="Table12.A2" office:value-type="string">
            <text:p text:style-name="P3"><text:span text:style-name="T3">Crossbow, hand</text:span></text:p>
          </table:table-cell>
          <table:table-cell table:style-name="Table12.A2" office:value-type="string">
            <text:p text:style-name="P14"><text:span text:style-name="T3">+400 gp</text:span></text:p>
          </table:table-cell>
        </table:table-row>
        <table:table-row table:style-name="Table12.1">
          <table:table-cell table:style-name="Table12.A2" office:value-type="string">
            <text:p text:style-name="P12"><text:span text:style-name="T3">17–19</text:span></text:p>
          </table:table-cell>
          <table:table-cell table:style-name="Table12.A2" office:value-type="string">
            <text:p text:style-name="P3"><text:span text:style-name="T3">Crossbow, repeating</text:span></text:p>
          </table:table-cell>
          <table:table-cell table:style-name="Table12.A2" office:value-type="string">
            <text:p text:style-name="P14"><text:span text:style-name="T3">+550 gp</text:span></text:p>
          </table:table-cell>
        </table:table-row>
        <table:table-row table:style-name="Table12.1">
          <table:table-cell table:style-name="Table12.A2" office:value-type="string">
            <text:p text:style-name="P12"><text:span text:style-name="T3">20–21</text:span></text:p>
          </table:table-cell>
          <table:table-cell table:style-name="Table12.A2" office:value-type="string">
            <text:p text:style-name="P3"><text:span text:style-name="T3">Dagger, punching</text:span></text:p>
          </table:table-cell>
          <table:table-cell table:style-name="Table12.A2" office:value-type="string">
            <text:p text:style-name="P14"><text:span text:style-name="T3">+302 gp</text:span></text:p>
          </table:table-cell>
        </table:table-row>
        <table:table-row table:style-name="Table12.1">
          <table:table-cell table:style-name="Table12.A2" office:value-type="string">
            <text:p text:style-name="P12"><text:span text:style-name="T3">22–23</text:span></text:p>
          </table:table-cell>
          <table:table-cell table:style-name="Table12.A2" office:value-type="string">
            <text:p text:style-name="P3"><text:span text:style-name="T3">Falchion</text:span></text:p>
          </table:table-cell>
          <table:table-cell table:style-name="Table12.A2" office:value-type="string">
            <text:p text:style-name="P14"><text:span text:style-name="T3">+375 gp</text:span></text:p>
          </table:table-cell>
        </table:table-row>
        <text:soft-page-break/>
        <table:table-row table:style-name="Table12.1">
          <table:table-cell table:style-name="Table12.A2" office:value-type="string">
            <text:p text:style-name="P12"><text:span text:style-name="T3">24–26</text:span></text:p>
          </table:table-cell>
          <table:table-cell table:style-name="Table12.A2" office:value-type="string">
            <text:p text:style-name="P3"><text:span text:style-name="T3">Flail, dire</text:span><text:span text:style-name="T15">2</text:span></text:p>
          </table:table-cell>
          <table:table-cell table:style-name="Table12.A2" office:value-type="string">
            <text:p text:style-name="P14"><text:span text:style-name="T3">+690 gp</text:span></text:p>
          </table:table-cell>
        </table:table-row>
        <table:table-row table:style-name="Table12.1">
          <table:table-cell table:style-name="Table12.A2" office:value-type="string">
            <text:p text:style-name="P12"><text:span text:style-name="T3">27–31</text:span></text:p>
          </table:table-cell>
          <table:table-cell table:style-name="Table12.A2" office:value-type="string">
            <text:p text:style-name="P3"><text:span text:style-name="T3">Flail, heavy</text:span></text:p>
          </table:table-cell>
          <table:table-cell table:style-name="Table12.A2" office:value-type="string">
            <text:p text:style-name="P14"><text:span text:style-name="T3">+315 gp</text:span></text:p>
          </table:table-cell>
        </table:table-row>
        <table:table-row table:style-name="Table12.1">
          <table:table-cell table:style-name="Table12.A2" office:value-type="string">
            <text:p text:style-name="P12"><text:span text:style-name="T3">32–35</text:span></text:p>
          </table:table-cell>
          <table:table-cell table:style-name="Table12.A2" office:value-type="string">
            <text:p text:style-name="P3"><text:span text:style-name="T3">Flail, light</text:span></text:p>
          </table:table-cell>
          <table:table-cell table:style-name="Table12.A2" office:value-type="string">
            <text:p text:style-name="P14"><text:span text:style-name="T3">+308 gp</text:span></text:p>
          </table:table-cell>
        </table:table-row>
        <table:table-row table:style-name="Table12.1">
          <table:table-cell table:style-name="Table12.A2" office:value-type="string">
            <text:p text:style-name="P12"><text:span text:style-name="T3">36–37</text:span></text:p>
          </table:table-cell>
          <table:table-cell table:style-name="Table12.A2" office:value-type="string">
            <text:p text:style-name="P3"><text:span text:style-name="T3">Gauntlet</text:span></text:p>
          </table:table-cell>
          <table:table-cell table:style-name="Table12.A2" office:value-type="string">
            <text:p text:style-name="P14"><text:span text:style-name="T3">+302 gp</text:span></text:p>
          </table:table-cell>
        </table:table-row>
        <table:table-row table:style-name="Table12.1">
          <table:table-cell table:style-name="Table12.A2" office:value-type="string">
            <text:p text:style-name="P12"><text:span text:style-name="T3">38–39</text:span></text:p>
          </table:table-cell>
          <table:table-cell table:style-name="Table12.A2" office:value-type="string">
            <text:p text:style-name="P3"><text:span text:style-name="T3">Gauntlet, spiked</text:span></text:p>
          </table:table-cell>
          <table:table-cell table:style-name="Table12.A2" office:value-type="string">
            <text:p text:style-name="P14"><text:span text:style-name="T3">+305 gp</text:span></text:p>
          </table:table-cell>
        </table:table-row>
        <table:table-row table:style-name="Table12.1">
          <table:table-cell table:style-name="Table12.A2" office:value-type="string">
            <text:p text:style-name="P12"><text:span text:style-name="T3">40–41</text:span></text:p>
          </table:table-cell>
          <table:table-cell table:style-name="Table12.A2" office:value-type="string">
            <text:p text:style-name="P3"><text:span text:style-name="T3">Glaive</text:span></text:p>
          </table:table-cell>
          <table:table-cell table:style-name="Table12.A2" office:value-type="string">
            <text:p text:style-name="P14"><text:span text:style-name="T3">+308 gp</text:span></text:p>
          </table:table-cell>
        </table:table-row>
        <table:table-row table:style-name="Table12.1">
          <table:table-cell table:style-name="Table12.A2" office:value-type="string">
            <text:p text:style-name="P12"><text:span text:style-name="T3">42–43</text:span></text:p>
          </table:table-cell>
          <table:table-cell table:style-name="Table12.A2" office:value-type="string">
            <text:p text:style-name="P3"><text:span text:style-name="T3">Greatclub</text:span></text:p>
          </table:table-cell>
          <table:table-cell table:style-name="Table12.A2" office:value-type="string">
            <text:p text:style-name="P14"><text:span text:style-name="T3">+305 gp</text:span></text:p>
          </table:table-cell>
        </table:table-row>
        <table:table-row table:style-name="Table12.1">
          <table:table-cell table:style-name="Table12.A2" office:value-type="string">
            <text:p text:style-name="P12"><text:span text:style-name="T3">44–45</text:span></text:p>
          </table:table-cell>
          <table:table-cell table:style-name="Table12.A2" office:value-type="string">
            <text:p text:style-name="P3"><text:span text:style-name="T3">Guisarme</text:span></text:p>
          </table:table-cell>
          <table:table-cell table:style-name="Table12.A2" office:value-type="string">
            <text:p text:style-name="P14"><text:span text:style-name="T3">+309 gp</text:span></text:p>
          </table:table-cell>
        </table:table-row>
        <table:table-row table:style-name="Table12.1">
          <table:table-cell table:style-name="Table12.A2" office:value-type="string">
            <text:p text:style-name="P12"><text:span text:style-name="T3">46–48</text:span></text:p>
          </table:table-cell>
          <table:table-cell table:style-name="Table12.A2" office:value-type="string">
            <text:p text:style-name="P3"><text:span text:style-name="T3">Halberd</text:span></text:p>
          </table:table-cell>
          <table:table-cell table:style-name="Table12.A2" office:value-type="string">
            <text:p text:style-name="P14"><text:span text:style-name="T3">+310 gp</text:span></text:p>
          </table:table-cell>
        </table:table-row>
        <table:table-row table:style-name="Table12.1">
          <table:table-cell table:style-name="Table12.A2" office:value-type="string">
            <text:p text:style-name="P12"><text:span text:style-name="T3">49–51</text:span></text:p>
          </table:table-cell>
          <table:table-cell table:style-name="Table12.A2" office:value-type="string">
            <text:p text:style-name="P3"><text:span text:style-name="T3">Spear</text:span></text:p>
          </table:table-cell>
          <table:table-cell table:style-name="Table12.A2" office:value-type="string">
            <text:p text:style-name="P14"><text:span text:style-name="T3">+301 gp</text:span></text:p>
          </table:table-cell>
        </table:table-row>
        <text:soft-page-break/>
        <table:table-row table:style-name="Table12.1">
          <table:table-cell table:style-name="Table12.A2" office:value-type="string">
            <text:p text:style-name="P12"><text:span text:style-name="T3">52–54</text:span></text:p>
          </table:table-cell>
          <table:table-cell table:style-name="Table12.A2" office:value-type="string">
            <text:p text:style-name="P3"><text:span text:style-name="T3">Hammer, gnome hooked</text:span><text:span text:style-name="T15">2</text:span></text:p>
          </table:table-cell>
          <table:table-cell table:style-name="Table12.A2" office:value-type="string">
            <text:p text:style-name="P14"><text:span text:style-name="T3">+620 gp</text:span></text:p>
          </table:table-cell>
        </table:table-row>
        <table:table-row table:style-name="Table12.1">
          <table:table-cell table:style-name="Table12.A2" office:value-type="string">
            <text:p text:style-name="P12"><text:span text:style-name="T3">55–56</text:span></text:p>
          </table:table-cell>
          <table:table-cell table:style-name="Table12.A2" office:value-type="string">
            <text:p text:style-name="P3"><text:span text:style-name="T3">Hammer, light</text:span></text:p>
          </table:table-cell>
          <table:table-cell table:style-name="Table12.A2" office:value-type="string">
            <text:p text:style-name="P14"><text:span text:style-name="T3">+301 gp</text:span></text:p>
          </table:table-cell>
        </table:table-row>
        <table:table-row table:style-name="Table12.1">
          <table:table-cell table:style-name="Table12.A2" office:value-type="string">
            <text:p text:style-name="P12"><text:span text:style-name="T3">57–58</text:span></text:p>
          </table:table-cell>
          <table:table-cell table:style-name="Table12.A2" office:value-type="string">
            <text:p text:style-name="P3"><text:span text:style-name="T3">Handaxe</text:span></text:p>
          </table:table-cell>
          <table:table-cell table:style-name="Table12.A2" office:value-type="string">
            <text:p text:style-name="P14"><text:span text:style-name="T3">+306 gp</text:span></text:p>
          </table:table-cell>
        </table:table-row>
        <table:table-row table:style-name="Table12.1">
          <table:table-cell table:style-name="Table12.A2" office:value-type="string">
            <text:p text:style-name="P12"><text:span text:style-name="T3">59–61</text:span></text:p>
          </table:table-cell>
          <table:table-cell table:style-name="Table12.A2" office:value-type="string">
            <text:p text:style-name="P3"><text:span text:style-name="T3">Kukri</text:span></text:p>
          </table:table-cell>
          <table:table-cell table:style-name="Table12.A2" office:value-type="string">
            <text:p text:style-name="P14"><text:span text:style-name="T3">+308 gp</text:span></text:p>
          </table:table-cell>
        </table:table-row>
        <table:table-row table:style-name="Table12.1">
          <table:table-cell table:style-name="Table12.A2" office:value-type="string">
            <text:p text:style-name="P12"><text:span text:style-name="T3">62–64</text:span></text:p>
          </table:table-cell>
          <table:table-cell table:style-name="Table12.A2" office:value-type="string">
            <text:p text:style-name="P3"><text:span text:style-name="T3">Lance</text:span></text:p>
          </table:table-cell>
          <table:table-cell table:style-name="Table12.A2" office:value-type="string">
            <text:p text:style-name="P14"><text:span text:style-name="T3">+310 gp</text:span></text:p>
          </table:table-cell>
        </table:table-row>
        <table:table-row table:style-name="Table12.1">
          <table:table-cell table:style-name="Table12.A2" office:value-type="string">
            <text:p text:style-name="P12"><text:span text:style-name="T3">65–67</text:span></text:p>
          </table:table-cell>
          <table:table-cell table:style-name="Table12.A2" office:value-type="string">
            <text:p text:style-name="P3"><text:span text:style-name="T3">Longspear</text:span></text:p>
          </table:table-cell>
          <table:table-cell table:style-name="Table12.A2" office:value-type="string">
            <text:p text:style-name="P14"><text:span text:style-name="T3">+305 gp</text:span></text:p>
          </table:table-cell>
        </table:table-row>
        <table:table-row table:style-name="Table12.1">
          <table:table-cell table:style-name="Table12.A2" office:value-type="string">
            <text:p text:style-name="P12"><text:span text:style-name="T3">68–70</text:span></text:p>
          </table:table-cell>
          <table:table-cell table:style-name="Table12.A2" office:value-type="string">
            <text:p text:style-name="P3"><text:span text:style-name="T3">Morningstar</text:span></text:p>
          </table:table-cell>
          <table:table-cell table:style-name="Table12.A2" office:value-type="string">
            <text:p text:style-name="P14"><text:span text:style-name="T3">+308 gp</text:span></text:p>
          </table:table-cell>
        </table:table-row>
        <table:table-row table:style-name="Table12.1">
          <table:table-cell table:style-name="Table12.A2" office:value-type="string">
            <text:p text:style-name="P12"><text:span text:style-name="T3">71–72</text:span></text:p>
          </table:table-cell>
          <table:table-cell table:style-name="Table12.A2" office:value-type="string">
            <text:p text:style-name="P3"><text:span text:style-name="T3">Net</text:span></text:p>
          </table:table-cell>
          <table:table-cell table:style-name="Table12.A2" office:value-type="string">
            <text:p text:style-name="P14"><text:span text:style-name="T3">+320 gp</text:span></text:p>
          </table:table-cell>
        </table:table-row>
        <table:table-row table:style-name="Table12.1">
          <table:table-cell table:style-name="Table12.A2" office:value-type="string">
            <text:p text:style-name="P12"><text:span text:style-name="T3">73–74</text:span></text:p>
          </table:table-cell>
          <table:table-cell table:style-name="Table12.A2" office:value-type="string">
            <text:p text:style-name="P3"><text:span text:style-name="T3">Pick, heavy</text:span></text:p>
          </table:table-cell>
          <table:table-cell table:style-name="Table12.A2" office:value-type="string">
            <text:p text:style-name="P14"><text:span text:style-name="T3">+308 gp</text:span></text:p>
          </table:table-cell>
        </table:table-row>
        <table:table-row table:style-name="Table12.1">
          <table:table-cell table:style-name="Table12.A2" office:value-type="string">
            <text:p text:style-name="P12"><text:span text:style-name="T3">75–76</text:span></text:p>
          </table:table-cell>
          <table:table-cell table:style-name="Table12.A2" office:value-type="string">
            <text:p text:style-name="P3"><text:span text:style-name="T3">Pick, light</text:span></text:p>
          </table:table-cell>
          <table:table-cell table:style-name="Table12.A2" office:value-type="string">
            <text:p text:style-name="P14"><text:span text:style-name="T3">+304 gp</text:span></text:p>
          </table:table-cell>
        </table:table-row>
        <text:soft-page-break/>
        <table:table-row table:style-name="Table12.1">
          <table:table-cell table:style-name="Table12.A2" office:value-type="string">
            <text:p text:style-name="P12"><text:span text:style-name="T3">77–78</text:span></text:p>
          </table:table-cell>
          <table:table-cell table:style-name="Table12.A2" office:value-type="string">
            <text:p text:style-name="P3"><text:span text:style-name="T3">Ranseur</text:span></text:p>
          </table:table-cell>
          <table:table-cell table:style-name="Table12.A2" office:value-type="string">
            <text:p text:style-name="P14"><text:span text:style-name="T3">+310 gp</text:span></text:p>
          </table:table-cell>
        </table:table-row>
        <table:table-row table:style-name="Table12.1">
          <table:table-cell table:style-name="Table12.A2" office:value-type="string">
            <text:p text:style-name="P12"><text:span text:style-name="T3">79–80</text:span></text:p>
          </table:table-cell>
          <table:table-cell table:style-name="Table12.A2" office:value-type="string">
            <text:p text:style-name="P3"><text:span text:style-name="T3">Sap</text:span></text:p>
          </table:table-cell>
          <table:table-cell table:style-name="Table12.A2" office:value-type="string">
            <text:p text:style-name="P14"><text:span text:style-name="T3">+301 gp</text:span></text:p>
          </table:table-cell>
        </table:table-row>
        <table:table-row table:style-name="Table12.1">
          <table:table-cell table:style-name="Table12.A2" office:value-type="string">
            <text:p text:style-name="P12"><text:span text:style-name="T3">81–82</text:span></text:p>
          </table:table-cell>
          <table:table-cell table:style-name="Table12.A2" office:value-type="string">
            <text:p text:style-name="P3"><text:span text:style-name="T3">Scythe</text:span></text:p>
          </table:table-cell>
          <table:table-cell table:style-name="Table12.A2" office:value-type="string">
            <text:p text:style-name="P14"><text:span text:style-name="T3">+318 gp</text:span></text:p>
          </table:table-cell>
        </table:table-row>
        <table:table-row table:style-name="Table12.1">
          <table:table-cell table:style-name="Table12.A2" office:value-type="string">
            <text:p text:style-name="P12"><text:span text:style-name="T3">83–84</text:span></text:p>
          </table:table-cell>
          <table:table-cell table:style-name="Table12.A2" office:value-type="string">
            <text:p text:style-name="P3"><text:span text:style-name="T3">Shuriken</text:span></text:p>
          </table:table-cell>
          <table:table-cell table:style-name="Table12.A2" office:value-type="string">
            <text:p text:style-name="P14"><text:span text:style-name="T3">+301 gp</text:span></text:p>
          </table:table-cell>
        </table:table-row>
        <table:table-row table:style-name="Table12.1">
          <table:table-cell table:style-name="Table12.A2" office:value-type="string">
            <text:p text:style-name="P12"><text:span text:style-name="T3">85–86</text:span></text:p>
          </table:table-cell>
          <table:table-cell table:style-name="Table12.A2" office:value-type="string">
            <text:p text:style-name="P3"><text:span text:style-name="T3">Sickle</text:span></text:p>
          </table:table-cell>
          <table:table-cell table:style-name="Table12.A2" office:value-type="string">
            <text:p text:style-name="P14"><text:span text:style-name="T3">+306 gp</text:span></text:p>
          </table:table-cell>
        </table:table-row>
        <table:table-row table:style-name="Table12.1">
          <table:table-cell table:style-name="Table12.A2" office:value-type="string">
            <text:p text:style-name="P12"><text:span text:style-name="T3">87–89</text:span></text:p>
          </table:table-cell>
          <table:table-cell table:style-name="Table12.A2" office:value-type="string">
            <text:p text:style-name="P3"><text:span text:style-name="T3">Sword, two-bladed</text:span><text:span text:style-name="T15">2</text:span></text:p>
          </table:table-cell>
          <table:table-cell table:style-name="Table12.A2" office:value-type="string">
            <text:p text:style-name="P14"><text:span text:style-name="T3">+700 gp</text:span></text:p>
          </table:table-cell>
        </table:table-row>
        <table:table-row table:style-name="Table12.1">
          <table:table-cell table:style-name="Table12.A2" office:value-type="string">
            <text:p text:style-name="P12"><text:span text:style-name="T3">90–91</text:span></text:p>
          </table:table-cell>
          <table:table-cell table:style-name="Table12.A2" office:value-type="string">
            <text:p text:style-name="P3"><text:span text:style-name="T3">Trident</text:span></text:p>
          </table:table-cell>
          <table:table-cell table:style-name="Table12.A2" office:value-type="string">
            <text:p text:style-name="P14"><text:span text:style-name="T3">+315 gp</text:span></text:p>
          </table:table-cell>
        </table:table-row>
        <table:table-row table:style-name="Table12.1">
          <table:table-cell table:style-name="Table12.A2" office:value-type="string">
            <text:p text:style-name="P12"><text:span text:style-name="T3">92–94</text:span></text:p>
          </table:table-cell>
          <table:table-cell table:style-name="Table12.A2" office:value-type="string">
            <text:p text:style-name="P3"><text:span text:style-name="T3">Urgrosh, dwarven</text:span><text:span text:style-name="T15">2</text:span></text:p>
          </table:table-cell>
          <table:table-cell table:style-name="Table12.A2" office:value-type="string">
            <text:p text:style-name="P14"><text:span text:style-name="T3">+650 gp</text:span></text:p>
          </table:table-cell>
        </table:table-row>
        <table:table-row table:style-name="Table12.1">
          <table:table-cell table:style-name="Table12.A2" office:value-type="string">
            <text:p text:style-name="P12"><text:span text:style-name="T3">95–97</text:span></text:p>
          </table:table-cell>
          <table:table-cell table:style-name="Table12.A2" office:value-type="string">
            <text:p text:style-name="P3"><text:span text:style-name="T3">Warhammer</text:span></text:p>
          </table:table-cell>
          <table:table-cell table:style-name="Table12.A2" office:value-type="string">
            <text:p text:style-name="P14"><text:span text:style-name="T3">+312 gp</text:span></text:p>
          </table:table-cell>
        </table:table-row>
        <table:table-row table:style-name="Table12.1">
          <table:table-cell table:style-name="Table12.A2" office:value-type="string">
            <text:p text:style-name="P12"><text:span text:style-name="T3">98–100</text:span></text:p>
          </table:table-cell>
          <table:table-cell table:style-name="Table12.A2" office:value-type="string">
            <text:p text:style-name="P3"><text:span text:style-name="T3">Whip</text:span></text:p>
          </table:table-cell>
          <table:table-cell table:style-name="Table12.A2" office:value-type="string">
            <text:p text:style-name="P14"><text:span text:style-name="T3">+301 gp</text:span></text:p>
          </table:table-cell>
        </table:table-row>
        <text:soft-page-break/>
        <table:table-row table:style-name="Table12.1">
          <table:table-cell table:style-name="Table12.A2" table:number-columns-spanned="3" office:value-type="string">
            <text:p text:style-name="P4"><text:span text:style-name="T3">1 Add to enhancement bonus on Table: Weapons to determine total market price.</text:span></text:p>
          </table:table-cell>
          <table:covered-table-cell/>
          <table:covered-table-cell/>
        </table:table-row>
        <table:table-row table:style-name="Table12.1">
          <table:table-cell table:style-name="Table12.A42" table:number-columns-spanned="3" office:value-type="string">
            <text:p text:style-name="P4"><text:span text:style-name="T3">2 Masterwork double weapons incur double the masterwork cost to account for each head (+300 gp masterwork cost per head for a total of +600 gp). Double weapons have separate magical bonuses for their different heads. If randomly determined, the second head of a double weapon has the same enhancement bonus as the main head (01–50 on d%), doubling the cost of the bonus, or its enhancement bonus is one less (51–100) and it has no special abilities. All magic weapons are masterwork weapons.</text:span></text:p>
          </table:table-cell>
          <table:covered-table-cell/>
          <table:covered-table-cell/>
        </table:table-row>
      </table:table>
      <text:p text:style-name="P8"/>
      <table:table table:name="Table13" table:style-name="Table13">
        <table:table-column table:style-name="Table13.A"/>
        <table:table-column table:style-name="Table13.B"/>
        <table:table-column table:style-name="Table13.C"/>
        <table:table-column table:style-name="Table13.D"/>
        <table:table-row table:style-name="Table13.1">
          <table:table-cell table:style-name="Table13.A1" table:number-columns-spanned="4" office:value-type="string">
            <text:p text:style-name="P4"><text:span text:style-name="T5">Table: Common Ranged Weapons</text:span></text:p>
          </table:table-cell>
          <table:covered-table-cell/>
          <table:covered-table-cell/>
          <table:covered-table-cell/>
        </table:table-row>
        <table:table-row table:style-name="Table13.1">
          <table:table-cell table:style-name="Table13.A2" office:value-type="string">
            <text:p text:style-name="P13"><text:span text:style-name="T5">d%</text:span></text:p>
          </table:table-cell>
          <table:table-cell table:style-name="Table13.A2" table:number-columns-spanned="2" office:value-type="string">
            <text:p text:style-name="P4"><text:span text:style-name="T5">Weapon</text:span></text:p>
          </table:table-cell>
          <table:covered-table-cell/>
          <table:table-cell table:style-name="Table13.A2" office:value-type="string">
            <text:p text:style-name="P15"><text:span text:style-name="T5">Weapon Cost</text:span><text:span text:style-name="T15">1</text:span></text:p>
          </table:table-cell>
        </table:table-row>
        <table:table-row table:style-name="Table13.1">
          <table:table-cell table:style-name="Table13.A2" office:value-type="string">
            <text:p text:style-name="P12"><text:span text:style-name="T3">01–10</text:span></text:p>
          </table:table-cell>
          <table:table-cell table:style-name="Table13.A2" table:number-columns-spanned="2" office:value-type="string">
            <text:p text:style-name="P3"><text:span text:style-name="T3">Ammunition (roll again):</text:span></text:p>
          </table:table-cell>
          <table:covered-table-cell/>
          <table:table-cell table:style-name="Table13.A2" office:value-type="string">
            <text:p text:style-name="P16"/>
          </table:table-cell>
        </table:table-row>
        <table:table-row table:style-name="Table13.1">
          <table:table-cell table:style-name="Table13.A2" office:value-type="string">
            <text:p text:style-name="P18"/>
          </table:table-cell>
          <table:table-cell table:style-name="Table13.A2" office:value-type="string">
            <text:p text:style-name="P4"><text:span text:style-name="T3">01–50</text:span></text:p>
          </table:table-cell>
          <table:table-cell table:style-name="Table13.A2" office:value-type="string">
            <text:p text:style-name="P4"><text:span text:style-name="T3">Arrows (50)</text:span></text:p>
          </table:table-cell>
          <table:table-cell table:style-name="Table13.A2" office:value-type="string">
            <text:p text:style-name="P15"><text:span text:style-name="T3">+350 gp</text:span></text:p>
          </table:table-cell>
        </table:table-row>
        <table:table-row table:style-name="Table13.1">
          <table:table-cell table:style-name="Table13.A2" office:value-type="string">
            <text:p text:style-name="P17"/>
          </table:table-cell>
          <table:table-cell table:style-name="Table13.A2" office:value-type="string">
            <text:p text:style-name="P3"><text:span text:style-name="T3">51–80</text:span></text:p>
          </table:table-cell>
          <table:table-cell table:style-name="Table13.A2" office:value-type="string">
            <text:p text:style-name="P3"><text:span text:style-name="T3">Bolts, crossbow (50)</text:span></text:p>
          </table:table-cell>
          <table:table-cell table:style-name="Table13.A2" office:value-type="string">
            <text:p text:style-name="P14"><text:span text:style-name="T3">+350 gp</text:span></text:p>
          </table:table-cell>
        </table:table-row>
        <table:table-row table:style-name="Table13.1">
          <table:table-cell table:style-name="Table13.A2" office:value-type="string">
            <text:p text:style-name="P17"/>
          </table:table-cell>
          <table:table-cell table:style-name="Table13.A2" office:value-type="string">
            <text:p text:style-name="P3"><text:span text:style-name="T3">81–100</text:span></text:p>
          </table:table-cell>
          <table:table-cell table:style-name="Table13.A2" office:value-type="string">
            <text:p text:style-name="P3"><text:span text:style-name="T3">Bullets, sling (50)</text:span></text:p>
          </table:table-cell>
          <table:table-cell table:style-name="Table13.A2" office:value-type="string">
            <text:p text:style-name="P14"><text:span text:style-name="T3">+350 gp</text:span></text:p>
          </table:table-cell>
        </table:table-row>
        <table:table-row table:style-name="Table13.1">
          <table:table-cell table:style-name="Table13.A2" office:value-type="string">
            <text:p text:style-name="P13"><text:span text:style-name="T3">11–15</text:span></text:p>
          </table:table-cell>
          <table:table-cell table:style-name="Table13.A2" table:number-columns-spanned="2" office:value-type="string">
            <text:p text:style-name="P4"><text:span text:style-name="T3">Axe, throwing</text:span></text:p>
          </table:table-cell>
          <table:covered-table-cell/>
          <table:table-cell table:style-name="Table13.A2" office:value-type="string">
            <text:p text:style-name="P15"><text:span text:style-name="T3">+308 gp</text:span></text:p>
          </table:table-cell>
        </table:table-row>
        <table:table-row table:style-name="Table13.1">
          <table:table-cell table:style-name="Table13.A2" office:value-type="string">
            <text:p text:style-name="P12"><text:span text:style-name="T3">16–25</text:span></text:p>
          </table:table-cell>
          <table:table-cell table:style-name="Table13.A2" table:number-columns-spanned="2" office:value-type="string">
            <text:p text:style-name="P3"><text:span text:style-name="T3">Crossbow, heavy</text:span></text:p>
          </table:table-cell>
          <table:covered-table-cell/>
          <table:table-cell table:style-name="Table13.A2" office:value-type="string">
            <text:p text:style-name="P14"><text:span text:style-name="T3">+350 gp</text:span></text:p>
          </table:table-cell>
        </table:table-row>
        <table:table-row table:style-name="Table13.1">
          <table:table-cell table:style-name="Table13.A2" office:value-type="string">
            <text:p text:style-name="P12"><text:span text:style-name="T3">26–35</text:span></text:p>
          </table:table-cell>
          <table:table-cell table:style-name="Table13.A2" table:number-columns-spanned="2" office:value-type="string">
            <text:p text:style-name="P3"><text:span text:style-name="T3">Crossbow, light</text:span></text:p>
          </table:table-cell>
          <table:covered-table-cell/>
          <table:table-cell table:style-name="Table13.A2" office:value-type="string">
            <text:p text:style-name="P14"><text:span text:style-name="T3">+335 gp</text:span></text:p>
          </table:table-cell>
        </table:table-row>
        <table:table-row table:style-name="Table13.1">
          <table:table-cell table:style-name="Table13.A2" office:value-type="string">
            <text:p text:style-name="P12"><text:span text:style-name="T3">36–39</text:span></text:p>
          </table:table-cell>
          <table:table-cell table:style-name="Table13.A2" table:number-columns-spanned="2" office:value-type="string">
            <text:p text:style-name="P3"><text:span text:style-name="T3">Dart</text:span></text:p>
          </table:table-cell>
          <table:covered-table-cell/>
          <table:table-cell table:style-name="Table13.A2" office:value-type="string">
            <text:p text:style-name="P14"><text:span text:style-name="T3">+300 gp 5 sp</text:span></text:p>
          </table:table-cell>
        </table:table-row>
        <table:table-row table:style-name="Table13.1">
          <table:table-cell table:style-name="Table13.A2" office:value-type="string">
            <text:p text:style-name="P12"><text:span text:style-name="T3">40–41</text:span></text:p>
          </table:table-cell>
          <table:table-cell table:style-name="Table13.A2" table:number-columns-spanned="2" office:value-type="string">
            <text:p text:style-name="P3"><text:span text:style-name="T3">Javelin</text:span></text:p>
          </table:table-cell>
          <table:covered-table-cell/>
          <table:table-cell table:style-name="Table13.A2" office:value-type="string">
            <text:p text:style-name="P14"><text:span text:style-name="T3">+301 gp</text:span></text:p>
          </table:table-cell>
        </table:table-row>
        <table:table-row table:style-name="Table13.1">
          <table:table-cell table:style-name="Table13.A2" office:value-type="string">
            <text:p text:style-name="P12"><text:span text:style-name="T3">42–46</text:span></text:p>
          </table:table-cell>
          <table:table-cell table:style-name="Table13.A2" table:number-columns-spanned="2" office:value-type="string">
            <text:p text:style-name="P3"><text:span text:style-name="T3">Shortbow</text:span></text:p>
          </table:table-cell>
          <table:covered-table-cell/>
          <table:table-cell table:style-name="Table13.A2" office:value-type="string">
            <text:p text:style-name="P14"><text:span text:style-name="T3">+330 gp</text:span></text:p>
          </table:table-cell>
        </table:table-row>
        <table:table-row table:style-name="Table13.1">
          <table:table-cell table:style-name="Table13.A2" office:value-type="string">
            <text:p text:style-name="P12"><text:span text:style-name="T3">47–51</text:span></text:p>
          </table:table-cell>
          <table:table-cell table:style-name="Table13.A2" table:number-columns-spanned="2" office:value-type="string">
            <text:p text:style-name="P3"><text:span text:style-name="T3">Shortbow, composite (+0 Str bonus)</text:span></text:p>
          </table:table-cell>
          <table:covered-table-cell/>
          <table:table-cell table:style-name="Table13.A2" office:value-type="string">
            <text:p text:style-name="P14"><text:span text:style-name="T3">+375 gp</text:span></text:p>
          </table:table-cell>
        </table:table-row>
        <table:table-row table:style-name="Table13.1">
          <table:table-cell table:style-name="Table13.A2" office:value-type="string">
            <text:p text:style-name="P12"><text:span text:style-name="T3">52–56</text:span></text:p>
          </table:table-cell>
          <table:table-cell table:style-name="Table13.A2" table:number-columns-spanned="2" office:value-type="string">
            <text:p text:style-name="P3"><text:span text:style-name="T3">Shortbow, composite (+1 Str bonus)</text:span></text:p>
          </table:table-cell>
          <table:covered-table-cell/>
          <table:table-cell table:style-name="Table13.A2" office:value-type="string">
            <text:p text:style-name="P14"><text:span text:style-name="T3">+450 gp</text:span></text:p>
          </table:table-cell>
        </table:table-row>
        <table:table-row table:style-name="Table13.1">
          <table:table-cell table:style-name="Table13.A2" office:value-type="string">
            <text:p text:style-name="P12"><text:span text:style-name="T3">57–61</text:span></text:p>
          </table:table-cell>
          <table:table-cell table:style-name="Table13.A2" table:number-columns-spanned="2" office:value-type="string">
            <text:p text:style-name="P3"><text:span text:style-name="T3">Shortbow, composite (+2 Str bonus)</text:span></text:p>
          </table:table-cell>
          <table:covered-table-cell/>
          <table:table-cell table:style-name="Table13.A2" office:value-type="string">
            <text:p text:style-name="P14"><text:span text:style-name="T3">+525 gp</text:span></text:p>
          </table:table-cell>
        </table:table-row>
        <table:table-row table:style-name="Table13.1">
          <table:table-cell table:style-name="Table13.A2" office:value-type="string">
            <text:p text:style-name="P12"><text:span text:style-name="T3">62–65</text:span></text:p>
          </table:table-cell>
          <table:table-cell table:style-name="Table13.A2" table:number-columns-spanned="2" office:value-type="string">
            <text:p text:style-name="P3"><text:span text:style-name="T3">Sling</text:span></text:p>
          </table:table-cell>
          <table:covered-table-cell/>
          <table:table-cell table:style-name="Table13.A2" office:value-type="string">
            <text:p text:style-name="P14"><text:span text:style-name="T3">+300 gp</text:span></text:p>
          </table:table-cell>
        </table:table-row>
        <table:table-row table:style-name="Table13.1">
          <table:table-cell table:style-name="Table13.A2" office:value-type="string">
            <text:p text:style-name="P12"><text:span text:style-name="T3">66–75</text:span></text:p>
          </table:table-cell>
          <table:table-cell table:style-name="Table13.A2" table:number-columns-spanned="2" office:value-type="string">
            <text:p text:style-name="P3"><text:span text:style-name="T3">Longbow</text:span></text:p>
          </table:table-cell>
          <table:covered-table-cell/>
          <table:table-cell table:style-name="Table13.A2" office:value-type="string">
            <text:p text:style-name="P14"><text:span text:style-name="T3">+375 gp</text:span></text:p>
          </table:table-cell>
        </table:table-row>
        <table:table-row table:style-name="Table13.1">
          <table:table-cell table:style-name="Table13.A2" office:value-type="string">
            <text:p text:style-name="P12"><text:span text:style-name="T3">76–80</text:span></text:p>
          </table:table-cell>
          <table:table-cell table:style-name="Table13.A2" table:number-columns-spanned="2" office:value-type="string">
            <text:p text:style-name="P3"><text:span text:style-name="T3">Longbow, composite</text:span></text:p>
          </table:table-cell>
          <table:covered-table-cell/>
          <table:table-cell table:style-name="Table13.A2" office:value-type="string">
            <text:p text:style-name="P14"><text:span text:style-name="T3">+400 gp</text:span></text:p>
          </table:table-cell>
        </table:table-row>
        <table:table-row table:style-name="Table13.1">
          <table:table-cell table:style-name="Table13.A2" office:value-type="string">
            <text:p text:style-name="P12"><text:span text:style-name="T3">81–85</text:span></text:p>
          </table:table-cell>
          <table:table-cell table:style-name="Table13.A2" table:number-columns-spanned="2" office:value-type="string">
            <text:p text:style-name="P3"><text:span text:style-name="T3">Longbow, composite (+1 Str bonus)</text:span></text:p>
          </table:table-cell>
          <table:covered-table-cell/>
          <table:table-cell table:style-name="Table13.A2" office:value-type="string">
            <text:p text:style-name="P14"><text:span text:style-name="T3">+500 gp</text:span></text:p>
          </table:table-cell>
        </table:table-row>
        <table:table-row table:style-name="Table13.1">
          <table:table-cell table:style-name="Table13.A2" office:value-type="string">
            <text:p text:style-name="P12"><text:span text:style-name="T3">86–90</text:span></text:p>
          </table:table-cell>
          <table:table-cell table:style-name="Table13.A2" table:number-columns-spanned="2" office:value-type="string">
            <text:p text:style-name="P3"><text:span text:style-name="T3">Longbow, composite (+2 Str bonus)</text:span></text:p>
          </table:table-cell>
          <table:covered-table-cell/>
          <table:table-cell table:style-name="Table13.A2" office:value-type="string">
            <text:p text:style-name="P14"><text:span text:style-name="T3">+600 gp</text:span></text:p>
          </table:table-cell>
        </table:table-row>
        <table:table-row table:style-name="Table13.1">
          <table:table-cell table:style-name="Table13.A2" office:value-type="string">
            <text:p text:style-name="P12"><text:span text:style-name="T3">91–95</text:span></text:p>
          </table:table-cell>
          <table:table-cell table:style-name="Table13.A2" table:number-columns-spanned="2" office:value-type="string">
            <text:p text:style-name="P3"><text:span text:style-name="T3">Longbow, composite (+3 Str bonus)</text:span></text:p>
          </table:table-cell>
          <table:covered-table-cell/>
          <table:table-cell table:style-name="Table13.A2" office:value-type="string">
            <text:p text:style-name="P14"><text:span text:style-name="T3">+700 gp</text:span></text:p>
          </table:table-cell>
        </table:table-row>
        <table:table-row table:style-name="Table13.1">
          <table:table-cell table:style-name="Table13.A2" office:value-type="string">
            <text:p text:style-name="P12"><text:span text:style-name="T3">96–100</text:span></text:p>
          </table:table-cell>
          <table:table-cell table:style-name="Table13.A2" table:number-columns-spanned="2" office:value-type="string">
            <text:p text:style-name="P3"><text:span text:style-name="T3">Longbow, composite (+4 Str bonus)</text:span></text:p>
          </table:table-cell>
          <table:covered-table-cell/>
          <table:table-cell table:style-name="Table13.A2" office:value-type="string">
            <text:p text:style-name="P14"><text:span text:style-name="T3">+800 gp</text:span></text:p>
          </table:table-cell>
        </table:table-row>
        <table:table-row table:style-name="Table13.1">
          <table:table-cell table:style-name="Table13.A2" table:number-columns-spanned="4" office:value-type="string">
            <text:p text:style-name="P4"><text:span text:style-name="T3">1 Add to enhancement bonus on Table: Weapons to determine total market price.</text:span></text:p>
          </table:table-cell>
          <table:covered-table-cell/>
          <table:covered-table-cell/>
          <table:covered-table-cell/>
        </table:table-row>
        <table:table-row table:style-name="Table13.1">
          <table:table-cell table:style-name="Table13.A24" table:number-columns-spanned="4" office:value-type="string">
            <text:p text:style-name="P4"><text:span text:style-name="T3">All magic weapons are masterwork weapons.</text:span></text:p>
          </table:table-cell>
          <table:covered-table-cell/>
          <table:covered-table-cell/>
          <table:covered-table-cell/>
        </table:table-row>
      </table:table>
      <text:p text:style-name="P9"/>
      <table:table table:name="Table14" table:style-name="Table14">
        <table:table-column table:style-name="Table14.A"/>
        <table:table-column table:style-name="Table14.B"/>
        <table:table-column table:style-name="Table14.C"/>
        <table:table-column table:style-name="Table14.D"/>
        <table:table-column table:style-name="Table14.E"/>
        <table:table-row table:style-name="Table14.1">
          <table:table-cell table:style-name="Table14.A1" table:number-columns-spanned="5" office:value-type="string">
            <text:p text:style-name="P4"><text:span text:style-name="T5">Table: Melee Weapon Special Abilities</text:span></text:p>
          </table:table-cell>
          <table:covered-table-cell/>
          <table:covered-table-cell/>
          <table:covered-table-cell/>
          <table:covered-table-cell/>
        </table:table-row>
        <table:table-row table:style-name="Table14.1">
          <table:table-cell table:style-name="Table14.A2" office:value-type="string">
            <text:p text:style-name="P13"><text:span text:style-name="T5">Minor</text:span></text:p>
          </table:table-cell>
          <table:table-cell table:style-name="Table14.A2" office:value-type="string">
            <text:p text:style-name="P13"><text:span text:style-name="T5">Medium</text:span></text:p>
          </table:table-cell>
          <table:table-cell table:style-name="Table14.A2" office:value-type="string">
            <text:p text:style-name="P13"><text:span text:style-name="T5">Major</text:span></text:p>
          </table:table-cell>
          <table:table-cell table:style-name="Table14.A2" office:value-type="string">
            <text:p text:style-name="P4"><text:span text:style-name="T5">Special Ability</text:span></text:p>
          </table:table-cell>
          <table:table-cell table:style-name="Table14.A2" office:value-type="string">
            <text:p text:style-name="P15"><text:span text:style-name="T5">Base Price Modifier</text:span><text:span text:style-name="T15">1</text:span></text:p>
          </table:table-cell>
        </table:table-row>
        <table:table-row table:style-name="Table14.1">
          <table:table-cell table:style-name="Table14.A2" office:value-type="string">
            <text:p text:style-name="P12"><text:span text:style-name="T3">01–10</text:span></text:p>
          </table:table-cell>
          <table:table-cell table:style-name="Table14.A2" office:value-type="string">
            <text:p text:style-name="P12"><text:span text:style-name="T3">01–06</text:span></text:p>
          </table:table-cell>
          <table:table-cell table:style-name="Table14.A2" office:value-type="string">
            <text:p text:style-name="P12"><text:span text:style-name="T3">01–03</text:span></text:p>
          </table:table-cell>
          <table:table-cell table:style-name="Table14.A2" office:value-type="string">
            <text:p text:style-name="P3"><text:span text:style-name="T3">Bane</text:span></text:p>
          </table:table-cell>
          <table:table-cell table:style-name="Table14.A2" office:value-type="string">
            <text:p text:style-name="P14"><text:span text:style-name="T3">+1 bonus</text:span></text:p>
          </table:table-cell>
        </table:table-row>
        <table:table-row table:style-name="Table14.1">
          <table:table-cell table:style-name="Table14.A2" office:value-type="string">
            <text:p text:style-name="P12"><text:span text:style-name="T3">11–17</text:span></text:p>
          </table:table-cell>
          <table:table-cell table:style-name="Table14.A2" office:value-type="string">
            <text:p text:style-name="P12"><text:span text:style-name="T3">07–12</text:span></text:p>
          </table:table-cell>
          <table:table-cell table:style-name="Table14.A2" office:value-type="string">
            <text:p text:style-name="P12"><text:span text:style-name="T3">—</text:span></text:p>
          </table:table-cell>
          <table:table-cell table:style-name="Table14.A2" office:value-type="string">
            <text:p text:style-name="P3"><text:span text:style-name="T3">Defending</text:span></text:p>
          </table:table-cell>
          <table:table-cell table:style-name="Table14.A2" office:value-type="string">
            <text:p text:style-name="P14"><text:span text:style-name="T3">+1 bonus</text:span></text:p>
          </table:table-cell>
        </table:table-row>
        <table:table-row table:style-name="Table14.1">
          <table:table-cell table:style-name="Table14.A2" office:value-type="string">
            <text:p text:style-name="P12"><text:span text:style-name="T3">18–27</text:span></text:p>
          </table:table-cell>
          <table:table-cell table:style-name="Table14.A2" office:value-type="string">
            <text:p text:style-name="P12"><text:span text:style-name="T3">13–19</text:span></text:p>
          </table:table-cell>
          <table:table-cell table:style-name="Table14.A2" office:value-type="string">
            <text:p text:style-name="P12"><text:span text:style-name="T3">04–06</text:span></text:p>
          </table:table-cell>
          <table:table-cell table:style-name="Table14.A2" office:value-type="string">
            <text:p text:style-name="P3"><text:span text:style-name="T3">Flaming</text:span></text:p>
          </table:table-cell>
          <table:table-cell table:style-name="Table14.A2" office:value-type="string">
            <text:p text:style-name="P14"><text:span text:style-name="T3">+1 bonus</text:span></text:p>
          </table:table-cell>
        </table:table-row>
        <table:table-row table:style-name="Table14.1">
          <table:table-cell table:style-name="Table14.A2" office:value-type="string">
            <text:p text:style-name="P12"><text:span text:style-name="T3">28–37</text:span></text:p>
          </table:table-cell>
          <table:table-cell table:style-name="Table14.A2" office:value-type="string">
            <text:p text:style-name="P12"><text:span text:style-name="T3">20–26</text:span></text:p>
          </table:table-cell>
          <table:table-cell table:style-name="Table14.A2" office:value-type="string">
            <text:p text:style-name="P12"><text:span text:style-name="T3">07–09</text:span></text:p>
          </table:table-cell>
          <table:table-cell table:style-name="Table14.A2" office:value-type="string">
            <text:p text:style-name="P3"><text:span text:style-name="T3">Frost</text:span></text:p>
          </table:table-cell>
          <table:table-cell table:style-name="Table14.A2" office:value-type="string">
            <text:p text:style-name="P14"><text:span text:style-name="T3">+1 bonus</text:span></text:p>
          </table:table-cell>
        </table:table-row>
        <text:soft-page-break/>
        <table:table-row table:style-name="Table14.1">
          <table:table-cell table:style-name="Table14.A2" office:value-type="string">
            <text:p text:style-name="P12"><text:span text:style-name="T3">38–47</text:span></text:p>
          </table:table-cell>
          <table:table-cell table:style-name="Table14.A2" office:value-type="string">
            <text:p text:style-name="P12"><text:span text:style-name="T3">27–33</text:span></text:p>
          </table:table-cell>
          <table:table-cell table:style-name="Table14.A2" office:value-type="string">
            <text:p text:style-name="P12"><text:span text:style-name="T3">10–12</text:span></text:p>
          </table:table-cell>
          <table:table-cell table:style-name="Table14.A2" office:value-type="string">
            <text:p text:style-name="P3"><text:span text:style-name="T3">Shock</text:span></text:p>
          </table:table-cell>
          <table:table-cell table:style-name="Table14.A2" office:value-type="string">
            <text:p text:style-name="P14"><text:span text:style-name="T3">+1 bonus</text:span></text:p>
          </table:table-cell>
        </table:table-row>
        <table:table-row table:style-name="Table14.1">
          <table:table-cell table:style-name="Table14.A2" office:value-type="string">
            <text:p text:style-name="P12"><text:span text:style-name="T3">48–56</text:span></text:p>
          </table:table-cell>
          <table:table-cell table:style-name="Table14.A2" office:value-type="string">
            <text:p text:style-name="P12"><text:span text:style-name="T3">34–38</text:span></text:p>
          </table:table-cell>
          <table:table-cell table:style-name="Table14.A2" office:value-type="string">
            <text:p text:style-name="P12"><text:span text:style-name="T3">13–15</text:span></text:p>
          </table:table-cell>
          <table:table-cell table:style-name="Table14.A2" office:value-type="string">
            <text:p text:style-name="P3"><text:span text:style-name="T3">Ghost touch</text:span></text:p>
          </table:table-cell>
          <table:table-cell table:style-name="Table14.A2" office:value-type="string">
            <text:p text:style-name="P14"><text:span text:style-name="T3">+1 bonus</text:span></text:p>
          </table:table-cell>
        </table:table-row>
        <table:table-row table:style-name="Table14.1">
          <table:table-cell table:style-name="Table14.A2" office:value-type="string">
            <text:p text:style-name="P12"><text:span text:style-name="T3">57–67</text:span></text:p>
          </table:table-cell>
          <table:table-cell table:style-name="Table14.A2" office:value-type="string">
            <text:p text:style-name="P12"><text:span text:style-name="T3">39–44</text:span></text:p>
          </table:table-cell>
          <table:table-cell table:style-name="Table14.A2" office:value-type="string">
            <text:p text:style-name="P12"><text:span text:style-name="T3">—</text:span></text:p>
          </table:table-cell>
          <table:table-cell table:style-name="Table14.A2" office:value-type="string">
            <text:p text:style-name="P3"><text:span text:style-name="T3">Keen</text:span><text:span text:style-name="T15">2</text:span></text:p>
          </table:table-cell>
          <table:table-cell table:style-name="Table14.A2" office:value-type="string">
            <text:p text:style-name="P14"><text:span text:style-name="T3">+1 bonus</text:span></text:p>
          </table:table-cell>
        </table:table-row>
        <table:table-row table:style-name="Table14.1">
          <table:table-cell table:style-name="Table14.A2" office:value-type="string">
            <text:p text:style-name="P12"><text:span text:style-name="T3">68–71</text:span></text:p>
          </table:table-cell>
          <table:table-cell table:style-name="Table14.A2" office:value-type="string">
            <text:p text:style-name="P12"><text:span text:style-name="T3">45–48</text:span></text:p>
          </table:table-cell>
          <table:table-cell table:style-name="Table14.A2" office:value-type="string">
            <text:p text:style-name="P12"><text:span text:style-name="T3">16–19</text:span></text:p>
          </table:table-cell>
          <table:table-cell table:style-name="Table14.A2" office:value-type="string">
            <text:p text:style-name="P3"><text:span text:style-name="T3">Ki Focus</text:span></text:p>
          </table:table-cell>
          <table:table-cell table:style-name="Table14.A2" office:value-type="string">
            <text:p text:style-name="P14"><text:span text:style-name="T3">+1 bonus</text:span></text:p>
          </table:table-cell>
        </table:table-row>
        <table:table-row table:style-name="Table14.1">
          <table:table-cell table:style-name="Table14.A2" office:value-type="string">
            <text:p text:style-name="P12"><text:span text:style-name="T3">72–75</text:span></text:p>
          </table:table-cell>
          <table:table-cell table:style-name="Table14.A2" office:value-type="string">
            <text:p text:style-name="P12"><text:span text:style-name="T3">49–50</text:span></text:p>
          </table:table-cell>
          <table:table-cell table:style-name="Table14.A2" office:value-type="string">
            <text:p text:style-name="P12"><text:span text:style-name="T3">—</text:span></text:p>
          </table:table-cell>
          <table:table-cell table:style-name="Table14.A2" office:value-type="string">
            <text:p text:style-name="P3"><text:span text:style-name="T3">Merciful</text:span></text:p>
          </table:table-cell>
          <table:table-cell table:style-name="Table14.A2" office:value-type="string">
            <text:p text:style-name="P14"><text:span text:style-name="T3">+1 bonus</text:span></text:p>
          </table:table-cell>
        </table:table-row>
        <table:table-row table:style-name="Table14.1">
          <table:table-cell table:style-name="Table14.A2" office:value-type="string">
            <text:p text:style-name="P12"><text:span text:style-name="T3">76–82</text:span></text:p>
          </table:table-cell>
          <table:table-cell table:style-name="Table14.A2" office:value-type="string">
            <text:p text:style-name="P12"><text:span text:style-name="T3">51–54</text:span></text:p>
          </table:table-cell>
          <table:table-cell table:style-name="Table14.A2" office:value-type="string">
            <text:p text:style-name="P12"><text:span text:style-name="T3">20–21</text:span></text:p>
          </table:table-cell>
          <table:table-cell table:style-name="Table14.A2" office:value-type="string">
            <text:p text:style-name="P3"><text:span text:style-name="T3">Mighty cleaving</text:span></text:p>
          </table:table-cell>
          <table:table-cell table:style-name="Table14.A2" office:value-type="string">
            <text:p text:style-name="P14"><text:span text:style-name="T3">+1 bonus</text:span></text:p>
          </table:table-cell>
        </table:table-row>
        <text:soft-page-break/>
        <table:table-row table:style-name="Table14.1">
          <table:table-cell table:style-name="Table14.A2" office:value-type="string">
            <text:p text:style-name="P12"><text:span text:style-name="T3">83–87</text:span></text:p>
          </table:table-cell>
          <table:table-cell table:style-name="Table14.A2" office:value-type="string">
            <text:p text:style-name="P12"><text:span text:style-name="T3">55–59</text:span></text:p>
          </table:table-cell>
          <table:table-cell table:style-name="Table14.A2" office:value-type="string">
            <text:p text:style-name="P12"><text:span text:style-name="T3">22–24</text:span></text:p>
          </table:table-cell>
          <table:table-cell table:style-name="Table14.A2" office:value-type="string">
            <text:p text:style-name="P3"><text:span text:style-name="T3">Spell storing</text:span></text:p>
          </table:table-cell>
          <table:table-cell table:style-name="Table14.A2" office:value-type="string">
            <text:p text:style-name="P14"><text:span text:style-name="T3">+1 bonus</text:span></text:p>
          </table:table-cell>
        </table:table-row>
        <table:table-row table:style-name="Table14.1">
          <table:table-cell table:style-name="Table14.A2" office:value-type="string">
            <text:p text:style-name="P12"><text:span text:style-name="T3">88–91</text:span></text:p>
          </table:table-cell>
          <table:table-cell table:style-name="Table14.A2" office:value-type="string">
            <text:p text:style-name="P12"><text:span text:style-name="T3">60–63</text:span></text:p>
          </table:table-cell>
          <table:table-cell table:style-name="Table14.A2" office:value-type="string">
            <text:p text:style-name="P12"><text:span text:style-name="T3">25–28</text:span></text:p>
          </table:table-cell>
          <table:table-cell table:style-name="Table14.A2" office:value-type="string">
            <text:p text:style-name="P3"><text:span text:style-name="T3">Throwing</text:span></text:p>
          </table:table-cell>
          <table:table-cell table:style-name="Table14.A2" office:value-type="string">
            <text:p text:style-name="P14"><text:span text:style-name="T3">+1 bonus</text:span></text:p>
          </table:table-cell>
        </table:table-row>
        <table:table-row table:style-name="Table14.1">
          <table:table-cell table:style-name="Table14.A2" office:value-type="string">
            <text:p text:style-name="P12"><text:span text:style-name="T3">92–95</text:span></text:p>
          </table:table-cell>
          <table:table-cell table:style-name="Table14.A2" office:value-type="string">
            <text:p text:style-name="P12"><text:span text:style-name="T3">64–65</text:span></text:p>
          </table:table-cell>
          <table:table-cell table:style-name="Table14.A2" office:value-type="string">
            <text:p text:style-name="P12"><text:span text:style-name="T3">29–32</text:span></text:p>
          </table:table-cell>
          <table:table-cell table:style-name="Table14.A2" office:value-type="string">
            <text:p text:style-name="P3"><text:span text:style-name="T3">Thundering</text:span></text:p>
          </table:table-cell>
          <table:table-cell table:style-name="Table14.A2" office:value-type="string">
            <text:p text:style-name="P14"><text:span text:style-name="T3">+1 bonus</text:span></text:p>
          </table:table-cell>
        </table:table-row>
        <table:table-row table:style-name="Table14.1">
          <table:table-cell table:style-name="Table14.A2" office:value-type="string">
            <text:p text:style-name="P12"><text:span text:style-name="T3">96–99</text:span></text:p>
          </table:table-cell>
          <table:table-cell table:style-name="Table14.A2" office:value-type="string">
            <text:p text:style-name="P12"><text:span text:style-name="T3">66–69</text:span></text:p>
          </table:table-cell>
          <table:table-cell table:style-name="Table14.A2" office:value-type="string">
            <text:p text:style-name="P12"><text:span text:style-name="T3">33–36</text:span></text:p>
          </table:table-cell>
          <table:table-cell table:style-name="Table14.A2" office:value-type="string">
            <text:p text:style-name="P3"><text:span text:style-name="T3">Vicious</text:span></text:p>
          </table:table-cell>
          <table:table-cell table:style-name="Table14.A2" office:value-type="string">
            <text:p text:style-name="P14"><text:span text:style-name="T3">+1 bonus</text:span></text:p>
          </table:table-cell>
        </table:table-row>
        <table:table-row table:style-name="Table14.1">
          <table:table-cell table:style-name="Table14.A2" office:value-type="string">
            <text:p text:style-name="P12"><text:span text:style-name="T3">—</text:span></text:p>
          </table:table-cell>
          <table:table-cell table:style-name="Table14.A2" office:value-type="string">
            <text:p text:style-name="P12"><text:span text:style-name="T3">70–72</text:span></text:p>
          </table:table-cell>
          <table:table-cell table:style-name="Table14.A2" office:value-type="string">
            <text:p text:style-name="P12"><text:span text:style-name="T3">37–41</text:span></text:p>
          </table:table-cell>
          <table:table-cell table:style-name="Table14.A2" office:value-type="string">
            <text:p text:style-name="P3"><text:span text:style-name="T3">Anarchic</text:span></text:p>
          </table:table-cell>
          <table:table-cell table:style-name="Table14.A2" office:value-type="string">
            <text:p text:style-name="P14"><text:span text:style-name="T3">+2 bonus</text:span></text:p>
          </table:table-cell>
        </table:table-row>
        <table:table-row table:style-name="Table14.1">
          <table:table-cell table:style-name="Table14.A2" office:value-type="string">
            <text:p text:style-name="P12"><text:span text:style-name="T3">—</text:span></text:p>
          </table:table-cell>
          <table:table-cell table:style-name="Table14.A2" office:value-type="string">
            <text:p text:style-name="P12"><text:span text:style-name="T3">73–75</text:span></text:p>
          </table:table-cell>
          <table:table-cell table:style-name="Table14.A2" office:value-type="string">
            <text:p text:style-name="P12"><text:span text:style-name="T3">42–46</text:span></text:p>
          </table:table-cell>
          <table:table-cell table:style-name="Table14.A2" office:value-type="string">
            <text:p text:style-name="P3"><text:span text:style-name="T3">Axiomatic</text:span></text:p>
          </table:table-cell>
          <table:table-cell table:style-name="Table14.A2" office:value-type="string">
            <text:p text:style-name="P14"><text:span text:style-name="T3">+2 bonus</text:span></text:p>
          </table:table-cell>
        </table:table-row>
        <text:soft-page-break/>
        <table:table-row table:style-name="Table14.1">
          <table:table-cell table:style-name="Table14.A2" office:value-type="string">
            <text:p text:style-name="P12"><text:span text:style-name="T3">—</text:span></text:p>
          </table:table-cell>
          <table:table-cell table:style-name="Table14.A2" office:value-type="string">
            <text:p text:style-name="P12"><text:span text:style-name="T3">76–78</text:span></text:p>
          </table:table-cell>
          <table:table-cell table:style-name="Table14.A2" office:value-type="string">
            <text:p text:style-name="P12"><text:span text:style-name="T3">47–49</text:span></text:p>
          </table:table-cell>
          <table:table-cell table:style-name="Table14.A2" office:value-type="string">
            <text:p text:style-name="P3"><text:span text:style-name="T3">Disruption</text:span><text:span text:style-name="T15">3</text:span></text:p>
          </table:table-cell>
          <table:table-cell table:style-name="Table14.A2" office:value-type="string">
            <text:p text:style-name="P14"><text:span text:style-name="T3">+2 bonus</text:span></text:p>
          </table:table-cell>
        </table:table-row>
        <table:table-row table:style-name="Table14.1">
          <table:table-cell table:style-name="Table14.A2" office:value-type="string">
            <text:p text:style-name="P12"><text:span text:style-name="T3">—</text:span></text:p>
          </table:table-cell>
          <table:table-cell table:style-name="Table14.A2" office:value-type="string">
            <text:p text:style-name="P12"><text:span text:style-name="T3">79–81</text:span></text:p>
          </table:table-cell>
          <table:table-cell table:style-name="Table14.A2" office:value-type="string">
            <text:p text:style-name="P12"><text:span text:style-name="T3">50–54</text:span></text:p>
          </table:table-cell>
          <table:table-cell table:style-name="Table14.A2" office:value-type="string">
            <text:p text:style-name="P3"><text:span text:style-name="T3">Flaming burst</text:span></text:p>
          </table:table-cell>
          <table:table-cell table:style-name="Table14.A2" office:value-type="string">
            <text:p text:style-name="P14"><text:span text:style-name="T3">+2 bonus</text:span></text:p>
          </table:table-cell>
        </table:table-row>
        <table:table-row table:style-name="Table14.1">
          <table:table-cell table:style-name="Table14.A2" office:value-type="string">
            <text:p text:style-name="P12"><text:span text:style-name="T3">—</text:span></text:p>
          </table:table-cell>
          <table:table-cell table:style-name="Table14.A2" office:value-type="string">
            <text:p text:style-name="P12"><text:span text:style-name="T3">82–84</text:span></text:p>
          </table:table-cell>
          <table:table-cell table:style-name="Table14.A2" office:value-type="string">
            <text:p text:style-name="P12"><text:span text:style-name="T3">55–59</text:span></text:p>
          </table:table-cell>
          <table:table-cell table:style-name="Table14.A2" office:value-type="string">
            <text:p text:style-name="P3"><text:span text:style-name="T3">Icy burst</text:span></text:p>
          </table:table-cell>
          <table:table-cell table:style-name="Table14.A2" office:value-type="string">
            <text:p text:style-name="P14"><text:span text:style-name="T3">+2 bonus</text:span></text:p>
          </table:table-cell>
        </table:table-row>
        <table:table-row table:style-name="Table14.1">
          <table:table-cell table:style-name="Table14.A2" office:value-type="string">
            <text:p text:style-name="P12"><text:span text:style-name="T3">—</text:span></text:p>
          </table:table-cell>
          <table:table-cell table:style-name="Table14.A2" office:value-type="string">
            <text:p text:style-name="P12"><text:span text:style-name="T3">85–87</text:span></text:p>
          </table:table-cell>
          <table:table-cell table:style-name="Table14.A2" office:value-type="string">
            <text:p text:style-name="P12"><text:span text:style-name="T3">60–64</text:span></text:p>
          </table:table-cell>
          <table:table-cell table:style-name="Table14.A2" office:value-type="string">
            <text:p text:style-name="P3"><text:span text:style-name="T3">Holy</text:span></text:p>
          </table:table-cell>
          <table:table-cell table:style-name="Table14.A2" office:value-type="string">
            <text:p text:style-name="P14"><text:span text:style-name="T3">+2 bonus</text:span></text:p>
          </table:table-cell>
        </table:table-row>
        <table:table-row table:style-name="Table14.1">
          <table:table-cell table:style-name="Table14.A2" office:value-type="string">
            <text:p text:style-name="P12"><text:span text:style-name="T3">—</text:span></text:p>
          </table:table-cell>
          <table:table-cell table:style-name="Table14.A2" office:value-type="string">
            <text:p text:style-name="P12"><text:span text:style-name="T3">88–90</text:span></text:p>
          </table:table-cell>
          <table:table-cell table:style-name="Table14.A2" office:value-type="string">
            <text:p text:style-name="P12"><text:span text:style-name="T3">65–69</text:span></text:p>
          </table:table-cell>
          <table:table-cell table:style-name="Table14.A2" office:value-type="string">
            <text:p text:style-name="P3"><text:span text:style-name="T3">Shocking burst</text:span></text:p>
          </table:table-cell>
          <table:table-cell table:style-name="Table14.A2" office:value-type="string">
            <text:p text:style-name="P14"><text:span text:style-name="T3">+2 bonus</text:span></text:p>
          </table:table-cell>
        </table:table-row>
        <table:table-row table:style-name="Table14.1">
          <table:table-cell table:style-name="Table14.A2" office:value-type="string">
            <text:p text:style-name="P12"><text:span text:style-name="T3">—</text:span></text:p>
          </table:table-cell>
          <table:table-cell table:style-name="Table14.A2" office:value-type="string">
            <text:p text:style-name="P12"><text:span text:style-name="T3">91–93</text:span></text:p>
          </table:table-cell>
          <table:table-cell table:style-name="Table14.A2" office:value-type="string">
            <text:p text:style-name="P12"><text:span text:style-name="T3">70–74</text:span></text:p>
          </table:table-cell>
          <table:table-cell table:style-name="Table14.A2" office:value-type="string">
            <text:p text:style-name="P3"><text:span text:style-name="T3">Unholy</text:span></text:p>
          </table:table-cell>
          <table:table-cell table:style-name="Table14.A2" office:value-type="string">
            <text:p text:style-name="P14"><text:span text:style-name="T3">+2 bonus</text:span></text:p>
          </table:table-cell>
        </table:table-row>
        <text:soft-page-break/>
        <table:table-row table:style-name="Table14.1">
          <table:table-cell table:style-name="Table14.A2" office:value-type="string">
            <text:p text:style-name="P12"><text:span text:style-name="T3">—</text:span></text:p>
          </table:table-cell>
          <table:table-cell table:style-name="Table14.A2" office:value-type="string">
            <text:p text:style-name="P12"><text:span text:style-name="T3">94–95</text:span></text:p>
          </table:table-cell>
          <table:table-cell table:style-name="Table14.A2" office:value-type="string">
            <text:p text:style-name="P12"><text:span text:style-name="T3">75–78</text:span></text:p>
          </table:table-cell>
          <table:table-cell table:style-name="Table14.A2" office:value-type="string">
            <text:p text:style-name="P3"><text:span text:style-name="T3">Wounding</text:span></text:p>
          </table:table-cell>
          <table:table-cell table:style-name="Table14.A2" office:value-type="string">
            <text:p text:style-name="P14"><text:span text:style-name="T3">+2 bonus</text:span></text:p>
          </table:table-cell>
        </table:table-row>
        <table:table-row table:style-name="Table14.1">
          <table:table-cell table:style-name="Table14.A2" office:value-type="string">
            <text:p text:style-name="P12"><text:span text:style-name="T3">—</text:span></text:p>
          </table:table-cell>
          <table:table-cell table:style-name="Table14.A2" office:value-type="string">
            <text:p text:style-name="P12"><text:span text:style-name="T3">—</text:span></text:p>
          </table:table-cell>
          <table:table-cell table:style-name="Table14.A2" office:value-type="string">
            <text:p text:style-name="P12"><text:span text:style-name="T3">79–83</text:span></text:p>
          </table:table-cell>
          <table:table-cell table:style-name="Table14.A2" office:value-type="string">
            <text:p text:style-name="P3"><text:span text:style-name="T3">Speed</text:span></text:p>
          </table:table-cell>
          <table:table-cell table:style-name="Table14.A2" office:value-type="string">
            <text:p text:style-name="P14"><text:span text:style-name="T3">+3 bonus</text:span></text:p>
          </table:table-cell>
        </table:table-row>
        <table:table-row table:style-name="Table14.1">
          <table:table-cell table:style-name="Table14.A2" office:value-type="string">
            <text:p text:style-name="P12"><text:span text:style-name="T3">—</text:span></text:p>
          </table:table-cell>
          <table:table-cell table:style-name="Table14.A2" office:value-type="string">
            <text:p text:style-name="P12"><text:span text:style-name="T3">—</text:span></text:p>
          </table:table-cell>
          <table:table-cell table:style-name="Table14.A2" office:value-type="string">
            <text:p text:style-name="P12"><text:span text:style-name="T3">84–86</text:span></text:p>
          </table:table-cell>
          <table:table-cell table:style-name="Table14.A2" office:value-type="string">
            <text:p text:style-name="P3"><text:span text:style-name="T3">Brilliant energy</text:span></text:p>
          </table:table-cell>
          <table:table-cell table:style-name="Table14.A2" office:value-type="string">
            <text:p text:style-name="P14"><text:span text:style-name="T3">+4 bonus</text:span></text:p>
          </table:table-cell>
        </table:table-row>
        <table:table-row table:style-name="Table14.1">
          <table:table-cell table:style-name="Table14.A2" office:value-type="string">
            <text:p text:style-name="P12"><text:span text:style-name="T3">—</text:span></text:p>
          </table:table-cell>
          <table:table-cell table:style-name="Table14.A2" office:value-type="string">
            <text:p text:style-name="P12"><text:span text:style-name="T3">—</text:span></text:p>
          </table:table-cell>
          <table:table-cell table:style-name="Table14.A2" office:value-type="string">
            <text:p text:style-name="P12"><text:span text:style-name="T3">87–88</text:span></text:p>
          </table:table-cell>
          <table:table-cell table:style-name="Table14.A2" office:value-type="string">
            <text:p text:style-name="P3"><text:span text:style-name="T3">Dancing</text:span></text:p>
          </table:table-cell>
          <table:table-cell table:style-name="Table14.A2" office:value-type="string">
            <text:p text:style-name="P14"><text:span text:style-name="T3">+4 bonus</text:span></text:p>
          </table:table-cell>
        </table:table-row>
        <table:table-row table:style-name="Table14.1">
          <table:table-cell table:style-name="Table14.A2" office:value-type="string">
            <text:p text:style-name="P12"><text:span text:style-name="T3">—</text:span></text:p>
          </table:table-cell>
          <table:table-cell table:style-name="Table14.A2" office:value-type="string">
            <text:p text:style-name="P12"><text:span text:style-name="T3">—</text:span></text:p>
          </table:table-cell>
          <table:table-cell table:style-name="Table14.A2" office:value-type="string">
            <text:p text:style-name="P12"><text:span text:style-name="T3">89–90</text:span></text:p>
          </table:table-cell>
          <table:table-cell table:style-name="Table14.A2" office:value-type="string">
            <text:p text:style-name="P3"><text:span text:style-name="T3">Vorpal</text:span><text:span text:style-name="T15">2</text:span></text:p>
          </table:table-cell>
          <table:table-cell table:style-name="Table14.A2" office:value-type="string">
            <text:p text:style-name="P14"><text:span text:style-name="T3">+5 bonus</text:span></text:p>
          </table:table-cell>
        </table:table-row>
        <table:table-row table:style-name="Table14.1">
          <table:table-cell table:style-name="Table14.A2" office:value-type="string">
            <text:p text:style-name="P12"><text:span text:style-name="T3">100</text:span></text:p>
          </table:table-cell>
          <table:table-cell table:style-name="Table14.A2" office:value-type="string">
            <text:p text:style-name="P12"><text:span text:style-name="T3">96–100</text:span></text:p>
          </table:table-cell>
          <table:table-cell table:style-name="Table14.A2" office:value-type="string">
            <text:p text:style-name="P12"><text:span text:style-name="T3">91–100</text:span></text:p>
          </table:table-cell>
          <table:table-cell table:style-name="Table14.A2" office:value-type="string">
            <text:p text:style-name="P3"><text:span text:style-name="T3">Roll again twice</text:span><text:span text:style-name="T15">4</text:span></text:p>
          </table:table-cell>
          <table:table-cell table:style-name="Table14.A2" office:value-type="string">
            <text:p text:style-name="P14"><text:span text:style-name="T3">—</text:span></text:p>
          </table:table-cell>
        </table:table-row>
        <text:soft-page-break/>
        <table:table-row table:style-name="Table14.1">
          <table:table-cell table:style-name="Table14.A2" table:number-columns-spanned="5" office:value-type="string">
            <text:p text:style-name="P4"><text:span text:style-name="T3">1 Add to enhancement bonus on Table: Weapons to determine total market price.</text:span></text:p>
          </table:table-cell>
          <table:covered-table-cell/>
          <table:covered-table-cell/>
          <table:covered-table-cell/>
          <table:covered-table-cell/>
        </table:table-row>
        <table:table-row table:style-name="Table14.1">
          <table:table-cell table:style-name="Table14.A2" table:number-columns-spanned="5" office:value-type="string">
            <text:p text:style-name="P3"><text:span text:style-name="T3">2 Piercing or slashing weapons only. Reroll if randomly generated for a bludgeoning weapon.</text:span></text:p>
          </table:table-cell>
          <table:covered-table-cell/>
          <table:covered-table-cell/>
          <table:covered-table-cell/>
          <table:covered-table-cell/>
        </table:table-row>
        <table:table-row table:style-name="Table14.1">
          <table:table-cell table:style-name="Table14.A2" table:number-columns-spanned="5" office:value-type="string">
            <text:p text:style-name="P3"><text:span text:style-name="T3">3 Bludgeoning weapons only. Reroll if randomly generated for a piercing or slashing weapon.</text:span></text:p>
          </table:table-cell>
          <table:covered-table-cell/>
          <table:covered-table-cell/>
          <table:covered-table-cell/>
          <table:covered-table-cell/>
        </table:table-row>
        <table:table-row table:style-name="Table14.1">
          <table:table-cell table:style-name="Table14.A34" table:number-columns-spanned="5" office:value-type="string">
            <text:p text:style-name="P4"><text:span text:style-name="T3">4 Reroll if you get a duplicate special ability, an ability incompatible with an ability that you’ve already rolled, or if the extra ability puts you over the +10 limit. A weapon’s enhancement bonus and special ability bonus equivalents can’t total more than +10.</text:span></text:p>
          </table:table-cell>
          <table:covered-table-cell/>
          <table:covered-table-cell/>
          <table:covered-table-cell/>
          <table:covered-table-cell/>
        </table:table-row>
      </table:table>
      <text:p text:style-name="P9"/>
      <table:table table:name="Table15" table:style-name="Table15">
        <table:table-column table:style-name="Table15.A"/>
        <table:table-column table:style-name="Table15.B"/>
        <table:table-column table:style-name="Table15.C"/>
        <table:table-column table:style-name="Table15.D"/>
        <table:table-column table:style-name="Table15.E"/>
        <table:table-row table:style-name="Table15.1">
          <table:table-cell table:style-name="Table15.A1" table:number-columns-spanned="5" office:value-type="string">
            <text:p text:style-name="P4"><text:span text:style-name="T5">Table: Ranged Weapon Special Abilities</text:span></text:p>
          </table:table-cell>
          <table:covered-table-cell/>
          <table:covered-table-cell/>
          <table:covered-table-cell/>
          <table:covered-table-cell/>
        </table:table-row>
        <table:table-row table:style-name="Table15.1">
          <table:table-cell table:style-name="Table15.A2" office:value-type="string">
            <text:p text:style-name="P13"><text:span text:style-name="T5">Minor</text:span></text:p>
          </table:table-cell>
          <table:table-cell table:style-name="Table15.A2" office:value-type="string">
            <text:p text:style-name="P13"><text:span text:style-name="T5">Medium</text:span></text:p>
          </table:table-cell>
          <table:table-cell table:style-name="Table15.A2" office:value-type="string">
            <text:p text:style-name="P13"><text:span text:style-name="T5">Major</text:span></text:p>
          </table:table-cell>
          <table:table-cell table:style-name="Table15.A2" office:value-type="string">
            <text:p text:style-name="P4"><text:span text:style-name="T5">Special Ability</text:span></text:p>
          </table:table-cell>
          <table:table-cell table:style-name="Table15.A2" office:value-type="string">
            <text:p text:style-name="P15"><text:span text:style-name="T5">Base Price Modifier</text:span><text:span text:style-name="T15">1</text:span></text:p>
          </table:table-cell>
        </table:table-row>
        <table:table-row table:style-name="Table15.1">
          <table:table-cell table:style-name="Table15.A2" office:value-type="string">
            <text:p text:style-name="P12"><text:span text:style-name="T3">01–12</text:span></text:p>
          </table:table-cell>
          <table:table-cell table:style-name="Table15.A2" office:value-type="string">
            <text:p text:style-name="P12"><text:span text:style-name="T3">01–08</text:span></text:p>
          </table:table-cell>
          <table:table-cell table:style-name="Table15.A2" office:value-type="string">
            <text:p text:style-name="P12"><text:span text:style-name="T3">01–04</text:span></text:p>
          </table:table-cell>
          <table:table-cell table:style-name="Table15.A2" office:value-type="string">
            <text:p text:style-name="P3"><text:span text:style-name="T3">Bane</text:span></text:p>
          </table:table-cell>
          <table:table-cell table:style-name="Table15.A2" office:value-type="string">
            <text:p text:style-name="P14"><text:span text:style-name="T3">+1 bonus</text:span></text:p>
          </table:table-cell>
        </table:table-row>
        <table:table-row table:style-name="Table15.1">
          <table:table-cell table:style-name="Table15.A2" office:value-type="string">
            <text:p text:style-name="P12"><text:span text:style-name="T3">13–25</text:span></text:p>
          </table:table-cell>
          <table:table-cell table:style-name="Table15.A2" office:value-type="string">
            <text:p text:style-name="P12"><text:span text:style-name="T3">09–16</text:span></text:p>
          </table:table-cell>
          <table:table-cell table:style-name="Table15.A2" office:value-type="string">
            <text:p text:style-name="P12"><text:span text:style-name="T3">05–08</text:span></text:p>
          </table:table-cell>
          <table:table-cell table:style-name="Table15.A2" office:value-type="string">
            <text:p text:style-name="P3"><text:span text:style-name="T3">Distance</text:span></text:p>
          </table:table-cell>
          <table:table-cell table:style-name="Table15.A2" office:value-type="string">
            <text:p text:style-name="P14"><text:span text:style-name="T3">+1 bonus</text:span></text:p>
          </table:table-cell>
        </table:table-row>
        <table:table-row table:style-name="Table15.1">
          <table:table-cell table:style-name="Table15.A2" office:value-type="string">
            <text:p text:style-name="P12"><text:span text:style-name="T3">26–40</text:span></text:p>
          </table:table-cell>
          <table:table-cell table:style-name="Table15.A2" office:value-type="string">
            <text:p text:style-name="P12"><text:span text:style-name="T3">17–28</text:span></text:p>
          </table:table-cell>
          <table:table-cell table:style-name="Table15.A2" office:value-type="string">
            <text:p text:style-name="P12"><text:span text:style-name="T3">09–12</text:span></text:p>
          </table:table-cell>
          <table:table-cell table:style-name="Table15.A2" office:value-type="string">
            <text:p text:style-name="P3"><text:span text:style-name="T3">Flaming</text:span></text:p>
          </table:table-cell>
          <table:table-cell table:style-name="Table15.A2" office:value-type="string">
            <text:p text:style-name="P14"><text:span text:style-name="T3">+1 bonus</text:span></text:p>
          </table:table-cell>
        </table:table-row>
        <table:table-row table:style-name="Table15.1">
          <table:table-cell table:style-name="Table15.A2" office:value-type="string">
            <text:p text:style-name="P12"><text:span text:style-name="T3">41–55</text:span></text:p>
          </table:table-cell>
          <table:table-cell table:style-name="Table15.A2" office:value-type="string">
            <text:p text:style-name="P12"><text:span text:style-name="T3">29–40</text:span></text:p>
          </table:table-cell>
          <table:table-cell table:style-name="Table15.A2" office:value-type="string">
            <text:p text:style-name="P12"><text:span text:style-name="T3">13–16</text:span></text:p>
          </table:table-cell>
          <table:table-cell table:style-name="Table15.A2" office:value-type="string">
            <text:p text:style-name="P3"><text:span text:style-name="T3">Frost</text:span></text:p>
          </table:table-cell>
          <table:table-cell table:style-name="Table15.A2" office:value-type="string">
            <text:p text:style-name="P14"><text:span text:style-name="T3">+1 bonus</text:span></text:p>
          </table:table-cell>
        </table:table-row>
        <table:table-row table:style-name="Table15.1">
          <table:table-cell table:style-name="Table15.A2" office:value-type="string">
            <text:p text:style-name="P12"><text:span text:style-name="T3">56–60</text:span></text:p>
          </table:table-cell>
          <table:table-cell table:style-name="Table15.A2" office:value-type="string">
            <text:p text:style-name="P12"><text:span text:style-name="T3">41–42</text:span></text:p>
          </table:table-cell>
          <table:table-cell table:style-name="Table15.A2" office:value-type="string">
            <text:p text:style-name="P12"><text:span text:style-name="T3">—</text:span></text:p>
          </table:table-cell>
          <table:table-cell table:style-name="Table15.A2" office:value-type="string">
            <text:p text:style-name="P3"><text:span text:style-name="T3">Merciful</text:span></text:p>
          </table:table-cell>
          <table:table-cell table:style-name="Table15.A2" office:value-type="string">
            <text:p text:style-name="P14"><text:span text:style-name="T3">+1 bonus</text:span></text:p>
          </table:table-cell>
        </table:table-row>
        <table:table-row table:style-name="Table15.1">
          <table:table-cell table:style-name="Table15.A2" office:value-type="string">
            <text:p text:style-name="P12"><text:span text:style-name="T3">61–68</text:span></text:p>
          </table:table-cell>
          <table:table-cell table:style-name="Table15.A2" office:value-type="string">
            <text:p text:style-name="P12"><text:span text:style-name="T3">43–47</text:span></text:p>
          </table:table-cell>
          <table:table-cell table:style-name="Table15.A2" office:value-type="string">
            <text:p text:style-name="P12"><text:span text:style-name="T3">17–21</text:span></text:p>
          </table:table-cell>
          <table:table-cell table:style-name="Table15.A2" office:value-type="string">
            <text:p text:style-name="P3"><text:span text:style-name="T3">Returning</text:span></text:p>
          </table:table-cell>
          <table:table-cell table:style-name="Table15.A2" office:value-type="string">
            <text:p text:style-name="P14"><text:span text:style-name="T3">+1 bonus</text:span></text:p>
          </table:table-cell>
        </table:table-row>
        <table:table-row table:style-name="Table15.1">
          <table:table-cell table:style-name="Table15.A2" office:value-type="string">
            <text:p text:style-name="P12"><text:span text:style-name="T3">69–83</text:span></text:p>
          </table:table-cell>
          <table:table-cell table:style-name="Table15.A2" office:value-type="string">
            <text:p text:style-name="P12"><text:span text:style-name="T3">48–59</text:span></text:p>
          </table:table-cell>
          <table:table-cell table:style-name="Table15.A2" office:value-type="string">
            <text:p text:style-name="P12"><text:span text:style-name="T3">22–25</text:span></text:p>
          </table:table-cell>
          <table:table-cell table:style-name="Table15.A2" office:value-type="string">
            <text:p text:style-name="P3"><text:span text:style-name="T3">Shock</text:span></text:p>
          </table:table-cell>
          <table:table-cell table:style-name="Table15.A2" office:value-type="string">
            <text:p text:style-name="P14"><text:span text:style-name="T3">+1 bonus</text:span></text:p>
          </table:table-cell>
        </table:table-row>
        <table:table-row table:style-name="Table15.1">
          <table:table-cell table:style-name="Table15.A2" office:value-type="string">
            <text:p text:style-name="P12"><text:span text:style-name="T3">84–93</text:span></text:p>
          </table:table-cell>
          <table:table-cell table:style-name="Table15.A2" office:value-type="string">
            <text:p text:style-name="P12"><text:span text:style-name="T3">60–64</text:span></text:p>
          </table:table-cell>
          <table:table-cell table:style-name="Table15.A2" office:value-type="string">
            <text:p text:style-name="P12"><text:span text:style-name="T3">26–27</text:span></text:p>
          </table:table-cell>
          <table:table-cell table:style-name="Table15.A2" office:value-type="string">
            <text:p text:style-name="P3"><text:span text:style-name="T3">Seeking</text:span></text:p>
          </table:table-cell>
          <table:table-cell table:style-name="Table15.A2" office:value-type="string">
            <text:p text:style-name="P14"><text:span text:style-name="T3">+1 bonus</text:span></text:p>
          </table:table-cell>
        </table:table-row>
        <table:table-row table:style-name="Table15.1">
          <table:table-cell table:style-name="Table15.A2" office:value-type="string">
            <text:p text:style-name="P12"><text:span text:style-name="T3">94–99</text:span></text:p>
          </table:table-cell>
          <table:table-cell table:style-name="Table15.A2" office:value-type="string">
            <text:p text:style-name="P12"><text:span text:style-name="T3">65–68</text:span></text:p>
          </table:table-cell>
          <table:table-cell table:style-name="Table15.A2" office:value-type="string">
            <text:p text:style-name="P12"><text:span text:style-name="T3">28–29</text:span></text:p>
          </table:table-cell>
          <table:table-cell table:style-name="Table15.A2" office:value-type="string">
            <text:p text:style-name="P3"><text:span text:style-name="T3">Thundering</text:span></text:p>
          </table:table-cell>
          <table:table-cell table:style-name="Table15.A2" office:value-type="string">
            <text:p text:style-name="P14"><text:span text:style-name="T3">+1 bonus</text:span></text:p>
          </table:table-cell>
        </table:table-row>
        <table:table-row table:style-name="Table15.1">
          <table:table-cell table:style-name="Table15.A2" office:value-type="string">
            <text:p text:style-name="P12"><text:span text:style-name="T3">—</text:span></text:p>
          </table:table-cell>
          <table:table-cell table:style-name="Table15.A2" office:value-type="string">
            <text:p text:style-name="P12"><text:span text:style-name="T3">69–71</text:span></text:p>
          </table:table-cell>
          <table:table-cell table:style-name="Table15.A2" office:value-type="string">
            <text:p text:style-name="P12"><text:span text:style-name="T3">30–34</text:span></text:p>
          </table:table-cell>
          <table:table-cell table:style-name="Table15.A2" office:value-type="string">
            <text:p text:style-name="P3"><text:span text:style-name="T3">Anarchic</text:span></text:p>
          </table:table-cell>
          <table:table-cell table:style-name="Table15.A2" office:value-type="string">
            <text:p text:style-name="P14"><text:span text:style-name="T3">+2 bonus</text:span></text:p>
          </table:table-cell>
        </table:table-row>
        <table:table-row table:style-name="Table15.1">
          <table:table-cell table:style-name="Table15.A2" office:value-type="string">
            <text:p text:style-name="P12"><text:span text:style-name="T3">—</text:span></text:p>
          </table:table-cell>
          <table:table-cell table:style-name="Table15.A2" office:value-type="string">
            <text:p text:style-name="P12"><text:span text:style-name="T3">72–74</text:span></text:p>
          </table:table-cell>
          <table:table-cell table:style-name="Table15.A2" office:value-type="string">
            <text:p text:style-name="P12"><text:span text:style-name="T3">35–39</text:span></text:p>
          </table:table-cell>
          <table:table-cell table:style-name="Table15.A2" office:value-type="string">
            <text:p text:style-name="P3"><text:span text:style-name="T3">Axiomatic</text:span></text:p>
          </table:table-cell>
          <table:table-cell table:style-name="Table15.A2" office:value-type="string">
            <text:p text:style-name="P14"><text:span text:style-name="T3">+2 bonus</text:span></text:p>
          </table:table-cell>
        </table:table-row>
        <table:table-row table:style-name="Table15.1">
          <table:table-cell table:style-name="Table15.A2" office:value-type="string">
            <text:p text:style-name="P12"><text:span text:style-name="T3">—</text:span></text:p>
          </table:table-cell>
          <table:table-cell table:style-name="Table15.A2" office:value-type="string">
            <text:p text:style-name="P12"><text:span text:style-name="T3">75–79</text:span></text:p>
          </table:table-cell>
          <table:table-cell table:style-name="Table15.A2" office:value-type="string">
            <text:p text:style-name="P12"><text:span text:style-name="T3">40–49</text:span></text:p>
          </table:table-cell>
          <table:table-cell table:style-name="Table15.A2" office:value-type="string">
            <text:p text:style-name="P3"><text:span text:style-name="T3">Flaming burst</text:span></text:p>
          </table:table-cell>
          <table:table-cell table:style-name="Table15.A2" office:value-type="string">
            <text:p text:style-name="P14"><text:span text:style-name="T3">+2 bonus</text:span></text:p>
          </table:table-cell>
        </table:table-row>
        <table:table-row table:style-name="Table15.1">
          <table:table-cell table:style-name="Table15.A2" office:value-type="string">
            <text:p text:style-name="P12"><text:span text:style-name="T3">—</text:span></text:p>
          </table:table-cell>
          <table:table-cell table:style-name="Table15.A2" office:value-type="string">
            <text:p text:style-name="P12"><text:span text:style-name="T3">80–82</text:span></text:p>
          </table:table-cell>
          <table:table-cell table:style-name="Table15.A2" office:value-type="string">
            <text:p text:style-name="P12"><text:span text:style-name="T3">50–54</text:span></text:p>
          </table:table-cell>
          <table:table-cell table:style-name="Table15.A2" office:value-type="string">
            <text:p text:style-name="P3"><text:span text:style-name="T3">Holy</text:span></text:p>
          </table:table-cell>
          <table:table-cell table:style-name="Table15.A2" office:value-type="string">
            <text:p text:style-name="P14"><text:span text:style-name="T3">+2 bonus</text:span></text:p>
          </table:table-cell>
        </table:table-row>
        <table:table-row table:style-name="Table15.1">
          <table:table-cell table:style-name="Table15.A2" office:value-type="string">
            <text:p text:style-name="P12"><text:span text:style-name="T3">—</text:span></text:p>
          </table:table-cell>
          <table:table-cell table:style-name="Table15.A2" office:value-type="string">
            <text:p text:style-name="P12"><text:span text:style-name="T3">83–87</text:span></text:p>
          </table:table-cell>
          <table:table-cell table:style-name="Table15.A2" office:value-type="string">
            <text:p text:style-name="P12"><text:span text:style-name="T3">55–64</text:span></text:p>
          </table:table-cell>
          <table:table-cell table:style-name="Table15.A2" office:value-type="string">
            <text:p text:style-name="P3"><text:span text:style-name="T3">Icy burst</text:span></text:p>
          </table:table-cell>
          <table:table-cell table:style-name="Table15.A2" office:value-type="string">
            <text:p text:style-name="P14"><text:span text:style-name="T3">+2 bonus</text:span></text:p>
          </table:table-cell>
        </table:table-row>
        <table:table-row table:style-name="Table15.1">
          <table:table-cell table:style-name="Table15.A2" office:value-type="string">
            <text:p text:style-name="P12"><text:span text:style-name="T3">—</text:span></text:p>
          </table:table-cell>
          <table:table-cell table:style-name="Table15.A2" office:value-type="string">
            <text:p text:style-name="P12"><text:span text:style-name="T3">88–92</text:span></text:p>
          </table:table-cell>
          <table:table-cell table:style-name="Table15.A2" office:value-type="string">
            <text:p text:style-name="P12"><text:span text:style-name="T3">65–74</text:span></text:p>
          </table:table-cell>
          <table:table-cell table:style-name="Table15.A2" office:value-type="string">
            <text:p text:style-name="P3"><text:span text:style-name="T3">Shocking burst</text:span></text:p>
          </table:table-cell>
          <table:table-cell table:style-name="Table15.A2" office:value-type="string">
            <text:p text:style-name="P14"><text:span text:style-name="T3">+2 bonus</text:span></text:p>
          </table:table-cell>
        </table:table-row>
        <table:table-row table:style-name="Table15.1">
          <table:table-cell table:style-name="Table15.A2" office:value-type="string">
            <text:p text:style-name="P12"><text:span text:style-name="T3">—</text:span></text:p>
          </table:table-cell>
          <table:table-cell table:style-name="Table15.A2" office:value-type="string">
            <text:p text:style-name="P12"><text:span text:style-name="T3">93–95</text:span></text:p>
          </table:table-cell>
          <table:table-cell table:style-name="Table15.A2" office:value-type="string">
            <text:p text:style-name="P12"><text:span text:style-name="T3">75–79</text:span></text:p>
          </table:table-cell>
          <table:table-cell table:style-name="Table15.A2" office:value-type="string">
            <text:p text:style-name="P3"><text:span text:style-name="T3">Unholy</text:span></text:p>
          </table:table-cell>
          <table:table-cell table:style-name="Table15.A2" office:value-type="string">
            <text:p text:style-name="P14"><text:span text:style-name="T3">+2 bonus</text:span></text:p>
          </table:table-cell>
        </table:table-row>
        <table:table-row table:style-name="Table15.1">
          <table:table-cell table:style-name="Table15.A2" office:value-type="string">
            <text:p text:style-name="P12"><text:span text:style-name="T3">—</text:span></text:p>
          </table:table-cell>
          <table:table-cell table:style-name="Table15.A2" office:value-type="string">
            <text:p text:style-name="P12"><text:span text:style-name="T3">—</text:span></text:p>
          </table:table-cell>
          <table:table-cell table:style-name="Table15.A2" office:value-type="string">
            <text:p text:style-name="P12"><text:span text:style-name="T3">80–84</text:span></text:p>
          </table:table-cell>
          <table:table-cell table:style-name="Table15.A2" office:value-type="string">
            <text:p text:style-name="P3"><text:span text:style-name="T3">Speed</text:span></text:p>
          </table:table-cell>
          <table:table-cell table:style-name="Table15.A2" office:value-type="string">
            <text:p text:style-name="P14"><text:span text:style-name="T3">+3 bonus</text:span></text:p>
          </table:table-cell>
        </table:table-row>
        <table:table-row table:style-name="Table15.1">
          <table:table-cell table:style-name="Table15.A2" office:value-type="string">
            <text:p text:style-name="P12"><text:span text:style-name="T3">—</text:span></text:p>
          </table:table-cell>
          <table:table-cell table:style-name="Table15.A2" office:value-type="string">
            <text:p text:style-name="P12"><text:span text:style-name="T3">—</text:span></text:p>
          </table:table-cell>
          <table:table-cell table:style-name="Table15.A2" office:value-type="string">
            <text:p text:style-name="P12"><text:span text:style-name="T3">85–90</text:span></text:p>
          </table:table-cell>
          <table:table-cell table:style-name="Table15.A2" office:value-type="string">
            <text:p text:style-name="P3"><text:span text:style-name="T3">Brilliant energy</text:span></text:p>
          </table:table-cell>
          <table:table-cell table:style-name="Table15.A2" office:value-type="string">
            <text:p text:style-name="P14"><text:span text:style-name="T3">+4 bonus</text:span></text:p>
          </table:table-cell>
        </table:table-row>
        <table:table-row table:style-name="Table15.1">
          <table:table-cell table:style-name="Table15.A2" office:value-type="string">
            <text:p text:style-name="P12"><text:span text:style-name="T3">100</text:span></text:p>
          </table:table-cell>
          <table:table-cell table:style-name="Table15.A2" office:value-type="string">
            <text:p text:style-name="P12"><text:span text:style-name="T3">96–100</text:span></text:p>
          </table:table-cell>
          <table:table-cell table:style-name="Table15.A2" office:value-type="string">
            <text:p text:style-name="P12"><text:span text:style-name="T3">91–100</text:span></text:p>
          </table:table-cell>
          <table:table-cell table:style-name="Table15.A2" office:value-type="string">
            <text:p text:style-name="P3"><text:span text:style-name="T3">Roll again twice</text:span><text:span text:style-name="T15">2</text:span></text:p>
          </table:table-cell>
          <table:table-cell table:style-name="Table15.A2" office:value-type="string">
            <text:p text:style-name="P14"><text:span text:style-name="T3">—</text:span></text:p>
          </table:table-cell>
        </table:table-row>
        <table:table-row table:style-name="Table15.1">
          <table:table-cell table:style-name="Table15.A2" table:number-columns-spanned="5" office:value-type="string">
            <text:p text:style-name="P4"><text:span text:style-name="T3">1 Add to enhancement bonus on Table: Weapons to determine total market price.</text:span></text:p>
          </table:table-cell>
          <table:covered-table-cell/>
          <table:covered-table-cell/>
          <table:covered-table-cell/>
          <table:covered-table-cell/>
        </table:table-row>
        <table:table-row table:style-name="Table15.1">
          <table:table-cell table:style-name="Table15.A23" table:number-columns-spanned="5" office:value-type="string">
            <text:p text:style-name="P4"><text:span text:style-name="T3">2 Reroll if you get a duplicate special ability, an ability incompatible with an ability that you’ve already rolled, or if the extra ability puts you over the +10 limit. A weapon’s enhancement bonus and special ability bonus equivalents can’t total more than +10.</text:span></text:p>
          </table:table-cell>
          <table:covered-table-cell/>
          <table:covered-table-cell/>
          <table:covered-table-cell/>
          <table:covered-table-cell/>
        </table:table-row>
      </table:table>
      <text:p text:style-name="P8"/>
      <text:p text:style-name="P3"><text:span text:style-name="T9">Weapons for Unusually Sized Creatures:</text:span><text:span text:style-name="T8"> The cost of weapons for creatures who are neither Small nor Medium varies</text:span><text:span text:style-name="T10">. </text:span><text:span text:style-name="T8">The cost of the masterwork quality and any magical enhancement remains the same.</text:span></text:p>
      <text:p text:style-name="P3"><text:span text:style-name="T9">Special Qualities:</text:span><text:span text:style-name="T8"> Roll d%. If the item is a melee weapon, a 01–30 result indicates that the item sheds light, 31–45 indicates that something (a design, inscription, or the like) provides a clue to the weapon’s function, and 46–100 indicates no special qualities. </text:span></text:p>
      <text:p text:style-name="P3"><text:span text:style-name="T8">If the item is a ranged weapon, a 01–15 result indicates that something (a design, inscription, or the like) provides a clue to the weapon’s function, and 16–100 indicates no special qualities.</text:span></text:p>
      <text:p text:style-name="P7"/>
      <text:p text:style-name="P3"><text:span text:style-name="T7">Magic Weapon Special Ability Descriptions</text:span></text:p>
      <text:p text:style-name="P3"><text:span text:style-name="T8">In addition to enhancement bonuses, weapons can have one or more of the special abilities detailed below. A weapon with a special ability must have at least a +1 enhancement bonus.</text:span></text:p>
      <text:p text:style-name="P3"><text:span text:style-name="T9">Anarchic:</text:span><text:span text:style-name="T8"> An anarchic weapon is chaotically aligned and infused with the power of chaos. It makes the weapon chaos-aligned and thus bypasses the corresponding damage reduction. It deals an extra 2d6 points of damage against all of lawful alignment. It bestows one negative level on any lawful creature attempting to wield it. The negative level remains as long as the weapon is in hand and disappears when the weapon is no longer wielded. This negative level never results in actual level loss, but it cannot be overcome in any way (including </text:span><text:span text:style-name="T10">restoration </text:span><text:span text:style-name="T8">spells) while the weapon is wielded. Bows, crossbows, and slings so crafted bestow the chaotic power upon their ammunition.</text:span></text:p>
      <text:p text:style-name="P3"><text:soft-page-break/><text:span text:style-name="T8">Moderate evocation [chaotic]</text:span><text:span text:style-name="T10">; </text:span><text:span text:style-name="T8">CL 7th; Craft Magic Arms and Armor, </text:span><text:span text:style-name="T10">chaos hammer, </text:span><text:span text:style-name="T8">creator must be chaotic; Price +2 bonus.</text:span></text:p>
      <text:p text:style-name="P3"><text:span text:style-name="T9">Axiomatic:</text:span><text:span text:style-name="T8"> An axiomatic weapon is lawfully aligned and infused with the power of law. It makes the weapon law-aligned and thus bypasses the corresponding damage reduction. It deals an extra 2d6 points of damage against all of chaotic alignment. It bestows one negative level on any chaotic creature attempting to wield it. The negative level remains as long as the weapon is in hand and disappears when the weapon is no longer wielded. This negative level never results in actual level loss, but it cannot be overcome in any way (including </text:span><text:span text:style-name="T10">restoration </text:span><text:span text:style-name="T8">spells) while the weapon is wielded. Bows, crossbows, and slings so crafted bestow the lawful power upon their ammunition.</text:span></text:p>
      <text:p text:style-name="P3"><text:span text:style-name="T8">Moderate evocation [lawful]</text:span><text:span text:style-name="T10">; </text:span><text:span text:style-name="T8">CL 7th; Craft Magic Arms and Armor, </text:span><text:span text:style-name="T10">order’s wrath, </text:span><text:span text:style-name="T8">creator must be lawful; Price +2 bonus.</text:span></text:p>
      <text:p text:style-name="P3"><text:span text:style-name="T9">Bane:</text:span><text:span text:style-name="T8"> A bane weapon excels at attacking one type or subtype of creature. Against its designated foe, its effective enhancement bonus is +2 better than its normal enhancement bonus. It deals an extra 2d6 points of damage against the foe. Bows, crossbows, and slings so crafted bestow the bane quality upon their ammunition. To randomly determine a weapon’s designated foe, roll on the following table.</text:span></text:p>
      <table:table table:name="Table16" table:style-name="Table16">
        <table:table-column table:style-name="Table16.A"/>
        <table:table-column table:style-name="Table16.B"/>
        <text:soft-page-break/>
        <table:table-row table:style-name="Table16.1">
          <table:table-cell table:style-name="Table16.A1" office:value-type="string">
            <text:p text:style-name="P13"><text:span text:style-name="T5">d%</text:span></text:p>
          </table:table-cell>
          <table:table-cell table:style-name="Table16.A1" office:value-type="string">
            <text:p text:style-name="P4"><text:span text:style-name="T5">Designated Foe</text:span></text:p>
          </table:table-cell>
        </table:table-row>
        <table:table-row table:style-name="Table16.1">
          <table:table-cell table:style-name="Table16.A2" office:value-type="string">
            <text:p text:style-name="P13"><text:span text:style-name="T3">01–05</text:span></text:p>
          </table:table-cell>
          <table:table-cell table:style-name="Table16.A2" office:value-type="string">
            <text:p text:style-name="P4"><text:span text:style-name="T3">Aberrations</text:span></text:p>
          </table:table-cell>
        </table:table-row>
        <table:table-row table:style-name="Table16.1">
          <table:table-cell table:style-name="Table16.A2" office:value-type="string">
            <text:p text:style-name="P12"><text:span text:style-name="T3">06–09</text:span></text:p>
          </table:table-cell>
          <table:table-cell table:style-name="Table16.A2" office:value-type="string">
            <text:p text:style-name="P3"><text:span text:style-name="T3">Animals</text:span></text:p>
          </table:table-cell>
        </table:table-row>
        <table:table-row table:style-name="Table16.1">
          <table:table-cell table:style-name="Table16.A2" office:value-type="string">
            <text:p text:style-name="P12"><text:span text:style-name="T3">10–16</text:span></text:p>
          </table:table-cell>
          <table:table-cell table:style-name="Table16.A2" office:value-type="string">
            <text:p text:style-name="P3"><text:span text:style-name="T3">Constructs</text:span></text:p>
          </table:table-cell>
        </table:table-row>
        <table:table-row table:style-name="Table16.1">
          <table:table-cell table:style-name="Table16.A2" office:value-type="string">
            <text:p text:style-name="P12"><text:span text:style-name="T3">17–22</text:span></text:p>
          </table:table-cell>
          <table:table-cell table:style-name="Table16.A2" office:value-type="string">
            <text:p text:style-name="P3"><text:span text:style-name="T3">Dragons</text:span></text:p>
          </table:table-cell>
        </table:table-row>
        <table:table-row table:style-name="Table16.1">
          <table:table-cell table:style-name="Table16.A2" office:value-type="string">
            <text:p text:style-name="P12"><text:span text:style-name="T3">23–27</text:span></text:p>
          </table:table-cell>
          <table:table-cell table:style-name="Table16.A2" office:value-type="string">
            <text:p text:style-name="P3"><text:span text:style-name="T3">Elementals</text:span></text:p>
          </table:table-cell>
        </table:table-row>
        <table:table-row table:style-name="Table16.1">
          <table:table-cell table:style-name="Table16.A2" office:value-type="string">
            <text:p text:style-name="P12"><text:span text:style-name="T3">28–32</text:span></text:p>
          </table:table-cell>
          <table:table-cell table:style-name="Table16.A2" office:value-type="string">
            <text:p text:style-name="P3"><text:span text:style-name="T3">Fey</text:span></text:p>
          </table:table-cell>
        </table:table-row>
        <table:table-row table:style-name="Table16.1">
          <table:table-cell table:style-name="Table16.A2" office:value-type="string">
            <text:p text:style-name="P12"><text:span text:style-name="T3">33–39</text:span></text:p>
          </table:table-cell>
          <table:table-cell table:style-name="Table16.A2" office:value-type="string">
            <text:p text:style-name="P3"><text:span text:style-name="T3">Giants</text:span></text:p>
          </table:table-cell>
        </table:table-row>
        <table:table-row table:style-name="Table16.1">
          <table:table-cell table:style-name="Table16.A2" office:value-type="string">
            <text:p text:style-name="P12"><text:span text:style-name="T3">40</text:span></text:p>
          </table:table-cell>
          <table:table-cell table:style-name="Table16.A2" office:value-type="string">
            <text:p text:style-name="P3"><text:span text:style-name="T3">Humanoids, aquatic</text:span></text:p>
          </table:table-cell>
        </table:table-row>
        <table:table-row table:style-name="Table16.1">
          <table:table-cell table:style-name="Table16.A2" office:value-type="string">
            <text:p text:style-name="P12"><text:span text:style-name="T3">41–42</text:span></text:p>
          </table:table-cell>
          <table:table-cell table:style-name="Table16.A2" office:value-type="string">
            <text:p text:style-name="P3"><text:span text:style-name="T3">Humanoids, dwarf</text:span></text:p>
          </table:table-cell>
        </table:table-row>
        <table:table-row table:style-name="Table16.1">
          <table:table-cell table:style-name="Table16.A2" office:value-type="string">
            <text:p text:style-name="P12"><text:span text:style-name="T3">43–44</text:span></text:p>
          </table:table-cell>
          <table:table-cell table:style-name="Table16.A2" office:value-type="string">
            <text:p text:style-name="P3"><text:span text:style-name="T3">Humanoids, elf</text:span></text:p>
          </table:table-cell>
        </table:table-row>
        <table:table-row table:style-name="Table16.1">
          <table:table-cell table:style-name="Table16.A2" office:value-type="string">
            <text:p text:style-name="P12"><text:span text:style-name="T3">45</text:span></text:p>
          </table:table-cell>
          <table:table-cell table:style-name="Table16.A2" office:value-type="string">
            <text:p text:style-name="P3"><text:span text:style-name="T3">Humanoids, gnoll</text:span></text:p>
          </table:table-cell>
        </table:table-row>
        <table:table-row table:style-name="Table16.1">
          <table:table-cell table:style-name="Table16.A2" office:value-type="string">
            <text:p text:style-name="P12"><text:span text:style-name="T3">46</text:span></text:p>
          </table:table-cell>
          <table:table-cell table:style-name="Table16.A2" office:value-type="string">
            <text:p text:style-name="P3"><text:span text:style-name="T3">Humanoids, gnome</text:span></text:p>
          </table:table-cell>
        </table:table-row>
        <table:table-row table:style-name="Table16.1">
          <table:table-cell table:style-name="Table16.A2" office:value-type="string">
            <text:p text:style-name="P12"><text:span text:style-name="T3">47–49</text:span></text:p>
          </table:table-cell>
          <table:table-cell table:style-name="Table16.A2" office:value-type="string">
            <text:p text:style-name="P3"><text:span text:style-name="T3">Humanoids, goblinoid</text:span></text:p>
          </table:table-cell>
        </table:table-row>
        <table:table-row table:style-name="Table16.1">
          <table:table-cell table:style-name="Table16.A2" office:value-type="string">
            <text:p text:style-name="P12"><text:span text:style-name="T3">50</text:span></text:p>
          </table:table-cell>
          <table:table-cell table:style-name="Table16.A2" office:value-type="string">
            <text:p text:style-name="P3"><text:span text:style-name="T3">Humanoids, halfling</text:span></text:p>
          </table:table-cell>
        </table:table-row>
        <table:table-row table:style-name="Table16.1">
          <table:table-cell table:style-name="Table16.A2" office:value-type="string">
            <text:p text:style-name="P12"><text:span text:style-name="T3">51–54</text:span></text:p>
          </table:table-cell>
          <table:table-cell table:style-name="Table16.A2" office:value-type="string">
            <text:p text:style-name="P3"><text:span text:style-name="T3">Humanoids, human</text:span></text:p>
          </table:table-cell>
        </table:table-row>
        <table:table-row table:style-name="Table16.1">
          <table:table-cell table:style-name="Table16.A2" office:value-type="string">
            <text:p text:style-name="P12"><text:span text:style-name="T3">55–57</text:span></text:p>
          </table:table-cell>
          <table:table-cell table:style-name="Table16.A2" office:value-type="string">
            <text:p text:style-name="P3"><text:span text:style-name="T3">Humanoids, reptilian</text:span></text:p>
          </table:table-cell>
        </table:table-row>
        <table:table-row table:style-name="Table16.1">
          <table:table-cell table:style-name="Table16.A2" office:value-type="string">
            <text:p text:style-name="P12"><text:span text:style-name="T3">58–60</text:span></text:p>
          </table:table-cell>
          <table:table-cell table:style-name="Table16.A2" office:value-type="string">
            <text:p text:style-name="P3"><text:span text:style-name="T3">Humanoids, orc</text:span></text:p>
          </table:table-cell>
        </table:table-row>
        <table:table-row table:style-name="Table16.1">
          <table:table-cell table:style-name="Table16.A2" office:value-type="string">
            <text:p text:style-name="P12"><text:span text:style-name="T3">61–65</text:span></text:p>
          </table:table-cell>
          <table:table-cell table:style-name="Table16.A2" office:value-type="string">
            <text:p text:style-name="P3"><text:span text:style-name="T3">Magical beasts</text:span></text:p>
          </table:table-cell>
        </table:table-row>
        <table:table-row table:style-name="Table16.1">
          <table:table-cell table:style-name="Table16.A2" office:value-type="string">
            <text:p text:style-name="P12"><text:span text:style-name="T3">66–70</text:span></text:p>
          </table:table-cell>
          <table:table-cell table:style-name="Table16.A2" office:value-type="string">
            <text:p text:style-name="P3"><text:span text:style-name="T3">Monstrous humanoids</text:span></text:p>
          </table:table-cell>
        </table:table-row>
        <table:table-row table:style-name="Table16.1">
          <table:table-cell table:style-name="Table16.A2" office:value-type="string">
            <text:p text:style-name="P12"><text:span text:style-name="T3">71–72</text:span></text:p>
          </table:table-cell>
          <table:table-cell table:style-name="Table16.A2" office:value-type="string">
            <text:p text:style-name="P3"><text:span text:style-name="T3">Oozes</text:span></text:p>
          </table:table-cell>
        </table:table-row>
        <table:table-row table:style-name="Table16.1">
          <table:table-cell table:style-name="Table16.A2" office:value-type="string">
            <text:p text:style-name="P12"><text:span text:style-name="T3">73</text:span></text:p>
          </table:table-cell>
          <table:table-cell table:style-name="Table16.A2" office:value-type="string">
            <text:p text:style-name="P3"><text:span text:style-name="T3">Outsiders, air</text:span></text:p>
          </table:table-cell>
        </table:table-row>
        <table:table-row table:style-name="Table16.1">
          <table:table-cell table:style-name="Table16.A2" office:value-type="string">
            <text:p text:style-name="P12"><text:span text:style-name="T3">74–76</text:span></text:p>
          </table:table-cell>
          <table:table-cell table:style-name="Table16.A2" office:value-type="string">
            <text:p text:style-name="P3"><text:span text:style-name="T3">Outsiders, chaotic</text:span></text:p>
          </table:table-cell>
        </table:table-row>
        <table:table-row table:style-name="Table16.1">
          <table:table-cell table:style-name="Table16.A2" office:value-type="string">
            <text:p text:style-name="P12"><text:span text:style-name="T3">77</text:span></text:p>
          </table:table-cell>
          <table:table-cell table:style-name="Table16.A2" office:value-type="string">
            <text:p text:style-name="P3"><text:span text:style-name="T3">Outsiders, earth</text:span></text:p>
          </table:table-cell>
        </table:table-row>
        <table:table-row table:style-name="Table16.1">
          <table:table-cell table:style-name="Table16.A2" office:value-type="string">
            <text:p text:style-name="P12"><text:span text:style-name="T3">78–80</text:span></text:p>
          </table:table-cell>
          <table:table-cell table:style-name="Table16.A2" office:value-type="string">
            <text:p text:style-name="P3"><text:span text:style-name="T3">Outsiders, evil</text:span></text:p>
          </table:table-cell>
        </table:table-row>
        <table:table-row table:style-name="Table16.1">
          <table:table-cell table:style-name="Table16.A2" office:value-type="string">
            <text:p text:style-name="P12"><text:span text:style-name="T3">81</text:span></text:p>
          </table:table-cell>
          <table:table-cell table:style-name="Table16.A2" office:value-type="string">
            <text:p text:style-name="P3"><text:span text:style-name="T3">Outsiders, fire</text:span></text:p>
          </table:table-cell>
        </table:table-row>
        <table:table-row table:style-name="Table16.1">
          <table:table-cell table:style-name="Table16.A2" office:value-type="string">
            <text:p text:style-name="P12"><text:span text:style-name="T3">82–84</text:span></text:p>
          </table:table-cell>
          <table:table-cell table:style-name="Table16.A2" office:value-type="string">
            <text:p text:style-name="P3"><text:span text:style-name="T3">Outsiders, good</text:span></text:p>
          </table:table-cell>
        </table:table-row>
        <table:table-row table:style-name="Table16.1">
          <table:table-cell table:style-name="Table16.A2" office:value-type="string">
            <text:p text:style-name="P12"><text:span text:style-name="T3">85–87</text:span></text:p>
          </table:table-cell>
          <table:table-cell table:style-name="Table16.A2" office:value-type="string">
            <text:p text:style-name="P3"><text:span text:style-name="T3">Outsiders, lawful</text:span></text:p>
          </table:table-cell>
        </table:table-row>
        <table:table-row table:style-name="Table16.1">
          <table:table-cell table:style-name="Table16.A2" office:value-type="string">
            <text:p text:style-name="P12"><text:span text:style-name="T3">88</text:span></text:p>
          </table:table-cell>
          <table:table-cell table:style-name="Table16.A2" office:value-type="string">
            <text:p text:style-name="P3"><text:span text:style-name="T3">Outsiders, water</text:span></text:p>
          </table:table-cell>
        </table:table-row>
        <table:table-row table:style-name="Table16.1">
          <table:table-cell table:style-name="Table16.A2" office:value-type="string">
            <text:p text:style-name="P12"><text:span text:style-name="T3">89–90</text:span></text:p>
          </table:table-cell>
          <table:table-cell table:style-name="Table16.A2" office:value-type="string">
            <text:p text:style-name="P3"><text:span text:style-name="T3">Plants</text:span></text:p>
          </table:table-cell>
        </table:table-row>
        <table:table-row table:style-name="Table16.1">
          <table:table-cell table:style-name="Table16.A2" office:value-type="string">
            <text:p text:style-name="P12"><text:span text:style-name="T3">91–98</text:span></text:p>
          </table:table-cell>
          <table:table-cell table:style-name="Table16.A2" office:value-type="string">
            <text:p text:style-name="P3"><text:span text:style-name="T3">Undead</text:span></text:p>
          </table:table-cell>
        </table:table-row>
        <table:table-row table:style-name="Table16.1">
          <table:table-cell table:style-name="Table16.A32" office:value-type="string">
            <text:p text:style-name="P13"><text:span text:style-name="T3">99–100</text:span></text:p>
          </table:table-cell>
          <table:table-cell table:style-name="Table16.A32" office:value-type="string">
            <text:p text:style-name="P4"><text:span text:style-name="T3">Vermin</text:span></text:p>
          </table:table-cell>
        </table:table-row>
      </table:table>
      <text:p text:style-name="P3"><text:span text:style-name="T8">Moderate conjuration; CL 8th; Craft Magic Arms and Armor, </text:span><text:span text:style-name="T10">summon monster I</text:span><text:span text:style-name="T8">; Price +1 bonus.</text:span></text:p>
      <text:p text:style-name="P3"><text:span text:style-name="T9">Brilliant Energy: </text:span><text:span text:style-name="T8">A brilliant energy weapon has its significant portion transformed into light, although this does not modify the item’s weight. It always gives off light as a torch (20-foot radius). A brilliant energy weapon ignores nonliving matter. Armor and shield bonuses to AC (including any enhancement bonuses to that armor) do not count against it because the weapon passes through armor. (Dexterity, deflection, dodge, natural armor, and other such bonuses still apply.) A brilliant energy weapon cannot harm undead, constructs, and objects. This property can only be applied to melee weapons, thrown weapons, and ammunition.</text:span></text:p>
      <text:p text:style-name="P3"><text:span text:style-name="T8">Strong transmutation</text:span><text:span text:style-name="T10">; </text:span><text:span text:style-name="T8">CL 16th; Craft Magic Arms and Armor, </text:span><text:span text:style-name="T10">gaseous form, continual flame; </text:span><text:span text:style-name="T8">Price +4 bonus.</text:span></text:p>
      <text:p text:style-name="P3"><text:span text:style-name="T9">Dancing: </text:span><text:span text:style-name="T8">As a standard action, a dancing weapon can be loosed to attack on its own. It fights for 4 rounds using the base attack bonus of the one who loosed it and then drops. While dancing, it cannot make attacks of opportunity, and the person who activated it is not considered armed with the weapon. In all other respects, it is considered wielded or attended by the creature for all maneuvers and effects that target items. While dancing, it takes up the same space as the activating character and can attack adjacent foes (weapons with reach can attack opponents up to 10 feet away). The dancing weapon accompanies the person who activated it everywhere, whether she moves by physical or magical means. If the wielder who loosed it has an unoccupied hand, she can grasp it while it is attacking on its own as a free action; when so retrieved the weapon can’t dance (attack on its own) again for 4 rounds.</text:span></text:p>
      <text:p text:style-name="P3"><text:span text:style-name="T8">Strong transmutation</text:span><text:span text:style-name="T10">; </text:span><text:span text:style-name="T8">CL 15th; Craft Magic Arms and Armor, </text:span><text:span text:style-name="T10">animate objects; </text:span><text:span text:style-name="T8">Price +4 bonus.</text:span></text:p>
      <text:p text:style-name="P3"><text:span text:style-name="T9">Defending:</text:span><text:span text:style-name="T8"> A defending weapon allows the wielder to transfer some or all of the sword’s enhancement bonus to his AC as a bonus that stacks with all others. As a free action, the wielder chooses how to allocate the weapon’s enhancement bonus at the start of his turn before using the weapon, and the effect to AC lasts until his next turn.</text:span></text:p>
      <text:p text:style-name="P3"><text:span text:style-name="T8">Moderate abjuration</text:span><text:span text:style-name="T10">; </text:span><text:span text:style-name="T8">CL 8th; Craft Magic Arms and Armor, </text:span><text:span text:style-name="T10">shield </text:span><text:span text:style-name="T8">or </text:span><text:span text:style-name="T10">shield of faith; </text:span><text:span text:style-name="T8">Price +1 bonus.</text:span></text:p>
      <text:p text:style-name="P3"><text:span text:style-name="T9">Disruption:</text:span><text:span text:style-name="T8"> A weapon of disruption is the bane of all undead. Any undead creature struck in combat must succeed on a DC 14 Will save or be destroyed. A weapon of disruption must be a bludgeoning weapon. (If you roll this property randomly for a piercing or slashing weapon, reroll.)</text:span></text:p>
      <text:p text:style-name="P3"><text:span text:style-name="T8">Strong conjuration; CL 14th; Craft Magic Arms and Armor, </text:span><text:span text:style-name="T10">heal; </text:span><text:span text:style-name="T8">Price +2 bonus.</text:span></text:p>
      <text:p text:style-name="P3"><text:span text:style-name="T9">Distance: </text:span><text:span text:style-name="T8">This property can only be placed on a ranged weapon. A weapon of distance has double the range increment of other weapons of its kind.</text:span></text:p>
      <text:p text:style-name="P3"><text:span text:style-name="T8">Moderate divination; CL 6th; Craft Magic Arms and Armor, </text:span><text:span text:style-name="T10">clairaudience/clairvoyance; </text:span><text:span text:style-name="T8">Price +1 bonus.</text:span></text:p>
      <text:p text:style-name="P3"><text:span text:style-name="T9">Flaming: </text:span><text:span text:style-name="T8">Upon command, a flaming weapon is sheathed in fire. The fire does not harm the wielder. The effect remains until another command is given. A flaming weapon deals an extra 1d6 points of fire damage on a successful hit. Bows, crossbows, and slings so crafted bestow the fire energy upon their ammunition.</text:span></text:p>
      <text:p text:style-name="P3"><text:span text:style-name="T8">Moderate evocation</text:span><text:span text:style-name="T10">; </text:span><text:span text:style-name="T8">CL 10th; Craft Magic Arms and Armor and </text:span><text:span text:style-name="T10">flame blade, flame strike, </text:span><text:span text:style-name="T8">or </text:span><text:span text:style-name="T10">fireball; </text:span><text:span text:style-name="T8">Price +1 bonus.</text:span></text:p>
      <text:p text:style-name="P3"><text:span text:style-name="T9">Flaming Burst: </text:span><text:span text:style-name="T8">A flaming burst weapon functions as a flaming weapon that also explodes with flame upon striking a successful critical hit. The fire does not harm the wielder. In addition to the extra fire damage from the flaming ability (see above), a flaming burst weapon deals an extra 1d10 points of fire damage on a successful critical hit. If the weapon’s critical multiplier is x3, add an extra 2d10 points of fire damage instead, and if the multiplier is x4, add an extra 3d10 points of fire damage. Bows, crossbows, and slings so crafted bestow the fire energy upon their ammunition.</text:span></text:p>
      <text:p text:style-name="P3"><text:span text:style-name="T8">Even if the flaming ability is not active, the weapon still deals its extra fire damage on a successful critical hit.</text:span></text:p>
      <text:p text:style-name="P3"><text:span text:style-name="T8">Strong evocation</text:span><text:span text:style-name="T10">; </text:span><text:span text:style-name="T8">CL 12th; Craft Magic Arms and Armor and </text:span><text:span text:style-name="T10">flame blade, flame strike, </text:span><text:span text:style-name="T8">or </text:span><text:span text:style-name="T10">fireball; </text:span><text:span text:style-name="T8">Price +2 bonus.</text:span></text:p>
      <text:p text:style-name="P3"><text:span text:style-name="T9">Frost:</text:span><text:span text:style-name="T8"> Upon command, a frost weapon is sheathed in icy cold. The cold does not harm the wielder. The effect remains until another command is given. A frost weapon deals an extra 1d6 points of cold damage on a successful hit. Bows, crossbows, and slings so crafted bestow the cold energy upon their ammunition.</text:span></text:p>
      <text:p text:style-name="P3"><text:span text:style-name="T8">Moderate evocation</text:span><text:span text:style-name="T10">; </text:span><text:span text:style-name="T8">CL 8th; Craft Magic Arms and Armor, </text:span><text:span text:style-name="T10">chill metal </text:span><text:span text:style-name="T8">or </text:span><text:span text:style-name="T10">ice storm; </text:span><text:span text:style-name="T8">Price +1 bonus.</text:span></text:p>
      <text:p text:style-name="P3"><text:span text:style-name="T9">Ghost Touch:</text:span><text:span text:style-name="T8"> A ghost touch weapon deals damage normally against incorporeal creatures, regardless of its bonus. (An incorporeal creature’s 50% chance to avoid damage does not apply to attacks with ghost touch weapons.) The weapon can be picked up and moved by an incorporeal creature at any time. A manifesting ghost can wield the weapon against corporeal foes. Essentially, a ghost touch weapon counts as either corporeal or incorporeal at any given time, whichever is more beneficial to the wielder.</text:span></text:p>
      <text:p text:style-name="P3"><text:span text:style-name="T8">Moderate conjuration; CL 9th; Craft Magic Arms and Armor, </text:span><text:span text:style-name="T10">plane shift; </text:span><text:span text:style-name="T8">Price +1 bonus.</text:span></text:p>
      <text:p text:style-name="P3"><text:span text:style-name="T9">Holy:</text:span><text:span text:style-name="T8"> A holy weapon is imbued with holy power. This power makes the weapon good-aligned and thus bypasses the corresponding damage reduction. It deals an extra 2d6 points of damage against all of evil alignment. It bestows one negative level on any evil creature attempting to wield it. The negative level remains as long as the weapon is in hand and disappears when the weapon is no longer wielded. This negative level never results in actual level loss, but it cannot be overcome in any way (including </text:span><text:span text:style-name="T10">restoration </text:span><text:span text:style-name="T8">spells) while the weapon is wielded. Bows, crossbows, and slings so crafted bestow the holy power upon their ammunition.</text:span></text:p>
      <text:p text:style-name="P3"><text:span text:style-name="T8">Moderate evocation [good]; CL 7th; Craft Magic Arms and Armor, </text:span><text:span text:style-name="T10">holy smite, </text:span><text:span text:style-name="T8">creator must be good; Price +2 bonus.</text:span></text:p>
      <text:p text:style-name="P3"><text:span text:style-name="T9">Icy Burst:</text:span><text:span text:style-name="T8"> An icy burst weapon functions as a frost weapon that also explodes with frost upon striking a successful critical hit. The frost does not harm the wielder. In addition to the extra damage from the frost ability, an icy burst weapon deals an extra 1d10 points of cold damage on a successful critical hit. If the weapon’s critical multiplier is x3, add an extra 2d10 points of cold damage instead, and if the multiplier is x4, add an extra 3d10 points. Bows, crossbows, and slings so crafted bestow the cold energy upon their ammunition. </text:span></text:p>
      <text:p text:style-name="P3"><text:span text:style-name="T8">Even if the frost ability is not active, the weapon still deals its extra cold damage on a successful critical hit.</text:span></text:p>
      <text:p text:style-name="P3"><text:span text:style-name="T8">Moderate evocation</text:span><text:span text:style-name="T10">; </text:span><text:span text:style-name="T8">CL 10th; Craft Magic Arms and Armor, </text:span><text:span text:style-name="T10">chill metal </text:span><text:span text:style-name="T8">or </text:span><text:span text:style-name="T10">ice storm; </text:span><text:span text:style-name="T8">Price +2 bonus.</text:span></text:p>
      <text:p text:style-name="P3"><text:span text:style-name="T9">Keen:</text:span><text:span text:style-name="T8"> This ability doubles the threat range of a weapon. Only piercing or slashing weapons can be keen. (If you roll this property randomly for an inappropriate weapon, reroll.) This benefit doesn’t stack with any other effect that expands the threat range of a weapon (such as the </text:span><text:span text:style-name="T10">keen edge </text:span><text:span text:style-name="T8">spell or the Improved Critical feat).</text:span></text:p>
      <text:p text:style-name="P3"><text:span text:style-name="T8">Moderate transmutation</text:span><text:span text:style-name="T10">; </text:span><text:span text:style-name="T8">CL 10th; Craft Magic Arms and Armor, </text:span><text:span text:style-name="T10">keen edge; </text:span><text:span text:style-name="T8">Price +1 bonus.</text:span></text:p>
      <text:p text:style-name="P3"><text:span text:style-name="T11">Ki </text:span><text:span text:style-name="T9">Focus:</text:span><text:span text:style-name="T8"> The magic weapon serves as a channel for the wielder’s </text:span><text:span text:style-name="T10">ki</text:span><text:span text:style-name="T8">, allowing her to use her special </text:span><text:span text:style-name="T10">ki </text:span><text:span text:style-name="T8">attacks through the weapon as if they were unarmed attacks. These attacks include the monk’s stunning attack, </text:span><text:span text:style-name="T10">ki </text:span><text:span text:style-name="T8">strike, and quivering palm, as well as the Stunning Fist feat. Only melee weapons can have the </text:span><text:span text:style-name="T10">ki </text:span><text:span text:style-name="T8">focus ability.</text:span></text:p>
      <text:p text:style-name="P3"><text:span text:style-name="T8">Moderate transmutation; CL 8th; Craft Magic Arms and Armor, creator must be a monk; Price +1 bonus.</text:span></text:p>
      <text:p text:style-name="P3"><text:span text:style-name="T9">Merciful: </text:span><text:span text:style-name="T8">The weapon deals an extra 1d6 points of damage, and all damage it deals is nonlethal damage. On command, the weapon suppresses this ability until commanded to resume it. Bows, crossbows, and slings so crafted bestow the merciful effect upon their ammunition.</text:span></text:p>
      <text:p text:style-name="P3"><text:span text:style-name="T8">Faint conjuration; CL 5th; Craft Magic Arms and Armor, </text:span><text:span text:style-name="T10">cure light wounds</text:span><text:span text:style-name="T8">; Price +1 bonus.</text:span></text:p>
      <text:p text:style-name="P3"><text:span text:style-name="T9">Mighty Cleaving:</text:span><text:span text:style-name="T8"> A mighty cleaving weapon allows a wielder with the Cleave feat to make one additional cleave attempt in a round.</text:span></text:p>
      <text:p text:style-name="P3"><text:soft-page-break/><text:span text:style-name="T8">Moderate evocation</text:span><text:span text:style-name="T10">; </text:span><text:span text:style-name="T8">CL 8th; Craft Magic Arms and Armor, </text:span><text:span text:style-name="T10">divine power; </text:span><text:span text:style-name="T8">Price +1 bonus.</text:span></text:p>
      <text:p text:style-name="P3"><text:span text:style-name="T9">Returning:</text:span><text:span text:style-name="T8"> This special ability can only be placed on a weapon that can be thrown. A returning weapon flies through the air back to the creature that threw it. It returns to the thrower just before the creature’s next turn (and is therefore ready to use again in that turn).</text:span></text:p>
      <text:p text:style-name="P3"><text:span text:style-name="T8">Catching a returning weapon when it comes back is a free action. If the character can’t catch it, or if the character has moved since throwing it, the weapon drops to the ground in the square from which it was thrown.</text:span></text:p>
      <text:p text:style-name="P3"><text:span text:style-name="T8">Moderate transmutation</text:span><text:span text:style-name="T10">; </text:span><text:span text:style-name="T8">CL 7th; Craft Magic Arms and Armor, </text:span><text:span text:style-name="T10">telekinesis; </text:span><text:span text:style-name="T8">Price +1 bonus.</text:span></text:p>
      <text:p text:style-name="P3"><text:span text:style-name="T9">Seeking:</text:span><text:span text:style-name="T8"> Only ranged weapons can have the seeking ability. The weapon veers toward its target, negating any miss chances that would otherwise apply, such as from concealment. (The wielder still has to aim the weapon at the right square. Arrows mistakenly shot into an empty space, for example, do not veer and hit invisible enemies, even if they are nearby.)</text:span></text:p>
      <text:p text:style-name="P3"><text:span text:style-name="T8">Strong divination; CL 12th; Craft Magic Arms and Armor, </text:span><text:span text:style-name="T10">true seeing</text:span><text:span text:style-name="T8">; Price +1 bonus.</text:span></text:p>
      <text:p text:style-name="P3"><text:span text:style-name="T9">Shock:</text:span><text:span text:style-name="T8"> Upon command, a shock weapon is sheathed in crackling electricity. The electricity does not harm the wielder. The effect remains until another command is given. A shock weapon deals an extra 1d6 points of electricity damage on a successful hit. Bows, crossbows, and slings so crafted bestow the electricity energy upon their ammunition.</text:span></text:p>
      <text:p text:style-name="P3"><text:span text:style-name="T8">Moderate evocation</text:span><text:span text:style-name="T10">; </text:span><text:span text:style-name="T8">CL 8th; Craft Magic Arms and Armor, </text:span><text:span text:style-name="T10">call lightning </text:span><text:span text:style-name="T8">or </text:span><text:span text:style-name="T10">lightning bolt; </text:span><text:span text:style-name="T8">Price +1 bonus.</text:span></text:p>
      <text:p text:style-name="P3"><text:span text:style-name="T9">Shocking Burst:</text:span><text:span text:style-name="T8"> A shocking burst weapon functions as a shock weapon that also explodes with electricity upon striking a successful critical hit. The electricity does not harm the wielder. In addition to the extra electricity damage from the shock ability, a shocking burst weapon deals an extra 1d10 points of electricity damage on a successful critical hit. If the weapon’s critical multiplier is x3, add an extra 2d10 points of electricity damage instead, and if the multiplier is x4, add an extra 3d10 points. Bows, crossbows, and slings so crafted bestow the electricity energy upon their ammunition.</text:span></text:p>
      <text:p text:style-name="P3"><text:span text:style-name="T8">Even if the shock ability is not active, the weapon still deals its extra electricity damage on a successful critical hit.</text:span></text:p>
      <text:p text:style-name="P3"><text:span text:style-name="T8">Moderate evocation</text:span><text:span text:style-name="T10">; </text:span><text:span text:style-name="T8">CL 10th; Craft Magic Arms and Armor, </text:span><text:span text:style-name="T10">call lightning </text:span><text:span text:style-name="T8">or </text:span><text:span text:style-name="T10">lightning bolt; </text:span><text:span text:style-name="T8">Price +2 bonus.</text:span></text:p>
      <text:p text:style-name="P3"><text:span text:style-name="T9">Speed: </text:span><text:span text:style-name="T8">When making a full attack action, the wielder of a speed weapon may make one extra attack with it. The attack uses the wielder’s full base attack bonus, plus any modifiers appropriate to the situation. (This benefit is not cumulative with similar effects, such as a </text:span><text:span text:style-name="T10">haste </text:span><text:span text:style-name="T8">spell.)</text:span></text:p>
      <text:p text:style-name="P3"><text:span text:style-name="T8">Moderate transmutation</text:span><text:span text:style-name="T10">; </text:span><text:span text:style-name="T8">CL 7th; Craft Magic Arms and Armor, </text:span><text:span text:style-name="T10">haste; </text:span><text:span text:style-name="T8">Price +3 bonus.</text:span></text:p>
      <text:p text:style-name="P3"><text:span text:style-name="T9">Spell Storing:</text:span><text:span text:style-name="T8"> A spell storing weapon allows a spellcaster to store a single targeted spell of up to 3rd level in the weapon. (The spell must have a casting time of 1 standard action.) Any time the weapon strikes a creature and the creature takes damage from it, the weapon can immediately cast the spell on that creature as a free action if the wielder desires. (This special ability is an exception to the general rule that casting a spell from an item takes at least as long as casting that spell normally.) Once the spell has been cast from the weapon, a spellcaster can cast any other targeted spell of up to 3rd level into it. The weapon magically imparts to the wielder the name of the spell currently stored within it. A randomly rolled spell storing weapon has a 50% chance to have a spell stored in it already.</text:span></text:p>
      <text:p text:style-name="P3"><text:span text:style-name="T8">Strong evocation (plus aura of stored spell)</text:span><text:span text:style-name="T10">; </text:span><text:span text:style-name="T8">CL 12th; Craft Magic Arms and Armor, creator must be a caster of at least 12th level; Price +1 bonus.</text:span></text:p>
      <text:p text:style-name="P3"><text:span text:style-name="T9">Thundering:</text:span><text:span text:style-name="T8"> A thundering weapon creates a cacophonous roar like thunder upon striking a successful critical hit. The sonic energy does not harm the wielder. A thundering weapon deals an extra 1d8 points of sonic damage on a successful critical hit. If the weapon’s critical multiplier is x3, add an extra 2d8 points of sonic damage instead, and if the multiplier is x4, add an extra 3d8 points of sonic damage. Bows, crossbows, and slings so crafted bestow the sonic energy upon their ammunition. Subjects dealt a critical hit by a thundering weapon must make a DC 14 Fortitude save or be deafened permanently.</text:span></text:p>
      <text:p text:style-name="P3"><text:span text:style-name="T8">Faint necromancy</text:span><text:span text:style-name="T10">; </text:span><text:span text:style-name="T8">CL 5th; Craft Magic Arms and Armor, </text:span><text:span text:style-name="T10">blindness/deafness; </text:span><text:span text:style-name="T8">Price +1 bonus.</text:span></text:p>
      <text:p text:style-name="P3"><text:span text:style-name="T9">Throwing: </text:span><text:span text:style-name="T8">This ability can only be placed on a melee weapon. A melee weapon crafted with this ability gains a range increment of 10 feet and can be thrown by a wielder proficient in its normal use.</text:span></text:p>
      <text:p text:style-name="P3"><text:span text:style-name="T8">Faint transmutation</text:span><text:span text:style-name="T10">; </text:span><text:span text:style-name="T8">CL 5th; Craft Magic Arms and Armor, </text:span><text:span text:style-name="T10">magic stone; </text:span><text:span text:style-name="T8">Price +1 bonus.</text:span></text:p>
      <text:p text:style-name="P3"><text:span text:style-name="T9">Unholy:</text:span><text:span text:style-name="T8"> An unholy weapon is imbued with unholy power. This power makes the weapon evil-aligned and thus bypasses the corresponding damage reduction. It deals an extra 2d6 points of damage against all of good alignment. It bestows one negative level on any good creature attempting to wield it. The negative level remains as long as the weapon is in hand and disappears when the weapon is no longer wielded. This negative level never results in actual level loss, but it cannot be overcome in any way (including </text:span><text:span text:style-name="T10">restoration </text:span><text:span text:style-name="T8">spells) while the weapon is wielded. Bows, crossbows, and slings so crafted bestow the unholy power upon their ammunition.</text:span></text:p>
      <text:p text:style-name="P3"><text:span text:style-name="T8">Moderate evocation [evil]</text:span><text:span text:style-name="T10">; </text:span><text:span text:style-name="T8">CL 7th; Craft Magic Arms and Armor, </text:span><text:span text:style-name="T10">unholy blight, </text:span><text:span text:style-name="T8">creator must be evil; Price +2 bonus.</text:span></text:p>
      <text:p text:style-name="P3"><text:span text:style-name="T9">Vicious:</text:span><text:span text:style-name="T8"> When a vicious weapon strikes an opponent, it creates a flash of disruptive energy that resonates between the opponent and the wielder. This energy deals an extra 2d6 points of damage to the opponent and 1d6 points of damage to the wielder. Only melee weapons can be vicious.</text:span></text:p>
      <text:p text:style-name="P3"><text:span text:style-name="T8">Moderate necromancy; CL 9th; Craft Magic Arms and Armor, </text:span><text:span text:style-name="T10">enervation</text:span><text:span text:style-name="T8">; Price +1 bonus.</text:span></text:p>
      <text:p text:style-name="P3"><text:span text:style-name="T9">Vorpal:</text:span><text:span text:style-name="T8"> This potent and feared ability allows the weapon to sever the heads of those it strikes. Upon a roll of natural 20 (followed by a successful roll to confirm the critical hit), the weapon severs the opponent’s head (if it has one) from its body. Some creatures, such as many aberrations and all oozes, have no heads. Others, such as golems and undead creatures other than vampires, are not affected by the loss of their heads. Most other creatures, however, die when their heads are cut off. A vorpal weapon must be a slashing weapon. (If you roll this property randomly for an inappropriate weapon, reroll.)</text:span></text:p>
      <text:p text:style-name="P3"><text:span text:style-name="T8">Strong necromancy and transmutation</text:span><text:span text:style-name="T10">; </text:span><text:span text:style-name="T8">CL 18th; Craft Magic Arms and Armor</text:span><text:span text:style-name="T10">, circle of death</text:span><text:span text:style-name="T8">, </text:span><text:span text:style-name="T10">keen edge; </text:span><text:span text:style-name="T8">Price +5 bonus.</text:span></text:p>
      <text:p text:style-name="P3"><text:span text:style-name="T9">Wounding:</text:span><text:span text:style-name="T8"> A wounding weapon deals 1 point of Constitution damage from blood loss when it hits a creature. A critical hit does not multiply the Constitution damage. Creatures immune to critical hits (such as plants and constructs) are immune to the Constitution damage dealt by this weapon.</text:span></text:p>
      <text:p text:style-name="P3"><text:span text:style-name="T8">Moderate evocation; CL 10th; Craft Magic Arms and Armor, </text:span><text:span text:style-name="T10">mage’s sword; </text:span><text:span text:style-name="T8">Price +2 bonus.</text:span></text:p>
      <text:p text:style-name="P7"/>
      <table:table table:name="Table17" table:style-name="Table17">
        <table:table-column table:style-name="Table17.A"/>
        <table:table-column table:style-name="Table17.B"/>
        <table:table-column table:style-name="Table17.C"/>
        <table:table-column table:style-name="Table17.D"/>
        <table:table-column table:style-name="Table17.E"/>
        <table:table-row table:style-name="Table17.1">
          <table:table-cell table:style-name="Table17.A1" table:number-columns-spanned="5" office:value-type="string">
            <text:h text:style-name="P19" text:outline-level="1"><text:span text:style-name="T3">Table: Specific Weapons</text:span></text:h>
          </table:table-cell>
          <table:covered-table-cell/>
          <table:covered-table-cell/>
          <table:covered-table-cell/>
          <table:covered-table-cell/>
        </table:table-row>
        <table:table-row table:style-name="Table17.1">
          <table:table-cell table:style-name="Table17.A2" office:value-type="string">
            <text:p text:style-name="P11"><text:span text:style-name="T12">Minor</text:span></text:p>
          </table:table-cell>
          <table:table-cell table:style-name="Table17.A2" office:value-type="string">
            <text:p text:style-name="P11"><text:span text:style-name="T12">Medium</text:span></text:p>
          </table:table-cell>
          <table:table-cell table:style-name="Table17.A2" office:value-type="string">
            <text:p text:style-name="P11"><text:span text:style-name="T12">Major</text:span></text:p>
          </table:table-cell>
          <table:table-cell table:style-name="Table17.A2" office:value-type="string">
            <text:p text:style-name="P10"><text:span text:style-name="T12">Specific Weapon</text:span></text:p>
          </table:table-cell>
          <table:table-cell table:style-name="Table17.A2" office:value-type="string">
            <text:h text:style-name="P21" text:outline-level="3"><text:span text:style-name="T1">Market Price</text:span></text:h>
          </table:table-cell>
        </table:table-row>
        <table:table-row table:style-name="Table17.1">
          <table:table-cell table:style-name="Table17.A2" office:value-type="string">
            <text:p text:style-name="P12"><text:span text:style-name="T3">01–15</text:span></text:p>
          </table:table-cell>
          <table:table-cell table:style-name="Table17.A2" office:value-type="string">
            <text:p text:style-name="P12"><text:span text:style-name="T3">—</text:span></text:p>
          </table:table-cell>
          <table:table-cell table:style-name="Table17.A2" office:value-type="string">
            <text:p text:style-name="P12"><text:span text:style-name="T3">—</text:span></text:p>
          </table:table-cell>
          <table:table-cell table:style-name="Table17.A2" office:value-type="string">
            <text:p text:style-name="P3"><text:span text:style-name="T4">Sleep arrow</text:span></text:p>
          </table:table-cell>
          <table:table-cell table:style-name="Table17.A2" office:value-type="string">
            <text:p text:style-name="P14"><text:span text:style-name="T3">132 gp</text:span></text:p>
          </table:table-cell>
        </table:table-row>
        <table:table-row table:style-name="Table17.1">
          <table:table-cell table:style-name="Table17.A2" office:value-type="string">
            <text:p text:style-name="P12"><text:span text:style-name="T3">16–25</text:span></text:p>
          </table:table-cell>
          <table:table-cell table:style-name="Table17.A2" office:value-type="string">
            <text:p text:style-name="P12"><text:span text:style-name="T3">—</text:span></text:p>
          </table:table-cell>
          <table:table-cell table:style-name="Table17.A2" office:value-type="string">
            <text:p text:style-name="P12"><text:span text:style-name="T3">—</text:span></text:p>
          </table:table-cell>
          <table:table-cell table:style-name="Table17.A2" office:value-type="string">
            <text:p text:style-name="P3"><text:span text:style-name="T4">Screaming bolt</text:span></text:p>
          </table:table-cell>
          <table:table-cell table:style-name="Table17.A2" office:value-type="string">
            <text:p text:style-name="P14"><text:span text:style-name="T3">267 gp</text:span></text:p>
          </table:table-cell>
        </table:table-row>
        <table:table-row table:style-name="Table17.1">
          <table:table-cell table:style-name="Table17.A2" office:value-type="string">
            <text:p text:style-name="P12"><text:span text:style-name="T3">26–45</text:span></text:p>
          </table:table-cell>
          <table:table-cell table:style-name="Table17.A2" office:value-type="string">
            <text:p text:style-name="P12"><text:span text:style-name="T3">—</text:span></text:p>
          </table:table-cell>
          <table:table-cell table:style-name="Table17.A2" office:value-type="string">
            <text:p text:style-name="P12"><text:span text:style-name="T3">—</text:span></text:p>
          </table:table-cell>
          <table:table-cell table:style-name="Table17.A2" office:value-type="string">
            <text:p text:style-name="P3"><text:span text:style-name="T3">Silver dagger, masterwork</text:span></text:p>
          </table:table-cell>
          <table:table-cell table:style-name="Table17.A2" office:value-type="string">
            <text:p text:style-name="P14"><text:span text:style-name="T3">322 gp</text:span></text:p>
          </table:table-cell>
        </table:table-row>
        <table:table-row table:style-name="Table17.1">
          <table:table-cell table:style-name="Table17.A2" office:value-type="string">
            <text:p text:style-name="P12"><text:span text:style-name="T3">46–65</text:span></text:p>
          </table:table-cell>
          <table:table-cell table:style-name="Table17.A2" office:value-type="string">
            <text:p text:style-name="P12"><text:span text:style-name="T3">—</text:span></text:p>
          </table:table-cell>
          <table:table-cell table:style-name="Table17.A2" office:value-type="string">
            <text:p text:style-name="P12"><text:span text:style-name="T3">—</text:span></text:p>
          </table:table-cell>
          <table:table-cell table:style-name="Table17.A2" office:value-type="string">
            <text:p text:style-name="P3"><text:span text:style-name="T3">Cold iron longsword, masterwork</text:span></text:p>
          </table:table-cell>
          <table:table-cell table:style-name="Table17.A2" office:value-type="string">
            <text:p text:style-name="P14"><text:span text:style-name="T3">330 gp</text:span></text:p>
          </table:table-cell>
        </table:table-row>
        <text:soft-page-break/>
        <table:table-row table:style-name="Table17.1">
          <table:table-cell table:style-name="Table17.A2" office:value-type="string">
            <text:p text:style-name="P12"><text:span text:style-name="T3">66–75</text:span></text:p>
          </table:table-cell>
          <table:table-cell table:style-name="Table17.A2" office:value-type="string">
            <text:p text:style-name="P12"><text:span text:style-name="T3">01–09</text:span></text:p>
          </table:table-cell>
          <table:table-cell table:style-name="Table17.A2" office:value-type="string">
            <text:p text:style-name="P12"><text:span text:style-name="T3">—</text:span></text:p>
          </table:table-cell>
          <table:table-cell table:style-name="Table17.A2" office:value-type="string">
            <text:p text:style-name="P3"><text:span text:style-name="T4">Javelin of lightning</text:span></text:p>
          </table:table-cell>
          <table:table-cell table:style-name="Table17.A2" office:value-type="string">
            <text:p text:style-name="P14"><text:span text:style-name="T3">1,500 gp</text:span></text:p>
          </table:table-cell>
        </table:table-row>
        <table:table-row table:style-name="Table17.1">
          <table:table-cell table:style-name="Table17.A2" office:value-type="string">
            <text:p text:style-name="P12"><text:span text:style-name="T3">76–80</text:span></text:p>
          </table:table-cell>
          <table:table-cell table:style-name="Table17.A2" office:value-type="string">
            <text:p text:style-name="P12"><text:span text:style-name="T3">10–15</text:span></text:p>
          </table:table-cell>
          <table:table-cell table:style-name="Table17.A2" office:value-type="string">
            <text:p text:style-name="P12"><text:span text:style-name="T3">—</text:span></text:p>
          </table:table-cell>
          <table:table-cell table:style-name="Table17.A2" office:value-type="string">
            <text:p text:style-name="P3"><text:span text:style-name="T4">Slaying arrow</text:span></text:p>
          </table:table-cell>
          <table:table-cell table:style-name="Table17.A2" office:value-type="string">
            <text:p text:style-name="P14"><text:span text:style-name="T3">2,282 gp</text:span></text:p>
          </table:table-cell>
        </table:table-row>
        <table:table-row table:style-name="Table17.1">
          <table:table-cell table:style-name="Table17.A2" office:value-type="string">
            <text:p text:style-name="P12"><text:span text:style-name="T3">81–90</text:span></text:p>
          </table:table-cell>
          <table:table-cell table:style-name="Table17.A2" office:value-type="string">
            <text:p text:style-name="P12"><text:span text:style-name="T3">16–24</text:span></text:p>
          </table:table-cell>
          <table:table-cell table:style-name="Table17.A2" office:value-type="string">
            <text:p text:style-name="P12"><text:span text:style-name="T3">—</text:span></text:p>
          </table:table-cell>
          <table:table-cell table:style-name="Table17.A2" office:value-type="string">
            <text:p text:style-name="P3"><text:span text:style-name="T3">Adamantine dagger</text:span></text:p>
          </table:table-cell>
          <table:table-cell table:style-name="Table17.A2" office:value-type="string">
            <text:p text:style-name="P14"><text:span text:style-name="T3">3,002 gp</text:span></text:p>
          </table:table-cell>
        </table:table-row>
        <table:table-row table:style-name="Table17.1">
          <table:table-cell table:style-name="Table17.A2" office:value-type="string">
            <text:p text:style-name="P12"><text:span text:style-name="T3">91–100</text:span></text:p>
          </table:table-cell>
          <table:table-cell table:style-name="Table17.A2" office:value-type="string">
            <text:p text:style-name="P12"><text:span text:style-name="T3">25–33</text:span></text:p>
          </table:table-cell>
          <table:table-cell table:style-name="Table17.A2" office:value-type="string">
            <text:p text:style-name="P12"><text:span text:style-name="T3">—</text:span></text:p>
          </table:table-cell>
          <table:table-cell table:style-name="Table17.A2" office:value-type="string">
            <text:p text:style-name="P3"><text:span text:style-name="T3">Adamantine battleaxe</text:span></text:p>
          </table:table-cell>
          <table:table-cell table:style-name="Table17.A2" office:value-type="string">
            <text:p text:style-name="P14"><text:span text:style-name="T3">3,010 gp</text:span></text:p>
          </table:table-cell>
        </table:table-row>
        <table:table-row table:style-name="Table17.1">
          <table:table-cell table:style-name="Table17.A2" office:value-type="string">
            <text:p text:style-name="P12"><text:span text:style-name="T3">—</text:span></text:p>
          </table:table-cell>
          <table:table-cell table:style-name="Table17.A2" office:value-type="string">
            <text:p text:style-name="P12"><text:span text:style-name="T3">34–37</text:span></text:p>
          </table:table-cell>
          <table:table-cell table:style-name="Table17.A2" office:value-type="string">
            <text:p text:style-name="P12"><text:span text:style-name="T3">—</text:span></text:p>
          </table:table-cell>
          <table:table-cell table:style-name="Table17.A2" office:value-type="string">
            <text:p text:style-name="P3"><text:span text:style-name="T4">Slaying arrow (greater)</text:span></text:p>
          </table:table-cell>
          <table:table-cell table:style-name="Table17.A2" office:value-type="string">
            <text:p text:style-name="P14"><text:span text:style-name="T3">4,057 gp</text:span></text:p>
          </table:table-cell>
        </table:table-row>
        <table:table-row table:style-name="Table17.1">
          <table:table-cell table:style-name="Table17.A2" office:value-type="string">
            <text:p text:style-name="P12"><text:span text:style-name="T3">—</text:span></text:p>
          </table:table-cell>
          <table:table-cell table:style-name="Table17.A2" office:value-type="string">
            <text:p text:style-name="P12"><text:span text:style-name="T3">38–40</text:span></text:p>
          </table:table-cell>
          <table:table-cell table:style-name="Table17.A2" office:value-type="string">
            <text:p text:style-name="P12"><text:span text:style-name="T3">—</text:span></text:p>
          </table:table-cell>
          <table:table-cell table:style-name="Table17.A2" office:value-type="string">
            <text:p text:style-name="P3"><text:span text:style-name="T4">Shatterspike</text:span></text:p>
          </table:table-cell>
          <table:table-cell table:style-name="Table17.A2" office:value-type="string">
            <text:p text:style-name="P14"><text:span text:style-name="T3">4,315 gp</text:span></text:p>
          </table:table-cell>
        </table:table-row>
        <text:soft-page-break/>
        <table:table-row table:style-name="Table17.1">
          <table:table-cell table:style-name="Table17.A2" office:value-type="string">
            <text:p text:style-name="P12"><text:span text:style-name="T3">—</text:span></text:p>
          </table:table-cell>
          <table:table-cell table:style-name="Table17.A2" office:value-type="string">
            <text:p text:style-name="P12"><text:span text:style-name="T3">41–46</text:span></text:p>
          </table:table-cell>
          <table:table-cell table:style-name="Table17.A2" office:value-type="string">
            <text:p text:style-name="P12"><text:span text:style-name="T3">—</text:span></text:p>
          </table:table-cell>
          <table:table-cell table:style-name="Table17.A2" office:value-type="string">
            <text:p text:style-name="P3"><text:span text:style-name="T4">Dagger of venom</text:span></text:p>
          </table:table-cell>
          <table:table-cell table:style-name="Table17.A2" office:value-type="string">
            <text:p text:style-name="P14"><text:span text:style-name="T3">8,302 gp</text:span></text:p>
          </table:table-cell>
        </table:table-row>
        <table:table-row table:style-name="Table17.1">
          <table:table-cell table:style-name="Table17.A2" office:value-type="string">
            <text:p text:style-name="P12"><text:span text:style-name="T3">—</text:span></text:p>
          </table:table-cell>
          <table:table-cell table:style-name="Table17.A2" office:value-type="string">
            <text:p text:style-name="P12"><text:span text:style-name="T3">47–51</text:span></text:p>
          </table:table-cell>
          <table:table-cell table:style-name="Table17.A2" office:value-type="string">
            <text:p text:style-name="P12"><text:span text:style-name="T3">—</text:span></text:p>
          </table:table-cell>
          <table:table-cell table:style-name="Table17.A2" office:value-type="string">
            <text:p text:style-name="P3"><text:span text:style-name="T4">Trident of warning</text:span></text:p>
          </table:table-cell>
          <table:table-cell table:style-name="Table17.A2" office:value-type="string">
            <text:p text:style-name="P14"><text:span text:style-name="T3">10,115 gp</text:span></text:p>
          </table:table-cell>
        </table:table-row>
        <table:table-row table:style-name="Table17.1">
          <table:table-cell table:style-name="Table17.A2" office:value-type="string">
            <text:p text:style-name="P12"><text:span text:style-name="T3">—</text:span></text:p>
          </table:table-cell>
          <table:table-cell table:style-name="Table17.A2" office:value-type="string">
            <text:p text:style-name="P12"><text:span text:style-name="T3">52–57</text:span></text:p>
          </table:table-cell>
          <table:table-cell table:style-name="Table17.A2" office:value-type="string">
            <text:p text:style-name="P12"><text:span text:style-name="T3">01–04</text:span></text:p>
          </table:table-cell>
          <table:table-cell table:style-name="Table17.A2" office:value-type="string">
            <text:p text:style-name="P3"><text:span text:style-name="T4">Assassin’s dagger</text:span></text:p>
          </table:table-cell>
          <table:table-cell table:style-name="Table17.A2" office:value-type="string">
            <text:p text:style-name="P14"><text:span text:style-name="T3">10,302 gp</text:span></text:p>
          </table:table-cell>
        </table:table-row>
        <table:table-row table:style-name="Table17.1">
          <table:table-cell table:style-name="Table17.A2" office:value-type="string">
            <text:p text:style-name="P12"><text:span text:style-name="T3">—</text:span></text:p>
          </table:table-cell>
          <table:table-cell table:style-name="Table17.A2" office:value-type="string">
            <text:p text:style-name="P12"><text:span text:style-name="T3">58–62</text:span></text:p>
          </table:table-cell>
          <table:table-cell table:style-name="Table17.A2" office:value-type="string">
            <text:p text:style-name="P12"><text:span text:style-name="T3">05–07</text:span></text:p>
          </table:table-cell>
          <table:table-cell table:style-name="Table17.A2" office:value-type="string">
            <text:p text:style-name="P3"><text:span text:style-name="T4">Shifter’s sorrow</text:span></text:p>
          </table:table-cell>
          <table:table-cell table:style-name="Table17.A2" office:value-type="string">
            <text:p text:style-name="P14"><text:span text:style-name="T3">12,780 gp</text:span></text:p>
          </table:table-cell>
        </table:table-row>
        <table:table-row table:style-name="Table17.1">
          <table:table-cell table:style-name="Table17.A2" office:value-type="string">
            <text:p text:style-name="P12"><text:span text:style-name="T3">—</text:span></text:p>
          </table:table-cell>
          <table:table-cell table:style-name="Table17.A2" office:value-type="string">
            <text:p text:style-name="P12"><text:span text:style-name="T3">63–66</text:span></text:p>
          </table:table-cell>
          <table:table-cell table:style-name="Table17.A2" office:value-type="string">
            <text:p text:style-name="P12"><text:span text:style-name="T3">08–09</text:span></text:p>
          </table:table-cell>
          <table:table-cell table:style-name="Table17.A2" office:value-type="string">
            <text:p text:style-name="P3"><text:span text:style-name="T4">Trident of fish command</text:span></text:p>
          </table:table-cell>
          <table:table-cell table:style-name="Table17.A2" office:value-type="string">
            <text:p text:style-name="P14"><text:span text:style-name="T3">18,650 gp</text:span></text:p>
          </table:table-cell>
        </table:table-row>
        <table:table-row table:style-name="Table17.1">
          <table:table-cell table:style-name="Table17.A2" office:value-type="string">
            <text:p text:style-name="P12"><text:span text:style-name="T3">—</text:span></text:p>
          </table:table-cell>
          <table:table-cell table:style-name="Table17.A2" office:value-type="string">
            <text:p text:style-name="P12"><text:span text:style-name="T3">67–74</text:span></text:p>
          </table:table-cell>
          <table:table-cell table:style-name="Table17.A2" office:value-type="string">
            <text:p text:style-name="P12"><text:span text:style-name="T3">10–13</text:span></text:p>
          </table:table-cell>
          <table:table-cell table:style-name="Table17.A2" office:value-type="string">
            <text:p text:style-name="P3"><text:span text:style-name="T4">Flame tongue</text:span></text:p>
          </table:table-cell>
          <table:table-cell table:style-name="Table17.A2" office:value-type="string">
            <text:p text:style-name="P14"><text:span text:style-name="T3">20,715 gp</text:span></text:p>
          </table:table-cell>
        </table:table-row>
        <text:soft-page-break/>
        <table:table-row table:style-name="Table17.1">
          <table:table-cell table:style-name="Table17.A2" office:value-type="string">
            <text:p text:style-name="P12"><text:span text:style-name="T3">—</text:span></text:p>
          </table:table-cell>
          <table:table-cell table:style-name="Table17.A2" office:value-type="string">
            <text:p text:style-name="P12"><text:span text:style-name="T3">75–79</text:span></text:p>
          </table:table-cell>
          <table:table-cell table:style-name="Table17.A2" office:value-type="string">
            <text:p text:style-name="P12"><text:span text:style-name="T3">14–17</text:span></text:p>
          </table:table-cell>
          <table:table-cell table:style-name="Table17.A2" office:value-type="string">
            <text:p text:style-name="P3"><text:span text:style-name="T4">Luck blade (0 wishes)</text:span></text:p>
          </table:table-cell>
          <table:table-cell table:style-name="Table17.A2" office:value-type="string">
            <text:p text:style-name="P14"><text:span text:style-name="T3">22,060 gp</text:span></text:p>
          </table:table-cell>
        </table:table-row>
        <table:table-row table:style-name="Table17.1">
          <table:table-cell table:style-name="Table17.A2" office:value-type="string">
            <text:p text:style-name="P12"><text:span text:style-name="T3">—</text:span></text:p>
          </table:table-cell>
          <table:table-cell table:style-name="Table17.A2" office:value-type="string">
            <text:p text:style-name="P12"><text:span text:style-name="T3">80–86</text:span></text:p>
          </table:table-cell>
          <table:table-cell table:style-name="Table17.A2" office:value-type="string">
            <text:p text:style-name="P12"><text:span text:style-name="T3">18–24</text:span></text:p>
          </table:table-cell>
          <table:table-cell table:style-name="Table17.A2" office:value-type="string">
            <text:p text:style-name="P3"><text:span text:style-name="T4">Sword of subtlety</text:span></text:p>
          </table:table-cell>
          <table:table-cell table:style-name="Table17.A2" office:value-type="string">
            <text:p text:style-name="P14"><text:span text:style-name="T3">22,310 gp</text:span></text:p>
          </table:table-cell>
        </table:table-row>
        <table:table-row table:style-name="Table17.1">
          <table:table-cell table:style-name="Table17.A2" office:value-type="string">
            <text:p text:style-name="P12"><text:span text:style-name="T3">—</text:span></text:p>
          </table:table-cell>
          <table:table-cell table:style-name="Table17.A2" office:value-type="string">
            <text:p text:style-name="P12"><text:span text:style-name="T3">87–91</text:span></text:p>
          </table:table-cell>
          <table:table-cell table:style-name="Table17.A2" office:value-type="string">
            <text:p text:style-name="P12"><text:span text:style-name="T3">25–31</text:span></text:p>
          </table:table-cell>
          <table:table-cell table:style-name="Table17.A2" office:value-type="string">
            <text:p text:style-name="P3"><text:span text:style-name="T4">Sword of the planes</text:span></text:p>
          </table:table-cell>
          <table:table-cell table:style-name="Table17.A2" office:value-type="string">
            <text:p text:style-name="P14"><text:span text:style-name="T3">22,315 gp</text:span></text:p>
          </table:table-cell>
        </table:table-row>
        <table:table-row table:style-name="Table17.1">
          <table:table-cell table:style-name="Table17.A2" office:value-type="string">
            <text:p text:style-name="P12"><text:span text:style-name="T3">—</text:span></text:p>
          </table:table-cell>
          <table:table-cell table:style-name="Table17.A2" office:value-type="string">
            <text:p text:style-name="P12"><text:span text:style-name="T3">92–95</text:span></text:p>
          </table:table-cell>
          <table:table-cell table:style-name="Table17.A2" office:value-type="string">
            <text:p text:style-name="P12"><text:span text:style-name="T3">32–37</text:span></text:p>
          </table:table-cell>
          <table:table-cell table:style-name="Table17.A2" office:value-type="string">
            <text:p text:style-name="P3"><text:span text:style-name="T4">Nine lives stealer</text:span></text:p>
          </table:table-cell>
          <table:table-cell table:style-name="Table17.A2" office:value-type="string">
            <text:p text:style-name="P14"><text:span text:style-name="T3">23,057 gp</text:span></text:p>
          </table:table-cell>
        </table:table-row>
        <table:table-row table:style-name="Table17.1">
          <table:table-cell table:style-name="Table17.A2" office:value-type="string">
            <text:p text:style-name="P12"><text:span text:style-name="T3">—</text:span></text:p>
          </table:table-cell>
          <table:table-cell table:style-name="Table17.A2" office:value-type="string">
            <text:p text:style-name="P12"><text:span text:style-name="T3">96–98</text:span></text:p>
          </table:table-cell>
          <table:table-cell table:style-name="Table17.A2" office:value-type="string">
            <text:p text:style-name="P12"><text:span text:style-name="T3">38–42</text:span></text:p>
          </table:table-cell>
          <table:table-cell table:style-name="Table17.A2" office:value-type="string">
            <text:p text:style-name="P3"><text:span text:style-name="T4">Sword of life stealing</text:span></text:p>
          </table:table-cell>
          <table:table-cell table:style-name="Table17.A2" office:value-type="string">
            <text:p text:style-name="P14"><text:span text:style-name="T3">25,715 gp</text:span></text:p>
          </table:table-cell>
        </table:table-row>
        <table:table-row table:style-name="Table17.1">
          <table:table-cell table:style-name="Table17.A2" office:value-type="string">
            <text:p text:style-name="P12"><text:span text:style-name="T3">—</text:span></text:p>
          </table:table-cell>
          <table:table-cell table:style-name="Table17.A2" office:value-type="string">
            <text:p text:style-name="P12"><text:span text:style-name="T3">99–100</text:span></text:p>
          </table:table-cell>
          <table:table-cell table:style-name="Table17.A2" office:value-type="string">
            <text:p text:style-name="P12"><text:span text:style-name="T3">43–46</text:span></text:p>
          </table:table-cell>
          <table:table-cell table:style-name="Table17.A2" office:value-type="string">
            <text:p text:style-name="P3"><text:span text:style-name="T4">Oathbow</text:span></text:p>
          </table:table-cell>
          <table:table-cell table:style-name="Table17.A2" office:value-type="string">
            <text:p text:style-name="P14"><text:span text:style-name="T3">25,600 gp</text:span></text:p>
          </table:table-cell>
        </table:table-row>
        <text:soft-page-break/>
        <table:table-row table:style-name="Table17.1">
          <table:table-cell table:style-name="Table17.A2" office:value-type="string">
            <text:p text:style-name="P12"><text:span text:style-name="T3">—</text:span></text:p>
          </table:table-cell>
          <table:table-cell table:style-name="Table17.A2" office:value-type="string">
            <text:p text:style-name="P12"><text:span text:style-name="T3">—</text:span></text:p>
          </table:table-cell>
          <table:table-cell table:style-name="Table17.A2" office:value-type="string">
            <text:p text:style-name="P12"><text:span text:style-name="T3">47–51</text:span></text:p>
          </table:table-cell>
          <table:table-cell table:style-name="Table17.A2" office:value-type="string">
            <text:p text:style-name="P3"><text:span text:style-name="T4">Mace of terror</text:span></text:p>
          </table:table-cell>
          <table:table-cell table:style-name="Table17.A2" office:value-type="string">
            <text:p text:style-name="P14"><text:span text:style-name="T3">38,552 gp</text:span></text:p>
          </table:table-cell>
        </table:table-row>
        <table:table-row table:style-name="Table17.1">
          <table:table-cell table:style-name="Table17.A2" office:value-type="string">
            <text:p text:style-name="P12"><text:span text:style-name="T3">—</text:span></text:p>
          </table:table-cell>
          <table:table-cell table:style-name="Table17.A2" office:value-type="string">
            <text:p text:style-name="P12"><text:span text:style-name="T3">—</text:span></text:p>
          </table:table-cell>
          <table:table-cell table:style-name="Table17.A2" office:value-type="string">
            <text:p text:style-name="P12"><text:span text:style-name="T3">52–57</text:span></text:p>
          </table:table-cell>
          <table:table-cell table:style-name="Table17.A2" office:value-type="string">
            <text:p text:style-name="P3"><text:span text:style-name="T4">Life-drinker</text:span></text:p>
          </table:table-cell>
          <table:table-cell table:style-name="Table17.A2" office:value-type="string">
            <text:p text:style-name="P14"><text:span text:style-name="T3">40,320 gp</text:span></text:p>
          </table:table-cell>
        </table:table-row>
        <table:table-row table:style-name="Table17.1">
          <table:table-cell table:style-name="Table17.A2" office:value-type="string">
            <text:p text:style-name="P12"><text:span text:style-name="T3">—</text:span></text:p>
          </table:table-cell>
          <table:table-cell table:style-name="Table17.A2" office:value-type="string">
            <text:p text:style-name="P12"><text:span text:style-name="T3">—</text:span></text:p>
          </table:table-cell>
          <table:table-cell table:style-name="Table17.A2" office:value-type="string">
            <text:p text:style-name="P12"><text:span text:style-name="T3">58–62</text:span></text:p>
          </table:table-cell>
          <table:table-cell table:style-name="Table17.A2" office:value-type="string">
            <text:p text:style-name="P3"><text:span text:style-name="T4">Sylvan scimitar</text:span></text:p>
          </table:table-cell>
          <table:table-cell table:style-name="Table17.A2" office:value-type="string">
            <text:p text:style-name="P14"><text:span text:style-name="T3">47,315 gp</text:span></text:p>
          </table:table-cell>
        </table:table-row>
        <table:table-row table:style-name="Table17.1">
          <table:table-cell table:style-name="Table17.A2" office:value-type="string">
            <text:p text:style-name="P12"><text:span text:style-name="T3">—</text:span></text:p>
          </table:table-cell>
          <table:table-cell table:style-name="Table17.A2" office:value-type="string">
            <text:p text:style-name="P12"><text:span text:style-name="T3">—</text:span></text:p>
          </table:table-cell>
          <table:table-cell table:style-name="Table17.A2" office:value-type="string">
            <text:p text:style-name="P12"><text:span text:style-name="T3">63–67</text:span></text:p>
          </table:table-cell>
          <table:table-cell table:style-name="Table17.A2" office:value-type="string">
            <text:p text:style-name="P3"><text:span text:style-name="T4">Rapier of puncturing</text:span></text:p>
          </table:table-cell>
          <table:table-cell table:style-name="Table17.A2" office:value-type="string">
            <text:p text:style-name="P14"><text:span text:style-name="T3">50,320 gp</text:span></text:p>
          </table:table-cell>
        </table:table-row>
        <table:table-row table:style-name="Table17.1">
          <table:table-cell table:style-name="Table17.A2" office:value-type="string">
            <text:p text:style-name="P12"><text:span text:style-name="T3">—</text:span></text:p>
          </table:table-cell>
          <table:table-cell table:style-name="Table17.A2" office:value-type="string">
            <text:p text:style-name="P12"><text:span text:style-name="T3">—</text:span></text:p>
          </table:table-cell>
          <table:table-cell table:style-name="Table17.A2" office:value-type="string">
            <text:p text:style-name="P12"><text:span text:style-name="T3">68–73</text:span></text:p>
          </table:table-cell>
          <table:table-cell table:style-name="Table17.A2" office:value-type="string">
            <text:p text:style-name="P3"><text:span text:style-name="T4">Sun blade</text:span></text:p>
          </table:table-cell>
          <table:table-cell table:style-name="Table17.A2" office:value-type="string">
            <text:p text:style-name="P14"><text:span text:style-name="T3">50,335 gp</text:span></text:p>
          </table:table-cell>
        </table:table-row>
        <table:table-row table:style-name="Table17.1">
          <table:table-cell table:style-name="Table17.A2" office:value-type="string">
            <text:p text:style-name="P12"><text:span text:style-name="T3">—</text:span></text:p>
          </table:table-cell>
          <table:table-cell table:style-name="Table17.A2" office:value-type="string">
            <text:p text:style-name="P12"><text:span text:style-name="T3">—</text:span></text:p>
          </table:table-cell>
          <table:table-cell table:style-name="Table17.A2" office:value-type="string">
            <text:p text:style-name="P12"><text:span text:style-name="T3">74–79</text:span></text:p>
          </table:table-cell>
          <table:table-cell table:style-name="Table17.A2" office:value-type="string">
            <text:p text:style-name="P3"><text:span text:style-name="T4">Frost brand</text:span></text:p>
          </table:table-cell>
          <table:table-cell table:style-name="Table17.A2" office:value-type="string">
            <text:p text:style-name="P14"><text:span text:style-name="T3">54,475 gp</text:span></text:p>
          </table:table-cell>
        </table:table-row>
        <text:soft-page-break/>
        <table:table-row table:style-name="Table17.1">
          <table:table-cell table:style-name="Table17.A2" office:value-type="string">
            <text:p text:style-name="P12"><text:span text:style-name="T3">—</text:span></text:p>
          </table:table-cell>
          <table:table-cell table:style-name="Table17.A2" office:value-type="string">
            <text:p text:style-name="P12"><text:span text:style-name="T3">—</text:span></text:p>
          </table:table-cell>
          <table:table-cell table:style-name="Table17.A2" office:value-type="string">
            <text:p text:style-name="P12"><text:span text:style-name="T3">80–84</text:span></text:p>
          </table:table-cell>
          <table:table-cell table:style-name="Table17.A2" office:value-type="string">
            <text:p text:style-name="P3"><text:span text:style-name="T4">Dwarven thrower</text:span></text:p>
          </table:table-cell>
          <table:table-cell table:style-name="Table17.A2" office:value-type="string">
            <text:p text:style-name="P14"><text:span text:style-name="T3">60,312 gp</text:span></text:p>
          </table:table-cell>
        </table:table-row>
        <table:table-row table:style-name="Table17.1">
          <table:table-cell table:style-name="Table17.A2" office:value-type="string">
            <text:p text:style-name="P12"><text:span text:style-name="T3">—</text:span></text:p>
          </table:table-cell>
          <table:table-cell table:style-name="Table17.A2" office:value-type="string">
            <text:p text:style-name="P12"><text:span text:style-name="T3">—</text:span></text:p>
          </table:table-cell>
          <table:table-cell table:style-name="Table17.A2" office:value-type="string">
            <text:p text:style-name="P12"><text:span text:style-name="T3">85–91</text:span></text:p>
          </table:table-cell>
          <table:table-cell table:style-name="Table17.A2" office:value-type="string">
            <text:p text:style-name="P3"><text:span text:style-name="T4">Luck blade (1 wish)</text:span></text:p>
          </table:table-cell>
          <table:table-cell table:style-name="Table17.A2" office:value-type="string">
            <text:p text:style-name="P14"><text:span text:style-name="T3">62,360 gp</text:span></text:p>
          </table:table-cell>
        </table:table-row>
        <table:table-row table:style-name="Table17.1">
          <table:table-cell table:style-name="Table17.A2" office:value-type="string">
            <text:p text:style-name="P12"><text:span text:style-name="T3">—</text:span></text:p>
          </table:table-cell>
          <table:table-cell table:style-name="Table17.A2" office:value-type="string">
            <text:p text:style-name="P12"><text:span text:style-name="T3">—</text:span></text:p>
          </table:table-cell>
          <table:table-cell table:style-name="Table17.A2" office:value-type="string">
            <text:p text:style-name="P12"><text:span text:style-name="T3">92–95</text:span></text:p>
          </table:table-cell>
          <table:table-cell table:style-name="Table17.A2" office:value-type="string">
            <text:p text:style-name="P3"><text:span text:style-name="T4">Mace of smiting</text:span></text:p>
          </table:table-cell>
          <table:table-cell table:style-name="Table17.A2" office:value-type="string">
            <text:p text:style-name="P14"><text:span text:style-name="T3">75,312 gp</text:span></text:p>
          </table:table-cell>
        </table:table-row>
        <table:table-row table:style-name="Table17.1">
          <table:table-cell table:style-name="Table17.A2" office:value-type="string">
            <text:p text:style-name="P12"><text:span text:style-name="T3">—</text:span></text:p>
          </table:table-cell>
          <table:table-cell table:style-name="Table17.A2" office:value-type="string">
            <text:p text:style-name="P12"><text:span text:style-name="T3">—</text:span></text:p>
          </table:table-cell>
          <table:table-cell table:style-name="Table17.A2" office:value-type="string">
            <text:p text:style-name="P12"><text:span text:style-name="T3">96–97</text:span></text:p>
          </table:table-cell>
          <table:table-cell table:style-name="Table17.A2" office:value-type="string">
            <text:p text:style-name="P3"><text:span text:style-name="T4">Luck blade (2 wishes)</text:span></text:p>
          </table:table-cell>
          <table:table-cell table:style-name="Table17.A2" office:value-type="string">
            <text:p text:style-name="P14"><text:span text:style-name="T3">102,660 gp</text:span></text:p>
          </table:table-cell>
        </table:table-row>
        <table:table-row table:style-name="Table17.1">
          <table:table-cell table:style-name="Table17.A2" office:value-type="string">
            <text:p text:style-name="P12"><text:span text:style-name="T3">—</text:span></text:p>
          </table:table-cell>
          <table:table-cell table:style-name="Table17.A2" office:value-type="string">
            <text:p text:style-name="P12"><text:span text:style-name="T3">—</text:span></text:p>
          </table:table-cell>
          <table:table-cell table:style-name="Table17.A2" office:value-type="string">
            <text:p text:style-name="P12"><text:span text:style-name="T3">98–99</text:span></text:p>
          </table:table-cell>
          <table:table-cell table:style-name="Table17.A2" office:value-type="string">
            <text:p text:style-name="P3"><text:span text:style-name="T4">Holy avenger</text:span></text:p>
          </table:table-cell>
          <table:table-cell table:style-name="Table17.A2" office:value-type="string">
            <text:p text:style-name="P14"><text:span text:style-name="T3">120,630 gp</text:span></text:p>
          </table:table-cell>
        </table:table-row>
        <table:table-row table:style-name="Table17.1">
          <table:table-cell table:style-name="Table17.A36" office:value-type="string">
            <text:p text:style-name="P13"><text:span text:style-name="T3">—</text:span></text:p>
          </table:table-cell>
          <table:table-cell table:style-name="Table17.A36" office:value-type="string">
            <text:p text:style-name="P13"><text:span text:style-name="T3">—</text:span></text:p>
          </table:table-cell>
          <table:table-cell table:style-name="Table17.A36" office:value-type="string">
            <text:p text:style-name="P13"><text:span text:style-name="T3">100</text:span></text:p>
          </table:table-cell>
          <table:table-cell table:style-name="Table17.A36" office:value-type="string">
            <text:p text:style-name="P4"><text:span text:style-name="T4">Luck blade (3 wishes)</text:span></text:p>
          </table:table-cell>
          <table:table-cell table:style-name="Table17.A36" office:value-type="string">
            <text:p text:style-name="P15"><text:span text:style-name="T3">142,960 gp</text:span></text:p>
          </table:table-cell>
        </table:table-row>
      </table:table>
      <text:p text:style-name="P7"/>
      <text:p text:style-name="P3"><text:span text:style-name="T7">Specific Weapons</text:span></text:p>
      <text:p text:style-name="P3"><text:span text:style-name="T8">The following specific weapons usually are preconstructed with exactly the qualities described here.</text:span></text:p>
      <text:p text:style-name="P3"><text:span text:style-name="T9">Adamantine Battleaxe:</text:span><text:span text:style-name="T8"> This nonmagical axe is made out of adamantine. As a masterwork weapon, it has a +1 enhancement bonus on attack rolls.</text:span></text:p>
      <text:p text:style-name="P3"><text:span text:style-name="T8">No aura (nonmagical); Price 3,010 gp.</text:span></text:p>
      <text:p text:style-name="P3"><text:span text:style-name="T9">Adamantine Dagger: </text:span><text:span text:style-name="T8">This nonmagical dagger is made out of adamantine. As a masterwork weapon, it has a +1 enhancement bonus on attack rolls.</text:span></text:p>
      <text:p text:style-name="P3"><text:span text:style-name="T8">No aura (nonmagical); Price 3,002 gp.</text:span></text:p>
      <text:p text:style-name="P3"><text:span text:style-name="T9">Assassin’s Dagger:</text:span><text:span text:style-name="T8"> This wicked-looking, curved </text:span><text:span text:style-name="T10">+2 dagger </text:span><text:span text:style-name="T8">provides a +1 bonus to the DC of a Fortitude save forced by the death attack of an assassin.</text:span></text:p>
      <text:p text:style-name="P3"><text:span text:style-name="T8">Moderate necromancy</text:span><text:span text:style-name="T10">; </text:span><text:span text:style-name="T8">CL 9th; Craft Magic Arms and Armor, </text:span><text:span text:style-name="T10">slay living; </text:span><text:span text:style-name="T8">Price 18,302 gp; Cost 9,302 gp + 720 XP.</text:span></text:p>
      <text:p text:style-name="P3"><text:span text:style-name="T9">Dagger of Venom: </text:span><text:span text:style-name="T8">This black </text:span><text:span text:style-name="T10">+1 dagger </text:span><text:span text:style-name="T8">has a serrated edge. It allows the wielder to use a </text:span><text:span text:style-name="T10">poison </text:span><text:span text:style-name="T8">effect (as the spell, save DC 14) upon a creature struck by the blade once per day. The wielder can decide to use the power after he has struck. Doing so is a free action, but the </text:span><text:span text:style-name="T10">poison </text:span><text:span text:style-name="T8">effect must be invoked in the same round that the dagger strikes.</text:span></text:p>
      <text:p text:style-name="P3"><text:span text:style-name="T8">Faint necromancy</text:span><text:span text:style-name="T10">; </text:span><text:span text:style-name="T8">CL 5th; Craft Magic Arms and Armor, </text:span><text:span text:style-name="T10">poison; </text:span><text:span text:style-name="T8">Price 8,302 gp; Cost 4,302 gp + 320 XP.</text:span></text:p>
      <text:p text:style-name="P3"><text:span text:style-name="T9">Dwarven Thrower: </text:span><text:span text:style-name="T8">This weapon commonly functions as a </text:span><text:span text:style-name="T10">+2 warhammer. </text:span><text:span text:style-name="T8">In the hands of a dwarf, the warhammer gains an additional +1 enhancement bonus (for a total enhancement bonus of +3) and gains the returning special ability. It can be hurled with a 30-foot range increment. When hurled, it deals an extra 2d8 points of damage against giants or an extra 1d8 points of damage against any other target.</text:span></text:p>
      <text:p text:style-name="P3"><text:span text:style-name="T8">Moderate evocation</text:span><text:span text:style-name="T10">; </text:span><text:span text:style-name="T8">CL 10th; Craft Magic Arms and Armor, creator must be a dwarf of at least 10th level; Price 60,312 gp; Cost 30,312 gp + 2,400 XP.</text:span></text:p>
      <text:p text:style-name="P3"><text:span text:style-name="T9">Flame Tongue:</text:span><text:span text:style-name="T8"> This is a </text:span><text:span text:style-name="T10">+1 flaming burst longsword. </text:span><text:span text:style-name="T8">Once per day, the sword can blast forth a fiery ray at any target within 30 feet as a ranged touch attack. The ray deals 4d6 points of fire damage on a successful hit.</text:span></text:p>
      <text:p text:style-name="P3"><text:span text:style-name="T8">Moderate evocation; CL 12th; Craft Magic Arms and Armor, </text:span><text:span text:style-name="T10">scorching ray, </text:span><text:span text:style-name="T8">and </text:span><text:span text:style-name="T10">flame blade, flame strike, </text:span><text:span text:style-name="T8">or </text:span><text:span text:style-name="T10">fireball; </text:span><text:span text:style-name="T8">Price 20,715 gp; Cost 10,515 gp + 816 XP.</text:span></text:p>
      <text:p text:style-name="P3"><text:span text:style-name="T9">Frost Brand:</text:span><text:span text:style-name="T8"> This </text:span><text:span text:style-name="T10">+3 frost greatsword </text:span><text:span text:style-name="T8">sheds light as a torch when the temperature drops below 0°F. At such times it cannot be concealed when drawn, nor can its light be shut off. Its wielder is protected from fire; the sword absorbs the first 10 points of fire damage each round that the wielder would otherwise take</text:span><text:span text:style-name="T10">.</text:span></text:p>
      <text:p text:style-name="P3"><text:span text:style-name="T8">A </text:span><text:span text:style-name="T10">frost brand </text:span><text:span text:style-name="T8">extinguishes all nonmagical fires in its area. As a standard action, it can also dispel lasting fire spells</text:span><text:span text:style-name="T10">, </text:span><text:span text:style-name="T8">but not instantaneous effects</text:span><text:span text:style-name="T10">, </text:span><text:span text:style-name="T8">though you must succeed on a dispel check (1d20 +14) against each spell to dispel it. The DC to dispel such spells is 11 + the caster level of the fire spell.</text:span></text:p>
      <text:p text:style-name="P3"><text:span text:style-name="T8">Strong evocation</text:span><text:span text:style-name="T10">; </text:span><text:span text:style-name="T8">CL 14th; Craft Magic Arms and Armor, </text:span><text:span text:style-name="T10">ice storm, dispel magic, protection from energy; </text:span><text:span text:style-name="T8">Price 54,475 gp; Cost 27,375 gp and 5 sp + 2179 XP.</text:span></text:p>
      <text:p text:style-name="P3"><text:span text:style-name="T9">Holy Avenger: </text:span><text:span text:style-name="T8">This </text:span><text:span text:style-name="T10">+2 cold iron longsword </text:span><text:span text:style-name="T8">becomes a </text:span><text:span text:style-name="T10">+5 holy cold iron longsword </text:span><text:span text:style-name="T8">in the hands of a paladin.</text:span></text:p>
      <text:p text:style-name="P3"><text:span text:style-name="T8">It provides spell resistance of 5 + the paladin’s level to the wielder and anyone adjacent to her. It also enables the wielder to use </text:span><text:span text:style-name="T10">greater dispel magic </text:span><text:span text:style-name="T8">(once per round as a standard action) at the class level of the paladin. (Only the area dispel is possible, not the targeted dispel or counterspell versions of </text:span><text:span text:style-name="T10">greater dispel magic.</text:span><text:span text:style-name="T8">)</text:span></text:p>
      <text:p text:style-name="P3"><text:span text:style-name="T8">Strong abjuration</text:span><text:span text:style-name="T10">; </text:span><text:span text:style-name="T8">CL 18th; Craft Magic Arms and Armor, </text:span><text:span text:style-name="T10">holy aura, </text:span><text:span text:style-name="T8">creator must be good; Price 120,630 gp; Cost 60,630 gp + 4,800 XP.</text:span></text:p>
      <text:p text:style-name="P3"><text:span text:style-name="T9">Javelin of Lightning: </text:span><text:span text:style-name="T8">This javelin becomes a 5d6 </text:span><text:span text:style-name="T10">lightning bolt </text:span><text:span text:style-name="T8">when thrown (Reflex DC 14 half ). It is consumed in the attack.</text:span></text:p>
      <text:p text:style-name="P3"><text:span text:style-name="T8">Faint evocation</text:span><text:span text:style-name="T10">; </text:span><text:span text:style-name="T8">CL 5th; Craft Magic Arms and Armor, </text:span><text:span text:style-name="T10">lightning bolt; </text:span><text:span text:style-name="T8">Price 1,500 gp; Cost 750 gp + 30 XP.</text:span></text:p>
      <text:p text:style-name="P3"><text:span text:style-name="T9">Life-Drinker:</text:span><text:span text:style-name="T8"> This </text:span><text:span text:style-name="T10">+1 greataxe </text:span><text:span text:style-name="T8">is favored by undead and constructs, who do not suffer its drawback. A </text:span><text:span text:style-name="T10">life-drinker </text:span><text:span text:style-name="T8">bestows two negative levels on its target whenever it deals damage, just as if its target had been struck by an undead creature. One day after being struck, subjects must make a DC 16 Fortitude save for each negative level or lose a character level.</text:span></text:p>
      <text:p text:style-name="P3"><text:span text:style-name="T8">Each time a </text:span><text:span text:style-name="T10">life-drinker </text:span><text:span text:style-name="T8">deals damage to a foe, it also bestows one negative level on the wielder. Any negative level gained by the wielder in this fashion lasts for 1 hour.</text:span></text:p>
      <text:p text:style-name="P3"><text:span text:style-name="T8">Strong necromancy</text:span><text:span text:style-name="T10">; </text:span><text:span text:style-name="T8">CL 13th; Craft Magic Arms and Armor, </text:span><text:span text:style-name="T10">enervation; </text:span><text:span text:style-name="T8">Price 40,320 gp; Cost 20,320 gp + 1,600 XP.</text:span></text:p>
      <text:p text:style-name="P3"><text:span text:style-name="T9">Luck Blade: </text:span><text:span text:style-name="T8">This </text:span><text:span text:style-name="T10">+2 short sword </text:span><text:span text:style-name="T8">gives its possessor a +1 luck bonus on all saving throws. Its possessor also gains the power of good fortune, usable once per day. This extraordinary ability allows its possessor to reroll one roll that she just made. She must take the result of the reroll, even if it’s worse than the original roll. In addition, a </text:span><text:span text:style-name="T10">luck blade </text:span><text:span text:style-name="T8">may contain up to three </text:span><text:span text:style-name="T10">wishes </text:span><text:span text:style-name="T8">(when randomly rolled, a </text:span><text:span text:style-name="T10">luck blade </text:span><text:span text:style-name="T8">holds 1d4–1 </text:span><text:span text:style-name="T10">wishes, </text:span><text:span text:style-name="T8">minimum 0). When the last </text:span><text:span text:style-name="T10">wish </text:span><text:span text:style-name="T8">is used, the sword remains a </text:span><text:span text:style-name="T10">+2 short sword, </text:span><text:span text:style-name="T8">still grants the +1 luck bonus, and still grants its reroll power.</text:span></text:p>
      <text:p text:style-name="P3"><text:span text:style-name="T8">Strong evocation; CL 17th; Craft Magic Arms and Armor, </text:span><text:span text:style-name="T10">wish </text:span><text:span text:style-name="T8">or </text:span><text:span text:style-name="T10">miracle; </text:span><text:span text:style-name="T8">Price 22,060 gp (0 </text:span><text:span text:style-name="T10">wishes</text:span><text:span text:style-name="T8">), 62,360 gp (1 </text:span><text:span text:style-name="T10">wish</text:span><text:span text:style-name="T8">), 102,660 gp (2 </text:span><text:span text:style-name="T10">wishes</text:span><text:span text:style-name="T8">), 142,960 gp (3 </text:span><text:span text:style-name="T10">wishes</text:span><text:span text:style-name="T8">); Cost 11,030 gp + 882 XP (0 </text:span><text:span text:style-name="T10">wishes</text:span><text:span text:style-name="T8">), 31,180 gp + 2,494 XP (1 </text:span><text:span text:style-name="T10">wish</text:span><text:span text:style-name="T8">); 51,330 gp + 4,106 XP (2 </text:span><text:span text:style-name="T10">wishes</text:span><text:span text:style-name="T8">), 71,480 gp + 5,718 XP (3 </text:span><text:span text:style-name="T10">wishes</text:span><text:span text:style-name="T8">).</text:span></text:p>
      <text:p text:style-name="P3"><text:span text:style-name="T9">Mace of Smiting: </text:span><text:span text:style-name="T8">This </text:span><text:span text:style-name="T10">+3 adamantine heavy mace </text:span><text:span text:style-name="T8">has a +5 enhancement bonus against constructs, and any critical hit dealt to a construct completely destroys it (no saving throw). A critical hit dealt to an outsider deals x4 damage rather than x2.</text:span></text:p>
      <text:p text:style-name="P3"><text:span text:style-name="T8">Moderate transmutation</text:span><text:span text:style-name="T10">; </text:span><text:span text:style-name="T8">CL 11th; Craft Magic Arms and Armor, </text:span><text:span text:style-name="T10">disintegrate; </text:span><text:span text:style-name="T8">Price 75,312 gp; Cost 39,312 gp + 2,880 XP.</text:span></text:p>
      <text:p text:style-name="P3"><text:span text:style-name="T9">Mace of Terror:</text:span><text:span text:style-name="T8"> On command, this </text:span><text:span text:style-name="T10">+2 heavy mace </text:span><text:span text:style-name="T8">causes the wielder’s clothes and appearance to transform into an illusion of darkest horror such that living creatures in a 30-foot cone become panicked as if by a </text:span><text:span text:style-name="T10">fear </text:span><text:span text:style-name="T8">spell (Will DC 16 partial). They take a –2 morale penalty on saving throws, and they flee from the wielder. The wielder may use this ability up to three times per day. </text:span></text:p>
      <text:p text:style-name="P3"><text:span text:style-name="T8">Strong necromancy; CL 13th; Craft Magic Arms and Armor, </text:span><text:span text:style-name="T10">fear; </text:span><text:span text:style-name="T8">Price 38,552 gp; Cost 19,276 gp + 1,542 XP.</text:span></text:p>
      <text:p text:style-name="P3"><text:soft-page-break/><text:span text:style-name="T9">Masterwork Cold Iron Longsword:</text:span><text:span text:style-name="T8"> This nonmagical longsword is crafted out of cold iron. As a masterwork weapon, it has a +1 enhancement bonus on attack rolls.</text:span></text:p>
      <text:p text:style-name="P3"><text:span text:style-name="T8">No aura (nonmagical); Price 330 gp.</text:span></text:p>
      <text:p text:style-name="P3"><text:span text:style-name="T9">Nine Lives Stealer:</text:span><text:span text:style-name="T8"> This longsword always performs as a </text:span><text:span text:style-name="T10">+2 longsword, </text:span><text:span text:style-name="T8">but it also has the power to draw the life force from an opponent. It can do this nine times before the ability is lost. At that point, the sword becomes a simple </text:span><text:span text:style-name="T10">+2 longsword </text:span><text:span text:style-name="T8">(with a hint of evil about it). A critical hit must be dealt for the sword’s death-dealing ability to function, and this weapon has no effect on creatures not subject to critical hits. The victim is entitled to a DC 20 Fortitude save to avoid death. If the save is successful, the sword’s death-dealing ability does not function, no use of the ability is expended, and normal critical damage is determined. This sword is evil, and any good character attempting to wield it gains two negative levels. These negative levels remain as long as the sword is in hand and disappear when the sword is no longer wielded. These negative levels never result in actual level loss, but they cannot be overcome in any way (including </text:span><text:span text:style-name="T10">restoration </text:span><text:span text:style-name="T8">spells) while the sword is wielded.</text:span></text:p>
      <text:p text:style-name="P3"><text:span text:style-name="T8">Strong necromancy [evil]</text:span><text:span text:style-name="T10">; </text:span><text:span text:style-name="T8">CL 13th; Craft Magic Arms and Armor, </text:span><text:span text:style-name="T10">finger of death; </text:span><text:span text:style-name="T8">Price 23,057 gp; Cost 11,528 gp 5 sp + 922 XP.</text:span></text:p>
      <text:p text:style-name="P3"><text:span text:style-name="T9">Oathbow:</text:span><text:span text:style-name="T8"> Of elven make, this white </text:span><text:span text:style-name="T10">+2 composite longbow </text:span><text:span text:style-name="T8">(+2 Str bonus) whispers “Swift defeat to my enemies” in Elven when nocked and pulled. Once per day, if the firer swears aloud to slay her target (a free action), the bow’s whisper becomes the low shout “Swift death to those who have wronged me.” Against such a sworn enemy, the bow has a +5 enhancement bonus, and arrows launched from it deal an additional 2d6 points of damage (and x4 on a critical hit instead of the normal x3). However, the bow is treated as only a masterwork weapon against all foes other than the sworn enemy, and the wielder takes a –1 penalty on attack rolls with any weapon other than the </text:span><text:span text:style-name="T10">oathbow. </text:span><text:span text:style-name="T8">These bonuses and penalties last for seven days or until the sworn enemy is slain or destroyed by the wielder of the </text:span><text:span text:style-name="T10">oathbow, </text:span><text:span text:style-name="T8">whichever comes first.</text:span></text:p>
      <text:p text:style-name="P3"><text:span text:style-name="T8">The </text:span><text:span text:style-name="T10">oathbow </text:span><text:span text:style-name="T8">may only have one sworn enemy at a time. Once the wielder swears to slay a target, he cannot make a new oath until he has slain that target or seven days have passed. Even if the wielder slays the sworn enemy on the same day that he makes the oath, he cannot activate the </text:span><text:span text:style-name="T10">oathbow</text:span><text:span text:style-name="T8">’s special power again until 24 hours have passed from the time he made the oath.</text:span></text:p>
      <text:p text:style-name="P3"><text:span text:style-name="T8">Strong evocation; CL 15th; Craft Magic Arms and Armor, creator must be an elf; Price 25,600 gp; Cost 13,100 gp + 1,000 XP.</text:span></text:p>
      <text:p text:style-name="P3"><text:span text:style-name="T9">Rapier of Puncturing: </text:span><text:span text:style-name="T8">Three times per day, this </text:span><text:span text:style-name="T10">+2 wounding rapier </text:span><text:span text:style-name="T8">allows the wielder to make a touch attack with the weapon that deals 1d6 points of Constitution damage by draining blood. Creatures immune to critical hits are immune to the Constitution damage dealt by this weapon.</text:span></text:p>
      <text:p text:style-name="P3"><text:span text:style-name="T8">Strong necromancy; CL 13th; Craft Magic Arms and Armor, </text:span><text:span text:style-name="T10">harm; </text:span><text:span text:style-name="T8">Price 50,320 gp; Cost 25,320 gp + 2,000 XP.</text:span></text:p>
      <text:p text:style-name="P3"><text:span text:style-name="T9">Screaming Bolt:</text:span><text:span text:style-name="T8"> One of these </text:span><text:span text:style-name="T10">+2 bolts </text:span><text:span text:style-name="T8">screams when fired, forcing all enemies of the wielder within 20 feet of the path of the bolt to succeed on a DC 14 Will save or become shaken. This is a mind-affecting fear effect.</text:span></text:p>
      <text:p text:style-name="P3"><text:span text:style-name="T8">Faint enchantment; CL 5th; Craft Magic Arms and Armor, </text:span><text:span text:style-name="T10">doom; </text:span><text:span text:style-name="T8">Price 267gp; Cost 128 gp and 5 sp + 10 XP.</text:span></text:p>
      <text:p text:style-name="P3"><text:span text:style-name="T9">Shatterspike:</text:span><text:span text:style-name="T8"> Wielders without the Improved Sunder feat use </text:span><text:span text:style-name="T10">Shatterspike </text:span><text:span text:style-name="T8">as a </text:span><text:span text:style-name="T10">+1 longsword </text:span><text:span text:style-name="T8">only; wielders with the Improved Sunder feat add a +4 bonus (including the sword’s +1 enhancement bonus) to the opposed roll when attempting to strike a foe’s weapon. If successful, </text:span><text:span text:style-name="T10">Shatterspike </text:span><text:span text:style-name="T8">deals 1d8+4 points of damage plus the wielder’s Strength modifier to the target weapon (the target weapon’s hardness must still be overcome with each hit). </text:span><text:span text:style-name="T10">Shatterspike </text:span><text:span text:style-name="T8">can damage weapons with an enhancement bonus of +4 or lower.</text:span></text:p>
      <text:p text:style-name="P3"><text:span text:style-name="T8">Strong evocation; CL 13th; Str 13, Craft Arms and Armor, Power Attack, Improved Sunder, </text:span><text:span text:style-name="T10">shatter</text:span><text:span text:style-name="T8">; Price 4,315 gp; Cost 2,315 gp + 160 XP; Weight 4 lb.</text:span></text:p>
      <text:p text:style-name="P3"><text:span text:style-name="T9">Shifter’s Sorrow:</text:span><text:span text:style-name="T8"> This </text:span><text:span text:style-name="T10">+1/+1 two-bladed sword </text:span><text:span text:style-name="T8">has blades of alchemical silver. The weapon deals an extra 2d6 points of damage against any creature with the shapechanger subtype. When a shapechanger or a creature in an alternate form (such as a druid using wild shape) is struck by the weapon, it must make a DC 15 Will save or return to its natural form.</text:span></text:p>
      <text:p text:style-name="P3"><text:span text:style-name="T8">Strong transmutation; CL 15th; Craft Arms and Armor, </text:span><text:span text:style-name="T10">baleful polymorph; </text:span><text:span text:style-name="T8">Price 12,780 gp; Cost 6,780 gp + 480 XP; Weight 10 lb.</text:span></text:p>
      <text:p text:style-name="P3"><text:span text:style-name="T9">Silver Dagger, Masterwork:</text:span><text:span text:style-name="T8"> This masterwork alchemical silver dagger is nonmagical. As a masterwork weapon, it has a +1 enhancement bonus on attack rolls.</text:span></text:p>
      <text:p text:style-name="P3"><text:span text:style-name="T8">No aura (nonmagical); Price 322 gp.</text:span></text:p>
      <text:p text:style-name="P3"><text:span text:style-name="T9">Slaying Arrow:</text:span><text:span text:style-name="T8"> This </text:span><text:span text:style-name="T10">+1 arrow </text:span><text:span text:style-name="T8">is keyed to a particular type or subtype of creature. If it strikes such a creature, the target must make a DC 20 Fortitude save or die (or, in the case of unliving targets, be destroyed) instantly. Note that even creatures normally exempt from Fortitude saves (undead and constructs) are subject to this attack. When keyed to a living creature, this is a death effect (and thus </text:span><text:span text:style-name="T10">death ward </text:span><text:span text:style-name="T8">protects a target). To determine the type or subtype of creature the arrow is keyed to, roll on the table below.</text:span></text:p>
      <text:p text:style-name="P3"><text:span text:style-name="T8">A </text:span><text:span text:style-name="T10">greater slaying arrow </text:span><text:span text:style-name="T8">functions just like a normal </text:span><text:span text:style-name="T10">slaying arrow, </text:span><text:span text:style-name="T8">but the DC to avoid the death effect is 23.</text:span></text:p>
      <text:p text:style-name="P3"><text:span text:style-name="T8">Strong necromancy</text:span><text:span text:style-name="T10">; </text:span><text:span text:style-name="T8">CL 13th; Craft Magic Arms and Armor, </text:span><text:span text:style-name="T10">finger of death </text:span><text:span text:style-name="T8">(</text:span><text:span text:style-name="T10">slaying arrow</text:span><text:span text:style-name="T8">) or heightened </text:span><text:span text:style-name="T10">finger of death </text:span><text:span text:style-name="T8">(</text:span><text:span text:style-name="T10">greater slaying arrow</text:span><text:span text:style-name="T8">); Price 2,282 gp (</text:span><text:span text:style-name="T10">slaying arrow</text:span><text:span text:style-name="T8">) or 4,057 gp (</text:span><text:span text:style-name="T10">greater slaying arrow</text:span><text:span text:style-name="T8">); Cost 1,144 gp 5 sp + 91 XP (</text:span><text:span text:style-name="T10">slaying arrow</text:span><text:span text:style-name="T8">) or 2,032 gp + 162 XP (</text:span><text:span text:style-name="T10">greater slaying arrow</text:span><text:span text:style-name="T8">).</text:span></text:p>
      <table:table table:name="Table18" table:style-name="Table18">
        <table:table-column table:style-name="Table18.A"/>
        <table:table-column table:style-name="Table18.B"/>
        <table:table-row table:style-name="Table18.1">
          <table:table-cell table:style-name="Table18.A1" office:value-type="string">
            <text:p text:style-name="P13"><text:span text:style-name="T5">d%</text:span></text:p>
          </table:table-cell>
          <table:table-cell table:style-name="Table18.A1" office:value-type="string">
            <text:p text:style-name="P4"><text:span text:style-name="T5">Designated Type or Subtype</text:span></text:p>
          </table:table-cell>
        </table:table-row>
        <table:table-row table:style-name="Table18.1">
          <table:table-cell table:style-name="Table18.A2" office:value-type="string">
            <text:p text:style-name="P13"><text:span text:style-name="T3">01–05</text:span></text:p>
          </table:table-cell>
          <table:table-cell table:style-name="Table18.A2" office:value-type="string">
            <text:p text:style-name="P4"><text:span text:style-name="T3">Aberrations</text:span></text:p>
          </table:table-cell>
        </table:table-row>
        <table:table-row table:style-name="Table18.1">
          <table:table-cell table:style-name="Table18.A2" office:value-type="string">
            <text:p text:style-name="P12"><text:span text:style-name="T3">06–09</text:span></text:p>
          </table:table-cell>
          <table:table-cell table:style-name="Table18.A2" office:value-type="string">
            <text:p text:style-name="P3"><text:span text:style-name="T3">Animals</text:span></text:p>
          </table:table-cell>
        </table:table-row>
        <table:table-row table:style-name="Table18.1">
          <table:table-cell table:style-name="Table18.A2" office:value-type="string">
            <text:p text:style-name="P12"><text:span text:style-name="T3">10–16</text:span></text:p>
          </table:table-cell>
          <table:table-cell table:style-name="Table18.A2" office:value-type="string">
            <text:p text:style-name="P3"><text:span text:style-name="T3">Constructs</text:span></text:p>
          </table:table-cell>
        </table:table-row>
        <table:table-row table:style-name="Table18.1">
          <table:table-cell table:style-name="Table18.A2" office:value-type="string">
            <text:p text:style-name="P12"><text:span text:style-name="T3">17–22</text:span></text:p>
          </table:table-cell>
          <table:table-cell table:style-name="Table18.A2" office:value-type="string">
            <text:p text:style-name="P3"><text:span text:style-name="T3">Dragons</text:span></text:p>
          </table:table-cell>
        </table:table-row>
        <table:table-row table:style-name="Table18.1">
          <table:table-cell table:style-name="Table18.A2" office:value-type="string">
            <text:p text:style-name="P12"><text:span text:style-name="T3">23–27</text:span></text:p>
          </table:table-cell>
          <table:table-cell table:style-name="Table18.A2" office:value-type="string">
            <text:p text:style-name="P3"><text:span text:style-name="T3">Elementals</text:span></text:p>
          </table:table-cell>
        </table:table-row>
        <table:table-row table:style-name="Table18.1">
          <table:table-cell table:style-name="Table18.A2" office:value-type="string">
            <text:p text:style-name="P12"><text:span text:style-name="T3">28–32</text:span></text:p>
          </table:table-cell>
          <table:table-cell table:style-name="Table18.A2" office:value-type="string">
            <text:p text:style-name="P3"><text:span text:style-name="T3">Fey</text:span></text:p>
          </table:table-cell>
        </table:table-row>
        <table:table-row table:style-name="Table18.1">
          <table:table-cell table:style-name="Table18.A2" office:value-type="string">
            <text:p text:style-name="P12"><text:span text:style-name="T3">33–39</text:span></text:p>
          </table:table-cell>
          <table:table-cell table:style-name="Table18.A2" office:value-type="string">
            <text:p text:style-name="P3"><text:span text:style-name="T3">Giants</text:span></text:p>
          </table:table-cell>
        </table:table-row>
        <table:table-row table:style-name="Table18.1">
          <table:table-cell table:style-name="Table18.A2" office:value-type="string">
            <text:p text:style-name="P12"><text:span text:style-name="T3">40</text:span></text:p>
          </table:table-cell>
          <table:table-cell table:style-name="Table18.A2" office:value-type="string">
            <text:p text:style-name="P3"><text:span text:style-name="T3">Humanoids, aquatic</text:span></text:p>
          </table:table-cell>
        </table:table-row>
        <table:table-row table:style-name="Table18.1">
          <table:table-cell table:style-name="Table18.A2" office:value-type="string">
            <text:p text:style-name="P12"><text:span text:style-name="T3">41–42</text:span></text:p>
          </table:table-cell>
          <table:table-cell table:style-name="Table18.A2" office:value-type="string">
            <text:p text:style-name="P3"><text:span text:style-name="T3">Humanoids, dwarf</text:span></text:p>
          </table:table-cell>
        </table:table-row>
        <table:table-row table:style-name="Table18.1">
          <table:table-cell table:style-name="Table18.A2" office:value-type="string">
            <text:p text:style-name="P12"><text:span text:style-name="T3">43–44</text:span></text:p>
          </table:table-cell>
          <table:table-cell table:style-name="Table18.A2" office:value-type="string">
            <text:p text:style-name="P3"><text:span text:style-name="T3">Humanoids, elf</text:span></text:p>
          </table:table-cell>
        </table:table-row>
        <table:table-row table:style-name="Table18.1">
          <table:table-cell table:style-name="Table18.A2" office:value-type="string">
            <text:p text:style-name="P12"><text:span text:style-name="T3">45</text:span></text:p>
          </table:table-cell>
          <table:table-cell table:style-name="Table18.A2" office:value-type="string">
            <text:p text:style-name="P3"><text:span text:style-name="T3">Humanoids, gnoll</text:span></text:p>
          </table:table-cell>
        </table:table-row>
        <table:table-row table:style-name="Table18.1">
          <table:table-cell table:style-name="Table18.A2" office:value-type="string">
            <text:p text:style-name="P12"><text:span text:style-name="T3">46</text:span></text:p>
          </table:table-cell>
          <table:table-cell table:style-name="Table18.A2" office:value-type="string">
            <text:p text:style-name="P3"><text:span text:style-name="T3">Humanoids, gnome</text:span></text:p>
          </table:table-cell>
        </table:table-row>
        <table:table-row table:style-name="Table18.1">
          <table:table-cell table:style-name="Table18.A2" office:value-type="string">
            <text:p text:style-name="P12"><text:span text:style-name="T3">47–49</text:span></text:p>
          </table:table-cell>
          <table:table-cell table:style-name="Table18.A2" office:value-type="string">
            <text:p text:style-name="P3"><text:span text:style-name="T3">Humanoids, goblinoid</text:span></text:p>
          </table:table-cell>
        </table:table-row>
        <table:table-row table:style-name="Table18.1">
          <table:table-cell table:style-name="Table18.A2" office:value-type="string">
            <text:p text:style-name="P12"><text:span text:style-name="T3">50</text:span></text:p>
          </table:table-cell>
          <table:table-cell table:style-name="Table18.A2" office:value-type="string">
            <text:p text:style-name="P3"><text:span text:style-name="T3">Humanoids, halfling</text:span></text:p>
          </table:table-cell>
        </table:table-row>
        <table:table-row table:style-name="Table18.1">
          <table:table-cell table:style-name="Table18.A2" office:value-type="string">
            <text:p text:style-name="P12"><text:span text:style-name="T3">51–54</text:span></text:p>
          </table:table-cell>
          <table:table-cell table:style-name="Table18.A2" office:value-type="string">
            <text:p text:style-name="P3"><text:span text:style-name="T3">Humanoids, human</text:span></text:p>
          </table:table-cell>
        </table:table-row>
        <text:soft-page-break/>
        <table:table-row table:style-name="Table18.1">
          <table:table-cell table:style-name="Table18.A2" office:value-type="string">
            <text:p text:style-name="P12"><text:span text:style-name="T3">55–57</text:span></text:p>
          </table:table-cell>
          <table:table-cell table:style-name="Table18.A2" office:value-type="string">
            <text:p text:style-name="P3"><text:span text:style-name="T3">Humanoids, reptilian</text:span></text:p>
          </table:table-cell>
        </table:table-row>
        <table:table-row table:style-name="Table18.1">
          <table:table-cell table:style-name="Table18.A2" office:value-type="string">
            <text:p text:style-name="P12"><text:span text:style-name="T3">58–60</text:span></text:p>
          </table:table-cell>
          <table:table-cell table:style-name="Table18.A2" office:value-type="string">
            <text:p text:style-name="P3"><text:span text:style-name="T3">Humanoids, orc</text:span></text:p>
          </table:table-cell>
        </table:table-row>
        <table:table-row table:style-name="Table18.1">
          <table:table-cell table:style-name="Table18.A2" office:value-type="string">
            <text:p text:style-name="P12"><text:span text:style-name="T3">61–65</text:span></text:p>
          </table:table-cell>
          <table:table-cell table:style-name="Table18.A2" office:value-type="string">
            <text:p text:style-name="P3"><text:span text:style-name="T3">Magical beasts</text:span></text:p>
          </table:table-cell>
        </table:table-row>
        <table:table-row table:style-name="Table18.1">
          <table:table-cell table:style-name="Table18.A2" office:value-type="string">
            <text:p text:style-name="P12"><text:span text:style-name="T3">66–70</text:span></text:p>
          </table:table-cell>
          <table:table-cell table:style-name="Table18.A2" office:value-type="string">
            <text:p text:style-name="P3"><text:span text:style-name="T3">Monstrous humanoids</text:span></text:p>
          </table:table-cell>
        </table:table-row>
        <table:table-row table:style-name="Table18.1">
          <table:table-cell table:style-name="Table18.A2" office:value-type="string">
            <text:p text:style-name="P12"><text:span text:style-name="T3">71–72</text:span></text:p>
          </table:table-cell>
          <table:table-cell table:style-name="Table18.A2" office:value-type="string">
            <text:p text:style-name="P3"><text:span text:style-name="T3">Oozes</text:span></text:p>
          </table:table-cell>
        </table:table-row>
        <table:table-row table:style-name="Table18.1">
          <table:table-cell table:style-name="Table18.A2" office:value-type="string">
            <text:p text:style-name="P12"><text:span text:style-name="T3">73</text:span></text:p>
          </table:table-cell>
          <table:table-cell table:style-name="Table18.A2" office:value-type="string">
            <text:p text:style-name="P3"><text:span text:style-name="T3">Outsiders, air</text:span></text:p>
          </table:table-cell>
        </table:table-row>
        <table:table-row table:style-name="Table18.1">
          <table:table-cell table:style-name="Table18.A2" office:value-type="string">
            <text:p text:style-name="P12"><text:span text:style-name="T3">74–76</text:span></text:p>
          </table:table-cell>
          <table:table-cell table:style-name="Table18.A2" office:value-type="string">
            <text:p text:style-name="P3"><text:span text:style-name="T3">Outsiders, chaotic</text:span></text:p>
          </table:table-cell>
        </table:table-row>
        <table:table-row table:style-name="Table18.1">
          <table:table-cell table:style-name="Table18.A2" office:value-type="string">
            <text:p text:style-name="P12"><text:span text:style-name="T3">77</text:span></text:p>
          </table:table-cell>
          <table:table-cell table:style-name="Table18.A2" office:value-type="string">
            <text:p text:style-name="P3"><text:span text:style-name="T3">Outsiders, earth</text:span></text:p>
          </table:table-cell>
        </table:table-row>
        <table:table-row table:style-name="Table18.1">
          <table:table-cell table:style-name="Table18.A2" office:value-type="string">
            <text:p text:style-name="P12"><text:span text:style-name="T3">78–80</text:span></text:p>
          </table:table-cell>
          <table:table-cell table:style-name="Table18.A2" office:value-type="string">
            <text:p text:style-name="P3"><text:span text:style-name="T3">Outsiders, evil</text:span></text:p>
          </table:table-cell>
        </table:table-row>
        <table:table-row table:style-name="Table18.1">
          <table:table-cell table:style-name="Table18.A2" office:value-type="string">
            <text:p text:style-name="P12"><text:span text:style-name="T3">81</text:span></text:p>
          </table:table-cell>
          <table:table-cell table:style-name="Table18.A2" office:value-type="string">
            <text:p text:style-name="P3"><text:span text:style-name="T3">Outsiders, fire</text:span></text:p>
          </table:table-cell>
        </table:table-row>
        <table:table-row table:style-name="Table18.1">
          <table:table-cell table:style-name="Table18.A2" office:value-type="string">
            <text:p text:style-name="P12"><text:span text:style-name="T3">82–84</text:span></text:p>
          </table:table-cell>
          <table:table-cell table:style-name="Table18.A2" office:value-type="string">
            <text:p text:style-name="P3"><text:span text:style-name="T3">Outsiders, good</text:span></text:p>
          </table:table-cell>
        </table:table-row>
        <table:table-row table:style-name="Table18.1">
          <table:table-cell table:style-name="Table18.A2" office:value-type="string">
            <text:p text:style-name="P12"><text:span text:style-name="T3">85–87</text:span></text:p>
          </table:table-cell>
          <table:table-cell table:style-name="Table18.A2" office:value-type="string">
            <text:p text:style-name="P3"><text:span text:style-name="T3">Outsiders, lawful</text:span></text:p>
          </table:table-cell>
        </table:table-row>
        <table:table-row table:style-name="Table18.1">
          <table:table-cell table:style-name="Table18.A2" office:value-type="string">
            <text:p text:style-name="P12"><text:span text:style-name="T3">88</text:span></text:p>
          </table:table-cell>
          <table:table-cell table:style-name="Table18.A2" office:value-type="string">
            <text:p text:style-name="P3"><text:span text:style-name="T3">Outsiders, water</text:span></text:p>
          </table:table-cell>
        </table:table-row>
        <table:table-row table:style-name="Table18.1">
          <table:table-cell table:style-name="Table18.A2" office:value-type="string">
            <text:p text:style-name="P12"><text:span text:style-name="T3">89–90</text:span></text:p>
          </table:table-cell>
          <table:table-cell table:style-name="Table18.A2" office:value-type="string">
            <text:p text:style-name="P3"><text:span text:style-name="T3">Plants</text:span></text:p>
          </table:table-cell>
        </table:table-row>
        <table:table-row table:style-name="Table18.1">
          <table:table-cell table:style-name="Table18.A2" office:value-type="string">
            <text:p text:style-name="P12"><text:span text:style-name="T3">91–98</text:span></text:p>
          </table:table-cell>
          <table:table-cell table:style-name="Table18.A2" office:value-type="string">
            <text:p text:style-name="P3"><text:span text:style-name="T3">Undead</text:span></text:p>
          </table:table-cell>
        </table:table-row>
        <table:table-row table:style-name="Table18.1">
          <table:table-cell table:style-name="Table18.A32" office:value-type="string">
            <text:p text:style-name="P13"><text:span text:style-name="T3">99–100</text:span></text:p>
          </table:table-cell>
          <table:table-cell table:style-name="Table18.A32" office:value-type="string">
            <text:p text:style-name="P4"><text:span text:style-name="T3">Vermin</text:span></text:p>
          </table:table-cell>
        </table:table-row>
      </table:table>
      <text:p text:style-name="P3"><text:span text:style-name="T9">Sleep Arrow:</text:span><text:span text:style-name="T8"> This </text:span><text:span text:style-name="T10">+1 arrow </text:span><text:span text:style-name="T8">is painted white and has white fletching. If it strikes a foe so that it would normally deal damage, it instead bursts into magical energy that deals nonlethal damage (in the same amount as would be lethal damage) and forces the target to make a DC 11 Will save or fall asleep.</text:span></text:p>
      <text:p text:style-name="P3"><text:span text:style-name="T8">Faint enchantment</text:span><text:span text:style-name="T10">; </text:span><text:span text:style-name="T8">CL 5th; Craft Magic Arms and Armor, </text:span><text:span text:style-name="T10">sleep; </text:span><text:span text:style-name="T8">Price 132 gp; Cost 69 gp 5 sp + 5 XP.</text:span></text:p>
      <text:p text:style-name="P3"><text:span text:style-name="T9">Sun Blade:</text:span><text:span text:style-name="T8"> This sword is the size of a bastard sword. However, a </text:span><text:span text:style-name="T10">sun blade </text:span><text:span text:style-name="T8">is wielded as if it were a short sword with respect to weight and ease of use. (In other words, the weapon appears to all viewers to be a bastard sword, and deals bastard sword damage, but the wielder feels and reacts as if the weapon were a short sword.) Any individual able to use either a bastard sword or a short sword with proficiency is proficient in the use of a </text:span><text:span text:style-name="T10">sun blade. </text:span><text:span text:style-name="T8">Likewise, Weapon Focus and Weapon Specialization in short sword and bastard sword apply equally, but the benefits of those feats do not stack.</text:span></text:p>
      <text:p text:style-name="P3"><text:span text:style-name="T8">In normal combat, the glowing golden blade of the weapon is equal to a </text:span><text:span text:style-name="T10">+2 bastard sword. </text:span><text:span text:style-name="T8">Against evil creatures, its enhancement bonus is +4. Against Negative Energy Plane creatures or undead creatures, the sword deals double damage (and x3 on a critical hit instead of the usual x2).</text:span></text:p>
      <text:p text:style-name="P3"><text:span text:style-name="T8">The blade also has a special </text:span><text:span text:style-name="T10">sunlight </text:span><text:span text:style-name="T8">power. Once per day, the wielder can swing the blade vigorously above her head while speaking a command word. The </text:span><text:span text:style-name="T10">sunblade </text:span><text:span text:style-name="T8">then sheds a bright yellow radiance that is like full daylight. The radiance begins shining in a 10-foot radius around the sword wielder and extends outward at 5 feet per round for 10 rounds thereafter, to create a globe of light with a 60-foot radius. When the wielder stops swinging, the radiance fades to a dim glow that persists for another minute before disappearing entirely. All </text:span><text:span text:style-name="T10">sun blades </text:span><text:span text:style-name="T8">are of good alignment, and any evil creature attempting to wield one gains one negative level. The negative level remains as long as the sword is in hand and disappears when the sword is no longer wielded. This negative level never results in actual level loss, but it cannot be overcome in any way (including </text:span><text:span text:style-name="T10">restoration </text:span><text:span text:style-name="T8">spells) while the sword is wielded.</text:span></text:p>
      <text:p text:style-name="P3"><text:span text:style-name="T8">Moderate evocation</text:span><text:span text:style-name="T10">; </text:span><text:span text:style-name="T8">CL 10th; Craft Magic Arms and Armor, </text:span><text:span text:style-name="T10">daylight, </text:span><text:span text:style-name="T8">creator must be good; Price 50,335 gp; Cost 25,335 gp + 2,000 XP.</text:span></text:p>
      <text:p text:style-name="P3"><text:span text:style-name="T9">Sword of Life Stealing: </text:span><text:span text:style-name="T8">This black iron </text:span><text:span text:style-name="T10">+2 longsword </text:span><text:span text:style-name="T8">bestows a negative level when it deals a critical hit. The sword wielder gains 1d6 temporary hit points each time a negative level is bestowed on another. These temporary hit points last for 24 hours. One day after being struck, subjects must make a DC 16 Fortitude save for each negative level or lose a character level.</text:span></text:p>
      <text:p text:style-name="P3"><text:span text:style-name="T8">Strong necromancy</text:span><text:span text:style-name="T10">; </text:span><text:span text:style-name="T8">CL 17th; Craft Magic Arms and Armor, </text:span><text:span text:style-name="T10">enervation; </text:span><text:span text:style-name="T8">Price 25,715 gp; Cost 12,857 gp and 5 sp + 1,029 XP.</text:span></text:p>
      <text:p text:style-name="P3"><text:span text:style-name="T9">Sword of the Planes: </text:span><text:span text:style-name="T8">This longsword has an enhancement bonus of +1 on the Material Plane, but on any Elemental Plane its enhancement bonus increases to +2. (The +2 enhancement bonus also applies on the Material Plane when the weapon is used against elementals.) It operates as a </text:span><text:span text:style-name="T10">+3 longsword </text:span><text:span text:style-name="T8">on the Astral Plane or the Ethereal Plane or when used against opponents native to either of those planes. On any other plane, or against any outsider, it functions as a </text:span><text:span text:style-name="T10">+4 longsword.</text:span></text:p>
      <text:p text:style-name="P3"><text:span text:style-name="T8">Strong evocation</text:span><text:span text:style-name="T10">; </text:span><text:span text:style-name="T8">CL 15th; Craft Magic Arms and Armor, </text:span><text:span text:style-name="T10">plane shift; </text:span><text:span text:style-name="T8">Price 22,315 gp; Cost 11,157 gp and 5 sp + 893 XP.</text:span></text:p>
      <text:p text:style-name="P3"><text:span text:style-name="T9">Sword of Subtlety:</text:span><text:span text:style-name="T8"> A </text:span><text:span text:style-name="T10">+1 short sword </text:span><text:span text:style-name="T8">with a thin, dull gray blade, this weapon provides a +4 bonus on its wielder’s attack and damage rolls when he is making a sneak attack with it.</text:span></text:p>
      <text:p text:style-name="P3"><text:span text:style-name="T8">Moderate illusion</text:span><text:span text:style-name="T10">; </text:span><text:span text:style-name="T8">CL 7th; Craft Magic Arms and Armor, </text:span><text:span text:style-name="T10">blur; </text:span><text:span text:style-name="T8">Price 22,310 gp; Cost 11,155 gp + 892 XP.</text:span></text:p>
      <text:p text:style-name="P3"><text:span text:style-name="T9">Sylvan Scimitar:</text:span><text:span text:style-name="T8"> This </text:span><text:span text:style-name="T10">+3 scimitar, </text:span><text:span text:style-name="T8">when used outdoors in a temperate climate, grants its wielder the use of the Cleave feat and deals an extra 1d6 points of damage.</text:span></text:p>
      <text:p text:style-name="P3"><text:span text:style-name="T8">Moderate evocation</text:span><text:span text:style-name="T10">; </text:span><text:span text:style-name="T8">CL 11th; Craft Magic Arms and Armor, </text:span><text:span text:style-name="T10">divine power </text:span><text:span text:style-name="T8">or creator must be a 7th-level druid; Price 47,315gp; Cost 23,657 gp and 5 sp + 1,893 XP.</text:span></text:p>
      <text:p text:style-name="P3"><text:span text:style-name="T9">Trident of Fish Command:</text:span><text:span text:style-name="T8"> The magical properties of this </text:span><text:span text:style-name="T10">+1 trident </text:span><text:span text:style-name="T8">with a 6-foot-long haft enable its wielder to </text:span><text:span text:style-name="T10">charm </text:span><text:span text:style-name="T8">up to 14 HD of aquatic animals (Will DC 16 negates, animals get a +5 bonus if currently under attack by the wielder or his allies), no two of which can be more than 30 feet apart. The wielder can use this effect up to three times per day. The wielder can communicate with the animals as if using a </text:span><text:span text:style-name="T10">speak with animals </text:span><text:span text:style-name="T8">spell. Animals making their saving throw are free of control, but they will not approach within 10 feet of the trident. The trident can be used up to three times per day.</text:span></text:p>
      <text:p text:style-name="P3"><text:span text:style-name="T8">Moderate enchantment</text:span><text:span text:style-name="T10">; </text:span><text:span text:style-name="T8">CL 7th; Craft Magic Arms and Armor, </text:span><text:span text:style-name="T10">speak with animals; </text:span><text:span text:style-name="T8">Price 18,650 gp; Cost 9,325 gp + 746 XP.</text:span></text:p>
      <text:p text:style-name="P3"><text:span text:style-name="T9">Trident of Warning:</text:span><text:span text:style-name="T8"> A weapon of this type enables its wielder to determine the location, depth, kind, and number of aquatic predators within 680 feet. A </text:span><text:span text:style-name="T10">trident of warning </text:span><text:span text:style-name="T8">must be grasped and pointed in order for the character using it to gain such information, and it requires 1 round to scan a hemisphere with a radius of 680 feet. The weapon is otherwise a </text:span><text:span text:style-name="T10">+2 trident.</text:span></text:p>
      <text:p text:style-name="P3"><text:span text:style-name="T8">Moderate divination</text:span><text:span text:style-name="T10">; </text:span><text:span text:style-name="T8">CL 7th; Craft Magic Arms and Armor, </text:span><text:span text:style-name="T10">locate creature; </text:span><text:span text:style-name="T8">Price 10,115 gp; Cost 5,057 gp and 5 sp + 405 X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0" fo:widows="0" fo:text-indent="0in" style:auto-text-indent="false" style:vertical-align="auto" style:writing-mode="lr-tb"/>
      <style:text-properties fo:color="#000000" style:font-name="Times New Roman" fo:font-family="'Times New Roman'" style:font-family-generic="roman" style:font-pitch="variable" fo:font-size="12pt" fo:language="en" fo:country="US" style:font-name-asian="Times New Roman CE" style:font-family-asian="'Times New Roman CE'" style:font-family-generic-asian="system" style:font-pitch-asian="variable" style:font-size-asian="12pt" style:language-asian="en" style:country-asian="US" style:font-name-complex="Times New Roman Cyr" style:font-family-complex="'Times New Roman Cyr'"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text-align="start" style:justify-single-word="false" fo:orphans="2" fo:widows="2" fo:text-indent="0in" style:auto-text-indent="false" style:vertical-align="auto"/>
      <style:text-properties fo:font-size="9.5pt" fo:language="en" fo:country="US" style:font-size-asian="9.5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left="0in" fo:margin-right="0in" fo:text-align="start" style:justify-single-word="false" fo:orphans="2" fo:widows="2" fo:text-indent="0in" style:auto-text-indent="false" fo:keep-with-next="always" style:vertical-align="auto"/>
      <style:text-properties fo:font-size="9pt" fo:language="en" fo:country="US" fo:font-weight="bold" style:font-size-asian="9pt" style:language-asian="en" style:country-asian="US" style:font-weight-asian="bold"/>
    </style:style>
    <style:style style:name="Heading_20_2" style:display-name="Heading 2" style:family="paragraph" style:parent-style-name="Standard" style:default-outline-level="2" style:list-style-name="" style:class="text">
      <style:paragraph-properties fo:margin-left="0in" fo:margin-right="0in" fo:text-align="start" style:justify-single-word="false" fo:orphans="2" fo:widows="2" fo:text-indent="0in" style:auto-text-indent="false" fo:keep-with-next="always" style:vertical-align="auto"/>
      <style:text-properties fo:font-size="8.5pt" fo:language="en" fo:country="US" fo:font-weight="bold" style:font-size-asian="8.5pt" style:language-asian="en" style:country-asian="US" style:font-weight-asian="bold"/>
    </style:style>
    <style:style style:name="Heading_20_3" style:display-name="Heading 3" style:family="paragraph" style:parent-style-name="Standard" style:default-outline-level="3" style:list-style-name="" style:class="text">
      <style:paragraph-properties fo:margin-left="0in" fo:margin-right="0in" fo:text-align="end" style:justify-single-word="false" fo:orphans="2" fo:widows="2"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Heading_20_4" style:display-name="Heading 4" style:family="paragraph" style:parent-style-name="Standard" style:default-outline-level="4" style:list-style-name="" style:class="text">
      <style:paragraph-properties fo:margin-left="0in" fo:margin-right="0in" fo:text-align="center" style:justify-single-word="false" fo:orphans="2" fo:widows="2"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Body_20_Text_20_2" style:display-name="Body Text 2" style:family="paragraph" style:parent-style-name="Standard" style:default-outline-level="">
      <style:paragraph-properties fo:margin-left="0in" fo:margin-right="0in" fo:text-align="start" style:justify-single-word="false" fo:orphans="2" fo:widows="2" fo:text-indent="0in" style:auto-text-indent="false" style:vertical-align="auto"/>
      <style:text-properties fo:font-size="10pt" fo:language="en" fo:country="US" style:font-size-asian="10pt" style:language-asian="en" style:country-asian="US"/>
    </style:style>
    <style:style style:name="Preformatted" style:family="paragraph" style:parent-style-name="Standard" style:default-outline-level="">
      <style:paragraph-properties fo:margin-left="0in" fo:margin-right="0in" fo:text-align="start" style:justify-single-word="false" fo:orphans="0" fo:widows="0" fo:text-indent="0in" style:auto-text-indent="false"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gic items are divided into categories: armor, weapons, potions, rings, rods, scrolls, staffs, wands, and wondrous items</dc:title>
    <meta:initial-creator>AKSmith</meta:initial-creator>
    <meta:creation-date>2003-07-01T15:10:00</meta:creation-date>
    <dc:date>2003-10-30T10:32:00</dc:date>
    <meta:editing-cycles>7</meta:editing-cycles>
    <meta:editing-duration>PT7S</meta:editing-duration>
    <meta:document-statistic meta:table-count="18" meta:image-count="0" meta:object-count="0" meta:page-count="41" meta:paragraph-count="1825" meta:word-count="13821" meta:character-count="77105" meta:non-whitespace-character-count="65322"/>
    <meta:generator>LibreOffice/5.4.6.2$Linux_X86_64 LibreOffice_project/40m0$Build-2</meta:generator>
    <meta:user-defined meta:name="Company">Wizards of the Coast</meta:user-defined>
    <meta:user-defined meta:name="Operator">asmith</meta:user-defined>
  </office:meta>
</office:document-meta>
</file>